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 Tes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O0</text:p>
          </table:table-cell>
          <table:table-cell table:number-columns-repeated="4"/>
          <table:table-cell office:value-type="string" calcext:value-type="string">
            <text:p>O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Siz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std::map</text:p>
          </table:table-cell>
          <table:table-cell/>
          <table:table-cell office:value-type="string" calcext:value-type="string">
            <text:p>TreeSiz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.24135" calcext:value-type="float">
            <text:p>1.24135</text:p>
          </table:table-cell>
          <table:table-cell office:value-type="float" office:value="1.17076" calcext:value-type="float">
            <text:p>1.17076</text:p>
          </table:table-cell>
          <table:table-cell office:value-type="float" office:value="0.470396" calcext:value-type="float">
            <text:p>0.470396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0.027172" calcext:value-type="float">
            <text:p>0.027172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84" calcext:value-type="float">
            <text:p>0.00098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99853" calcext:value-type="float">
            <text:p>1.99853</text:p>
          </table:table-cell>
          <table:table-cell office:value-type="float" office:value="1.826" calcext:value-type="float">
            <text:p>1.826</text:p>
          </table:table-cell>
          <table:table-cell office:value-type="float" office:value="1.17465" calcext:value-type="float">
            <text:p>1.17465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076618" calcext:value-type="float">
            <text:p>0.076618</text:p>
          </table:table-cell>
          <table:table-cell office:value-type="float" office:value="0.171274" calcext:value-type="float">
            <text:p>0.171274</text:p>
          </table:table-cell>
          <table:table-cell office:value-type="float" office:value="0.122198" calcext:value-type="float">
            <text:p>0.122198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2.66764" calcext:value-type="float">
            <text:p>2.66764</text:p>
          </table:table-cell>
          <table:table-cell office:value-type="float" office:value="2.29422" calcext:value-type="float">
            <text:p>2.29422</text:p>
          </table:table-cell>
          <table:table-cell office:value-type="float" office:value="1.53259" calcext:value-type="float">
            <text:p>1.53259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0.140676" calcext:value-type="float">
            <text:p>0.140676</text:p>
          </table:table-cell>
          <table:table-cell office:value-type="float" office:value="0.239563" calcext:value-type="float">
            <text:p>0.239563</text:p>
          </table:table-cell>
          <table:table-cell office:value-type="float" office:value="0.0908293" calcext:value-type="float">
            <text:p>0.090829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3.41377" calcext:value-type="float">
            <text:p>3.41377</text:p>
          </table:table-cell>
          <table:table-cell office:value-type="float" office:value="2.717" calcext:value-type="float">
            <text:p>2.717</text:p>
          </table:table-cell>
          <table:table-cell office:value-type="float" office:value="1.98411" calcext:value-type="float">
            <text:p>1.9841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0.246741" calcext:value-type="float">
            <text:p>0.246741</text:p>
          </table:table-cell>
          <table:table-cell office:value-type="float" office:value="0.194617" calcext:value-type="float">
            <text:p>0.194617</text:p>
          </table:table-cell>
          <table:table-cell office:value-type="float" office:value="0.105868" calcext:value-type="float">
            <text:p>0.10586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4.30516" calcext:value-type="float">
            <text:p>4.30516</text:p>
          </table:table-cell>
          <table:table-cell office:value-type="float" office:value="3.23749" calcext:value-type="float">
            <text:p>3.23749</text:p>
          </table:table-cell>
          <table:table-cell office:value-type="float" office:value="2.52603" calcext:value-type="float">
            <text:p>2.52603</text:p>
          </table:table-cell>
          <table:table-cell/>
          <table:table-cell office:value-type="float" office:value="250000" calcext:value-type="float">
            <text:p>250000</text:p>
          </table:table-cell>
          <table:table-cell office:value-type="float" office:value="0.434357" calcext:value-type="float">
            <text:p>0.434357</text:p>
          </table:table-cell>
          <table:table-cell office:value-type="float" office:value="0.202619" calcext:value-type="float">
            <text:p>0.202619</text:p>
          </table:table-cell>
          <table:table-cell office:value-type="float" office:value="0.189186" calcext:value-type="float">
            <text:p>0.18918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5.21924" calcext:value-type="float">
            <text:p>5.21924</text:p>
          </table:table-cell>
          <table:table-cell office:value-type="float" office:value="3.79512" calcext:value-type="float">
            <text:p>3.79512</text:p>
          </table:table-cell>
          <table:table-cell office:value-type="float" office:value="3.04871" calcext:value-type="float">
            <text:p>3.0487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0.911689" calcext:value-type="float">
            <text:p>0.911689</text:p>
          </table:table-cell>
          <table:table-cell office:value-type="float" office:value="0.411974" calcext:value-type="float">
            <text:p>0.411974</text:p>
          </table:table-cell>
          <table:table-cell office:value-type="float" office:value="0.490892" calcext:value-type="float">
            <text:p>0.4908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6.2563" calcext:value-type="float">
            <text:p>6.2563</text:p>
          </table:table-cell>
          <table:table-cell office:value-type="float" office:value="4.4114" calcext:value-type="float">
            <text:p>4.4114</text:p>
          </table:table-cell>
          <table:table-cell office:value-type="float" office:value="3.60316" calcext:value-type="float">
            <text:p>3.60316</text:p>
          </table:table-cell>
          <table:table-cell/>
          <table:table-cell office:value-type="float" office:value="350000" calcext:value-type="float">
            <text:p>350000</text:p>
          </table:table-cell>
          <table:table-cell office:value-type="float" office:value="1.5414" calcext:value-type="float">
            <text:p>1.5414</text:p>
          </table:table-cell>
          <table:table-cell office:value-type="float" office:value="0.772051" calcext:value-type="float">
            <text:p>0.772051</text:p>
          </table:table-cell>
          <table:table-cell office:value-type="float" office:value="0.886644" calcext:value-type="float">
            <text:p>0.88664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7.37582" calcext:value-type="float">
            <text:p>7.37582</text:p>
          </table:table-cell>
          <table:table-cell office:value-type="float" office:value="5.09232" calcext:value-type="float">
            <text:p>5.09232</text:p>
          </table:table-cell>
          <table:table-cell office:value-type="float" office:value="4.15611" calcext:value-type="float">
            <text:p>4.1561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1.9131" calcext:value-type="float">
            <text:p>1.9131</text:p>
          </table:table-cell>
          <table:table-cell office:value-type="float" office:value="0.907274" calcext:value-type="float">
            <text:p>0.907274</text:p>
          </table:table-cell>
          <table:table-cell office:value-type="float" office:value="1.30859" calcext:value-type="float">
            <text:p>1.30859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8.4898" calcext:value-type="float">
            <text:p>8.4898</text:p>
          </table:table-cell>
          <table:table-cell office:value-type="float" office:value="5.82547" calcext:value-type="float">
            <text:p>5.82547</text:p>
          </table:table-cell>
          <table:table-cell office:value-type="float" office:value="4.70513" calcext:value-type="float">
            <text:p>4.70513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2.3521" calcext:value-type="float">
            <text:p>2.3521</text:p>
          </table:table-cell>
          <table:table-cell office:value-type="float" office:value="1.1502" calcext:value-type="float">
            <text:p>1.1502</text:p>
          </table:table-cell>
          <table:table-cell office:value-type="float" office:value="1.85874" calcext:value-type="float">
            <text:p>1.8587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9.63688" calcext:value-type="float">
            <text:p>9.63688</text:p>
          </table:table-cell>
          <table:table-cell office:value-type="float" office:value="6.60211" calcext:value-type="float">
            <text:p>6.60211</text:p>
          </table:table-cell>
          <table:table-cell office:value-type="float" office:value="5.25109" calcext:value-type="float">
            <text:p>5.25109</text:p>
          </table:table-cell>
          <table:table-cell/>
          <table:table-cell office:value-type="float" office:value="500000" calcext:value-type="float">
            <text:p>500000</text:p>
          </table:table-cell>
          <table:table-cell office:value-type="float" office:value="2.83202" calcext:value-type="float">
            <text:p>2.83202</text:p>
          </table:table-cell>
          <table:table-cell office:value-type="float" office:value="1.48175" calcext:value-type="float">
            <text:p>1.48175</text:p>
          </table:table-cell>
          <table:table-cell office:value-type="float" office:value="2.42173" calcext:value-type="float">
            <text:p>2.42173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10.7383" calcext:value-type="float">
            <text:p>10.7383</text:p>
          </table:table-cell>
          <table:table-cell office:value-type="float" office:value="7.42778" calcext:value-type="float">
            <text:p>7.42778</text:p>
          </table:table-cell>
          <table:table-cell office:value-type="float" office:value="5.79523" calcext:value-type="float">
            <text:p>5.79523</text:p>
          </table:table-cell>
          <table:table-cell/>
          <table:table-cell office:value-type="float" office:value="550000" calcext:value-type="float">
            <text:p>550000</text:p>
          </table:table-cell>
          <table:table-cell office:value-type="float" office:value="3.3369" calcext:value-type="float">
            <text:p>3.3369</text:p>
          </table:table-cell>
          <table:table-cell office:value-type="float" office:value="1.84507" calcext:value-type="float">
            <text:p>1.84507</text:p>
          </table:table-cell>
          <table:table-cell office:value-type="float" office:value="2.88609" calcext:value-type="float">
            <text:p>2.88609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1.9812" calcext:value-type="float">
            <text:p>11.9812</text:p>
          </table:table-cell>
          <table:table-cell office:value-type="float" office:value="8.38417" calcext:value-type="float">
            <text:p>8.38417</text:p>
          </table:table-cell>
          <table:table-cell office:value-type="float" office:value="6.35368" calcext:value-type="float">
            <text:p>6.35368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3.87392" calcext:value-type="float">
            <text:p>3.87392</text:p>
          </table:table-cell>
          <table:table-cell office:value-type="float" office:value="2.16095" calcext:value-type="float">
            <text:p>2.16095</text:p>
          </table:table-cell>
          <table:table-cell office:value-type="float" office:value="3.49909" calcext:value-type="float">
            <text:p>3.4990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3.5331" calcext:value-type="float">
            <text:p>13.5331</text:p>
          </table:table-cell>
          <table:table-cell office:value-type="float" office:value="9.50942" calcext:value-type="float">
            <text:p>9.50942</text:p>
          </table:table-cell>
          <table:table-cell office:value-type="float" office:value="7.02096" calcext:value-type="float">
            <text:p>7.02096</text:p>
          </table:table-cell>
          <table:table-cell/>
          <table:table-cell office:value-type="float" office:value="650000" calcext:value-type="float">
            <text:p>650000</text:p>
          </table:table-cell>
          <table:table-cell office:value-type="float" office:value="4.54411" calcext:value-type="float">
            <text:p>4.54411</text:p>
          </table:table-cell>
          <table:table-cell office:value-type="float" office:value="2.66227" calcext:value-type="float">
            <text:p>2.66227</text:p>
          </table:table-cell>
          <table:table-cell office:value-type="float" office:value="4.12655" calcext:value-type="float">
            <text:p>4.12655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4.8344" calcext:value-type="float">
            <text:p>14.8344</text:p>
          </table:table-cell>
          <table:table-cell office:value-type="float" office:value="10.4819" calcext:value-type="float">
            <text:p>10.4819</text:p>
          </table:table-cell>
          <table:table-cell office:value-type="float" office:value="7.58509" calcext:value-type="float">
            <text:p>7.58509</text:p>
          </table:table-cell>
          <table:table-cell/>
          <table:table-cell office:value-type="float" office:value="700000" calcext:value-type="float">
            <text:p>700000</text:p>
          </table:table-cell>
          <table:table-cell office:value-type="float" office:value="5.21507" calcext:value-type="float">
            <text:p>5.21507</text:p>
          </table:table-cell>
          <table:table-cell office:value-type="float" office:value="3.14378" calcext:value-type="float">
            <text:p>3.14378</text:p>
          </table:table-cell>
          <table:table-cell office:value-type="float" office:value="4.79384" calcext:value-type="float">
            <text:p>4.7938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6.1045" calcext:value-type="float">
            <text:p>16.1045</text:p>
          </table:table-cell>
          <table:table-cell office:value-type="float" office:value="11.4705" calcext:value-type="float">
            <text:p>11.4705</text:p>
          </table:table-cell>
          <table:table-cell office:value-type="float" office:value="8.15162" calcext:value-type="float">
            <text:p>8.15162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5.96359" calcext:value-type="float">
            <text:p>5.96359</text:p>
          </table:table-cell>
          <table:table-cell office:value-type="float" office:value="3.6302" calcext:value-type="float">
            <text:p>3.6302</text:p>
          </table:table-cell>
          <table:table-cell office:value-type="float" office:value="5.47363" calcext:value-type="float">
            <text:p>5.47363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7.3672" calcext:value-type="float">
            <text:p>17.3672</text:p>
          </table:table-cell>
          <table:table-cell office:value-type="float" office:value="12.442" calcext:value-type="float">
            <text:p>12.442</text:p>
          </table:table-cell>
          <table:table-cell office:value-type="float" office:value="8.73375" calcext:value-type="float">
            <text:p>8.73375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6.55183" calcext:value-type="float">
            <text:p>6.55183</text:p>
          </table:table-cell>
          <table:table-cell office:value-type="float" office:value="4.09902" calcext:value-type="float">
            <text:p>4.09902</text:p>
          </table:table-cell>
          <table:table-cell office:value-type="float" office:value="6.09752" calcext:value-type="float">
            <text:p>6.09752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18.6638" calcext:value-type="float">
            <text:p>18.6638</text:p>
          </table:table-cell>
          <table:table-cell office:value-type="float" office:value="13.4521" calcext:value-type="float">
            <text:p>13.4521</text:p>
          </table:table-cell>
          <table:table-cell office:value-type="float" office:value="9.32498" calcext:value-type="float">
            <text:p>9.32498</text:p>
          </table:table-cell>
          <table:table-cell/>
          <table:table-cell office:value-type="float" office:value="850000" calcext:value-type="float">
            <text:p>850000</text:p>
          </table:table-cell>
          <table:table-cell office:value-type="float" office:value="7.14715" calcext:value-type="float">
            <text:p>7.14715</text:p>
          </table:table-cell>
          <table:table-cell office:value-type="float" office:value="4.53537" calcext:value-type="float">
            <text:p>4.53537</text:p>
          </table:table-cell>
          <table:table-cell office:value-type="float" office:value="6.7263" calcext:value-type="float">
            <text:p>6.726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19.9822" calcext:value-type="float">
            <text:p>19.9822</text:p>
          </table:table-cell>
          <table:table-cell office:value-type="float" office:value="14.4659" calcext:value-type="float">
            <text:p>14.4659</text:p>
          </table:table-cell>
          <table:table-cell office:value-type="float" office:value="9.92524" calcext:value-type="float">
            <text:p>9.92524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8.00859" calcext:value-type="float">
            <text:p>8.00859</text:p>
          </table:table-cell>
          <table:table-cell office:value-type="float" office:value="5.02647" calcext:value-type="float">
            <text:p>5.02647</text:p>
          </table:table-cell>
          <table:table-cell office:value-type="float" office:value="7.40419" calcext:value-type="float">
            <text:p>7.40419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21.2978" calcext:value-type="float">
            <text:p>21.2978</text:p>
          </table:table-cell>
          <table:table-cell office:value-type="float" office:value="15.4856" calcext:value-type="float">
            <text:p>15.4856</text:p>
          </table:table-cell>
          <table:table-cell office:value-type="float" office:value="10.5388" calcext:value-type="float">
            <text:p>10.5388</text:p>
          </table:table-cell>
          <table:table-cell/>
          <table:table-cell office:value-type="float" office:value="950000" calcext:value-type="float">
            <text:p>950000</text:p>
          </table:table-cell>
          <table:table-cell office:value-type="float" office:value="9.07704" calcext:value-type="float">
            <text:p>9.07704</text:p>
          </table:table-cell>
          <table:table-cell office:value-type="float" office:value="6.01789" calcext:value-type="float">
            <text:p>6.01789</text:p>
          </table:table-cell>
          <table:table-cell office:value-type="float" office:value="8.28667" calcext:value-type="float">
            <text:p>8.28667</text:p>
          </table:table-cell>
        </table:table-row>
      </table:table>
      <table:table table:name="Sheet2" table:style-name="ta2">
        <table:shapes>
          <draw:frame draw:z-index="0" draw:style-name="gr1" draw:text-style-name="P1" svg:width="302.71pt" svg:height="170.28pt" svg:x="205.14pt" svg:y="95.3pt">
            <draw:object draw:notify-on-update-of-ranges="Sheet2.A3:Sheet2.A496 Sheet2.A2:Sheet2.A2 Sheet2.F3:Sheet2.F496 Sheet2.A3:Sheet2.A496 Sheet2.A2:Sheet2.A2 Sheet2.G3:Sheet2.G496 Sheet2.A3:Sheet2.A496 Sheet2.A2:Sheet2.A2 Sheet2.H3:Sheet2.H4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3</text:p>
          </table:table-cell>
          <table:table-cell table:number-columns-repeated="8"/>
          <table:table-cell office:value-type="string" calcext:value-type="string">
            <text:p>O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3]/[.$A3]" office:value-type="float" office:value="0" calcext:value-type="float">
            <text:p>0</text:p>
          </table:table-cell>
          <table:table-cell table:formula="of:=[.C3]/[.$A3]" office:value-type="float" office:value="0" calcext:value-type="float">
            <text:p>0</text:p>
          </table:table-cell>
          <table:table-cell table:formula="of:=[.D3]/[.$A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]/[.$A4]" office:value-type="float" office:value="0" calcext:value-type="float">
            <text:p>0</text:p>
          </table:table-cell>
          <table:table-cell table:formula="of:=[.C4]/[.$A4]" office:value-type="float" office:value="0" calcext:value-type="float">
            <text:p>0</text:p>
          </table:table-cell>
          <table:table-cell table:formula="of:=[.D4]/[.$A4]" office:value-type="float" office:value="0" calcext:value-type="float">
            <text:p>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7607" calcext:value-type="float">
            <text:p>7607</text:p>
          </table:table-cell>
          <table:table-cell office:value-type="float" office:value="1858" calcext:value-type="float">
            <text:p>1858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K4]/[.$J4]" office:value-type="float" office:value="0.7607" calcext:value-type="float">
            <text:p>0.7607</text:p>
          </table:table-cell>
          <table:table-cell table:formula="of:=[.L4]/[.$J4]" office:value-type="float" office:value="0.1858" calcext:value-type="float">
            <text:p>0.1858</text:p>
          </table:table-cell>
          <table:table-cell table:formula="of:=[.M4]/[.$J4]"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]/[.$A5]" office:value-type="float" office:value="0" calcext:value-type="float">
            <text:p>0</text:p>
          </table:table-cell>
          <table:table-cell table:formula="of:=[.C5]/[.$A5]" office:value-type="float" office:value="0" calcext:value-type="float">
            <text:p>0</text:p>
          </table:table-cell>
          <table:table-cell table:formula="of:=[.D5]/[.$A5]" office:value-type="float" office:value="0" calcext:value-type="float">
            <text:p>0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75794" calcext:value-type="float">
            <text:p>75794</text:p>
          </table:table-cell>
          <table:table-cell office:value-type="float" office:value="47151" calcext:value-type="float">
            <text:p>47151</text:p>
          </table:table-cell>
          <table:table-cell office:value-type="float" office:value="10397" calcext:value-type="float">
            <text:p>10397</text:p>
          </table:table-cell>
          <table:table-cell/>
          <table:table-cell table:formula="of:=[.K5]/[.$J5]" office:value-type="float" office:value="1.26323333333333" calcext:value-type="float">
            <text:p>1.26323333333333</text:p>
          </table:table-cell>
          <table:table-cell table:formula="of:=[.L5]/[.$J5]" office:value-type="float" office:value="0.78585" calcext:value-type="float">
            <text:p>0.78585</text:p>
          </table:table-cell>
          <table:table-cell table:formula="of:=[.M5]/[.$J5]" office:value-type="float" office:value="0.173283333333333" calcext:value-type="float">
            <text:p>0.1732833333333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6]/[.$A6]" office:value-type="float" office:value="0" calcext:value-type="float">
            <text:p>0</text:p>
          </table:table-cell>
          <table:table-cell table:formula="of:=[.C6]/[.$A6]" office:value-type="float" office:value="0" calcext:value-type="float">
            <text:p>0</text:p>
          </table:table-cell>
          <table:table-cell table:formula="of:=[.D6]/[.$A6]" office:value-type="float" office:value="0.0397350993377483" calcext:value-type="float">
            <text:p>0.039735099337748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192743" calcext:value-type="float">
            <text:p>192743</text:p>
          </table:table-cell>
          <table:table-cell office:value-type="float" office:value="180936" calcext:value-type="float">
            <text:p>180936</text:p>
          </table:table-cell>
          <table:table-cell office:value-type="float" office:value="58483" calcext:value-type="float">
            <text:p>58483</text:p>
          </table:table-cell>
          <table:table-cell/>
          <table:table-cell table:formula="of:=[.K6]/[.$J6]" office:value-type="float" office:value="1.75220909090909" calcext:value-type="float">
            <text:p>1.75220909090909</text:p>
          </table:table-cell>
          <table:table-cell table:formula="of:=[.L6]/[.$J6]" office:value-type="float" office:value="1.64487272727273" calcext:value-type="float">
            <text:p>1.64487272727273</text:p>
          </table:table-cell>
          <table:table-cell table:formula="of:=[.M6]/[.$J6]" office:value-type="float" office:value="0.531663636363636" calcext:value-type="float">
            <text:p>0.5316636363636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7]/[.$A7]" office:value-type="float" office:value="0" calcext:value-type="float">
            <text:p>0</text:p>
          </table:table-cell>
          <table:table-cell table:formula="of:=[.C7]/[.$A7]" office:value-type="float" office:value="0" calcext:value-type="float">
            <text:p>0</text:p>
          </table:table-cell>
          <table:table-cell table:formula="of:=[.D7]/[.$A7]" office:value-type="float" office:value="0.0298507462686567" calcext:value-type="float">
            <text:p>0.029850746268657</text:p>
          </table:table-cell>
          <table:table-cell/>
          <table:table-cell office:value-type="float" office:value="160000" calcext:value-type="float">
            <text:p>160000</text:p>
          </table:table-cell>
          <table:table-cell office:value-type="float" office:value="427895" calcext:value-type="float">
            <text:p>427895</text:p>
          </table:table-cell>
          <table:table-cell office:value-type="float" office:value="392957" calcext:value-type="float">
            <text:p>392957</text:p>
          </table:table-cell>
          <table:table-cell office:value-type="float" office:value="207192" calcext:value-type="float">
            <text:p>207192</text:p>
          </table:table-cell>
          <table:table-cell/>
          <table:table-cell table:formula="of:=[.K7]/[.$J7]" office:value-type="float" office:value="2.67434375" calcext:value-type="float">
            <text:p>2.67434375</text:p>
          </table:table-cell>
          <table:table-cell table:formula="of:=[.L7]/[.$J7]" office:value-type="float" office:value="2.45598125" calcext:value-type="float">
            <text:p>2.45598125</text:p>
          </table:table-cell>
          <table:table-cell table:formula="of:=[.M7]/[.$J7]" office:value-type="float" office:value="1.29495" calcext:value-type="float">
            <text:p>1.2949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8]/[.$A8]" office:value-type="float" office:value="0" calcext:value-type="float">
            <text:p>0</text:p>
          </table:table-cell>
          <table:table-cell table:formula="of:=[.C8]/[.$A8]" office:value-type="float" office:value="0" calcext:value-type="float">
            <text:p>0</text:p>
          </table:table-cell>
          <table:table-cell table:formula="of:=[.D8]/[.$A8]" office:value-type="float" office:value="0.0239043824701195" calcext:value-type="float">
            <text:p>0.02390438247012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779464" calcext:value-type="float">
            <text:p>779464</text:p>
          </table:table-cell>
          <table:table-cell office:value-type="float" office:value="635984" calcext:value-type="float">
            <text:p>635984</text:p>
          </table:table-cell>
          <table:table-cell office:value-type="float" office:value="409015" calcext:value-type="float">
            <text:p>409015</text:p>
          </table:table-cell>
          <table:table-cell/>
          <table:table-cell table:formula="of:=[.K8]/[.$J8]" office:value-type="float" office:value="3.71173333333333" calcext:value-type="float">
            <text:p>3.71173333333333</text:p>
          </table:table-cell>
          <table:table-cell table:formula="of:=[.L8]/[.$J8]" office:value-type="float" office:value="3.02849523809524" calcext:value-type="float">
            <text:p>3.02849523809524</text:p>
          </table:table-cell>
          <table:table-cell table:formula="of:=[.M8]/[.$J8]" office:value-type="float" office:value="1.94769047619048" calcext:value-type="float">
            <text:p>1.947690476190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9]/[.$A9]" office:value-type="float" office:value="0" calcext:value-type="float">
            <text:p>0</text:p>
          </table:table-cell>
          <table:table-cell table:formula="of:=[.C9]/[.$A9]" office:value-type="float" office:value="0" calcext:value-type="float">
            <text:p>0</text:p>
          </table:table-cell>
          <table:table-cell table:formula="of:=[.D9]/[.$A9]" office:value-type="float" office:value="0.0199335548172757" calcext:value-type="float">
            <text:p>0.019933554817276</text:p>
          </table:table-cell>
          <table:table-cell/>
          <table:table-cell office:value-type="float" office:value="260000" calcext:value-type="float">
            <text:p>260000</text:p>
          </table:table-cell>
          <table:table-cell office:value-type="float" office:value="1169590" calcext:value-type="float">
            <text:p>1169590</text:p>
          </table:table-cell>
          <table:table-cell office:value-type="float" office:value="896411" calcext:value-type="float">
            <text:p>896411</text:p>
          </table:table-cell>
          <table:table-cell office:value-type="float" office:value="645085" calcext:value-type="float">
            <text:p>645085</text:p>
          </table:table-cell>
          <table:table-cell/>
          <table:table-cell table:formula="of:=[.K9]/[.$J9]" office:value-type="float" office:value="4.49842307692308" calcext:value-type="float">
            <text:p>4.49842307692308</text:p>
          </table:table-cell>
          <table:table-cell table:formula="of:=[.L9]/[.$J9]" office:value-type="float" office:value="3.44773461538462" calcext:value-type="float">
            <text:p>3.44773461538462</text:p>
          </table:table-cell>
          <table:table-cell table:formula="of:=[.M9]/[.$J9]" office:value-type="float" office:value="2.48109615384615" calcext:value-type="float">
            <text:p>2.481096153846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/[.$A10]" office:value-type="float" office:value="0" calcext:value-type="float">
            <text:p>0</text:p>
          </table:table-cell>
          <table:table-cell table:formula="of:=[.C10]/[.$A10]" office:value-type="float" office:value="0.0056980056980057" calcext:value-type="float">
            <text:p>0.005698005698006</text:p>
          </table:table-cell>
          <table:table-cell table:formula="of:=[.D10]/[.$A10]" office:value-type="float" office:value="0.0170940170940171" calcext:value-type="float">
            <text:p>0.017094017094017</text:p>
          </table:table-cell>
          <table:table-cell/>
          <table:table-cell office:value-type="float" office:value="310000" calcext:value-type="float">
            <text:p>310000</text:p>
          </table:table-cell>
          <table:table-cell office:value-type="float" office:value="1628143" calcext:value-type="float">
            <text:p>1628143</text:p>
          </table:table-cell>
          <table:table-cell office:value-type="float" office:value="1212471" calcext:value-type="float">
            <text:p>1212471</text:p>
          </table:table-cell>
          <table:table-cell office:value-type="float" office:value="928225" calcext:value-type="float">
            <text:p>928225</text:p>
          </table:table-cell>
          <table:table-cell/>
          <table:table-cell table:formula="of:=[.K10]/[.$J10]" office:value-type="float" office:value="5.25207419354839" calcext:value-type="float">
            <text:p>5.25207419354839</text:p>
          </table:table-cell>
          <table:table-cell table:formula="of:=[.L10]/[.$J10]" office:value-type="float" office:value="3.91119677419355" calcext:value-type="float">
            <text:p>3.91119677419355</text:p>
          </table:table-cell>
          <table:table-cell table:formula="of:=[.M10]/[.$J10]" office:value-type="float" office:value="2.99427419354839" calcext:value-type="float">
            <text:p>2.994274193548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1]/[.$A11]" office:value-type="float" office:value="0" calcext:value-type="float">
            <text:p>0</text:p>
          </table:table-cell>
          <table:table-cell table:formula="of:=[.C11]/[.$A11]" office:value-type="float" office:value="0.00498753117206983" calcext:value-type="float">
            <text:p>0.00498753117207</text:p>
          </table:table-cell>
          <table:table-cell table:formula="of:=[.D11]/[.$A11]" office:value-type="float" office:value="0.0149625935162095" calcext:value-type="float">
            <text:p>0.01496259351621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2206383" calcext:value-type="float">
            <text:p>2206383</text:p>
          </table:table-cell>
          <table:table-cell office:value-type="float" office:value="1581657" calcext:value-type="float">
            <text:p>1581657</text:p>
          </table:table-cell>
          <table:table-cell office:value-type="float" office:value="1276017" calcext:value-type="float">
            <text:p>1276017</text:p>
          </table:table-cell>
          <table:table-cell/>
          <table:table-cell table:formula="of:=[.K11]/[.$J11]" office:value-type="float" office:value="6.12884166666667" calcext:value-type="float">
            <text:p>6.12884166666667</text:p>
          </table:table-cell>
          <table:table-cell table:formula="of:=[.L11]/[.$J11]" office:value-type="float" office:value="4.39349166666667" calcext:value-type="float">
            <text:p>4.39349166666667</text:p>
          </table:table-cell>
          <table:table-cell table:formula="of:=[.M11]/[.$J11]" office:value-type="float" office:value="3.54449166666667" calcext:value-type="float">
            <text:p>3.5444916666666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2]/[.$A12]" office:value-type="float" office:value="0" calcext:value-type="float">
            <text:p>0</text:p>
          </table:table-cell>
          <table:table-cell table:formula="of:=[.C12]/[.$A12]" office:value-type="float" office:value="0.00443458980044346" calcext:value-type="float">
            <text:p>0.004434589800443</text:p>
          </table:table-cell>
          <table:table-cell table:formula="of:=[.D12]/[.$A12]" office:value-type="float" office:value="0.0133037694013304" calcext:value-type="float">
            <text:p>0.01330376940133</text:p>
          </table:table-cell>
          <table:table-cell/>
          <table:table-cell office:value-type="float" office:value="410000" calcext:value-type="float">
            <text:p>410000</text:p>
          </table:table-cell>
          <table:table-cell office:value-type="float" office:value="2896216" calcext:value-type="float">
            <text:p>2896216</text:p>
          </table:table-cell>
          <table:table-cell office:value-type="float" office:value="2066276" calcext:value-type="float">
            <text:p>2066276</text:p>
          </table:table-cell>
          <table:table-cell office:value-type="float" office:value="1681424" calcext:value-type="float">
            <text:p>1681424</text:p>
          </table:table-cell>
          <table:table-cell/>
          <table:table-cell table:formula="of:=[.K12]/[.$J12]" office:value-type="float" office:value="7.06394146341463" calcext:value-type="float">
            <text:p>7.06394146341463</text:p>
          </table:table-cell>
          <table:table-cell table:formula="of:=[.L12]/[.$J12]" office:value-type="float" office:value="5.03969756097561" calcext:value-type="float">
            <text:p>5.03969756097561</text:p>
          </table:table-cell>
          <table:table-cell table:formula="of:=[.M12]/[.$J12]" office:value-type="float" office:value="4.10103414634146" calcext:value-type="float">
            <text:p>4.1010341463414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3]/[.$A13]" office:value-type="float" office:value="0" calcext:value-type="float">
            <text:p>0</text:p>
          </table:table-cell>
          <table:table-cell table:formula="of:=[.C13]/[.$A13]" office:value-type="float" office:value="0.00399201596806387" calcext:value-type="float">
            <text:p>0.003992015968064</text:p>
          </table:table-cell>
          <table:table-cell table:formula="of:=[.D13]/[.$A13]" office:value-type="float" office:value="0.0119760479041916" calcext:value-type="float">
            <text:p>0.011976047904192</text:p>
          </table:table-cell>
          <table:table-cell/>
          <table:table-cell office:value-type="float" office:value="460000" calcext:value-type="float">
            <text:p>460000</text:p>
          </table:table-cell>
          <table:table-cell office:value-type="float" office:value="3701902" calcext:value-type="float">
            <text:p>3701902</text:p>
          </table:table-cell>
          <table:table-cell office:value-type="float" office:value="2605594" calcext:value-type="float">
            <text:p>2605594</text:p>
          </table:table-cell>
          <table:table-cell office:value-type="float" office:value="2142970" calcext:value-type="float">
            <text:p>2142970</text:p>
          </table:table-cell>
          <table:table-cell/>
          <table:table-cell table:formula="of:=[.K13]/[.$J13]" office:value-type="float" office:value="8.04761304347826" calcext:value-type="float">
            <text:p>8.04761304347826</text:p>
          </table:table-cell>
          <table:table-cell table:formula="of:=[.L13]/[.$J13]" office:value-type="float" office:value="5.6643347826087" calcext:value-type="float">
            <text:p>5.6643347826087</text:p>
          </table:table-cell>
          <table:table-cell table:formula="of:=[.M13]/[.$J13]" office:value-type="float" office:value="4.65863043478261" calcext:value-type="float">
            <text:p>4.6586304347826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]/[.$A14]" office:value-type="float" office:value="0" calcext:value-type="float">
            <text:p>0</text:p>
          </table:table-cell>
          <table:table-cell table:formula="of:=[.C14]/[.$A14]" office:value-type="float" office:value="0.00544464609800363" calcext:value-type="float">
            <text:p>0.005444646098004</text:p>
          </table:table-cell>
          <table:table-cell table:formula="of:=[.D14]/[.$A14]" office:value-type="float" office:value="0.0108892921960073" calcext:value-type="float">
            <text:p>0.010889292196007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4662883" calcext:value-type="float">
            <text:p>4662883</text:p>
          </table:table-cell>
          <table:table-cell office:value-type="float" office:value="3269162" calcext:value-type="float">
            <text:p>3269162</text:p>
          </table:table-cell>
          <table:table-cell office:value-type="float" office:value="2663327" calcext:value-type="float">
            <text:p>2663327</text:p>
          </table:table-cell>
          <table:table-cell/>
          <table:table-cell table:formula="of:=[.K14]/[.$J14]" office:value-type="float" office:value="9.14290784313726" calcext:value-type="float">
            <text:p>9.14290784313726</text:p>
          </table:table-cell>
          <table:table-cell table:formula="of:=[.L14]/[.$J14]" office:value-type="float" office:value="6.41012156862745" calcext:value-type="float">
            <text:p>6.41012156862745</text:p>
          </table:table-cell>
          <table:table-cell table:formula="of:=[.M14]/[.$J14]" office:value-type="float" office:value="5.22220980392157" calcext:value-type="float">
            <text:p>5.2222098039215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5]/[.$A15]" office:value-type="float" office:value="0" calcext:value-type="float">
            <text:p>0</text:p>
          </table:table-cell>
          <table:table-cell table:formula="of:=[.C15]/[.$A15]" office:value-type="float" office:value="0.00499168053244592" calcext:value-type="float">
            <text:p>0.004991680532446</text:p>
          </table:table-cell>
          <table:table-cell table:formula="of:=[.D15]/[.$A15]" office:value-type="float" office:value="0.0199667221297837" calcext:value-type="float">
            <text:p>0.019966722129784</text:p>
          </table:table-cell>
          <table:table-cell/>
          <table:table-cell office:value-type="float" office:value="560000" calcext:value-type="float">
            <text:p>560000</text:p>
          </table:table-cell>
          <table:table-cell office:value-type="float" office:value="5645229" calcext:value-type="float">
            <text:p>5645229</text:p>
          </table:table-cell>
          <table:table-cell office:value-type="float" office:value="3945048" calcext:value-type="float">
            <text:p>3945048</text:p>
          </table:table-cell>
          <table:table-cell office:value-type="float" office:value="3222065" calcext:value-type="float">
            <text:p>3222065</text:p>
          </table:table-cell>
          <table:table-cell/>
          <table:table-cell table:formula="of:=[.K15]/[.$J15]" office:value-type="float" office:value="10.0807660714286" calcext:value-type="float">
            <text:p>10.0807660714286</text:p>
          </table:table-cell>
          <table:table-cell table:formula="of:=[.L15]/[.$J15]" office:value-type="float" office:value="7.04472857142857" calcext:value-type="float">
            <text:p>7.04472857142857</text:p>
          </table:table-cell>
          <table:table-cell table:formula="of:=[.M15]/[.$J15]" office:value-type="float" office:value="5.7536875" calcext:value-type="float">
            <text:p>5.75368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6]/[.$A16]" office:value-type="float" office:value="0" calcext:value-type="float">
            <text:p>0</text:p>
          </table:table-cell>
          <table:table-cell table:formula="of:=[.C16]/[.$A16]" office:value-type="float" office:value="0.00460829493087558" calcext:value-type="float">
            <text:p>0.004608294930876</text:p>
          </table:table-cell>
          <table:table-cell table:formula="of:=[.D16]/[.$A16]" office:value-type="float" office:value="0.0184331797235023" calcext:value-type="float">
            <text:p>0.018433179723502</text:p>
          </table:table-cell>
          <table:table-cell/>
          <table:table-cell office:value-type="float" office:value="610000" calcext:value-type="float">
            <text:p>610000</text:p>
          </table:table-cell>
          <table:table-cell office:value-type="float" office:value="6890892" calcext:value-type="float">
            <text:p>6890892</text:p>
          </table:table-cell>
          <table:table-cell office:value-type="float" office:value="4848161" calcext:value-type="float">
            <text:p>4848161</text:p>
          </table:table-cell>
          <table:table-cell office:value-type="float" office:value="3851804" calcext:value-type="float">
            <text:p>3851804</text:p>
          </table:table-cell>
          <table:table-cell/>
          <table:table-cell table:formula="of:=[.K16]/[.$J16]" office:value-type="float" office:value="11.2965442622951" calcext:value-type="float">
            <text:p>11.2965442622951</text:p>
          </table:table-cell>
          <table:table-cell table:formula="of:=[.L16]/[.$J16]" office:value-type="float" office:value="7.94780491803279" calcext:value-type="float">
            <text:p>7.94780491803279</text:p>
          </table:table-cell>
          <table:table-cell table:formula="of:=[.M16]/[.$J16]" office:value-type="float" office:value="6.31443278688525" calcext:value-type="float">
            <text:p>6.3144327868852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7]/[.$A17]" office:value-type="float" office:value="0" calcext:value-type="float">
            <text:p>0</text:p>
          </table:table-cell>
          <table:table-cell table:formula="of:=[.C17]/[.$A17]" office:value-type="float" office:value="0.00713266761768902" calcext:value-type="float">
            <text:p>0.007132667617689</text:p>
          </table:table-cell>
          <table:table-cell table:formula="of:=[.D17]/[.$A17]" office:value-type="float" office:value="0.0171184022824536" calcext:value-type="float">
            <text:p>0.017118402282454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8159686" calcext:value-type="float">
            <text:p>8159686</text:p>
          </table:table-cell>
          <table:table-cell office:value-type="float" office:value="5712010" calcext:value-type="float">
            <text:p>5712010</text:p>
          </table:table-cell>
          <table:table-cell office:value-type="float" office:value="4528895" calcext:value-type="float">
            <text:p>4528895</text:p>
          </table:table-cell>
          <table:table-cell/>
          <table:table-cell table:formula="of:=[.K17]/[.$J17]" office:value-type="float" office:value="12.3631606060606" calcext:value-type="float">
            <text:p>12.3631606060606</text:p>
          </table:table-cell>
          <table:table-cell table:formula="of:=[.L17]/[.$J17]" office:value-type="float" office:value="8.65456060606061" calcext:value-type="float">
            <text:p>8.65456060606061</text:p>
          </table:table-cell>
          <table:table-cell table:formula="of:=[.M17]/[.$J17]" office:value-type="float" office:value="6.86196212121212" calcext:value-type="float">
            <text:p>6.8619621212121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8]/[.$A18]" office:value-type="float" office:value="0" calcext:value-type="float">
            <text:p>0</text:p>
          </table:table-cell>
          <table:table-cell table:formula="of:=[.C18]/[.$A18]" office:value-type="float" office:value="0.0066577896138482" calcext:value-type="float">
            <text:p>0.006657789613848</text:p>
          </table:table-cell>
          <table:table-cell table:formula="of:=[.D18]/[.$A18]" office:value-type="float" office:value="0.0159786950732357" calcext:value-type="float">
            <text:p>0.015978695073236</text:p>
          </table:table-cell>
          <table:table-cell/>
          <table:table-cell office:value-type="float" office:value="710000" calcext:value-type="float">
            <text:p>710000</text:p>
          </table:table-cell>
          <table:table-cell office:value-type="float" office:value="9560176" calcext:value-type="float">
            <text:p>9560176</text:p>
          </table:table-cell>
          <table:table-cell office:value-type="float" office:value="6672729" calcext:value-type="float">
            <text:p>6672729</text:p>
          </table:table-cell>
          <table:table-cell office:value-type="float" office:value="5261025" calcext:value-type="float">
            <text:p>5261025</text:p>
          </table:table-cell>
          <table:table-cell/>
          <table:table-cell table:formula="of:=[.K18]/[.$J18]" office:value-type="float" office:value="13.4650366197183" calcext:value-type="float">
            <text:p>13.4650366197183</text:p>
          </table:table-cell>
          <table:table-cell table:formula="of:=[.L18]/[.$J18]" office:value-type="float" office:value="9.39820985915493" calcext:value-type="float">
            <text:p>9.39820985915493</text:p>
          </table:table-cell>
          <table:table-cell table:formula="of:=[.M18]/[.$J18]" office:value-type="float" office:value="7.40989436619718" calcext:value-type="float">
            <text:p>7.409894366197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B19]/[.$A19]" office:value-type="float" office:value="0" calcext:value-type="float">
            <text:p>0</text:p>
          </table:table-cell>
          <table:table-cell table:formula="of:=[.C19]/[.$A19]" office:value-type="float" office:value="0.00624219725343321" calcext:value-type="float">
            <text:p>0.006242197253433</text:p>
          </table:table-cell>
          <table:table-cell table:formula="of:=[.D19]/[.$A19]" office:value-type="float" office:value="0.0149812734082397" calcext:value-type="float">
            <text:p>0.01498127340824</text:p>
          </table:table-cell>
          <table:table-cell/>
          <table:table-cell office:value-type="float" office:value="760000" calcext:value-type="float">
            <text:p>760000</text:p>
          </table:table-cell>
          <table:table-cell office:value-type="float" office:value="11137053" calcext:value-type="float">
            <text:p>11137053</text:p>
          </table:table-cell>
          <table:table-cell office:value-type="float" office:value="7779280" calcext:value-type="float">
            <text:p>7779280</text:p>
          </table:table-cell>
          <table:table-cell office:value-type="float" office:value="6067915" calcext:value-type="float">
            <text:p>6067915</text:p>
          </table:table-cell>
          <table:table-cell/>
          <table:table-cell table:formula="of:=[.K19]/[.$J19]" office:value-type="float" office:value="14.6540171052632" calcext:value-type="float">
            <text:p>14.6540171052632</text:p>
          </table:table-cell>
          <table:table-cell table:formula="of:=[.L19]/[.$J19]" office:value-type="float" office:value="10.2358947368421" calcext:value-type="float">
            <text:p>10.2358947368421</text:p>
          </table:table-cell>
          <table:table-cell table:formula="of:=[.M19]/[.$J19]" office:value-type="float" office:value="7.98409868421053" calcext:value-type="float">
            <text:p>7.9840986842105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0]/[.$A20]" office:value-type="float" office:value="0" calcext:value-type="float">
            <text:p>0</text:p>
          </table:table-cell>
          <table:table-cell table:formula="of:=[.C20]/[.$A20]" office:value-type="float" office:value="0.00587544065804935" calcext:value-type="float">
            <text:p>0.005875440658049</text:p>
          </table:table-cell>
          <table:table-cell table:formula="of:=[.D20]/[.$A20]" office:value-type="float" office:value="0.0176263219741481" calcext:value-type="float">
            <text:p>0.017626321974148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12957848" calcext:value-type="float">
            <text:p>12957848</text:p>
          </table:table-cell>
          <table:table-cell office:value-type="float" office:value="8939300" calcext:value-type="float">
            <text:p>8939300</text:p>
          </table:table-cell>
          <table:table-cell office:value-type="float" office:value="6916812" calcext:value-type="float">
            <text:p>6916812</text:p>
          </table:table-cell>
          <table:table-cell/>
          <table:table-cell table:formula="of:=[.K20]/[.$J20]" office:value-type="float" office:value="15.9973432098765" calcext:value-type="float">
            <text:p>15.9973432098765</text:p>
          </table:table-cell>
          <table:table-cell table:formula="of:=[.L20]/[.$J20]" office:value-type="float" office:value="11.0361728395062" calcext:value-type="float">
            <text:p>11.0361728395062</text:p>
          </table:table-cell>
          <table:table-cell table:formula="of:=[.M20]/[.$J20]" office:value-type="float" office:value="8.53927407407407" calcext:value-type="float">
            <text:p>8.5392740740740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1]/[.$A21]" office:value-type="float" office:value="0.0110987791342952" calcext:value-type="float">
            <text:p>0.011098779134295</text:p>
          </table:table-cell>
          <table:table-cell table:formula="of:=[.C21]/[.$A21]" office:value-type="float" office:value="0.00887902330743618" calcext:value-type="float">
            <text:p>0.008879023307436</text:p>
          </table:table-cell>
          <table:table-cell table:formula="of:=[.D21]/[.$A21]" office:value-type="float" office:value="0.0166481687014428" calcext:value-type="float">
            <text:p>0.016648168701443</text:p>
          </table:table-cell>
          <table:table-cell/>
          <table:table-cell office:value-type="float" office:value="860000" calcext:value-type="float">
            <text:p>860000</text:p>
          </table:table-cell>
          <table:table-cell office:value-type="float" office:value="14834810" calcext:value-type="float">
            <text:p>14834810</text:p>
          </table:table-cell>
          <table:table-cell office:value-type="float" office:value="10206231" calcext:value-type="float">
            <text:p>10206231</text:p>
          </table:table-cell>
          <table:table-cell office:value-type="float" office:value="7829373" calcext:value-type="float">
            <text:p>7829373</text:p>
          </table:table-cell>
          <table:table-cell/>
          <table:table-cell table:formula="of:=[.K21]/[.$J21]" office:value-type="float" office:value="17.2497790697674" calcext:value-type="float">
            <text:p>17.2497790697674</text:p>
          </table:table-cell>
          <table:table-cell table:formula="of:=[.L21]/[.$J21]" office:value-type="float" office:value="11.8677104651163" calcext:value-type="float">
            <text:p>11.8677104651163</text:p>
          </table:table-cell>
          <table:table-cell table:formula="of:=[.M21]/[.$J21]" office:value-type="float" office:value="9.10392209302326" calcext:value-type="float">
            <text:p>9.103922093023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2]/[.$A22]" office:value-type="float" office:value="0.010515247108307" calcext:value-type="float">
            <text:p>0.010515247108307</text:p>
          </table:table-cell>
          <table:table-cell table:formula="of:=[.C22]/[.$A22]" office:value-type="float" office:value="0.00841219768664564" calcext:value-type="float">
            <text:p>0.008412197686646</text:p>
          </table:table-cell>
          <table:table-cell table:formula="of:=[.D22]/[.$A22]" office:value-type="float" office:value="0.0157728706624606" calcext:value-type="float">
            <text:p>0.015772870662461</text:p>
          </table:table-cell>
          <table:table-cell/>
          <table:table-cell office:value-type="float" office:value="910000" calcext:value-type="float">
            <text:p>910000</text:p>
          </table:table-cell>
          <table:table-cell office:value-type="float" office:value="16753770" calcext:value-type="float">
            <text:p>16753770</text:p>
          </table:table-cell>
          <table:table-cell office:value-type="float" office:value="11574608" calcext:value-type="float">
            <text:p>11574608</text:p>
          </table:table-cell>
          <table:table-cell office:value-type="float" office:value="8798315" calcext:value-type="float">
            <text:p>8798315</text:p>
          </table:table-cell>
          <table:table-cell/>
          <table:table-cell table:formula="of:=[.K22]/[.$J22]" office:value-type="float" office:value="18.4107362637363" calcext:value-type="float">
            <text:p>18.4107362637363</text:p>
          </table:table-cell>
          <table:table-cell table:formula="of:=[.L22]/[.$J22]" office:value-type="float" office:value="12.7193494505495" calcext:value-type="float">
            <text:p>12.7193494505495</text:p>
          </table:table-cell>
          <table:table-cell table:formula="of:=[.M22]/[.$J22]" office:value-type="float" office:value="9.66847802197802" calcext:value-type="float">
            <text:p>9.6684780219780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3]/[.$A23]" office:value-type="float" office:value="0.012987012987013" calcext:value-type="float">
            <text:p>0.012987012987013</text:p>
          </table:table-cell>
          <table:table-cell table:formula="of:=[.C23]/[.$A23]" office:value-type="float" office:value="0.00999000999000999" calcext:value-type="float">
            <text:p>0.00999000999001</text:p>
          </table:table-cell>
          <table:table-cell table:formula="of:=[.D23]/[.$A23]" office:value-type="float" office:value="0.014985014985015" calcext:value-type="float">
            <text:p>0.014985014985015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18826023" calcext:value-type="float">
            <text:p>18826023</text:p>
          </table:table-cell>
          <table:table-cell office:value-type="float" office:value="13134236" calcext:value-type="float">
            <text:p>13134236</text:p>
          </table:table-cell>
          <table:table-cell office:value-type="float" office:value="9929861" calcext:value-type="float">
            <text:p>9929861</text:p>
          </table:table-cell>
          <table:table-cell/>
          <table:table-cell table:formula="of:=[.K23]/[.$J23]" office:value-type="float" office:value="19.610440625" calcext:value-type="float">
            <text:p>19.610440625</text:p>
          </table:table-cell>
          <table:table-cell table:formula="of:=[.L23]/[.$J23]" office:value-type="float" office:value="13.6814958333333" calcext:value-type="float">
            <text:p>13.6814958333333</text:p>
          </table:table-cell>
          <table:table-cell table:formula="of:=[.M23]/[.$J23]" office:value-type="float" office:value="10.3436052083333" calcext:value-type="float">
            <text:p>10.343605208333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4]/[.$A24]" office:value-type="float" office:value="0.0152235965746908" calcext:value-type="float">
            <text:p>0.015223596574691</text:p>
          </table:table-cell>
          <table:table-cell table:formula="of:=[.C24]/[.$A24]" office:value-type="float" office:value="0.00951474785918173" calcext:value-type="float">
            <text:p>0.009514747859182</text:p>
          </table:table-cell>
          <table:table-cell table:formula="of:=[.D24]/[.$A24]" office:value-type="float" office:value="0.0142721217887726" calcext:value-type="float">
            <text:p>0.014272121788773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5]/[.$A25]" office:value-type="float" office:value="0.0145322434150772" calcext:value-type="float">
            <text:p>0.014532243415077</text:p>
          </table:table-cell>
          <table:table-cell table:formula="of:=[.C25]/[.$A25]" office:value-type="float" office:value="0.00908265213442325" calcext:value-type="float">
            <text:p>0.009082652134423</text:p>
          </table:table-cell>
          <table:table-cell table:formula="of:=[.D25]/[.$A25]" office:value-type="float" office:value="0.0136239782016349" calcext:value-type="float">
            <text:p>0.013623978201635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6]/[.$A26]" office:value-type="float" office:value="0.0139009556907037" calcext:value-type="float">
            <text:p>0.013900955690704</text:p>
          </table:table-cell>
          <table:table-cell table:formula="of:=[.C26]/[.$A26]" office:value-type="float" office:value="0.00868809730668984" calcext:value-type="float">
            <text:p>0.00868809730669</text:p>
          </table:table-cell>
          <table:table-cell table:formula="of:=[.D26]/[.$A26]" office:value-type="float" office:value="0.0130321459600348" calcext:value-type="float">
            <text:p>0.013032145960035</text:p>
          </table:table-cell>
          <table:table-cell table:number-columns-repeated="9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7]/[.$A27]" office:value-type="float" office:value="0.0133222314737719" calcext:value-type="float">
            <text:p>0.013322231473772</text:p>
          </table:table-cell>
          <table:table-cell table:formula="of:=[.C27]/[.$A27]" office:value-type="float" office:value="0.00832639467110741" calcext:value-type="float">
            <text:p>0.008326394671107</text:p>
          </table:table-cell>
          <table:table-cell table:formula="of:=[.D27]/[.$A27]" office:value-type="float" office:value="0.0124895920066611" calcext:value-type="float">
            <text:p>0.012489592006661</text:p>
          </table:table-cell>
          <table:table-cell table:number-columns-repeated="9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8]/[.$A28]" office:value-type="float" office:value="0.0127897681854516" calcext:value-type="float">
            <text:p>0.012789768185452</text:p>
          </table:table-cell>
          <table:table-cell table:formula="of:=[.C28]/[.$A28]" office:value-type="float" office:value="0.00799360511590727" calcext:value-type="float">
            <text:p>0.007993605115907</text:p>
          </table:table-cell>
          <table:table-cell table:formula="of:=[.D28]/[.$A28]" office:value-type="float" office:value="0.0119904076738609" calcext:value-type="float">
            <text:p>0.011990407673861</text:p>
          </table:table-cell>
          <table:table-cell table:number-columns-repeated="9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29]/[.$A29]" office:value-type="float" office:value="0.0122982321291314" calcext:value-type="float">
            <text:p>0.012298232129132</text:p>
          </table:table-cell>
          <table:table-cell table:formula="of:=[.C29]/[.$A29]" office:value-type="float" office:value="0.00768639508070715" calcext:value-type="float">
            <text:p>0.007686395080707</text:p>
          </table:table-cell>
          <table:table-cell table:formula="of:=[.D29]/[.$A29]" office:value-type="float" office:value="0.0115295926210607" calcext:value-type="float">
            <text:p>0.011529592621061</text:p>
          </table:table-cell>
          <table:table-cell table:number-columns-repeated="9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0]/[.$A30]" office:value-type="float" office:value="0.0118430792005922" calcext:value-type="float">
            <text:p>0.011843079200592</text:p>
          </table:table-cell>
          <table:table-cell table:formula="of:=[.C30]/[.$A30]" office:value-type="float" office:value="0.0074019245003701" calcext:value-type="float">
            <text:p>0.00740192450037</text:p>
          </table:table-cell>
          <table:table-cell table:formula="of:=[.D30]/[.$A30]" office:value-type="float" office:value="0.0111028867505551" calcext:value-type="float">
            <text:p>0.01110288675055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1]/[.$A31]" office:value-type="float" office:value="0.0114204139900071" calcext:value-type="float">
            <text:p>0.011420413990007</text:p>
          </table:table-cell>
          <table:table-cell table:formula="of:=[.C31]/[.$A31]" office:value-type="float" office:value="0.00713775874375446" calcext:value-type="float">
            <text:p>0.007137758743754</text:p>
          </table:table-cell>
          <table:table-cell table:formula="of:=[.D31]/[.$A31]" office:value-type="float" office:value="0.0107066381156317" calcext:value-type="float">
            <text:p>0.010706638115632</text:p>
          </table:table-cell>
          <table:table-cell table:number-columns-repeated="9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2]/[.$A32]" office:value-type="float" office:value="0.0124052377670572" calcext:value-type="float">
            <text:p>0.012405237767057</text:p>
          </table:table-cell>
          <table:table-cell table:formula="of:=[.C32]/[.$A32]" office:value-type="float" office:value="0.00689179875947622" calcext:value-type="float">
            <text:p>0.006891798759476</text:p>
          </table:table-cell>
          <table:table-cell table:formula="of:=[.D32]/[.$A32]" office:value-type="float" office:value="0.0103376981392143" calcext:value-type="float">
            <text:p>0.010337698139214</text:p>
          </table:table-cell>
          <table:table-cell table:number-columns-repeated="9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3]/[.$A33]" office:value-type="float" office:value="0.0119920053297801" calcext:value-type="float">
            <text:p>0.01199200532978</text:p>
          </table:table-cell>
          <table:table-cell table:formula="of:=[.C33]/[.$A33]" office:value-type="float" office:value="0.00666222518321119" calcext:value-type="float">
            <text:p>0.006662225183211</text:p>
          </table:table-cell>
          <table:table-cell table:formula="of:=[.D33]/[.$A33]" office:value-type="float" office:value="0.00999333777481679" calcext:value-type="float">
            <text:p>0.009993337774817</text:p>
          </table:table-cell>
          <table:table-cell table:number-columns-repeated="9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4]/[.$A34]" office:value-type="float" office:value="0.011605415860735" calcext:value-type="float">
            <text:p>0.011605415860735</text:p>
          </table:table-cell>
          <table:table-cell table:formula="of:=[.C34]/[.$A34]" office:value-type="float" office:value="0.00838168923275306" calcext:value-type="float">
            <text:p>0.008381689232753</text:p>
          </table:table-cell>
          <table:table-cell table:formula="of:=[.D34]/[.$A34]" office:value-type="float" office:value="0.00967117988394584" calcext:value-type="float">
            <text:p>0.009671179883946</text:p>
          </table:table-cell>
          <table:table-cell table:number-columns-repeated="9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5]/[.$A35]" office:value-type="float" office:value="0.0112429731417864" calcext:value-type="float">
            <text:p>0.011242973141786</text:p>
          </table:table-cell>
          <table:table-cell table:formula="of:=[.C35]/[.$A35]" office:value-type="float" office:value="0.00811992504684572" calcext:value-type="float">
            <text:p>0.008119925046846</text:p>
          </table:table-cell>
          <table:table-cell table:formula="of:=[.D35]/[.$A35]" office:value-type="float" office:value="0.00936914428482199" calcext:value-type="float">
            <text:p>0.009369144284822</text:p>
          </table:table-cell>
          <table:table-cell table:number-columns-repeated="9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B36]/[.$A36]" office:value-type="float" office:value="0.0109024833434282" calcext:value-type="float">
            <text:p>0.010902483343428</text:p>
          </table:table-cell>
          <table:table-cell table:formula="of:=[.C36]/[.$A36]" office:value-type="float" office:value="0.00908540278619019" calcext:value-type="float">
            <text:p>0.00908540278619</text:p>
          </table:table-cell>
          <table:table-cell table:formula="of:=[.D36]/[.$A36]" office:value-type="float" office:value="0.00908540278619019" calcext:value-type="float">
            <text:p>0.00908540278619</text:p>
          </table:table-cell>
          <table:table-cell table:number-columns-repeated="9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7]/[.$A37]" office:value-type="float" office:value="0.0123456790123457" calcext:value-type="float">
            <text:p>0.012345679012346</text:p>
          </table:table-cell>
          <table:table-cell table:formula="of:=[.C37]/[.$A37]" office:value-type="float" office:value="0.00940623162845385" calcext:value-type="float">
            <text:p>0.009406231628454</text:p>
          </table:table-cell>
          <table:table-cell table:formula="of:=[.D37]/[.$A37]" office:value-type="float" office:value="0.00881834215167548" calcext:value-type="float">
            <text:p>0.008818342151675</text:p>
          </table:table-cell>
          <table:table-cell table:number-columns-repeated="9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8]/[.$A38]" office:value-type="float" office:value="0.0119931467732724" calcext:value-type="float">
            <text:p>0.011993146773273</text:p>
          </table:table-cell>
          <table:table-cell table:formula="of:=[.C38]/[.$A38]" office:value-type="float" office:value="0.0119931467732724" calcext:value-type="float">
            <text:p>0.011993146773273</text:p>
          </table:table-cell>
          <table:table-cell table:formula="of:=[.D38]/[.$A38]" office:value-type="float" office:value="0.0085665334094803" calcext:value-type="float">
            <text:p>0.00856653340948</text:p>
          </table:table-cell>
          <table:table-cell table:number-columns-repeated="9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9]/[.$A39]" office:value-type="float" office:value="0.0116601887840089" calcext:value-type="float">
            <text:p>0.011660188784009</text:p>
          </table:table-cell>
          <table:table-cell table:formula="of:=[.C39]/[.$A39]" office:value-type="float" office:value="0.0133259300388673" calcext:value-type="float">
            <text:p>0.013325930038867</text:p>
          </table:table-cell>
          <table:table-cell table:formula="of:=[.D39]/[.$A39]" office:value-type="float" office:value="0.00832870627429206" calcext:value-type="float">
            <text:p>0.008328706274292</text:p>
          </table:table-cell>
          <table:table-cell table:number-columns-repeated="9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0]/[.$A40]" office:value-type="float" office:value="0.0113452188006483" calcext:value-type="float">
            <text:p>0.011345218800648</text:p>
          </table:table-cell>
          <table:table-cell table:formula="of:=[.C40]/[.$A40]" office:value-type="float" office:value="0.0129659643435981" calcext:value-type="float">
            <text:p>0.012965964343598</text:p>
          </table:table-cell>
          <table:table-cell table:formula="of:=[.D40]/[.$A40]" office:value-type="float" office:value="0.00810372771474878" calcext:value-type="float">
            <text:p>0.008103727714749</text:p>
          </table:table-cell>
          <table:table-cell table:number-columns-repeated="9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1]/[.$A41]" office:value-type="float" office:value="0.0110468174644924" calcext:value-type="float">
            <text:p>0.011046817464492</text:p>
          </table:table-cell>
          <table:table-cell table:formula="of:=[.C41]/[.$A41]" office:value-type="float" office:value="0.0126249342451341" calcext:value-type="float">
            <text:p>0.012624934245134</text:p>
          </table:table-cell>
          <table:table-cell table:formula="of:=[.D41]/[.$A41]" office:value-type="float" office:value="0.00789058390320884" calcext:value-type="float">
            <text:p>0.007890583903209</text:p>
          </table:table-cell>
          <table:table-cell table:number-columns-repeated="9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2]/[.$A42]" office:value-type="float" office:value="0.0107637109174782" calcext:value-type="float">
            <text:p>0.010763710917478</text:p>
          </table:table-cell>
          <table:table-cell table:formula="of:=[.C42]/[.$A42]" office:value-type="float" office:value="0.0123013839056894" calcext:value-type="float">
            <text:p>0.012301383905689</text:p>
          </table:table-cell>
          <table:table-cell table:formula="of:=[.D42]/[.$A42]" office:value-type="float" office:value="0.00768836494105587" calcext:value-type="float">
            <text:p>0.007688364941056</text:p>
          </table:table-cell>
          <table:table-cell table:number-columns-repeated="9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3]/[.$A43]" office:value-type="float" office:value="0.0109945027486257" calcext:value-type="float">
            <text:p>0.010994502748626</text:p>
          </table:table-cell>
          <table:table-cell table:formula="of:=[.C43]/[.$A43]" office:value-type="float" office:value="0.0119940029985007" calcext:value-type="float">
            <text:p>0.011994002998501</text:p>
          </table:table-cell>
          <table:table-cell table:formula="of:=[.D43]/[.$A43]" office:value-type="float" office:value="0.00749625187406297" calcext:value-type="float">
            <text:p>0.007496251874063</text:p>
          </table:table-cell>
          <table:table-cell table:number-columns-repeated="9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4]/[.$A44]" office:value-type="float" office:value="0.0112140419307655" calcext:value-type="float">
            <text:p>0.011214041930766</text:p>
          </table:table-cell>
          <table:table-cell table:formula="of:=[.C44]/[.$A44]" office:value-type="float" office:value="0.0117016089712335" calcext:value-type="float">
            <text:p>0.011701608971234</text:p>
          </table:table-cell>
          <table:table-cell table:formula="of:=[.D44]/[.$A44]" office:value-type="float" office:value="0.00731350560702097" calcext:value-type="float">
            <text:p>0.007313505607021</text:p>
          </table:table-cell>
          <table:table-cell table:number-columns-repeated="9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5]/[.$A45]" office:value-type="float" office:value="0.0109471680152308" calcext:value-type="float">
            <text:p>0.010947168015231</text:p>
          </table:table-cell>
          <table:table-cell table:formula="of:=[.C45]/[.$A45]" office:value-type="float" office:value="0.01142313184198" calcext:value-type="float">
            <text:p>0.01142313184198</text:p>
          </table:table-cell>
          <table:table-cell table:formula="of:=[.D45]/[.$A45]" office:value-type="float" office:value="0.00713945740123751" calcext:value-type="float">
            <text:p>0.007139457401238</text:p>
          </table:table-cell>
          <table:table-cell table:number-columns-repeated="9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6]/[.$A46]" office:value-type="float" office:value="0.0106927010692701" calcext:value-type="float">
            <text:p>0.01069270106927</text:p>
          </table:table-cell>
          <table:table-cell table:formula="of:=[.C46]/[.$A46]" office:value-type="float" office:value="0.0111576011157601" calcext:value-type="float">
            <text:p>0.01115760111576</text:p>
          </table:table-cell>
          <table:table-cell table:formula="of:=[.D46]/[.$A46]" office:value-type="float" office:value="0.00697350069735007" calcext:value-type="float">
            <text:p>0.00697350069735</text:p>
          </table:table-cell>
          <table:table-cell table:number-columns-repeated="9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47]/[.$A47]" office:value-type="float" office:value="0.0104497955474784" calcext:value-type="float">
            <text:p>0.010449795547479</text:p>
          </table:table-cell>
          <table:table-cell table:formula="of:=[.C47]/[.$A47]" office:value-type="float" office:value="0.0109041344843253" calcext:value-type="float">
            <text:p>0.010904134484325</text:p>
          </table:table-cell>
          <table:table-cell table:formula="of:=[.D47]/[.$A47]" office:value-type="float" office:value="0.00681508405270332" calcext:value-type="float">
            <text:p>0.006815084052703</text:p>
          </table:table-cell>
          <table:table-cell table:number-columns-repeated="9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8]/[.$A48]" office:value-type="float" office:value="0.010217681030653" calcext:value-type="float">
            <text:p>0.010217681030653</text:p>
          </table:table-cell>
          <table:table-cell table:formula="of:=[.C48]/[.$A48]" office:value-type="float" office:value="0.0106619280319858" calcext:value-type="float">
            <text:p>0.010661928031986</text:p>
          </table:table-cell>
          <table:table-cell table:formula="of:=[.D48]/[.$A48]" office:value-type="float" office:value="0.00710795202132386" calcext:value-type="float">
            <text:p>0.007107952021324</text:p>
          </table:table-cell>
          <table:table-cell table:number-columns-repeated="9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49]/[.$A49]" office:value-type="float" office:value="0.0221642764015645" calcext:value-type="float">
            <text:p>0.022164276401565</text:p>
          </table:table-cell>
          <table:table-cell table:formula="of:=[.C49]/[.$A49]" office:value-type="float" office:value="0.0104302477183833" calcext:value-type="float">
            <text:p>0.010430247718383</text:p>
          </table:table-cell>
          <table:table-cell table:formula="of:=[.D49]/[.$A49]" office:value-type="float" office:value="0.00695349847892221" calcext:value-type="float">
            <text:p>0.006953498478922</text:p>
          </table:table-cell>
          <table:table-cell table:number-columns-repeated="9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0]/[.$A50]" office:value-type="float" office:value="0.0216928966397278" calcext:value-type="float">
            <text:p>0.021692896639728</text:p>
          </table:table-cell>
          <table:table-cell table:formula="of:=[.C50]/[.$A50]" office:value-type="float" office:value="0.0102084219481072" calcext:value-type="float">
            <text:p>0.010208421948107</text:p>
          </table:table-cell>
          <table:table-cell table:formula="of:=[.D50]/[.$A50]" office:value-type="float" office:value="0.00723096554657592" calcext:value-type="float">
            <text:p>0.007230965546576</text:p>
          </table:table-cell>
          <table:table-cell table:number-columns-repeated="9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1]/[.$A51]" office:value-type="float" office:value="0.0212411495210329" calcext:value-type="float">
            <text:p>0.021241149521033</text:p>
          </table:table-cell>
          <table:table-cell table:formula="of:=[.C51]/[.$A51]" office:value-type="float" office:value="0.00999583506872137" calcext:value-type="float">
            <text:p>0.009995835068721</text:p>
          </table:table-cell>
          <table:table-cell table:formula="of:=[.D51]/[.$A51]" office:value-type="float" office:value="0.00708038317367763" calcext:value-type="float">
            <text:p>0.007080383173678</text:p>
          </table:table-cell>
          <table:table-cell table:number-columns-repeated="9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2]/[.$A52]" office:value-type="float" office:value="0.0208078335373317" calcext:value-type="float">
            <text:p>0.020807833537332</text:p>
          </table:table-cell>
          <table:table-cell table:formula="of:=[.C52]/[.$A52]" office:value-type="float" office:value="0.00979192166462668" calcext:value-type="float">
            <text:p>0.009791921664627</text:p>
          </table:table-cell>
          <table:table-cell table:formula="of:=[.D52]/[.$A52]" office:value-type="float" office:value="0.0069359445124439" calcext:value-type="float">
            <text:p>0.006935944512444</text:p>
          </table:table-cell>
          <table:table-cell table:number-columns-repeated="9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B53]/[.$A53]" office:value-type="float" office:value="0.0207916833266693" calcext:value-type="float">
            <text:p>0.020791683326669</text:p>
          </table:table-cell>
          <table:table-cell table:formula="of:=[.C53]/[.$A53]" office:value-type="float" office:value="0.00999600159936026" calcext:value-type="float">
            <text:p>0.00999600159936</text:p>
          </table:table-cell>
          <table:table-cell table:formula="of:=[.D53]/[.$A53]" office:value-type="float" office:value="0.00679728108756497" calcext:value-type="float">
            <text:p>0.006797281087565</text:p>
          </table:table-cell>
          <table:table-cell table:number-columns-repeated="9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B54]/[.$A54]" office:value-type="float" office:value="0.0203841630733046" calcext:value-type="float">
            <text:p>0.020384163073305</text:p>
          </table:table-cell>
          <table:table-cell table:formula="of:=[.C54]/[.$A54]" office:value-type="float" office:value="0.0152881223049784" calcext:value-type="float">
            <text:p>0.015288122304979</text:p>
          </table:table-cell>
          <table:table-cell table:formula="of:=[.D54]/[.$A54]" office:value-type="float" office:value="0.0148961191689534" calcext:value-type="float">
            <text:p>0.014896119168953</text:p>
          </table:table-cell>
          <table:table-cell table:number-columns-repeated="9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55]/[.$A55]" office:value-type="float" office:value="0.0207612456747405" calcext:value-type="float">
            <text:p>0.020761245674741</text:p>
          </table:table-cell>
          <table:table-cell table:formula="of:=[.C55]/[.$A55]" office:value-type="float" office:value="0.0149942329873126" calcext:value-type="float">
            <text:p>0.014994232987313</text:p>
          </table:table-cell>
          <table:table-cell table:formula="of:=[.D55]/[.$A55]" office:value-type="float" office:value="0.0188389081122645" calcext:value-type="float">
            <text:p>0.018838908112265</text:p>
          </table:table-cell>
          <table:table-cell table:number-columns-repeated="9"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56]/[.$A56]" office:value-type="float" office:value="0.020369671821954" calcext:value-type="float">
            <text:p>0.020369671821954</text:p>
          </table:table-cell>
          <table:table-cell table:formula="of:=[.C56]/[.$A56]" office:value-type="float" office:value="0.014711429649189" calcext:value-type="float">
            <text:p>0.014711429649189</text:p>
          </table:table-cell>
          <table:table-cell table:formula="of:=[.D56]/[.$A56]" office:value-type="float" office:value="0.018483591097699" calcext:value-type="float">
            <text:p>0.018483591097699</text:p>
          </table:table-cell>
          <table:table-cell table:number-columns-repeated="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57]/[.$A57]" office:value-type="float" office:value="0.0199925953350611" calcext:value-type="float">
            <text:p>0.019992595335061</text:p>
          </table:table-cell>
          <table:table-cell table:formula="of:=[.C57]/[.$A57]" office:value-type="float" office:value="0.0144390966308775" calcext:value-type="float">
            <text:p>0.014439096630878</text:p>
          </table:table-cell>
          <table:table-cell table:formula="of:=[.D57]/[.$A57]" office:value-type="float" office:value="0.0192521288411699" calcext:value-type="float">
            <text:p>0.01925212884117</text:p>
          </table:table-cell>
          <table:table-cell table:number-columns-repeated="9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58]/[.$A58]" office:value-type="float" office:value="0.019629225736096" calcext:value-type="float">
            <text:p>0.019629225736096</text:p>
          </table:table-cell>
          <table:table-cell table:formula="of:=[.C58]/[.$A58]" office:value-type="float" office:value="0.0141766630316249" calcext:value-type="float">
            <text:p>0.014176663031625</text:p>
          </table:table-cell>
          <table:table-cell table:formula="of:=[.D58]/[.$A58]" office:value-type="float" office:value="0.019992729916394" calcext:value-type="float">
            <text:p>0.019992729916394</text:p>
          </table:table-cell>
          <table:table-cell table:number-columns-repeated="9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B59]/[.$A59]" office:value-type="float" office:value="0.0192788289896466" calcext:value-type="float">
            <text:p>0.019278828989647</text:p>
          </table:table-cell>
          <table:table-cell table:formula="of:=[.C59]/[.$A59]" office:value-type="float" office:value="0.0149946447697251" calcext:value-type="float">
            <text:p>0.014994644769725</text:p>
          </table:table-cell>
          <table:table-cell table:formula="of:=[.D59]/[.$A59]" office:value-type="float" office:value="0.0196358443413067" calcext:value-type="float">
            <text:p>0.019635844341307</text:p>
          </table:table-cell>
          <table:table-cell table:number-columns-repeated="9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0]/[.$A60]" office:value-type="float" office:value="0.0199929849175728" calcext:value-type="float">
            <text:p>0.019992984917573</text:p>
          </table:table-cell>
          <table:table-cell table:formula="of:=[.C60]/[.$A60]" office:value-type="float" office:value="0.0147316730971589" calcext:value-type="float">
            <text:p>0.014731673097159</text:p>
          </table:table-cell>
          <table:table-cell table:formula="of:=[.D60]/[.$A60]" office:value-type="float" office:value="0.0213960014030165" calcext:value-type="float">
            <text:p>0.021396001403017</text:p>
          </table:table-cell>
          <table:table-cell table:number-columns-repeated="9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1]/[.$A61]" office:value-type="float" office:value="0.0196483971044467" calcext:value-type="float">
            <text:p>0.019648397104447</text:p>
          </table:table-cell>
          <table:table-cell table:formula="of:=[.C61]/[.$A61]" office:value-type="float" office:value="0.0144777662874871" calcext:value-type="float">
            <text:p>0.014477766287487</text:p>
          </table:table-cell>
          <table:table-cell table:formula="of:=[.D61]/[.$A61]" office:value-type="float" office:value="0.0210272319889693" calcext:value-type="float">
            <text:p>0.021027231988969</text:p>
          </table:table-cell>
          <table:table-cell table:number-columns-repeated="9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2]/[.$A62]" office:value-type="float" office:value="0.0193154862758387" calcext:value-type="float">
            <text:p>0.019315486275839</text:p>
          </table:table-cell>
          <table:table-cell table:formula="of:=[.C62]/[.$A62]" office:value-type="float" office:value="0.0142324635716706" calcext:value-type="float">
            <text:p>0.014232463571671</text:p>
          </table:table-cell>
          <table:table-cell table:formula="of:=[.D62]/[.$A62]" office:value-type="float" office:value="0.0206709589969502" calcext:value-type="float">
            <text:p>0.02067095899695</text:p>
          </table:table-cell>
          <table:table-cell table:number-columns-repeated="9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3]/[.$A63]" office:value-type="float" office:value="0.0189936687770743" calcext:value-type="float">
            <text:p>0.018993668777074</text:p>
          </table:table-cell>
          <table:table-cell table:formula="of:=[.C63]/[.$A63]" office:value-type="float" office:value="0.0139953348883705" calcext:value-type="float">
            <text:p>0.013995334888371</text:p>
          </table:table-cell>
          <table:table-cell table:formula="of:=[.D63]/[.$A63]" office:value-type="float" office:value="0.020326557814062" calcext:value-type="float">
            <text:p>0.020326557814062</text:p>
          </table:table-cell>
          <table:table-cell table:number-columns-repeated="9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4]/[.$A64]" office:value-type="float" office:value="0.0186823992133727" calcext:value-type="float">
            <text:p>0.018682399213373</text:p>
          </table:table-cell>
          <table:table-cell table:formula="of:=[.C64]/[.$A64]" office:value-type="float" office:value="0.0140937397574566" calcext:value-type="float">
            <text:p>0.014093739757457</text:p>
          </table:table-cell>
          <table:table-cell table:formula="of:=[.D64]/[.$A64]" office:value-type="float" office:value="0.0199934447722058" calcext:value-type="float">
            <text:p>0.019993444772206</text:p>
          </table:table-cell>
          <table:table-cell table:number-columns-repeated="9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B65]/[.$A65]" office:value-type="float" office:value="0.018381167365366" calcext:value-type="float">
            <text:p>0.018381167365366</text:p>
          </table:table-cell>
          <table:table-cell table:formula="of:=[.C65]/[.$A65]" office:value-type="float" office:value="0.0138664946791358" calcext:value-type="float">
            <text:p>0.013866494679136</text:p>
          </table:table-cell>
          <table:table-cell table:formula="of:=[.D65]/[.$A65]" office:value-type="float" office:value="0.0196710738471461" calcext:value-type="float">
            <text:p>0.019671073847146</text:p>
          </table:table-cell>
          <table:table-cell table:number-columns-repeated="9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B66]/[.$A66]" office:value-type="float" office:value="0.0180894953982863" calcext:value-type="float">
            <text:p>0.018089495398286</text:p>
          </table:table-cell>
          <table:table-cell table:formula="of:=[.C66]/[.$A66]" office:value-type="float" office:value="0.0136464614408124" calcext:value-type="float">
            <text:p>0.013646461440813</text:p>
          </table:table-cell>
          <table:table-cell table:formula="of:=[.D66]/[.$A66]" office:value-type="float" office:value="0.0196762932402412" calcext:value-type="float">
            <text:p>0.019676293240241</text:p>
          </table:table-cell>
          <table:table-cell table:number-columns-repeated="9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7]/[.$A67]" office:value-type="float" office:value="0.0228053733208372" calcext:value-type="float">
            <text:p>0.022805373320837</text:p>
          </table:table-cell>
          <table:table-cell table:formula="of:=[.C67]/[.$A67]" office:value-type="float" office:value="0.0199937519525148" calcext:value-type="float">
            <text:p>0.019993751952515</text:p>
          </table:table-cell>
          <table:table-cell table:formula="of:=[.D67]/[.$A67]" office:value-type="float" office:value="0.0293658231802562" calcext:value-type="float">
            <text:p>0.029365823180256</text:p>
          </table:table-cell>
          <table:table-cell table:number-columns-repeated="9"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8]/[.$A68]" office:value-type="float" office:value="0.022454629344817" calcext:value-type="float">
            <text:p>0.022454629344817</text:p>
          </table:table-cell>
          <table:table-cell table:formula="of:=[.C68]/[.$A68]" office:value-type="float" office:value="0.0196862503844971" calcext:value-type="float">
            <text:p>0.019686250384497</text:p>
          </table:table-cell>
          <table:table-cell table:formula="of:=[.D68]/[.$A68]" office:value-type="float" office:value="0.0289141802522301" calcext:value-type="float">
            <text:p>0.02891418025223</text:p>
          </table:table-cell>
          <table:table-cell table:number-columns-repeated="9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69]/[.$A69]" office:value-type="float" office:value="0.0221145107543169" calcext:value-type="float">
            <text:p>0.022114510754317</text:p>
          </table:table-cell>
          <table:table-cell table:formula="of:=[.C69]/[.$A69]" office:value-type="float" office:value="0.0193880642229627" calcext:value-type="float">
            <text:p>0.019388064222963</text:p>
          </table:table-cell>
          <table:table-cell table:formula="of:=[.D69]/[.$A69]" office:value-type="float" office:value="0.0284762193274765" calcext:value-type="float">
            <text:p>0.028476219327477</text:p>
          </table:table-cell>
          <table:table-cell table:number-columns-repeated="9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B70]/[.$A70]" office:value-type="float" office:value="0.0217845419277827" calcext:value-type="float">
            <text:p>0.021784541927783</text:p>
          </table:table-cell>
          <table:table-cell table:formula="of:=[.C70]/[.$A70]" office:value-type="float" office:value="0.0193971948672038" calcext:value-type="float">
            <text:p>0.019397194867204</text:p>
          </table:table-cell>
          <table:table-cell table:formula="of:=[.D70]/[.$A70]" office:value-type="float" office:value="0.0280513279618024" calcext:value-type="float">
            <text:p>0.028051327961803</text:p>
          </table:table-cell>
          <table:table-cell table:number-columns-repeated="9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71]/[.$A71]" office:value-type="float" office:value="0.0214642752131726" calcext:value-type="float">
            <text:p>0.021464275213173</text:p>
          </table:table-cell>
          <table:table-cell table:formula="of:=[.C71]/[.$A71]" office:value-type="float" office:value="0.0191120258747427" calcext:value-type="float">
            <text:p>0.019112025874743</text:p>
          </table:table-cell>
          <table:table-cell table:formula="of:=[.D71]/[.$A71]" office:value-type="float" office:value="0.0279329608938547" calcext:value-type="float">
            <text:p>0.027932960893855</text:p>
          </table:table-cell>
          <table:table-cell table:number-columns-repeated="9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B72]/[.$A72]" office:value-type="float" office:value="0.0214430599826137" calcext:value-type="float">
            <text:p>0.021443059982614</text:p>
          </table:table-cell>
          <table:table-cell table:formula="of:=[.C72]/[.$A72]" office:value-type="float" office:value="0.0188351202549985" calcext:value-type="float">
            <text:p>0.018835120254999</text:p>
          </table:table-cell>
          <table:table-cell table:formula="of:=[.D72]/[.$A72]" office:value-type="float" office:value="0.0275282526803825" calcext:value-type="float">
            <text:p>0.027528252680383</text:p>
          </table:table-cell>
          <table:table-cell table:number-columns-repeated="9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73]/[.$A73]" office:value-type="float" office:value="0.0214224507283633" calcext:value-type="float">
            <text:p>0.021422450728363</text:p>
          </table:table-cell>
          <table:table-cell table:formula="of:=[.C73]/[.$A73]" office:value-type="float" office:value="0.0185661239645815" calcext:value-type="float">
            <text:p>0.018566123964582</text:p>
          </table:table-cell>
          <table:table-cell table:formula="of:=[.D73]/[.$A73]" office:value-type="float" office:value="0.0274207369323051" calcext:value-type="float">
            <text:p>0.027420736932305</text:p>
          </table:table-cell>
          <table:table-cell table:number-columns-repeated="9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B74]/[.$A74]" office:value-type="float" office:value="0.0211208110391439" calcext:value-type="float">
            <text:p>0.021120811039144</text:p>
          </table:table-cell>
          <table:table-cell table:formula="of:=[.C74]/[.$A74]" office:value-type="float" office:value="0.0183047029005914" calcext:value-type="float">
            <text:p>0.018304702900591</text:p>
          </table:table-cell>
          <table:table-cell table:formula="of:=[.D74]/[.$A74]" office:value-type="float" office:value="0.0270346381301042" calcext:value-type="float">
            <text:p>0.027034638130104</text:p>
          </table:table-cell>
          <table:table-cell table:number-columns-repeated="9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B75]/[.$A75]" office:value-type="float" office:value="0.0211052485420716" calcext:value-type="float">
            <text:p>0.021105248542072</text:p>
          </table:table-cell>
          <table:table-cell table:formula="of:=[.C75]/[.$A75]" office:value-type="float" office:value="0.0222160510969175" calcext:value-type="float">
            <text:p>0.022216051096918</text:p>
          </table:table-cell>
          <table:table-cell table:formula="of:=[.D75]/[.$A75]" office:value-type="float" office:value="0.0338794779227992" calcext:value-type="float">
            <text:p>0.033879477922799</text:p>
          </table:table-cell>
          <table:table-cell table:number-columns-repeated="9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B76]/[.$A76]" office:value-type="float" office:value="0.0210901122980005" calcext:value-type="float">
            <text:p>0.021090112298001</text:p>
          </table:table-cell>
          <table:table-cell table:formula="of:=[.C76]/[.$A76]" office:value-type="float" office:value="0.0219118049849356" calcext:value-type="float">
            <text:p>0.021911804984936</text:p>
          </table:table-cell>
          <table:table-cell table:formula="of:=[.D76]/[.$A76]" office:value-type="float" office:value="0.0342371952889619" calcext:value-type="float">
            <text:p>0.034237195288962</text:p>
          </table:table-cell>
          <table:table-cell table:number-columns-repeated="9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7]/[.$A77]" office:value-type="float" office:value="0.0208051877870846" calcext:value-type="float">
            <text:p>0.020805187787085</text:p>
          </table:table-cell>
          <table:table-cell table:formula="of:=[.C77]/[.$A77]" office:value-type="float" office:value="0.0216157795190489" calcext:value-type="float">
            <text:p>0.021615779519049</text:p>
          </table:table-cell>
          <table:table-cell table:formula="of:=[.D77]/[.$A77]" office:value-type="float" office:value="0.0345852472304782" calcext:value-type="float">
            <text:p>0.034585247230478</text:p>
          </table:table-cell>
          <table:table-cell table:number-columns-repeated="9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B78]/[.$A78]" office:value-type="float" office:value="0.0205278592375367" calcext:value-type="float">
            <text:p>0.020527859237537</text:p>
          </table:table-cell>
          <table:table-cell table:formula="of:=[.C78]/[.$A78]" office:value-type="float" office:value="0.021860837110104" calcext:value-type="float">
            <text:p>0.021860837110104</text:p>
          </table:table-cell>
          <table:table-cell table:formula="of:=[.D78]/[.$A78]" office:value-type="float" office:value="0.0341242335377233" calcext:value-type="float">
            <text:p>0.034124233537723</text:p>
          </table:table-cell>
          <table:table-cell table:number-columns-repeated="9"/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79]/[.$A79]" office:value-type="float" office:value="0.0202578268876611" calcext:value-type="float">
            <text:p>0.020257826887661</text:p>
          </table:table-cell>
          <table:table-cell table:formula="of:=[.C79]/[.$A79]" office:value-type="float" office:value="0.0215732701920547" calcext:value-type="float">
            <text:p>0.021573270192055</text:p>
          </table:table-cell>
          <table:table-cell table:formula="of:=[.D79]/[.$A79]" office:value-type="float" office:value="0.0344646145751118" calcext:value-type="float">
            <text:p>0.034464614575112</text:p>
          </table:table-cell>
          <table:table-cell table:number-columns-repeated="9"/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80]/[.$A80]" office:value-type="float" office:value="0.0199948065437549" calcext:value-type="float">
            <text:p>0.019994806543755</text:p>
          </table:table-cell>
          <table:table-cell table:formula="of:=[.C80]/[.$A80]" office:value-type="float" office:value="0.0212931706050376" calcext:value-type="float">
            <text:p>0.021293170605038</text:p>
          </table:table-cell>
          <table:table-cell table:formula="of:=[.D80]/[.$A80]" office:value-type="float" office:value="0.0340171384056089" calcext:value-type="float">
            <text:p>0.034017138405609</text:p>
          </table:table-cell>
          <table:table-cell table:number-columns-repeated="9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B81]/[.$A81]" office:value-type="float" office:value="0.0199948731094591" calcext:value-type="float">
            <text:p>0.019994873109459</text:p>
          </table:table-cell>
          <table:table-cell table:formula="of:=[.C81]/[.$A81]" office:value-type="float" office:value="0.0212765957446808" calcext:value-type="float">
            <text:p>0.021276595744681</text:p>
          </table:table-cell>
          <table:table-cell table:formula="of:=[.D81]/[.$A81]" office:value-type="float" office:value="0.0335811330428095" calcext:value-type="float">
            <text:p>0.03358113304281</text:p>
          </table:table-cell>
          <table:table-cell table:number-columns-repeated="9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2]/[.$A82]" office:value-type="float" office:value="0.0197418375094913" calcext:value-type="float">
            <text:p>0.019741837509491</text:p>
          </table:table-cell>
          <table:table-cell table:formula="of:=[.C82]/[.$A82]" office:value-type="float" office:value="0.0210073399139458" calcext:value-type="float">
            <text:p>0.021007339913946</text:p>
          </table:table-cell>
          <table:table-cell table:formula="of:=[.D82]/[.$A82]" office:value-type="float" office:value="0.0334092634776006" calcext:value-type="float">
            <text:p>0.033409263477601</text:p>
          </table:table-cell>
          <table:table-cell table:number-columns-repeated="9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3]/[.$A83]" office:value-type="float" office:value="0.0194951262184454" calcext:value-type="float">
            <text:p>0.019495126218445</text:p>
          </table:table-cell>
          <table:table-cell table:formula="of:=[.C83]/[.$A83]" office:value-type="float" office:value="0.0207448137965509" calcext:value-type="float">
            <text:p>0.020744813796551</text:p>
          </table:table-cell>
          <table:table-cell table:formula="of:=[.D83]/[.$A83]" office:value-type="float" office:value="0.0329917520619845" calcext:value-type="float">
            <text:p>0.032991752061985</text:p>
          </table:table-cell>
          <table:table-cell table:number-columns-repeated="9"/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4]/[.$A84]" office:value-type="float" office:value="0.0192545050604789" calcext:value-type="float">
            <text:p>0.019254505060479</text:p>
          </table:table-cell>
          <table:table-cell table:formula="of:=[.C84]/[.$A84]" office:value-type="float" office:value="0.0207356208343619" calcext:value-type="float">
            <text:p>0.020735620834362</text:p>
          </table:table-cell>
          <table:table-cell table:formula="of:=[.D84]/[.$A84]" office:value-type="float" office:value="0.0325845470254258" calcext:value-type="float">
            <text:p>0.032584547025426</text:p>
          </table:table-cell>
          <table:table-cell table:number-columns-repeated="9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B85]/[.$A85]" office:value-type="float" office:value="0.019263594245306" calcext:value-type="float">
            <text:p>0.019263594245306</text:p>
          </table:table-cell>
          <table:table-cell table:formula="of:=[.C85]/[.$A85]" office:value-type="float" office:value="0.0204828090709583" calcext:value-type="float">
            <text:p>0.020482809070958</text:p>
          </table:table-cell>
          <table:table-cell table:formula="of:=[.D85]/[.$A85]" office:value-type="float" office:value="0.0321872713972202" calcext:value-type="float">
            <text:p>0.03218727139722</text:p>
          </table:table-cell>
          <table:table-cell table:number-columns-repeated="9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6]/[.$A86]" office:value-type="float" office:value="0.0190315586605637" calcext:value-type="float">
            <text:p>0.019031558660564</text:p>
          </table:table-cell>
          <table:table-cell table:formula="of:=[.C86]/[.$A86]" office:value-type="float" office:value="0.0202360876897133" calcext:value-type="float">
            <text:p>0.020236087689713</text:p>
          </table:table-cell>
          <table:table-cell table:formula="of:=[.D86]/[.$A86]" office:value-type="float" office:value="0.0320404721753794" calcext:value-type="float">
            <text:p>0.03204047217538</text:p>
          </table:table-cell>
          <table:table-cell table:number-columns-repeated="9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7]/[.$A87]" office:value-type="float" office:value="0.0188050464175196" calcext:value-type="float">
            <text:p>0.01880504641752</text:p>
          </table:table-cell>
          <table:table-cell table:formula="of:=[.C87]/[.$A87]" office:value-type="float" office:value="0.0202332777910021" calcext:value-type="float">
            <text:p>0.020233277791002</text:p>
          </table:table-cell>
          <table:table-cell table:formula="of:=[.D87]/[.$A87]" office:value-type="float" office:value="0.0316591287788622" calcext:value-type="float">
            <text:p>0.031659128778862</text:p>
          </table:table-cell>
          <table:table-cell table:number-columns-repeated="9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8]/[.$A88]" office:value-type="float" office:value="0.0185838626205599" calcext:value-type="float">
            <text:p>0.01858386262056</text:p>
          </table:table-cell>
          <table:table-cell table:formula="of:=[.C88]/[.$A88]" office:value-type="float" office:value="0.019995295224653" calcext:value-type="float">
            <text:p>0.019995295224653</text:p>
          </table:table-cell>
          <table:table-cell table:formula="of:=[.D88]/[.$A88]" office:value-type="float" office:value="0.0312867560573983" calcext:value-type="float">
            <text:p>0.031286756057398</text:p>
          </table:table-cell>
          <table:table-cell table:number-columns-repeated="9"/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B89]/[.$A89]" office:value-type="float" office:value="0.0183678214368751" calcext:value-type="float">
            <text:p>0.018367821436875</text:p>
          </table:table-cell>
          <table:table-cell table:formula="of:=[.C89]/[.$A89]" office:value-type="float" office:value="0.0197628458498024" calcext:value-type="float">
            <text:p>0.019762845849802</text:p>
          </table:table-cell>
          <table:table-cell table:formula="of:=[.D89]/[.$A89]" office:value-type="float" office:value="0.0309230411532202" calcext:value-type="float">
            <text:p>0.03092304115322</text:p>
          </table:table-cell>
          <table:table-cell table:number-columns-repeated="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B90]/[.$A90]" office:value-type="float" office:value="0.0262008733624454" calcext:value-type="float">
            <text:p>0.026200873362446</text:p>
          </table:table-cell>
          <table:table-cell table:formula="of:=[.C90]/[.$A90]" office:value-type="float" office:value="0.0225235578028039" calcext:value-type="float">
            <text:p>0.022523557802804</text:p>
          </table:table-cell>
          <table:table-cell table:formula="of:=[.D90]/[.$A90]" office:value-type="float" office:value="0.0395311422661457" calcext:value-type="float">
            <text:p>0.039531142266146</text:p>
          </table:table-cell>
          <table:table-cell table:number-columns-repeated="9"/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B91]/[.$A91]" office:value-type="float" office:value="0.027266530334015" calcext:value-type="float">
            <text:p>0.027266530334015</text:p>
          </table:table-cell>
          <table:table-cell table:formula="of:=[.C91]/[.$A91]" office:value-type="float" office:value="0.0234037718700295" calcext:value-type="float">
            <text:p>0.02340377187003</text:p>
          </table:table-cell>
          <table:table-cell table:formula="of:=[.D91]/[.$A91]" office:value-type="float" office:value="0.0397636900704385" calcext:value-type="float">
            <text:p>0.039763690070439</text:p>
          </table:table-cell>
          <table:table-cell table:number-columns-repeated="9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92]/[.$A92]" office:value-type="float" office:value="0.0276342394967423" calcext:value-type="float">
            <text:p>0.027634239496742</text:p>
          </table:table-cell>
          <table:table-cell table:formula="of:=[.C92]/[.$A92]" office:value-type="float" office:value="0.0242642102898225" calcext:value-type="float">
            <text:p>0.024264210289823</text:p>
          </table:table-cell>
          <table:table-cell table:formula="of:=[.D92]/[.$A92]" office:value-type="float" office:value="0.0404403504830375" calcext:value-type="float">
            <text:p>0.040440350483038</text:p>
          </table:table-cell>
          <table:table-cell table:number-columns-repeated="9"/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3]/[.$A93]" office:value-type="float" office:value="0.0273272606087536" calcext:value-type="float">
            <text:p>0.027327260608754</text:p>
          </table:table-cell>
          <table:table-cell table:formula="of:=[.C93]/[.$A93]" office:value-type="float" office:value="0.0246611864030215" calcext:value-type="float">
            <text:p>0.024661186403022</text:p>
          </table:table-cell>
          <table:table-cell table:formula="of:=[.D93]/[.$A93]" office:value-type="float" office:value="0.0402132859364586" calcext:value-type="float">
            <text:p>0.040213285936459</text:p>
          </table:table-cell>
          <table:table-cell table:number-columns-repeated="9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4]/[.$A94]" office:value-type="float" office:value="0.027027027027027" calcext:value-type="float">
            <text:p>0.027027027027027</text:p>
          </table:table-cell>
          <table:table-cell table:formula="of:=[.C94]/[.$A94]" office:value-type="float" office:value="0.024390243902439" calcext:value-type="float">
            <text:p>0.024390243902439</text:p>
          </table:table-cell>
          <table:table-cell table:formula="of:=[.D94]/[.$A94]" office:value-type="float" office:value="0.039771478795869" calcext:value-type="float">
            <text:p>0.039771478795869</text:p>
          </table:table-cell>
          <table:table-cell table:number-columns-repeated="9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5]/[.$A95]" office:value-type="float" office:value="0.0269506628993697" calcext:value-type="float">
            <text:p>0.02695066289937</text:p>
          </table:table-cell>
          <table:table-cell table:formula="of:=[.C95]/[.$A95]" office:value-type="float" office:value="0.0241251901760487" calcext:value-type="float">
            <text:p>0.024125190176049</text:p>
          </table:table-cell>
          <table:table-cell table:formula="of:=[.D95]/[.$A95]" office:value-type="float" office:value="0.0393392740708542" calcext:value-type="float">
            <text:p>0.039339274070854</text:p>
          </table:table-cell>
          <table:table-cell table:number-columns-repeated="9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B96]/[.$A96]" office:value-type="float" office:value="0.0266609331326596" calcext:value-type="float">
            <text:p>0.02666093313266</text:p>
          </table:table-cell>
          <table:table-cell table:formula="of:=[.C96]/[.$A96]" office:value-type="float" office:value="0.024080842829499" calcext:value-type="float">
            <text:p>0.024080842829499</text:p>
          </table:table-cell>
          <table:table-cell table:formula="of:=[.D96]/[.$A96]" office:value-type="float" office:value="0.0389163620726725" calcext:value-type="float">
            <text:p>0.038916362072673</text:p>
          </table:table-cell>
          <table:table-cell table:number-columns-repeated="9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B97]/[.$A97]" office:value-type="float" office:value="0.0263773665177622" calcext:value-type="float">
            <text:p>0.026377366517762</text:p>
          </table:table-cell>
          <table:table-cell table:formula="of:=[.C97]/[.$A97]" office:value-type="float" office:value="0.0240374388427994" calcext:value-type="float">
            <text:p>0.024037438842799</text:p>
          </table:table-cell>
          <table:table-cell table:formula="of:=[.D97]/[.$A97]" office:value-type="float" office:value="0.0389278876834716" calcext:value-type="float">
            <text:p>0.038927887683472</text:p>
          </table:table-cell>
          <table:table-cell table:number-columns-repeated="9"/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98]/[.$A98]" office:value-type="float" office:value="0.0260997684697958" calcext:value-type="float">
            <text:p>0.026099768469796</text:p>
          </table:table-cell>
          <table:table-cell table:formula="of:=[.C98]/[.$A98]" office:value-type="float" office:value="0.0237844664281204" calcext:value-type="float">
            <text:p>0.02378446642812</text:p>
          </table:table-cell>
          <table:table-cell table:formula="of:=[.D98]/[.$A98]" office:value-type="float" office:value="0.0391496527046937" calcext:value-type="float">
            <text:p>0.039149652704694</text:p>
          </table:table-cell>
          <table:table-cell table:number-columns-repeated="9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99]/[.$A99]" office:value-type="float" office:value="0.0258279525098938" calcext:value-type="float">
            <text:p>0.025827952509894</text:p>
          </table:table-cell>
          <table:table-cell table:formula="of:=[.C99]/[.$A99]" office:value-type="float" office:value="0.0235367631743387" calcext:value-type="float">
            <text:p>0.023536763174339</text:p>
          </table:table-cell>
          <table:table-cell table:formula="of:=[.D99]/[.$A99]" office:value-type="float" office:value="0.0391585086440325" calcext:value-type="float">
            <text:p>0.039158508644033</text:p>
          </table:table-cell>
          <table:table-cell table:number-columns-repeated="9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100]/[.$A100]" office:value-type="float" office:value="0.0255617398474541" calcext:value-type="float">
            <text:p>0.025561739847454</text:p>
          </table:table-cell>
          <table:table-cell table:formula="of:=[.C100]/[.$A100]" office:value-type="float" office:value="0.0235003092145949" calcext:value-type="float">
            <text:p>0.023500309214595</text:p>
          </table:table-cell>
          <table:table-cell table:formula="of:=[.D100]/[.$A100]" office:value-type="float" office:value="0.038754895897753" calcext:value-type="float">
            <text:p>0.038754895897753</text:p>
          </table:table-cell>
          <table:table-cell table:number-columns-repeated="9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B101]/[.$A101]" office:value-type="float" office:value="0.0253009589879616" calcext:value-type="float">
            <text:p>0.025300958987962</text:p>
          </table:table-cell>
          <table:table-cell table:formula="of:=[.C101]/[.$A101]" office:value-type="float" office:value="0.0263211589471536" calcext:value-type="float">
            <text:p>0.026321158947154</text:p>
          </table:table-cell>
          <table:table-cell table:formula="of:=[.D101]/[.$A101]" office:value-type="float" office:value="0.0383595184656193" calcext:value-type="float">
            <text:p>0.038359518465619</text:p>
          </table:table-cell>
          <table:table-cell table:number-columns-repeated="9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102]/[.$A102]" office:value-type="float" office:value="0.0304988891133104" calcext:value-type="float">
            <text:p>0.030498889113311</text:p>
          </table:table-cell>
          <table:table-cell table:formula="of:=[.C102]/[.$A102]" office:value-type="float" office:value="0.0274691981417895" calcext:value-type="float">
            <text:p>0.02746919814179</text:p>
          </table:table-cell>
          <table:table-cell table:formula="of:=[.D102]/[.$A102]" office:value-type="float" office:value="0.0462532821652192" calcext:value-type="float">
            <text:p>0.046253282165219</text:p>
          </table:table-cell>
          <table:table-cell table:number-columns-repeated="9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B103]/[.$A103]" office:value-type="float" office:value="0.0301939612077584" calcext:value-type="float">
            <text:p>0.030193961207759</text:p>
          </table:table-cell>
          <table:table-cell table:formula="of:=[.C103]/[.$A103]" office:value-type="float" office:value="0.0285942811437712" calcext:value-type="float">
            <text:p>0.028594281143771</text:p>
          </table:table-cell>
          <table:table-cell table:formula="of:=[.D103]/[.$A103]" office:value-type="float" office:value="0.0469906018796241" calcext:value-type="float">
            <text:p>0.046990601879624</text:p>
          </table:table-cell>
          <table:table-cell table:number-columns-repeated="9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B104]/[.$A104]" office:value-type="float" office:value="0.0304890120768165" calcext:value-type="float">
            <text:p>0.030489012076817</text:p>
          </table:table-cell>
          <table:table-cell table:formula="of:=[.C104]/[.$A104]" office:value-type="float" office:value="0.028311225499901" calcext:value-type="float">
            <text:p>0.028311225499901</text:p>
          </table:table-cell>
          <table:table-cell table:formula="of:=[.D104]/[.$A104]" office:value-type="float" office:value="0.0471193823005345" calcext:value-type="float">
            <text:p>0.047119382300535</text:p>
          </table:table-cell>
          <table:table-cell table:number-columns-repeated="9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B105]/[.$A105]" office:value-type="float" office:value="0.030386198784552" calcext:value-type="float">
            <text:p>0.030386198784552</text:p>
          </table:table-cell>
          <table:table-cell table:formula="of:=[.C105]/[.$A105]" office:value-type="float" office:value="0.0292099588316016" calcext:value-type="float">
            <text:p>0.029209958831602</text:p>
          </table:table-cell>
          <table:table-cell table:formula="of:=[.D105]/[.$A105]" office:value-type="float" office:value="0.0472456381101745" calcext:value-type="float">
            <text:p>0.047245638110175</text:p>
          </table:table-cell>
          <table:table-cell table:number-columns-repeated="9"/>
        </table:table-row>
        <table:table-row table:style-name="ro1">
          <table:table-cell office:value-type="float" office:value="5151" calcext:value-type="float">
            <text:p>515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6]/[.$A106]" office:value-type="float" office:value="0.0300912444185595" calcext:value-type="float">
            <text:p>0.03009124441856</text:p>
          </table:table-cell>
          <table:table-cell table:formula="of:=[.C106]/[.$A106]" office:value-type="float" office:value="0.0289264220539701" calcext:value-type="float">
            <text:p>0.02892642205397</text:p>
          </table:table-cell>
          <table:table-cell table:formula="of:=[.D106]/[.$A106]" office:value-type="float" office:value="0.0469811687051058" calcext:value-type="float">
            <text:p>0.046981168705106</text:p>
          </table:table-cell>
          <table:table-cell table:number-columns-repeated="9"/>
        </table:table-row>
        <table:table-row table:style-name="ro1">
          <table:table-cell office:value-type="float" office:value="5201" calcext:value-type="float">
            <text:p>5201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7]/[.$A107]" office:value-type="float" office:value="0.0298019611613151" calcext:value-type="float">
            <text:p>0.029801961161315</text:p>
          </table:table-cell>
          <table:table-cell table:formula="of:=[.C107]/[.$A107]" office:value-type="float" office:value="0.0286483368582965" calcext:value-type="float">
            <text:p>0.028648336858297</text:p>
          </table:table-cell>
          <table:table-cell table:formula="of:=[.D107]/[.$A107]" office:value-type="float" office:value="0.0465295135550856" calcext:value-type="float">
            <text:p>0.046529513555086</text:p>
          </table:table-cell>
          <table:table-cell table:number-columns-repeated="9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8]/[.$A108]" office:value-type="float" office:value="0.0295181870119977" calcext:value-type="float">
            <text:p>0.029518187011998</text:p>
          </table:table-cell>
          <table:table-cell table:formula="of:=[.C108]/[.$A108]" office:value-type="float" office:value="0.0285659874309655" calcext:value-type="float">
            <text:p>0.028565987430966</text:p>
          </table:table-cell>
          <table:table-cell table:formula="of:=[.D108]/[.$A108]" office:value-type="float" office:value="0.0460864597219577" calcext:value-type="float">
            <text:p>0.046086459721958</text:p>
          </table:table-cell>
          <table:table-cell table:number-columns-repeated="9"/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B109]/[.$A109]" office:value-type="float" office:value="0.0294284097340124" calcext:value-type="float">
            <text:p>0.029428409734013</text:p>
          </table:table-cell>
          <table:table-cell table:formula="of:=[.C109]/[.$A109]" office:value-type="float" office:value="0.0282965478211658" calcext:value-type="float">
            <text:p>0.028296547821166</text:p>
          </table:table-cell>
          <table:table-cell table:formula="of:=[.D109]/[.$A109]" office:value-type="float" office:value="0.0456517638181475" calcext:value-type="float">
            <text:p>0.045651763818148</text:p>
          </table:table-cell>
          <table:table-cell table:number-columns-repeated="9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B110]/[.$A110]" office:value-type="float" office:value="0.0293403102223883" calcext:value-type="float">
            <text:p>0.029340310222388</text:p>
          </table:table-cell>
          <table:table-cell table:formula="of:=[.C110]/[.$A110]" office:value-type="float" office:value="0.0280321435245748" calcext:value-type="float">
            <text:p>0.028032143524575</text:p>
          </table:table-cell>
          <table:table-cell table:formula="of:=[.D110]/[.$A110]" office:value-type="float" office:value="0.0454120725098113" calcext:value-type="float">
            <text:p>0.045412072509811</text:p>
          </table:table-cell>
          <table:table-cell table:number-columns-repeated="9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B111]/[.$A111]" office:value-type="float" office:value="0.0290686909831513" calcext:value-type="float">
            <text:p>0.029068690983151</text:p>
          </table:table-cell>
          <table:table-cell table:formula="of:=[.C111]/[.$A111]" office:value-type="float" office:value="0.0279577855952601" calcext:value-type="float">
            <text:p>0.02795778559526</text:p>
          </table:table-cell>
          <table:table-cell table:formula="of:=[.D111]/[.$A111]" office:value-type="float" office:value="0.0451768191075727" calcext:value-type="float">
            <text:p>0.045176819107573</text:p>
          </table:table-cell>
          <table:table-cell table:number-columns-repeated="9"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B112]/[.$A112]" office:value-type="float" office:value="0.0288020546688681" calcext:value-type="float">
            <text:p>0.028802054668868</text:p>
          </table:table-cell>
          <table:table-cell table:formula="of:=[.C112]/[.$A112]" office:value-type="float" office:value="0.0330214639515685" calcext:value-type="float">
            <text:p>0.033021463951569</text:p>
          </table:table-cell>
          <table:table-cell table:formula="of:=[.D112]/[.$A112]" office:value-type="float" office:value="0.0509998165474225" calcext:value-type="float">
            <text:p>0.050999816547423</text:p>
          </table:table-cell>
          <table:table-cell table:number-columns-repeated="9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164" calcext:value-type="float">
            <text:p>164</text:p>
          </table:table-cell>
          <table:table-cell office:value-type="float" office:value="186" calcext:value-type="float">
            <text:p>186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B113]/[.$A113]" office:value-type="float" office:value="0.0298127613161243" calcext:value-type="float">
            <text:p>0.029812761316124</text:p>
          </table:table-cell>
          <table:table-cell table:formula="of:=[.C113]/[.$A113]" office:value-type="float" office:value="0.0338120341756044" calcext:value-type="float">
            <text:p>0.033812034175605</text:p>
          </table:table-cell>
          <table:table-cell table:formula="of:=[.D113]/[.$A113]" office:value-type="float" office:value="0.0539901836029813" calcext:value-type="float">
            <text:p>0.053990183602981</text:p>
          </table:table-cell>
          <table:table-cell table:number-columns-repeated="9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4]/[.$A114]" office:value-type="float" office:value="0.0299045217078004" calcext:value-type="float">
            <text:p>0.0299045217078</text:p>
          </table:table-cell>
          <table:table-cell table:formula="of:=[.C114]/[.$A114]" office:value-type="float" office:value="0.0335074761304269" calcext:value-type="float">
            <text:p>0.033507476130427</text:p>
          </table:table-cell>
          <table:table-cell table:formula="of:=[.D114]/[.$A114]" office:value-type="float" office:value="0.0540443163393983" calcext:value-type="float">
            <text:p>0.054044316339398</text:p>
          </table:table-cell>
          <table:table-cell table:number-columns-repeated="9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5]/[.$A115]" office:value-type="float" office:value="0.0298161042670952" calcext:value-type="float">
            <text:p>0.029816104267095</text:p>
          </table:table-cell>
          <table:table-cell table:formula="of:=[.C115]/[.$A115]" office:value-type="float" office:value="0.0332083556507766" calcext:value-type="float">
            <text:p>0.033208355650777</text:p>
          </table:table-cell>
          <table:table-cell table:formula="of:=[.D115]/[.$A115]" office:value-type="float" office:value="0.0535618639528656" calcext:value-type="float">
            <text:p>0.053561863952866</text:p>
          </table:table-cell>
          <table:table-cell table:number-columns-repeated="9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16]/[.$A116]" office:value-type="float" office:value="0.0295522916298" calcext:value-type="float">
            <text:p>0.0295522916298</text:p>
          </table:table-cell>
          <table:table-cell table:formula="of:=[.C116]/[.$A116]" office:value-type="float" office:value="0.0329145284020527" calcext:value-type="float">
            <text:p>0.032914528402053</text:p>
          </table:table-cell>
          <table:table-cell table:formula="of:=[.D116]/[.$A116]" office:value-type="float" office:value="0.0530879490355689" calcext:value-type="float">
            <text:p>0.053087949035569</text:p>
          </table:table-cell>
          <table:table-cell table:number-columns-repeated="9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7]/[.$A117]" office:value-type="float" office:value="0.0294685142957376" calcext:value-type="float">
            <text:p>0.029468514295738</text:p>
          </table:table-cell>
          <table:table-cell table:formula="of:=[.C117]/[.$A117]" office:value-type="float" office:value="0.032801262936327" calcext:value-type="float">
            <text:p>0.032801262936327</text:p>
          </table:table-cell>
          <table:table-cell table:formula="of:=[.D117]/[.$A117]" office:value-type="float" office:value="0.0527977547798632" calcext:value-type="float">
            <text:p>0.052797754779863</text:p>
          </table:table-cell>
          <table:table-cell table:number-columns-repeated="9"/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8]/[.$A118]" office:value-type="float" office:value="0.0292123109024517" calcext:value-type="float">
            <text:p>0.029212310902452</text:p>
          </table:table-cell>
          <table:table-cell table:formula="of:=[.C118]/[.$A118]" office:value-type="float" office:value="0.0325160841592766" calcext:value-type="float">
            <text:p>0.032516084159277</text:p>
          </table:table-cell>
          <table:table-cell table:formula="of:=[.D118]/[.$A118]" office:value-type="float" office:value="0.052338723700226" calcext:value-type="float">
            <text:p>0.052338723700226</text:p>
          </table:table-cell>
          <table:table-cell table:number-columns-repeated="9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168" calcext:value-type="float">
            <text:p>168</text:p>
          </table:table-cell>
          <table:table-cell office:value-type="float" office:value="187" calcext:value-type="float">
            <text:p>187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B119]/[.$A119]" office:value-type="float" office:value="0.028960524047578" calcext:value-type="float">
            <text:p>0.028960524047578</text:p>
          </table:table-cell>
          <table:table-cell table:formula="of:=[.C119]/[.$A119]" office:value-type="float" office:value="0.0322358214101017" calcext:value-type="float">
            <text:p>0.032235821410102</text:p>
          </table:table-cell>
          <table:table-cell table:formula="of:=[.D119]/[.$A119]" office:value-type="float" office:value="0.0518876055852439" calcext:value-type="float">
            <text:p>0.051887605585244</text:p>
          </table:table-cell>
          <table:table-cell table:number-columns-repeated="9"/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B120]/[.$A120]" office:value-type="float" office:value="0.0288839514612887" calcext:value-type="float">
            <text:p>0.028883951461289</text:p>
          </table:table-cell>
          <table:table-cell table:formula="of:=[.C120]/[.$A120]" office:value-type="float" office:value="0.0321312596137412" calcext:value-type="float">
            <text:p>0.032131259613741</text:p>
          </table:table-cell>
          <table:table-cell table:formula="of:=[.D120]/[.$A120]" office:value-type="float" office:value="0.0516151085284567" calcext:value-type="float">
            <text:p>0.051615108528457</text:p>
          </table:table-cell>
          <table:table-cell table:number-columns-repeated="9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B121]/[.$A121]" office:value-type="float" office:value="0.0288086764955092" calcext:value-type="float">
            <text:p>0.028808676495509</text:p>
          </table:table-cell>
          <table:table-cell table:formula="of:=[.C121]/[.$A121]" office:value-type="float" office:value="0.0318590069479749" calcext:value-type="float">
            <text:p>0.031859006947975</text:p>
          </table:table-cell>
          <table:table-cell table:formula="of:=[.D121]/[.$A121]" office:value-type="float" office:value="0.0511777664802576" calcext:value-type="float">
            <text:p>0.051177766480258</text:p>
          </table:table-cell>
          <table:table-cell table:number-columns-repeated="9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B122]/[.$A122]" office:value-type="float" office:value="0.0317593681734162" calcext:value-type="float">
            <text:p>0.031759368173416</text:p>
          </table:table-cell>
          <table:table-cell table:formula="of:=[.C122]/[.$A122]" office:value-type="float" office:value="0.0325995630986389" calcext:value-type="float">
            <text:p>0.032599563098639</text:p>
          </table:table-cell>
          <table:table-cell table:formula="of:=[.D122]/[.$A122]" office:value-type="float" office:value="0.0561250210048731" calcext:value-type="float">
            <text:p>0.056125021004873</text:p>
          </table:table-cell>
          <table:table-cell table:number-columns-repeated="9"/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B123]/[.$A123]" office:value-type="float" office:value="0.0314947508748542" calcext:value-type="float">
            <text:p>0.031494750874854</text:p>
          </table:table-cell>
          <table:table-cell table:formula="of:=[.C123]/[.$A123]" office:value-type="float" office:value="0.0346608898516914" calcext:value-type="float">
            <text:p>0.034660889851691</text:p>
          </table:table-cell>
          <table:table-cell table:formula="of:=[.D123]/[.$A123]" office:value-type="float" office:value="0.0558240293284453" calcext:value-type="float">
            <text:p>0.055824029328445</text:p>
          </table:table-cell>
          <table:table-cell table:number-columns-repeated="9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192" calcext:value-type="float">
            <text:p>192</text:p>
          </table:table-cell>
          <table:table-cell office:value-type="float" office:value="211" calcext:value-type="float">
            <text:p>211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124]/[.$A124]" office:value-type="float" office:value="0.0317302925136341" calcext:value-type="float">
            <text:p>0.031730292513634</text:p>
          </table:table-cell>
          <table:table-cell table:formula="of:=[.C124]/[.$A124]" office:value-type="float" office:value="0.0348702693769625" calcext:value-type="float">
            <text:p>0.034870269376963</text:p>
          </table:table-cell>
          <table:table-cell table:formula="of:=[.D124]/[.$A124]" office:value-type="float" office:value="0.05585853577921" calcext:value-type="float">
            <text:p>0.05585853577921</text:p>
          </table:table-cell>
          <table:table-cell table:number-columns-repeated="9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B125]/[.$A125]" office:value-type="float" office:value="0.0316341583346992" calcext:value-type="float">
            <text:p>0.031634158334699</text:p>
          </table:table-cell>
          <table:table-cell table:formula="of:=[.C125]/[.$A125]" office:value-type="float" office:value="0.0347484019013276" calcext:value-type="float">
            <text:p>0.034748401901328</text:p>
          </table:table-cell>
          <table:table-cell table:formula="of:=[.D125]/[.$A125]" office:value-type="float" office:value="0.0554007539747582" calcext:value-type="float">
            <text:p>0.055400753974758</text:p>
          </table:table-cell>
          <table:table-cell table:number-columns-repeated="9"/>
        </table:table-row>
        <table:table-row table:style-name="ro1">
          <table:table-cell office:value-type="float" office:value="6151" calcext:value-type="float">
            <text:p>615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126]/[.$A126]" office:value-type="float" office:value="0.0313770118679889" calcext:value-type="float">
            <text:p>0.031377011867989</text:p>
          </table:table-cell>
          <table:table-cell table:formula="of:=[.C126]/[.$A126]" office:value-type="float" office:value="0.0344659404974801" calcext:value-type="float">
            <text:p>0.03446594049748</text:p>
          </table:table-cell>
          <table:table-cell table:formula="of:=[.D126]/[.$A126]" office:value-type="float" office:value="0.055112989757763" calcext:value-type="float">
            <text:p>0.055112989757763</text:p>
          </table:table-cell>
          <table:table-cell table:number-columns-repeated="9"/>
        </table:table-row>
        <table:table-row table:style-name="ro1">
          <table:table-cell office:value-type="float" office:value="6201" calcext:value-type="float">
            <text:p>620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B127]/[.$A127]" office:value-type="float" office:value="0.0312852765682954" calcext:value-type="float">
            <text:p>0.031285276568296</text:p>
          </table:table-cell>
          <table:table-cell table:formula="of:=[.C127]/[.$A127]" office:value-type="float" office:value="0.0341880341880342" calcext:value-type="float">
            <text:p>0.034188034188034</text:p>
          </table:table-cell>
          <table:table-cell table:formula="of:=[.D127]/[.$A127]" office:value-type="float" office:value="0.0546686018384132" calcext:value-type="float">
            <text:p>0.054668601838413</text:p>
          </table:table-cell>
          <table:table-cell table:number-columns-repeated="9"/>
        </table:table-row>
        <table:table-row table:style-name="ro1">
          <table:table-cell office:value-type="float" office:value="6251" calcext:value-type="float">
            <text:p>6251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128]/[.$A128]" office:value-type="float" office:value="0.0310350343944969" calcext:value-type="float">
            <text:p>0.031035034394497</text:p>
          </table:table-cell>
          <table:table-cell table:formula="of:=[.C128]/[.$A128]" office:value-type="float" office:value="0.0340745480723084" calcext:value-type="float">
            <text:p>0.034074548072309</text:p>
          </table:table-cell>
          <table:table-cell table:formula="of:=[.D128]/[.$A128]" office:value-type="float" office:value="0.0543912973924172" calcext:value-type="float">
            <text:p>0.054391297392417</text:p>
          </table:table-cell>
          <table:table-cell table:number-columns-repeated="9"/>
        </table:table-row>
        <table:table-row table:style-name="ro1">
          <table:table-cell office:value-type="float" office:value="6301" calcext:value-type="float">
            <text:p>6301</text:p>
          </table:table-cell>
          <table:table-cell office:value-type="float" office:value="195" calcext:value-type="float">
            <text:p>195</text:p>
          </table:table-cell>
          <table:table-cell office:value-type="float" office:value="213" calcext:value-type="float">
            <text:p>213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B129]/[.$A129]" office:value-type="float" office:value="0.0309474686557689" calcext:value-type="float">
            <text:p>0.030947468655769</text:p>
          </table:table-cell>
          <table:table-cell table:formula="of:=[.C129]/[.$A129]" office:value-type="float" office:value="0.0338041580701476" calcext:value-type="float">
            <text:p>0.033804158070148</text:p>
          </table:table-cell>
          <table:table-cell table:formula="of:=[.D129]/[.$A129]" office:value-type="float" office:value="0.0542770988731947" calcext:value-type="float">
            <text:p>0.054277098873195</text:p>
          </table:table-cell>
          <table:table-cell table:number-columns-repeated="9"/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B130]/[.$A130]" office:value-type="float" office:value="0.038419146591088" calcext:value-type="float">
            <text:p>0.038419146591088</text:p>
          </table:table-cell>
          <table:table-cell table:formula="of:=[.C130]/[.$A130]" office:value-type="float" office:value="0.0349551251771375" calcext:value-type="float">
            <text:p>0.034955125177138</text:p>
          </table:table-cell>
          <table:table-cell table:formula="of:=[.D130]/[.$A130]" office:value-type="float" office:value="0.0670760510155881" calcext:value-type="float">
            <text:p>0.067076051015588</text:p>
          </table:table-cell>
          <table:table-cell table:number-columns-repeated="9"/>
        </table:table-row>
        <table:table-row table:style-name="ro1">
          <table:table-cell office:value-type="float" office:value="6401" calcext:value-type="float">
            <text:p>6401</text:p>
          </table:table-cell>
          <table:table-cell office:value-type="float" office:value="258" calcext:value-type="float">
            <text:p>258</text:p>
          </table:table-cell>
          <table:table-cell office:value-type="float" office:value="225" calcext:value-type="float">
            <text:p>225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B131]/[.$A131]" office:value-type="float" office:value="0.0403062021559131" calcext:value-type="float">
            <text:p>0.040306202155913</text:p>
          </table:table-cell>
          <table:table-cell table:formula="of:=[.C131]/[.$A131]" office:value-type="float" office:value="0.0351507576941103" calcext:value-type="float">
            <text:p>0.03515075769411</text:p>
          </table:table-cell>
          <table:table-cell table:formula="of:=[.D131]/[.$A131]" office:value-type="float" office:value="0.0676456803624434" calcext:value-type="float">
            <text:p>0.067645680362443</text:p>
          </table:table-cell>
          <table:table-cell table:number-columns-repeated="9"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265" calcext:value-type="float">
            <text:p>26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B132]/[.$A132]" office:value-type="float" office:value="0.0410789024957371" calcext:value-type="float">
            <text:p>0.041078902495737</text:p>
          </table:table-cell>
          <table:table-cell table:formula="of:=[.C132]/[.$A132]" office:value-type="float" office:value="0.0358084017981708" calcext:value-type="float">
            <text:p>0.035808401798171</text:p>
          </table:table-cell>
          <table:table-cell table:formula="of:=[.D132]/[.$A132]" office:value-type="float" office:value="0.0677414354363665" calcext:value-type="float">
            <text:p>0.067741435436367</text:p>
          </table:table-cell>
          <table:table-cell table:number-columns-repeated="9"/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B133]/[.$A133]" office:value-type="float" office:value="0.0407629595446854" calcext:value-type="float">
            <text:p>0.040762959544686</text:p>
          </table:table-cell>
          <table:table-cell table:formula="of:=[.C133]/[.$A133]" office:value-type="float" office:value="0.0359944623904015" calcext:value-type="float">
            <text:p>0.035994462390402</text:p>
          </table:table-cell>
          <table:table-cell table:formula="of:=[.D133]/[.$A133]" office:value-type="float" office:value="0.0676818950930626" calcext:value-type="float">
            <text:p>0.067681895093063</text:p>
          </table:table-cell>
          <table:table-cell table:number-columns-repeated="9"/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B134]/[.$A134]" office:value-type="float" office:value="0.04045183941383" calcext:value-type="float">
            <text:p>0.04045183941383</text:p>
          </table:table-cell>
          <table:table-cell table:formula="of:=[.C134]/[.$A134]" office:value-type="float" office:value="0.0357197374446649" calcext:value-type="float">
            <text:p>0.035719737444665</text:p>
          </table:table-cell>
          <table:table-cell table:formula="of:=[.D134]/[.$A134]" office:value-type="float" office:value="0.0673179667226378" calcext:value-type="float">
            <text:p>0.067317966722638</text:p>
          </table:table-cell>
          <table:table-cell table:number-columns-repeated="9"/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B135]/[.$A135]" office:value-type="float" office:value="0.0401454325102257" calcext:value-type="float">
            <text:p>0.040145432510226</text:p>
          </table:table-cell>
          <table:table-cell table:formula="of:=[.C135]/[.$A135]" office:value-type="float" office:value="0.0354491743675201" calcext:value-type="float">
            <text:p>0.03544917436752</text:p>
          </table:table-cell>
          <table:table-cell table:formula="of:=[.D135]/[.$A135]" office:value-type="float" office:value="0.0669595515830935" calcext:value-type="float">
            <text:p>0.066959551583094</text:p>
          </table:table-cell>
          <table:table-cell table:number-columns-repeated="9"/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B136]/[.$A136]" office:value-type="float" office:value="0.0398436325364607" calcext:value-type="float">
            <text:p>0.039843632536461</text:p>
          </table:table-cell>
          <table:table-cell table:formula="of:=[.C136]/[.$A136]" office:value-type="float" office:value="0.0351826792963464" calcext:value-type="float">
            <text:p>0.035182679296347</text:p>
          </table:table-cell>
          <table:table-cell table:formula="of:=[.D136]/[.$A136]" office:value-type="float" office:value="0.0666065253345362" calcext:value-type="float">
            <text:p>0.066606525334536</text:p>
          </table:table-cell>
          <table:table-cell table:number-columns-repeated="9"/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float" office:value="266" calcext:value-type="float">
            <text:p>266</text:p>
          </table:table-cell>
          <table:table-cell office:value-type="float" office:value="234" calcext:value-type="float">
            <text:p>23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B137]/[.$A137]" office:value-type="float" office:value="0.0396955678256977" calcext:value-type="float">
            <text:p>0.039695567825698</text:p>
          </table:table-cell>
          <table:table-cell table:formula="of:=[.C137]/[.$A137]" office:value-type="float" office:value="0.0349201611699746" calcext:value-type="float">
            <text:p>0.034920161169975</text:p>
          </table:table-cell>
          <table:table-cell table:formula="of:=[.D137]/[.$A137]" office:value-type="float" office:value="0.066258767348157" calcext:value-type="float">
            <text:p>0.066258767348157</text:p>
          </table:table-cell>
          <table:table-cell table:number-columns-repeated="9"/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B138]/[.$A138]" office:value-type="float" office:value="0.0413272107835876" calcext:value-type="float">
            <text:p>0.041327210783588</text:p>
          </table:table-cell>
          <table:table-cell table:formula="of:=[.C138]/[.$A138]" office:value-type="float" office:value="0.039253443934232" calcext:value-type="float">
            <text:p>0.039253443934232</text:p>
          </table:table-cell>
          <table:table-cell table:formula="of:=[.D138]/[.$A138]" office:value-type="float" office:value="0.0759887424085321" calcext:value-type="float">
            <text:p>0.075988742408532</text:p>
          </table:table-cell>
          <table:table-cell table:number-columns-repeated="9"/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B139]/[.$A139]" office:value-type="float" office:value="0.0410233789148655" calcext:value-type="float">
            <text:p>0.041023378914866</text:p>
          </table:table-cell>
          <table:table-cell table:formula="of:=[.C139]/[.$A139]" office:value-type="float" office:value="0.0395530069107484" calcext:value-type="float">
            <text:p>0.039553006910749</text:p>
          </table:table-cell>
          <table:table-cell table:formula="of:=[.D139]/[.$A139]" office:value-type="float" office:value="0.0764593442140862" calcext:value-type="float">
            <text:p>0.076459344214086</text:p>
          </table:table-cell>
          <table:table-cell table:number-columns-repeated="9"/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float" office:value="282" calcext:value-type="float">
            <text:p>282</text:p>
          </table:table-cell>
          <table:table-cell office:value-type="float" office:value="270" calcext:value-type="float">
            <text:p>270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B140]/[.$A140]" office:value-type="float" office:value="0.041161874178952" calcext:value-type="float">
            <text:p>0.041161874178952</text:p>
          </table:table-cell>
          <table:table-cell table:formula="of:=[.C140]/[.$A140]" office:value-type="float" office:value="0.039410305064954" calcext:value-type="float">
            <text:p>0.039410305064954</text:p>
          </table:table-cell>
          <table:table-cell table:formula="of:=[.D140]/[.$A140]" office:value-type="float" office:value="0.0763392205517443" calcext:value-type="float">
            <text:p>0.076339220551744</text:p>
          </table:table-cell>
          <table:table-cell table:number-columns-repeated="9"/>
        </table:table-row>
        <table:table-row table:style-name="ro1">
          <table:table-cell office:value-type="float" office:value="6901" calcext:value-type="float">
            <text:p>690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41]/[.$A141]" office:value-type="float" office:value="0.0410085494855818" calcext:value-type="float">
            <text:p>0.041008549485582</text:p>
          </table:table-cell>
          <table:table-cell table:formula="of:=[.C141]/[.$A141]" office:value-type="float" office:value="0.0395594841327344" calcext:value-type="float">
            <text:p>0.039559484132734</text:p>
          </table:table-cell>
          <table:table-cell table:formula="of:=[.D141]/[.$A141]" office:value-type="float" office:value="0.0759310244892045" calcext:value-type="float">
            <text:p>0.075931024489205</text:p>
          </table:table-cell>
          <table:table-cell table:number-columns-repeated="9"/>
        </table:table-row>
        <table:table-row table:style-name="ro1">
          <table:table-cell office:value-type="float" office:value="6951" calcext:value-type="float">
            <text:p>6951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B142]/[.$A142]" office:value-type="float" office:value="0.0407135663933247" calcext:value-type="float">
            <text:p>0.040713566393325</text:p>
          </table:table-cell>
          <table:table-cell table:formula="of:=[.C142]/[.$A142]" office:value-type="float" office:value="0.0392749244712991" calcext:value-type="float">
            <text:p>0.039274924471299</text:p>
          </table:table-cell>
          <table:table-cell table:formula="of:=[.D142]/[.$A142]" office:value-type="float" office:value="0.0753848367141419" calcext:value-type="float">
            <text:p>0.075384836714142</text:p>
          </table:table-cell>
          <table:table-cell table:number-columns-repeated="9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143]/[.$A143]" office:value-type="float" office:value="0.0404227967433224" calcext:value-type="float">
            <text:p>0.040422796743322</text:p>
          </table:table-cell>
          <table:table-cell table:formula="of:=[.C143]/[.$A143]" office:value-type="float" office:value="0.0391372661048422" calcext:value-type="float">
            <text:p>0.039137266104842</text:p>
          </table:table-cell>
          <table:table-cell table:formula="of:=[.D143]/[.$A143]" office:value-type="float" office:value="0.0749892872446793" calcext:value-type="float">
            <text:p>0.074989287244679</text:p>
          </table:table-cell>
          <table:table-cell table:number-columns-repeated="9"/>
        </table:table-row>
        <table:table-row table:style-name="ro1">
          <table:table-cell office:value-type="float" office:value="7051" calcext:value-type="float">
            <text:p>7051</text:p>
          </table:table-cell>
          <table:table-cell office:value-type="float" office:value="284" calcext:value-type="float">
            <text:p>284</text:p>
          </table:table-cell>
          <table:table-cell office:value-type="float" office:value="275" calcext:value-type="float">
            <text:p>275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B144]/[.$A144]" office:value-type="float" office:value="0.0402779747553539" calcext:value-type="float">
            <text:p>0.040277974755354</text:p>
          </table:table-cell>
          <table:table-cell table:formula="of:=[.C144]/[.$A144]" office:value-type="float" office:value="0.0390015600624025" calcext:value-type="float">
            <text:p>0.039001560062403</text:p>
          </table:table-cell>
          <table:table-cell table:formula="of:=[.D144]/[.$A144]" office:value-type="float" office:value="0.0744575237554957" calcext:value-type="float">
            <text:p>0.074457523755496</text:p>
          </table:table-cell>
          <table:table-cell table:number-columns-repeated="9"/>
        </table:table-row>
        <table:table-row table:style-name="ro1">
          <table:table-cell office:value-type="float" office:value="7101" calcext:value-type="float">
            <text:p>7101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B145]/[.$A145]" office:value-type="float" office:value="0.0399943669905647" calcext:value-type="float">
            <text:p>0.039994366990565</text:p>
          </table:table-cell>
          <table:table-cell table:formula="of:=[.C145]/[.$A145]" office:value-type="float" office:value="0.0388677651035065" calcext:value-type="float">
            <text:p>0.038867765103507</text:p>
          </table:table-cell>
          <table:table-cell table:formula="of:=[.D145]/[.$A145]" office:value-type="float" office:value="0.0804112096887762" calcext:value-type="float">
            <text:p>0.080411209688776</text:p>
          </table:table-cell>
          <table:table-cell table:number-columns-repeated="9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B146]/[.$A146]" office:value-type="float" office:value="0.0409732904488883" calcext:value-type="float">
            <text:p>0.040973290448888</text:p>
          </table:table-cell>
          <table:table-cell table:formula="of:=[.C146]/[.$A146]" office:value-type="float" office:value="0.0398545657949937" calcext:value-type="float">
            <text:p>0.039854565794994</text:p>
          </table:table-cell>
          <table:table-cell table:formula="of:=[.D146]/[.$A146]" office:value-type="float" office:value="0.080827856243882" calcext:value-type="float">
            <text:p>0.080827856243882</text:p>
          </table:table-cell>
          <table:table-cell table:number-columns-repeated="9"/>
        </table:table-row>
        <table:table-row table:style-name="ro1">
          <table:table-cell office:value-type="float" office:value="7201" calcext:value-type="float">
            <text:p>7201</text:p>
          </table:table-cell>
          <table:table-cell office:value-type="float" office:value="299" calcext:value-type="float">
            <text:p>299</text:p>
          </table:table-cell>
          <table:table-cell office:value-type="float" office:value="286" calcext:value-type="float">
            <text:p>286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B147]/[.$A147]" office:value-type="float" office:value="0.0415220108318289" calcext:value-type="float">
            <text:p>0.041522010831829</text:p>
          </table:table-cell>
          <table:table-cell table:formula="of:=[.C147]/[.$A147]" office:value-type="float" office:value="0.0397167060130537" calcext:value-type="float">
            <text:p>0.039716706013054</text:p>
          </table:table-cell>
          <table:table-cell table:formula="of:=[.D147]/[.$A147]" office:value-type="float" office:value="0.0810998472434384" calcext:value-type="float">
            <text:p>0.081099847243438</text:p>
          </table:table-cell>
          <table:table-cell table:number-columns-repeated="9"/>
        </table:table-row>
        <table:table-row table:style-name="ro1">
          <table:table-cell office:value-type="float" office:value="7251" calcext:value-type="float">
            <text:p>7251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48]/[.$A148]" office:value-type="float" office:value="0.0412356916287409" calcext:value-type="float">
            <text:p>0.041235691628741</text:p>
          </table:table-cell>
          <table:table-cell table:formula="of:=[.C148]/[.$A148]" office:value-type="float" office:value="0.0398565715073783" calcext:value-type="float">
            <text:p>0.039856571507378</text:p>
          </table:table-cell>
          <table:table-cell table:formula="of:=[.D148]/[.$A148]" office:value-type="float" office:value="0.0809543511239829" calcext:value-type="float">
            <text:p>0.080954351123983</text:p>
          </table:table-cell>
          <table:table-cell table:number-columns-repeated="9"/>
        </table:table-row>
        <table:table-row table:style-name="ro1">
          <table:table-cell office:value-type="float" office:value="7301" calcext:value-type="float">
            <text:p>7301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49]/[.$A149]" office:value-type="float" office:value="0.0409532940693056" calcext:value-type="float">
            <text:p>0.040953294069306</text:p>
          </table:table-cell>
          <table:table-cell table:formula="of:=[.C149]/[.$A149]" office:value-type="float" office:value="0.0397205862210656" calcext:value-type="float">
            <text:p>0.039720586221066</text:p>
          </table:table-cell>
          <table:table-cell table:formula="of:=[.D149]/[.$A149]" office:value-type="float" office:value="0.0803999452129845" calcext:value-type="float">
            <text:p>0.080399945212985</text:p>
          </table:table-cell>
          <table:table-cell table:number-columns-repeated="9"/>
        </table:table-row>
        <table:table-row table:style-name="ro1">
          <table:table-cell office:value-type="float" office:value="7351" calcext:value-type="float">
            <text:p>7351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B150]/[.$A150]" office:value-type="float" office:value="0.0408107740443477" calcext:value-type="float">
            <text:p>0.040810774044348</text:p>
          </table:table-cell>
          <table:table-cell table:formula="of:=[.C150]/[.$A150]" office:value-type="float" office:value="0.0394504149095361" calcext:value-type="float">
            <text:p>0.039450414909536</text:p>
          </table:table-cell>
          <table:table-cell table:formula="of:=[.D150]/[.$A150]" office:value-type="float" office:value="0.0798530812134404" calcext:value-type="float">
            <text:p>0.07985308121344</text:p>
          </table:table-cell>
          <table:table-cell table:number-columns-repeated="9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B151]/[.$A151]" office:value-type="float" office:value="0.0405350628293474" calcext:value-type="float">
            <text:p>0.040535062829347</text:p>
          </table:table-cell>
          <table:table-cell table:formula="of:=[.C151]/[.$A151]" office:value-type="float" office:value="0.039319010944467" calcext:value-type="float">
            <text:p>0.039319010944467</text:p>
          </table:table-cell>
          <table:table-cell table:formula="of:=[.D151]/[.$A151]" office:value-type="float" office:value="0.0794487231455209" calcext:value-type="float">
            <text:p>0.079448723145521</text:p>
          </table:table-cell>
          <table:table-cell table:number-columns-repeated="9"/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float" office:value="363" calcext:value-type="float">
            <text:p>363</text:p>
          </table:table-cell>
          <table:table-cell office:value-type="float" office:value="293" calcext:value-type="float">
            <text:p>293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B152]/[.$A152]" office:value-type="float" office:value="0.0487182928465978" calcext:value-type="float">
            <text:p>0.048718292846598</text:p>
          </table:table-cell>
          <table:table-cell table:formula="of:=[.C152]/[.$A152]" office:value-type="float" office:value="0.0393235807274191" calcext:value-type="float">
            <text:p>0.039323580727419</text:p>
          </table:table-cell>
          <table:table-cell table:formula="of:=[.D152]/[.$A152]" office:value-type="float" office:value="0.0802576835324117" calcext:value-type="float">
            <text:p>0.080257683532412</text:p>
          </table:table-cell>
          <table:table-cell table:number-columns-repeated="9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367" calcext:value-type="float">
            <text:p>367</text:p>
          </table:table-cell>
          <table:table-cell office:value-type="float" office:value="295" calcext:value-type="float">
            <text:p>295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B153]/[.$A153]" office:value-type="float" office:value="0.0489268097586988" calcext:value-type="float">
            <text:p>0.048926809758699</text:p>
          </table:table-cell>
          <table:table-cell table:formula="of:=[.C153]/[.$A153]" office:value-type="float" office:value="0.0393280895880549" calcext:value-type="float">
            <text:p>0.039328089588055</text:p>
          </table:table-cell>
          <table:table-cell table:formula="of:=[.D153]/[.$A153]" office:value-type="float" office:value="0.0802559658712172" calcext:value-type="float">
            <text:p>0.080255965871217</text:p>
          </table:table-cell>
          <table:table-cell table:number-columns-repeated="9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367" calcext:value-type="float">
            <text:p>367</text:p>
          </table:table-cell>
          <table:table-cell office:value-type="float" office:value="306" calcext:value-type="float">
            <text:p>30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54]/[.$A154]" office:value-type="float" office:value="0.0486028340617137" calcext:value-type="float">
            <text:p>0.048602834061714</text:p>
          </table:table-cell>
          <table:table-cell table:formula="of:=[.C154]/[.$A154]" office:value-type="float" office:value="0.0405244338498212" calcext:value-type="float">
            <text:p>0.040524433849821</text:p>
          </table:table-cell>
          <table:table-cell table:formula="of:=[.D154]/[.$A154]" office:value-type="float" office:value="0.0801218381671302" calcext:value-type="float">
            <text:p>0.08012183816713</text:p>
          </table:table-cell>
          <table:table-cell table:number-columns-repeated="9"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367" calcext:value-type="float">
            <text:p>367</text:p>
          </table:table-cell>
          <table:table-cell office:value-type="float" office:value="307" calcext:value-type="float">
            <text:p>307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B155]/[.$A155]" office:value-type="float" office:value="0.0482831206420208" calcext:value-type="float">
            <text:p>0.048283120642021</text:p>
          </table:table-cell>
          <table:table-cell table:formula="of:=[.C155]/[.$A155]" office:value-type="float" office:value="0.0403894224444152" calcext:value-type="float">
            <text:p>0.040389422444415</text:p>
          </table:table-cell>
          <table:table-cell table:formula="of:=[.D155]/[.$A155]" office:value-type="float" office:value="0.0797263517958163" calcext:value-type="float">
            <text:p>0.079726351795816</text:p>
          </table:table-cell>
          <table:table-cell table:number-columns-repeated="9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368" calcext:value-type="float">
            <text:p>368</text:p>
          </table:table-cell>
          <table:table-cell office:value-type="float" office:value="307" calcext:value-type="float">
            <text:p>307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156]/[.$A156]" office:value-type="float" office:value="0.0480982878055156" calcext:value-type="float">
            <text:p>0.048098287805516</text:p>
          </table:table-cell>
          <table:table-cell table:formula="of:=[.C156]/[.$A156]" office:value-type="float" office:value="0.0401254737942753" calcext:value-type="float">
            <text:p>0.040125473794275</text:p>
          </table:table-cell>
          <table:table-cell table:formula="of:=[.D156]/[.$A156]" office:value-type="float" office:value="0.0793360345052934" calcext:value-type="float">
            <text:p>0.079336034505294</text:p>
          </table:table-cell>
          <table:table-cell table:number-columns-repeated="9"/>
        </table:table-row>
        <table:table-row table:style-name="ro1">
          <table:table-cell office:value-type="float" office:value="7701" calcext:value-type="float">
            <text:p>770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[.B157]/[.$A157]" office:value-type="float" office:value="0.0479158550837554" calcext:value-type="float">
            <text:p>0.047915855083755</text:p>
          </table:table-cell>
          <table:table-cell table:formula="of:=[.C157]/[.$A157]" office:value-type="float" office:value="0.0399948058693676" calcext:value-type="float">
            <text:p>0.039994805869368</text:p>
          </table:table-cell>
          <table:table-cell table:formula="of:=[.D157]/[.$A157]" office:value-type="float" office:value="0.0788209323464485" calcext:value-type="float">
            <text:p>0.078820932346449</text:p>
          </table:table-cell>
          <table:table-cell table:number-columns-repeated="9"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369" calcext:value-type="float">
            <text:p>369</text:p>
          </table:table-cell>
          <table:table-cell office:value-type="float" office:value="308" calcext:value-type="float">
            <text:p>308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[.B158]/[.$A158]" office:value-type="float" office:value="0.0476067604180106" calcext:value-type="float">
            <text:p>0.047606760418011</text:p>
          </table:table-cell>
          <table:table-cell table:formula="of:=[.C158]/[.$A158]" office:value-type="float" office:value="0.0397368081537866" calcext:value-type="float">
            <text:p>0.039736808153787</text:p>
          </table:table-cell>
          <table:table-cell table:formula="of:=[.D158]/[.$A158]" office:value-type="float" office:value="0.0784414914204619" calcext:value-type="float">
            <text:p>0.078441491420462</text:p>
          </table:table-cell>
          <table:table-cell table:number-columns-repeated="9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429" calcext:value-type="float">
            <text:p>429</text:p>
          </table:table-cell>
          <table:table-cell office:value-type="float" office:value="318" calcext:value-type="float">
            <text:p>318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[.B159]/[.$A159]" office:value-type="float" office:value="0.0549929496218434" calcext:value-type="float">
            <text:p>0.054992949621843</text:p>
          </table:table-cell>
          <table:table-cell table:formula="of:=[.C159]/[.$A159]" office:value-type="float" office:value="0.040764004614793" calcext:value-type="float">
            <text:p>0.040764004614793</text:p>
          </table:table-cell>
          <table:table-cell table:formula="of:=[.D159]/[.$A159]" office:value-type="float" office:value="0.0798615562107422" calcext:value-type="float">
            <text:p>0.079861556210742</text:p>
          </table:table-cell>
          <table:table-cell table:number-columns-repeated="9"/>
        </table:table-row>
        <table:table-row table:style-name="ro1">
          <table:table-cell office:value-type="float" office:value="7851" calcext:value-type="float">
            <text:p>7851</text:p>
          </table:table-cell>
          <table:table-cell office:value-type="float" office:value="435" calcext:value-type="float">
            <text:p>435</text:p>
          </table:table-cell>
          <table:table-cell office:value-type="float" office:value="323" calcext:value-type="float">
            <text:p>323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[.B160]/[.$A160]" office:value-type="float" office:value="0.0554069545280856" calcext:value-type="float">
            <text:p>0.055406954528086</text:p>
          </table:table-cell>
          <table:table-cell table:formula="of:=[.C160]/[.$A160]" office:value-type="float" office:value="0.0411412558909693" calcext:value-type="float">
            <text:p>0.041141255890969</text:p>
          </table:table-cell>
          <table:table-cell table:formula="of:=[.D160]/[.$A160]" office:value-type="float" office:value="0.0796076932874793" calcext:value-type="float">
            <text:p>0.079607693287479</text:p>
          </table:table-cell>
          <table:table-cell table:number-columns-repeated="9"/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161]/[.$A161]" office:value-type="float" office:value="0.0551828882419947" calcext:value-type="float">
            <text:p>0.055182888241995</text:p>
          </table:table-cell>
          <table:table-cell table:formula="of:=[.C161]/[.$A161]" office:value-type="float" office:value="0.0410074674091887" calcext:value-type="float">
            <text:p>0.041007467409189</text:p>
          </table:table-cell>
          <table:table-cell table:formula="of:=[.D161]/[.$A161]" office:value-type="float" office:value="0.0792304771547905" calcext:value-type="float">
            <text:p>0.079230477154791</text:p>
          </table:table-cell>
          <table:table-cell table:number-columns-repeated="9"/>
        </table:table-row>
        <table:table-row table:style-name="ro1">
          <table:table-cell office:value-type="float" office:value="7951" calcext:value-type="float">
            <text:p>7951</text:p>
          </table:table-cell>
          <table:table-cell office:value-type="float" office:value="436" calcext:value-type="float">
            <text:p>436</text:p>
          </table:table-cell>
          <table:table-cell office:value-type="float" office:value="324" calcext:value-type="float">
            <text:p>324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[.B162]/[.$A162]" office:value-type="float" office:value="0.0548358697019243" calcext:value-type="float">
            <text:p>0.054835869701924</text:p>
          </table:table-cell>
          <table:table-cell table:formula="of:=[.C162]/[.$A162]" office:value-type="float" office:value="0.0407495912463841" calcext:value-type="float">
            <text:p>0.040749591246384</text:p>
          </table:table-cell>
          <table:table-cell table:formula="of:=[.D162]/[.$A162]" office:value-type="float" office:value="0.0788580052823544" calcext:value-type="float">
            <text:p>0.078858005282355</text:p>
          </table:table-cell>
          <table:table-cell table:number-columns-repeated="9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445" calcext:value-type="float">
            <text:p>445</text:p>
          </table:table-cell>
          <table:table-cell office:value-type="float" office:value="327" calcext:value-type="float">
            <text:p>32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B163]/[.$A163]" office:value-type="float" office:value="0.055618047744032" calcext:value-type="float">
            <text:p>0.055618047744032</text:p>
          </table:table-cell>
          <table:table-cell table:formula="of:=[.C163]/[.$A163]" office:value-type="float" office:value="0.0408698912635921" calcext:value-type="float">
            <text:p>0.040869891263592</text:p>
          </table:table-cell>
          <table:table-cell table:formula="of:=[.D163]/[.$A163]" office:value-type="float" office:value="0.078740157480315" calcext:value-type="float">
            <text:p>0.078740157480315</text:p>
          </table:table-cell>
          <table:table-cell table:number-columns-repeated="9"/>
        </table:table-row>
        <table:table-row table:style-name="ro1">
          <table:table-cell office:value-type="float" office:value="8051" calcext:value-type="float">
            <text:p>8051</text:p>
          </table:table-cell>
          <table:table-cell office:value-type="float" office:value="446" calcext:value-type="float">
            <text:p>446</text:p>
          </table:table-cell>
          <table:table-cell office:value-type="float" office:value="330" calcext:value-type="float">
            <text:p>33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[.B164]/[.$A164]" office:value-type="float" office:value="0.0553968451124084" calcext:value-type="float">
            <text:p>0.055396845112408</text:p>
          </table:table-cell>
          <table:table-cell table:formula="of:=[.C164]/[.$A164]" office:value-type="float" office:value="0.0409886970562663" calcext:value-type="float">
            <text:p>0.040988697056266</text:p>
          </table:table-cell>
          <table:table-cell table:formula="of:=[.D164]/[.$A164]" office:value-type="float" office:value="0.0782511489255993" calcext:value-type="float">
            <text:p>0.078251148925599</text:p>
          </table:table-cell>
          <table:table-cell table:number-columns-repeated="9"/>
        </table:table-row>
        <table:table-row table:style-name="ro1">
          <table:table-cell office:value-type="float" office:value="8101" calcext:value-type="float">
            <text:p>8101</text:p>
          </table:table-cell>
          <table:table-cell office:value-type="float" office:value="454" calcext:value-type="float">
            <text:p>454</text:p>
          </table:table-cell>
          <table:table-cell office:value-type="float" office:value="364" calcext:value-type="float">
            <text:p>364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[.B165]/[.$A165]" office:value-type="float" office:value="0.0560424638933465" calcext:value-type="float">
            <text:p>0.056042463893347</text:p>
          </table:table-cell>
          <table:table-cell table:formula="of:=[.C165]/[.$A165]" office:value-type="float" office:value="0.0449327243550179" calcext:value-type="float">
            <text:p>0.044932724355018</text:p>
          </table:table-cell>
          <table:table-cell table:formula="of:=[.D165]/[.$A165]" office:value-type="float" office:value="0.0943093445253672" calcext:value-type="float">
            <text:p>0.094309344525367</text:p>
          </table:table-cell>
          <table:table-cell table:number-columns-repeated="9"/>
        </table:table-row>
        <table:table-row table:style-name="ro1">
          <table:table-cell office:value-type="float" office:value="8151" calcext:value-type="float">
            <text:p>8151</text:p>
          </table:table-cell>
          <table:table-cell office:value-type="float" office:value="457" calcext:value-type="float">
            <text:p>457</text:p>
          </table:table-cell>
          <table:table-cell office:value-type="float" office:value="368" calcext:value-type="float">
            <text:p>368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6]/[.$A166]" office:value-type="float" office:value="0.0560667402772666" calcext:value-type="float">
            <text:p>0.056066740277267</text:p>
          </table:table-cell>
          <table:table-cell table:formula="of:=[.C166]/[.$A166]" office:value-type="float" office:value="0.0451478346215188" calcext:value-type="float">
            <text:p>0.045147834621519</text:p>
          </table:table-cell>
          <table:table-cell table:formula="of:=[.D166]/[.$A166]" office:value-type="float" office:value="0.0940988835725678" calcext:value-type="float">
            <text:p>0.094098883572568</text:p>
          </table:table-cell>
          <table:table-cell table:number-columns-repeated="9"/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457" calcext:value-type="float">
            <text:p>457</text:p>
          </table:table-cell>
          <table:table-cell office:value-type="float" office:value="372" calcext:value-type="float">
            <text:p>372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7]/[.$A167]" office:value-type="float" office:value="0.0557249115961468" calcext:value-type="float">
            <text:p>0.055724911596147</text:p>
          </table:table-cell>
          <table:table-cell table:formula="of:=[.C167]/[.$A167]" office:value-type="float" office:value="0.045360321911962" calcext:value-type="float">
            <text:p>0.045360321911962</text:p>
          </table:table-cell>
          <table:table-cell table:formula="of:=[.D167]/[.$A167]" office:value-type="float" office:value="0.0935251798561151" calcext:value-type="float">
            <text:p>0.093525179856115</text:p>
          </table:table-cell>
          <table:table-cell table:number-columns-repeated="9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[.B168]/[.$A168]" office:value-type="float" office:value="0.0553872257908132" calcext:value-type="float">
            <text:p>0.055387225790813</text:p>
          </table:table-cell>
          <table:table-cell table:formula="of:=[.C168]/[.$A168]" office:value-type="float" office:value="0.0476305902314871" calcext:value-type="float">
            <text:p>0.047630590231487</text:p>
          </table:table-cell>
          <table:table-cell table:formula="of:=[.D168]/[.$A168]" office:value-type="float" office:value="0.0929584292812992" calcext:value-type="float">
            <text:p>0.092958429281299</text:p>
          </table:table-cell>
          <table:table-cell table:number-columns-repeated="9"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[.B169]/[.$A169]" office:value-type="float" office:value="0.0550536079990363" calcext:value-type="float">
            <text:p>0.055053607999036</text:p>
          </table:table-cell>
          <table:table-cell table:formula="of:=[.C169]/[.$A169]" office:value-type="float" office:value="0.0473436935308999" calcext:value-type="float">
            <text:p>0.0473436935309</text:p>
          </table:table-cell>
          <table:table-cell table:formula="of:=[.D169]/[.$A169]" office:value-type="float" office:value="0.0926394410312011" calcext:value-type="float">
            <text:p>0.092639441031201</text:p>
          </table:table-cell>
          <table:table-cell table:number-columns-repeated="9"/>
        </table:table-row>
        <table:table-row table:style-name="ro1">
          <table:table-cell office:value-type="float" office:value="8351" calcext:value-type="float">
            <text:p>8351</text:p>
          </table:table-cell>
          <table:table-cell office:value-type="float" office:value="457" calcext:value-type="float">
            <text:p>457</text:p>
          </table:table-cell>
          <table:table-cell office:value-type="float" office:value="393" calcext:value-type="float">
            <text:p>393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[.B170]/[.$A170]" office:value-type="float" office:value="0.0547239851514789" calcext:value-type="float">
            <text:p>0.054723985151479</text:p>
          </table:table-cell>
          <table:table-cell table:formula="of:=[.C170]/[.$A170]" office:value-type="float" office:value="0.0470602323075081" calcext:value-type="float">
            <text:p>0.047060232307508</text:p>
          </table:table-cell>
          <table:table-cell table:formula="of:=[.D170]/[.$A170]" office:value-type="float" office:value="0.0923242725422105" calcext:value-type="float">
            <text:p>0.092324272542211</text:p>
          </table:table-cell>
          <table:table-cell table:number-columns-repeated="9"/>
        </table:table-row>
        <table:table-row table:style-name="ro1">
          <table:table-cell office:value-type="float" office:value="8401" calcext:value-type="float">
            <text:p>8401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[.B171]/[.$A171]" office:value-type="float" office:value="0.0552315200571361" calcext:value-type="float">
            <text:p>0.055231520057136</text:p>
          </table:table-cell>
          <table:table-cell table:formula="of:=[.C171]/[.$A171]" office:value-type="float" office:value="0.0561837876443281" calcext:value-type="float">
            <text:p>0.056183787644328</text:p>
          </table:table-cell>
          <table:table-cell table:formula="of:=[.D171]/[.$A171]" office:value-type="float" office:value="0.112962742530651" calcext:value-type="float">
            <text:p>0.112962742530651</text:p>
          </table:table-cell>
          <table:table-cell table:number-columns-repeated="9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172]/[.$A172]" office:value-type="float" office:value="0.0556147201514614" calcext:value-type="float">
            <text:p>0.055614720151461</text:p>
          </table:table-cell>
          <table:table-cell table:formula="of:=[.C172]/[.$A172]" office:value-type="float" office:value="0.0562063661105195" calcext:value-type="float">
            <text:p>0.05620636611052</text:p>
          </table:table-cell>
          <table:table-cell table:formula="of:=[.D172]/[.$A172]" office:value-type="float" office:value="0.113004378180097" calcext:value-type="float">
            <text:p>0.113004378180097</text:p>
          </table:table-cell>
          <table:table-cell table:number-columns-repeated="9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470" calcext:value-type="float">
            <text:p>470</text:p>
          </table:table-cell>
          <table:table-cell office:value-type="float" office:value="476" calcext:value-type="float">
            <text:p>476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[.B173]/[.$A173]" office:value-type="float" office:value="0.0552876132219739" calcext:value-type="float">
            <text:p>0.055287613221974</text:p>
          </table:table-cell>
          <table:table-cell table:formula="of:=[.C173]/[.$A173]" office:value-type="float" office:value="0.0559934125397012" calcext:value-type="float">
            <text:p>0.055993412539701</text:p>
          </table:table-cell>
          <table:table-cell table:formula="of:=[.D173]/[.$A173]" office:value-type="float" office:value="0.112339724738266" calcext:value-type="float">
            <text:p>0.112339724738266</text:p>
          </table:table-cell>
          <table:table-cell table:number-columns-repeated="9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[.B174]/[.$A174]" office:value-type="float" office:value="0.0550812770436206" calcext:value-type="float">
            <text:p>0.055081277043621</text:p>
          </table:table-cell>
          <table:table-cell table:formula="of:=[.C174]/[.$A174]" office:value-type="float" office:value="0.0556660039761431" calcext:value-type="float">
            <text:p>0.055666003976143</text:p>
          </table:table-cell>
          <table:table-cell table:formula="of:=[.D174]/[.$A174]" office:value-type="float" office:value="0.112618407203836" calcext:value-type="float">
            <text:p>0.112618407203836</text:p>
          </table:table-cell>
          <table:table-cell table:number-columns-repeated="9"/>
        </table:table-row>
        <table:table-row table:style-name="ro1">
          <table:table-cell office:value-type="float" office:value="8601" calcext:value-type="float">
            <text:p>8601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B175]/[.$A175]" office:value-type="float" office:value="0.0547610742936868" calcext:value-type="float">
            <text:p>0.054761074293687</text:p>
          </table:table-cell>
          <table:table-cell table:formula="of:=[.C175]/[.$A175]" office:value-type="float" office:value="0.0553424020462737" calcext:value-type="float">
            <text:p>0.055342402046274</text:p>
          </table:table-cell>
          <table:table-cell table:formula="of:=[.D175]/[.$A175]" office:value-type="float" office:value="0.112079990698756" calcext:value-type="float">
            <text:p>0.112079990698756</text:p>
          </table:table-cell>
          <table:table-cell table:number-columns-repeated="9"/>
        </table:table-row>
        <table:table-row table:style-name="ro1">
          <table:table-cell office:value-type="float" office:value="8651" calcext:value-type="float">
            <text:p>8651</text:p>
          </table:table-cell>
          <table:table-cell office:value-type="float" office:value="498" calcext:value-type="float">
            <text:p>498</text:p>
          </table:table-cell>
          <table:table-cell office:value-type="float" office:value="548" calcext:value-type="float">
            <text:p>548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[.B176]/[.$A176]" office:value-type="float" office:value="0.057565599352676" calcext:value-type="float">
            <text:p>0.057565599352676</text:p>
          </table:table-cell>
          <table:table-cell table:formula="of:=[.C176]/[.$A176]" office:value-type="float" office:value="0.0633452780025431" calcext:value-type="float">
            <text:p>0.063345278002543</text:p>
          </table:table-cell>
          <table:table-cell table:formula="of:=[.D176]/[.$A176]" office:value-type="float" office:value="0.112356952953416" calcext:value-type="float">
            <text:p>0.112356952953416</text:p>
          </table:table-cell>
          <table:table-cell table:number-columns-repeated="9"/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508" calcext:value-type="float">
            <text:p>508</text:p>
          </table:table-cell>
          <table:table-cell office:value-type="float" office:value="560" calcext:value-type="float">
            <text:p>56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B177]/[.$A177]" office:value-type="float" office:value="0.0583840937823239" calcext:value-type="float">
            <text:p>0.058384093782324</text:p>
          </table:table-cell>
          <table:table-cell table:formula="of:=[.C177]/[.$A177]" office:value-type="float" office:value="0.0643604183427192" calcext:value-type="float">
            <text:p>0.064360418342719</text:p>
          </table:table-cell>
          <table:table-cell table:formula="of:=[.D177]/[.$A177]" office:value-type="float" office:value="0.112285944144351" calcext:value-type="float">
            <text:p>0.112285944144351</text:p>
          </table:table-cell>
          <table:table-cell table:number-columns-repeated="9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[.B178]/[.$A178]" office:value-type="float" office:value="0.0587361444406354" calcext:value-type="float">
            <text:p>0.058736144440635</text:p>
          </table:table-cell>
          <table:table-cell table:formula="of:=[.C178]/[.$A178]" office:value-type="float" office:value="0.0641069592046623" calcext:value-type="float">
            <text:p>0.064106959204662</text:p>
          </table:table-cell>
          <table:table-cell table:formula="of:=[.D178]/[.$A178]" office:value-type="float" office:value="0.111758656153582" calcext:value-type="float">
            <text:p>0.111758656153582</text:p>
          </table:table-cell>
          <table:table-cell table:number-columns-repeated="9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514" calcext:value-type="float">
            <text:p>514</text:p>
          </table:table-cell>
          <table:table-cell office:value-type="float" office:value="562" calcext:value-type="float">
            <text:p>562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[.B179]/[.$A179]" office:value-type="float" office:value="0.0584024542665606" calcext:value-type="float">
            <text:p>0.058402454266561</text:p>
          </table:table-cell>
          <table:table-cell table:formula="of:=[.C179]/[.$A179]" office:value-type="float" office:value="0.0638563799568231" calcext:value-type="float">
            <text:p>0.063856379956823</text:p>
          </table:table-cell>
          <table:table-cell table:formula="of:=[.D179]/[.$A179]" office:value-type="float" office:value="0.111237359390978" calcext:value-type="float">
            <text:p>0.111237359390978</text:p>
          </table:table-cell>
          <table:table-cell table:number-columns-repeated="9"/>
        </table:table-row>
        <table:table-row table:style-name="ro1">
          <table:table-cell office:value-type="float" office:value="8851" calcext:value-type="float">
            <text:p>8851</text:p>
          </table:table-cell>
          <table:table-cell office:value-type="float" office:value="516" calcext:value-type="float">
            <text:p>516</text:p>
          </table:table-cell>
          <table:table-cell office:value-type="float" office:value="563" calcext:value-type="float">
            <text:p>563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B180]/[.$A180]" office:value-type="float" office:value="0.0582984973449328" calcext:value-type="float">
            <text:p>0.058298497344933</text:p>
          </table:table-cell>
          <table:table-cell table:formula="of:=[.C180]/[.$A180]" office:value-type="float" office:value="0.0636086317930177" calcext:value-type="float">
            <text:p>0.063608631793018</text:p>
          </table:table-cell>
          <table:table-cell table:formula="of:=[.D180]/[.$A180]" office:value-type="float" office:value="0.110721952321772" calcext:value-type="float">
            <text:p>0.110721952321772</text:p>
          </table:table-cell>
          <table:table-cell table:number-columns-repeated="9"/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float" office:value="517" calcext:value-type="float">
            <text:p>517</text:p>
          </table:table-cell>
          <table:table-cell office:value-type="float" office:value="563" calcext:value-type="float">
            <text:p>563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B181]/[.$A181]" office:value-type="float" office:value="0.0580833614200652" calcext:value-type="float">
            <text:p>0.058083361420065</text:p>
          </table:table-cell>
          <table:table-cell table:formula="of:=[.C181]/[.$A181]" office:value-type="float" office:value="0.0632513200763959" calcext:value-type="float">
            <text:p>0.063251320076396</text:p>
          </table:table-cell>
          <table:table-cell table:formula="of:=[.D181]/[.$A181]" office:value-type="float" office:value="0.110212335692619" calcext:value-type="float">
            <text:p>0.110212335692619</text:p>
          </table:table-cell>
          <table:table-cell table:number-columns-repeated="9"/>
        </table:table-row>
        <table:table-row table:style-name="ro1">
          <table:table-cell office:value-type="float" office:value="8951" calcext:value-type="float">
            <text:p>8951</text:p>
          </table:table-cell>
          <table:table-cell office:value-type="float" office:value="580" calcext:value-type="float">
            <text:p>580</text:p>
          </table:table-cell>
          <table:table-cell office:value-type="float" office:value="688" calcext:value-type="float">
            <text:p>688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[.B182]/[.$A182]" office:value-type="float" office:value="0.0647972293598481" calcext:value-type="float">
            <text:p>0.064797229359848</text:p>
          </table:table-cell>
          <table:table-cell table:formula="of:=[.C182]/[.$A182]" office:value-type="float" office:value="0.0768629203440956" calcext:value-type="float">
            <text:p>0.076862920344096</text:p>
          </table:table-cell>
          <table:table-cell table:formula="of:=[.D182]/[.$A182]" office:value-type="float" office:value="0.11138420288236" calcext:value-type="float">
            <text:p>0.11138420288236</text:p>
          </table:table-cell>
          <table:table-cell table:number-columns-repeated="9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580" calcext:value-type="float">
            <text:p>580</text:p>
          </table:table-cell>
          <table:table-cell office:value-type="float" office:value="694" calcext:value-type="float">
            <text:p>694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B183]/[.$A183]" office:value-type="float" office:value="0.0644372847461393" calcext:value-type="float">
            <text:p>0.064437284746139</text:p>
          </table:table-cell>
          <table:table-cell table:formula="of:=[.C183]/[.$A183]" office:value-type="float" office:value="0.0771025441617598" calcext:value-type="float">
            <text:p>0.07710254416176</text:p>
          </table:table-cell>
          <table:table-cell table:formula="of:=[.D183]/[.$A183]" office:value-type="float" office:value="0.1114320631041" calcext:value-type="float">
            <text:p>0.1114320631041</text:p>
          </table:table-cell>
          <table:table-cell table:number-columns-repeated="9"/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581" calcext:value-type="float">
            <text:p>581</text:p>
          </table:table-cell>
          <table:table-cell office:value-type="float" office:value="694" calcext:value-type="float">
            <text:p>694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[.B184]/[.$A184]" office:value-type="float" office:value="0.0641918020108275" calcext:value-type="float">
            <text:p>0.064191802010828</text:p>
          </table:table-cell>
          <table:table-cell table:formula="of:=[.C184]/[.$A184]" office:value-type="float" office:value="0.0766766103193017" calcext:value-type="float">
            <text:p>0.076676610319302</text:p>
          </table:table-cell>
          <table:table-cell table:formula="of:=[.D184]/[.$A184]" office:value-type="float" office:value="0.110926969395647" calcext:value-type="float">
            <text:p>0.110926969395647</text:p>
          </table:table-cell>
          <table:table-cell table:number-columns-repeated="9"/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599" calcext:value-type="float">
            <text:p>599</text:p>
          </table:table-cell>
          <table:table-cell office:value-type="float" office:value="698" calcext:value-type="float">
            <text:p>69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B185]/[.$A185]" office:value-type="float" office:value="0.0658169431930557" calcext:value-type="float">
            <text:p>0.065816943193056</text:p>
          </table:table-cell>
          <table:table-cell table:formula="of:=[.C185]/[.$A185]" office:value-type="float" office:value="0.0766948686957477" calcext:value-type="float">
            <text:p>0.076694868695748</text:p>
          </table:table-cell>
          <table:table-cell table:formula="of:=[.D185]/[.$A185]" office:value-type="float" office:value="0.111086693769915" calcext:value-type="float">
            <text:p>0.111086693769915</text:p>
          </table:table-cell>
          <table:table-cell table:number-columns-repeated="9"/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600" calcext:value-type="float">
            <text:p>600</text:p>
          </table:table-cell>
          <table:table-cell office:value-type="float" office:value="698" calcext:value-type="float">
            <text:p>698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[.B186]/[.$A186]" office:value-type="float" office:value="0.0655666047426511" calcext:value-type="float">
            <text:p>0.065566604742651</text:p>
          </table:table-cell>
          <table:table-cell table:formula="of:=[.C186]/[.$A186]" office:value-type="float" office:value="0.0762758168506174" calcext:value-type="float">
            <text:p>0.076275816850618</text:p>
          </table:table-cell>
          <table:table-cell table:formula="of:=[.D186]/[.$A186]" office:value-type="float" office:value="0.110589006665938" calcext:value-type="float">
            <text:p>0.110589006665938</text:p>
          </table:table-cell>
          <table:table-cell table:number-columns-repeated="9"/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656" calcext:value-type="float">
            <text:p>656</text:p>
          </table:table-cell>
          <table:table-cell office:value-type="float" office:value="706" calcext:value-type="float">
            <text:p>706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[.B187]/[.$A187]" office:value-type="float" office:value="0.0712965981958483" calcext:value-type="float">
            <text:p>0.071296598195848</text:p>
          </table:table-cell>
          <table:table-cell table:formula="of:=[.C187]/[.$A187]" office:value-type="float" office:value="0.0767307901315075" calcext:value-type="float">
            <text:p>0.076730790131508</text:p>
          </table:table-cell>
          <table:table-cell table:formula="of:=[.D187]/[.$A187]" office:value-type="float" office:value="0.112379089229432" calcext:value-type="float">
            <text:p>0.112379089229432</text:p>
          </table:table-cell>
          <table:table-cell table:number-columns-repeated="9"/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657" calcext:value-type="float">
            <text:p>657</text:p>
          </table:table-cell>
          <table:table-cell office:value-type="float" office:value="714" calcext:value-type="float">
            <text:p>714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B188]/[.$A188]" office:value-type="float" office:value="0.0710193492595395" calcext:value-type="float">
            <text:p>0.07101934925954</text:p>
          </table:table-cell>
          <table:table-cell table:formula="of:=[.C188]/[.$A188]" office:value-type="float" office:value="0.0771808453140201" calcext:value-type="float">
            <text:p>0.07718084531402</text:p>
          </table:table-cell>
          <table:table-cell table:formula="of:=[.D188]/[.$A188]" office:value-type="float" office:value="0.111879796778727" calcext:value-type="float">
            <text:p>0.111879796778727</text:p>
          </table:table-cell>
          <table:table-cell table:number-columns-repeated="9"/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658" calcext:value-type="float">
            <text:p>658</text:p>
          </table:table-cell>
          <table:table-cell office:value-type="float" office:value="715" calcext:value-type="float">
            <text:p>715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[.B189]/[.$A189]" office:value-type="float" office:value="0.0707450811740673" calcext:value-type="float">
            <text:p>0.070745081174067</text:p>
          </table:table-cell>
          <table:table-cell table:formula="of:=[.C189]/[.$A189]" office:value-type="float" office:value="0.0768734544672616" calcext:value-type="float">
            <text:p>0.076873454467262</text:p>
          </table:table-cell>
          <table:table-cell table:formula="of:=[.D189]/[.$A189]" office:value-type="float" office:value="0.111278357165896" calcext:value-type="float">
            <text:p>0.111278357165896</text:p>
          </table:table-cell>
          <table:table-cell table:number-columns-repeated="9"/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[.B190]/[.$A190]" office:value-type="float" office:value="0.0704737461234093" calcext:value-type="float">
            <text:p>0.070473746123409</text:p>
          </table:table-cell>
          <table:table-cell table:formula="of:=[.C190]/[.$A190]" office:value-type="float" office:value="0.0765693508715645" calcext:value-type="float">
            <text:p>0.076569350871565</text:p>
          </table:table-cell>
          <table:table-cell table:formula="of:=[.D190]/[.$A190]" office:value-type="float" office:value="0.110790289808577" calcext:value-type="float">
            <text:p>0.110790289808577</text:p>
          </table:table-cell>
          <table:table-cell table:number-columns-repeated="9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659" calcext:value-type="float">
            <text:p>659</text:p>
          </table:table-cell>
          <table:table-cell office:value-type="float" office:value="716" calcext:value-type="float">
            <text:p>716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B191]/[.$A191]" office:value-type="float" office:value="0.0700989256462078" calcext:value-type="float">
            <text:p>0.070098925646208</text:p>
          </table:table-cell>
          <table:table-cell table:formula="of:=[.C191]/[.$A191]" office:value-type="float" office:value="0.0761621104137858" calcext:value-type="float">
            <text:p>0.076162110413786</text:p>
          </table:table-cell>
          <table:table-cell table:formula="of:=[.D191]/[.$A191]" office:value-type="float" office:value="0.110307414104882" calcext:value-type="float">
            <text:p>0.110307414104882</text:p>
          </table:table-cell>
          <table:table-cell table:number-columns-repeated="9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665" calcext:value-type="float">
            <text:p>665</text:p>
          </table:table-cell>
          <table:table-cell office:value-type="float" office:value="780" calcext:value-type="float">
            <text:p>780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[.B192]/[.$A192]" office:value-type="float" office:value="0.0703629245582478" calcext:value-type="float">
            <text:p>0.070362924558248</text:p>
          </table:table-cell>
          <table:table-cell table:formula="of:=[.C192]/[.$A192]" office:value-type="float" office:value="0.0825309491059147" calcext:value-type="float">
            <text:p>0.082530949105915</text:p>
          </table:table-cell>
          <table:table-cell table:formula="of:=[.D192]/[.$A192]" office:value-type="float" office:value="0.121680245476669" calcext:value-type="float">
            <text:p>0.121680245476669</text:p>
          </table:table-cell>
          <table:table-cell table:number-columns-repeated="9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666" calcext:value-type="float">
            <text:p>666</text:p>
          </table:table-cell>
          <table:table-cell office:value-type="float" office:value="786" calcext:value-type="float">
            <text:p>786</text:p>
          </table:table-cell>
          <table:table-cell office:value-type="float" office:value="1151" calcext:value-type="float">
            <text:p>1151</text:p>
          </table:table-cell>
          <table:table-cell/>
          <table:table-cell table:formula="of:=[.B193]/[.$A193]" office:value-type="float" office:value="0.0700978844332176" calcext:value-type="float">
            <text:p>0.070097884433218</text:p>
          </table:table-cell>
          <table:table-cell table:formula="of:=[.C193]/[.$A193]" office:value-type="float" office:value="0.0827281338806441" calcext:value-type="float">
            <text:p>0.082728133880644</text:p>
          </table:table-cell>
          <table:table-cell table:formula="of:=[.D193]/[.$A193]" office:value-type="float" office:value="0.121145142616567" calcext:value-type="float">
            <text:p>0.121145142616567</text:p>
          </table:table-cell>
          <table:table-cell table:number-columns-repeated="9"/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666" calcext:value-type="float">
            <text:p>666</text:p>
          </table:table-cell>
          <table:table-cell office:value-type="float" office:value="787" calcext:value-type="float">
            <text:p>787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B194]/[.$A194]" office:value-type="float" office:value="0.0697309182284578" calcext:value-type="float">
            <text:p>0.069730918228458</text:p>
          </table:table-cell>
          <table:table-cell table:formula="of:=[.C194]/[.$A194]" office:value-type="float" office:value="0.0823997487174118" calcext:value-type="float">
            <text:p>0.082399748717412</text:p>
          </table:table-cell>
          <table:table-cell table:formula="of:=[.D194]/[.$A194]" office:value-type="float" office:value="0.120720343419537" calcext:value-type="float">
            <text:p>0.120720343419537</text:p>
          </table:table-cell>
          <table:table-cell table:number-columns-repeated="9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B195]/[.$A195]" office:value-type="float" office:value="0.0694719300072909" calcext:value-type="float">
            <text:p>0.069471930007291</text:p>
          </table:table-cell>
          <table:table-cell table:formula="of:=[.C195]/[.$A195]" office:value-type="float" office:value="0.0820747838766795" calcext:value-type="float">
            <text:p>0.08207478387668</text:p>
          </table:table-cell>
          <table:table-cell table:formula="of:=[.D195]/[.$A195]" office:value-type="float" office:value="0.12009165711905" calcext:value-type="float">
            <text:p>0.12009165711905</text:p>
          </table:table-cell>
          <table:table-cell table:number-columns-repeated="9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  <table:table-cell office:value-type="float" office:value="1205" calcext:value-type="float">
            <text:p>1205</text:p>
          </table:table-cell>
          <table:table-cell/>
          <table:table-cell table:formula="of:=[.B196]/[.$A196]" office:value-type="float" office:value="0.0691120091182261" calcext:value-type="float">
            <text:p>0.069112009118226</text:p>
          </table:table-cell>
          <table:table-cell table:formula="of:=[.C196]/[.$A196]" office:value-type="float" office:value="0.0816495699927469" calcext:value-type="float">
            <text:p>0.081649569992747</text:p>
          </table:table-cell>
          <table:table-cell table:formula="of:=[.D196]/[.$A196]" office:value-type="float" office:value="0.124857527717335" calcext:value-type="float">
            <text:p>0.124857527717335</text:p>
          </table:table-cell>
          <table:table-cell table:number-columns-repeated="9"/>
        </table:table-row>
        <table:table-row table:style-name="ro1">
          <table:table-cell office:value-type="float" office:value="9701" calcext:value-type="float">
            <text:p>9701</text:p>
          </table:table-cell>
          <table:table-cell office:value-type="float" office:value="698" calcext:value-type="float">
            <text:p>698</text:p>
          </table:table-cell>
          <table:table-cell office:value-type="float" office:value="799" calcext:value-type="float">
            <text:p>799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B197]/[.$A197]" office:value-type="float" office:value="0.071951345222142" calcext:value-type="float">
            <text:p>0.071951345222142</text:p>
          </table:table-cell>
          <table:table-cell table:formula="of:=[.C197]/[.$A197]" office:value-type="float" office:value="0.0823626430264921" calcext:value-type="float">
            <text:p>0.082362643026492</text:p>
          </table:table-cell>
          <table:table-cell table:formula="of:=[.D197]/[.$A197]" office:value-type="float" office:value="0.125141737965158" calcext:value-type="float">
            <text:p>0.125141737965158</text:p>
          </table:table-cell>
          <table:table-cell table:number-columns-repeated="9"/>
        </table:table-row>
        <table:table-row table:style-name="ro1">
          <table:table-cell office:value-type="float" office:value="9751" calcext:value-type="float">
            <text:p>9751</text:p>
          </table:table-cell>
          <table:table-cell office:value-type="float" office:value="699" calcext:value-type="float">
            <text:p>699</text:p>
          </table:table-cell>
          <table:table-cell office:value-type="float" office:value="799" calcext:value-type="float">
            <text:p>799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98]/[.$A198]" office:value-type="float" office:value="0.0716849553891909" calcext:value-type="float">
            <text:p>0.071684955389191</text:p>
          </table:table-cell>
          <table:table-cell table:formula="of:=[.C198]/[.$A198]" office:value-type="float" office:value="0.0819403138139678" calcext:value-type="float">
            <text:p>0.081940313813968</text:p>
          </table:table-cell>
          <table:table-cell table:formula="of:=[.D198]/[.$A198]" office:value-type="float" office:value="0.124705158445288" calcext:value-type="float">
            <text:p>0.124705158445288</text:p>
          </table:table-cell>
          <table:table-cell table:number-columns-repeated="9"/>
        </table:table-row>
        <table:table-row table:style-name="ro1">
          <table:table-cell office:value-type="float" office:value="9801" calcext:value-type="float">
            <text:p>9801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1216" calcext:value-type="float">
            <text:p>1216</text:p>
          </table:table-cell>
          <table:table-cell/>
          <table:table-cell table:formula="of:=[.B199]/[.$A199]" office:value-type="float" office:value="0.0714212835424957" calcext:value-type="float">
            <text:p>0.071421283542496</text:p>
          </table:table-cell>
          <table:table-cell table:formula="of:=[.C199]/[.$A199]" office:value-type="float" office:value="0.0816243240485665" calcext:value-type="float">
            <text:p>0.081624324048567</text:p>
          </table:table-cell>
          <table:table-cell table:formula="of:=[.D199]/[.$A199]" office:value-type="float" office:value="0.124068972553821" calcext:value-type="float">
            <text:p>0.124068972553821</text:p>
          </table:table-cell>
          <table:table-cell table:number-columns-repeated="9"/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float" office:value="700" calcext:value-type="float">
            <text:p>700</text:p>
          </table:table-cell>
          <table:table-cell office:value-type="float" office:value="802" calcext:value-type="float">
            <text:p>802</text:p>
          </table:table-cell>
          <table:table-cell office:value-type="float" office:value="1217" calcext:value-type="float">
            <text:p>1217</text:p>
          </table:table-cell>
          <table:table-cell/>
          <table:table-cell table:formula="of:=[.B200]/[.$A200]" office:value-type="float" office:value="0.0710587757588062" calcext:value-type="float">
            <text:p>0.071058775758806</text:p>
          </table:table-cell>
          <table:table-cell table:formula="of:=[.C200]/[.$A200]" office:value-type="float" office:value="0.0814130545122323" calcext:value-type="float">
            <text:p>0.081413054512232</text:p>
          </table:table-cell>
          <table:table-cell table:formula="of:=[.D200]/[.$A200]" office:value-type="float" office:value="0.123540757283525" calcext:value-type="float">
            <text:p>0.123540757283525</text:p>
          </table:table-cell>
          <table:table-cell table:number-columns-repeated="9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[.B201]/[.$A201]" office:value-type="float" office:value="0.0771639228360772" calcext:value-type="float">
            <text:p>0.077163922836077</text:p>
          </table:table-cell>
          <table:table-cell table:formula="of:=[.C201]/[.$A201]" office:value-type="float" office:value="0.0818099181900818" calcext:value-type="float">
            <text:p>0.081809918190082</text:p>
          </table:table-cell>
          <table:table-cell table:formula="of:=[.D201]/[.$A201]" office:value-type="float" office:value="0.126047873952126" calcext:value-type="float">
            <text:p>0.126047873952126</text:p>
          </table:table-cell>
          <table:table-cell table:number-columns-repeated="9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float" office:value="770" calcext:value-type="float">
            <text:p>770</text:p>
          </table:table-cell>
          <table:table-cell office:value-type="float" office:value="814" calcext:value-type="float">
            <text:p>814</text:p>
          </table:table-cell>
          <table:table-cell office:value-type="float" office:value="1249" calcext:value-type="float">
            <text:p>1249</text:p>
          </table:table-cell>
          <table:table-cell/>
          <table:table-cell table:formula="of:=[.B202]/[.$A202]" office:value-type="float" office:value="0.0773791578735805" calcext:value-type="float">
            <text:p>0.077379157873581</text:p>
          </table:table-cell>
          <table:table-cell table:formula="of:=[.C202]/[.$A202]" office:value-type="float" office:value="0.0818008240377851" calcext:value-type="float">
            <text:p>0.081800824037785</text:p>
          </table:table-cell>
          <table:table-cell table:formula="of:=[.D202]/[.$A202]" office:value-type="float" office:value="0.125515023615717" calcext:value-type="float">
            <text:p>0.125515023615717</text:p>
          </table:table-cell>
          <table:table-cell table:number-columns-repeated="9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770" calcext:value-type="float">
            <text:p>770</text:p>
          </table:table-cell>
          <table:table-cell office:value-type="float" office:value="815" calcext:value-type="float">
            <text:p>815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B203]/[.$A203]" office:value-type="float" office:value="0.076992300769923" calcext:value-type="float">
            <text:p>0.076992300769923</text:p>
          </table:table-cell>
          <table:table-cell table:formula="of:=[.C203]/[.$A203]" office:value-type="float" office:value="0.0814918508149185" calcext:value-type="float">
            <text:p>0.081491850814919</text:p>
          </table:table-cell>
          <table:table-cell table:formula="of:=[.D203]/[.$A203]" office:value-type="float" office:value="0.124987501249875" calcext:value-type="float">
            <text:p>0.124987501249875</text:p>
          </table:table-cell>
          <table:table-cell table:number-columns-repeated="9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float" office:value="771" calcext:value-type="float">
            <text:p>771</text:p>
          </table:table-cell>
          <table:table-cell office:value-type="float" office:value="816" calcext:value-type="float">
            <text:p>816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204]/[.$A204]" office:value-type="float" office:value="0.0767087851955029" calcext:value-type="float">
            <text:p>0.076708785195503</text:p>
          </table:table-cell>
          <table:table-cell table:formula="of:=[.C204]/[.$A204]" office:value-type="float" office:value="0.0811859516466023" calcext:value-type="float">
            <text:p>0.081185951646602</text:p>
          </table:table-cell>
          <table:table-cell table:formula="of:=[.D204]/[.$A204]" office:value-type="float" office:value="0.124465227340563" calcext:value-type="float">
            <text:p>0.124465227340563</text:p>
          </table:table-cell>
          <table:table-cell table:number-columns-repeated="9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1251" calcext:value-type="float">
            <text:p>1251</text:p>
          </table:table-cell>
          <table:table-cell/>
          <table:table-cell table:formula="of:=[.B205]/[.$A205]" office:value-type="float" office:value="0.0764280764280764" calcext:value-type="float">
            <text:p>0.076428076428077</text:p>
          </table:table-cell>
          <table:table-cell table:formula="of:=[.C205]/[.$A205]" office:value-type="float" office:value="0.0808830808830809" calcext:value-type="float">
            <text:p>0.080883080883081</text:p>
          </table:table-cell>
          <table:table-cell table:formula="of:=[.D205]/[.$A205]" office:value-type="float" office:value="0.123849123849124" calcext:value-type="float">
            <text:p>0.123849123849124</text:p>
          </table:table-cell>
          <table:table-cell table:number-columns-repeated="9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float" office:value="814" calcext:value-type="float">
            <text:p>814</text:p>
          </table:table-cell>
          <table:table-cell office:value-type="float" office:value="843" calcext:value-type="float">
            <text:p>843</text:p>
          </table:table-cell>
          <table:table-cell office:value-type="float" office:value="1259" calcext:value-type="float">
            <text:p>1259</text:p>
          </table:table-cell>
          <table:table-cell/>
          <table:table-cell table:formula="of:=[.B206]/[.$A206]" office:value-type="float" office:value="0.0801891439267067" calcext:value-type="float">
            <text:p>0.080189143926707</text:p>
          </table:table-cell>
          <table:table-cell table:formula="of:=[.C206]/[.$A206]" office:value-type="float" office:value="0.0830460053196729" calcext:value-type="float">
            <text:p>0.083046005319673</text:p>
          </table:table-cell>
          <table:table-cell table:formula="of:=[.D206]/[.$A206]" office:value-type="float" office:value="0.124027189439464" calcext:value-type="float">
            <text:p>0.124027189439464</text:p>
          </table:table-cell>
          <table:table-cell table:number-columns-repeated="9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B207]/[.$A207]" office:value-type="float" office:value="0.0803842760513675" calcext:value-type="float">
            <text:p>0.080384276051368</text:p>
          </table:table-cell>
          <table:table-cell table:formula="of:=[.C207]/[.$A207]" office:value-type="float" office:value="0.0826389569650034" calcext:value-type="float">
            <text:p>0.082638956965004</text:p>
          </table:table-cell>
          <table:table-cell table:formula="of:=[.D207]/[.$A207]" office:value-type="float" office:value="0.124105479854916" calcext:value-type="float">
            <text:p>0.124105479854916</text:p>
          </table:table-cell>
          <table:table-cell table:number-columns-repeated="9"/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float" office:value="821" calcext:value-type="float">
            <text:p>821</text:p>
          </table:table-cell>
          <table:table-cell office:value-type="float" office:value="844" calcext:value-type="float">
            <text:p>844</text:p>
          </table:table-cell>
          <table:table-cell office:value-type="float" office:value="1267" calcext:value-type="float">
            <text:p>1267</text:p>
          </table:table-cell>
          <table:table-cell/>
          <table:table-cell table:formula="of:=[.B208]/[.$A208]" office:value-type="float" office:value="0.0800897473417228" calcext:value-type="float">
            <text:p>0.080089747341723</text:p>
          </table:table-cell>
          <table:table-cell table:formula="of:=[.C208]/[.$A208]" office:value-type="float" office:value="0.0823334308847917" calcext:value-type="float">
            <text:p>0.082333430884792</text:p>
          </table:table-cell>
          <table:table-cell table:formula="of:=[.D208]/[.$A208]" office:value-type="float" office:value="0.123597697785582" calcext:value-type="float">
            <text:p>0.123597697785582</text:p>
          </table:table-cell>
          <table:table-cell table:number-columns-repeated="9"/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float" office:value="822" calcext:value-type="float">
            <text:p>822</text:p>
          </table:table-cell>
          <table:table-cell office:value-type="float" office:value="845" calcext:value-type="float">
            <text:p>845</text:p>
          </table:table-cell>
          <table:table-cell office:value-type="float" office:value="1268" calcext:value-type="float">
            <text:p>1268</text:p>
          </table:table-cell>
          <table:table-cell/>
          <table:table-cell table:formula="of:=[.B209]/[.$A209]" office:value-type="float" office:value="0.0797980778565188" calcext:value-type="float">
            <text:p>0.079798077856519</text:p>
          </table:table-cell>
          <table:table-cell table:formula="of:=[.C209]/[.$A209]" office:value-type="float" office:value="0.0820308707892438" calcext:value-type="float">
            <text:p>0.082030870789244</text:p>
          </table:table-cell>
          <table:table-cell table:formula="of:=[.D209]/[.$A209]" office:value-type="float" office:value="0.123094845160664" calcext:value-type="float">
            <text:p>0.123094845160664</text:p>
          </table:table-cell>
          <table:table-cell table:number-columns-repeated="9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float" office:value="859" calcext:value-type="float">
            <text:p>859</text:p>
          </table:table-cell>
          <table:table-cell office:value-type="float" office:value="868" calcext:value-type="float">
            <text:p>868</text:p>
          </table:table-cell>
          <table:table-cell office:value-type="float" office:value="1274" calcext:value-type="float">
            <text:p>1274</text:p>
          </table:table-cell>
          <table:table-cell/>
          <table:table-cell table:formula="of:=[.B210]/[.$A210]" office:value-type="float" office:value="0.0829871509999034" calcext:value-type="float">
            <text:p>0.082987150999903</text:p>
          </table:table-cell>
          <table:table-cell table:formula="of:=[.C210]/[.$A210]" office:value-type="float" office:value="0.0838566322094484" calcext:value-type="float">
            <text:p>0.083856632209448</text:p>
          </table:table-cell>
          <table:table-cell table:formula="of:=[.D210]/[.$A210]" office:value-type="float" office:value="0.123079895662255" calcext:value-type="float">
            <text:p>0.123079895662255</text:p>
          </table:table-cell>
          <table:table-cell table:number-columns-repeated="9"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float" office:value="863" calcext:value-type="float">
            <text:p>863</text:p>
          </table:table-cell>
          <table:table-cell office:value-type="float" office:value="872" calcext:value-type="float">
            <text:p>872</text:p>
          </table:table-cell>
          <table:table-cell office:value-type="float" office:value="1275" calcext:value-type="float">
            <text:p>1275</text:p>
          </table:table-cell>
          <table:table-cell/>
          <table:table-cell table:formula="of:=[.B211]/[.$A211]" office:value-type="float" office:value="0.082972791077781" calcext:value-type="float">
            <text:p>0.082972791077781</text:p>
          </table:table-cell>
          <table:table-cell table:formula="of:=[.C211]/[.$A211]" office:value-type="float" office:value="0.0838380924911066" calcext:value-type="float">
            <text:p>0.083838092491107</text:p>
          </table:table-cell>
          <table:table-cell table:formula="of:=[.D211]/[.$A211]" office:value-type="float" office:value="0.122584366887799" calcext:value-type="float">
            <text:p>0.122584366887799</text:p>
          </table:table-cell>
          <table:table-cell table:number-columns-repeated="9"/>
        </table:table-row>
        <table:table-row table:style-name="ro1">
          <table:table-cell office:value-type="float" office:value="10451" calcext:value-type="float">
            <text:p>10451</text:p>
          </table:table-cell>
          <table:table-cell office:value-type="float" office:value="866" calcext:value-type="float">
            <text:p>866</text:p>
          </table:table-cell>
          <table:table-cell office:value-type="float" office:value="872" calcext:value-type="float">
            <text:p>872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B212]/[.$A212]" office:value-type="float" office:value="0.0828628839345517" calcext:value-type="float">
            <text:p>0.082862883934552</text:p>
          </table:table-cell>
          <table:table-cell table:formula="of:=[.C212]/[.$A212]" office:value-type="float" office:value="0.0834369916754378" calcext:value-type="float">
            <text:p>0.083436991675438</text:p>
          </table:table-cell>
          <table:table-cell table:formula="of:=[.D212]/[.$A212]" office:value-type="float" office:value="0.122093579561764" calcext:value-type="float">
            <text:p>0.122093579561764</text:p>
          </table:table-cell>
          <table:table-cell table:number-columns-repeated="9"/>
        </table:table-row>
        <table:table-row table:style-name="ro1">
          <table:table-cell office:value-type="float" office:value="10501" calcext:value-type="float">
            <text:p>10501</text:p>
          </table:table-cell>
          <table:table-cell office:value-type="float" office:value="867" calcext:value-type="float">
            <text:p>867</text:p>
          </table:table-cell>
          <table:table-cell office:value-type="float" office:value="873" calcext:value-type="float">
            <text:p>873</text:p>
          </table:table-cell>
          <table:table-cell office:value-type="float" office:value="1277" calcext:value-type="float">
            <text:p>1277</text:p>
          </table:table-cell>
          <table:table-cell/>
          <table:table-cell table:formula="of:=[.B213]/[.$A213]" office:value-type="float" office:value="0.0825635653747262" calcext:value-type="float">
            <text:p>0.082563565374726</text:p>
          </table:table-cell>
          <table:table-cell table:formula="of:=[.C213]/[.$A213]" office:value-type="float" office:value="0.0831349395295686" calcext:value-type="float">
            <text:p>0.083134939529569</text:p>
          </table:table-cell>
          <table:table-cell table:formula="of:=[.D213]/[.$A213]" office:value-type="float" office:value="0.121607465955623" calcext:value-type="float">
            <text:p>0.121607465955623</text:p>
          </table:table-cell>
          <table:table-cell table:number-columns-repeated="9"/>
        </table:table-row>
        <table:table-row table:style-name="ro1">
          <table:table-cell office:value-type="float" office:value="10551" calcext:value-type="float">
            <text:p>10551</text:p>
          </table:table-cell>
          <table:table-cell office:value-type="float" office:value="881" calcext:value-type="float">
            <text:p>881</text:p>
          </table:table-cell>
          <table:table-cell office:value-type="float" office:value="892" calcext:value-type="float">
            <text:p>892</text:p>
          </table:table-cell>
          <table:table-cell office:value-type="float" office:value="1389" calcext:value-type="float">
            <text:p>1389</text:p>
          </table:table-cell>
          <table:table-cell/>
          <table:table-cell table:formula="of:=[.B214]/[.$A214]" office:value-type="float" office:value="0.0834991943891574" calcext:value-type="float">
            <text:p>0.083499194389158</text:p>
          </table:table-cell>
          <table:table-cell table:formula="of:=[.C214]/[.$A214]" office:value-type="float" office:value="0.0845417495971946" calcext:value-type="float">
            <text:p>0.084541749597195</text:p>
          </table:table-cell>
          <table:table-cell table:formula="of:=[.D214]/[.$A214]" office:value-type="float" office:value="0.131646289451237" calcext:value-type="float">
            <text:p>0.131646289451237</text:p>
          </table:table-cell>
          <table:table-cell table:number-columns-repeated="9"/>
        </table:table-row>
        <table:table-row table:style-name="ro1">
          <table:table-cell office:value-type="float" office:value="10601" calcext:value-type="float">
            <text:p>10601</text:p>
          </table:table-cell>
          <table:table-cell office:value-type="float" office:value="887" calcext:value-type="float">
            <text:p>887</text:p>
          </table:table-cell>
          <table:table-cell office:value-type="float" office:value="901" calcext:value-type="float">
            <text:p>901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B215]/[.$A215]" office:value-type="float" office:value="0.083671351759268" calcext:value-type="float">
            <text:p>0.083671351759268</text:p>
          </table:table-cell>
          <table:table-cell table:formula="of:=[.C215]/[.$A215]" office:value-type="float" office:value="0.0849919818885011" calcext:value-type="float">
            <text:p>0.084991981888501</text:p>
          </table:table-cell>
          <table:table-cell table:formula="of:=[.D215]/[.$A215]" office:value-type="float" office:value="0.131214036411659" calcext:value-type="float">
            <text:p>0.131214036411659</text:p>
          </table:table-cell>
          <table:table-cell table:number-columns-repeated="9"/>
        </table:table-row>
        <table:table-row table:style-name="ro1">
          <table:table-cell office:value-type="float" office:value="10651" calcext:value-type="float">
            <text:p>10651</text:p>
          </table:table-cell>
          <table:table-cell office:value-type="float" office:value="890" calcext:value-type="float">
            <text:p>890</text:p>
          </table:table-cell>
          <table:table-cell office:value-type="float" office:value="905" calcext:value-type="float">
            <text:p>905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B216]/[.$A216]" office:value-type="float" office:value="0.0835602290864708" calcext:value-type="float">
            <text:p>0.083560229086471</text:p>
          </table:table-cell>
          <table:table-cell table:formula="of:=[.C216]/[.$A216]" office:value-type="float" office:value="0.0849685475542203" calcext:value-type="float">
            <text:p>0.08496854755422</text:p>
          </table:table-cell>
          <table:table-cell table:formula="of:=[.D216]/[.$A216]" office:value-type="float" office:value="0.130598065909304" calcext:value-type="float">
            <text:p>0.130598065909304</text:p>
          </table:table-cell>
          <table:table-cell table:number-columns-repeated="9"/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float" office:value="892" calcext:value-type="float">
            <text:p>892</text:p>
          </table:table-cell>
          <table:table-cell office:value-type="float" office:value="906" calcext:value-type="float">
            <text:p>906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B217]/[.$A217]" office:value-type="float" office:value="0.0833566956359219" calcext:value-type="float">
            <text:p>0.083356695635922</text:p>
          </table:table-cell>
          <table:table-cell table:formula="of:=[.C217]/[.$A217]" office:value-type="float" office:value="0.0846649845808803" calcext:value-type="float">
            <text:p>0.08466498458088</text:p>
          </table:table-cell>
          <table:table-cell table:formula="of:=[.D217]/[.$A217]" office:value-type="float" office:value="0.130081300813008" calcext:value-type="float">
            <text:p>0.130081300813008</text:p>
          </table:table-cell>
          <table:table-cell table:number-columns-repeated="9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892" calcext:value-type="float">
            <text:p>892</text:p>
          </table:table-cell>
          <table:table-cell office:value-type="float" office:value="907" calcext:value-type="float">
            <text:p>907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B218]/[.$A218]" office:value-type="float" office:value="0.0829690261371035" calcext:value-type="float">
            <text:p>0.082969026137104</text:p>
          </table:table-cell>
          <table:table-cell table:formula="of:=[.C218]/[.$A218]" office:value-type="float" office:value="0.0843642451864943" calcext:value-type="float">
            <text:p>0.084364245186494</text:p>
          </table:table-cell>
          <table:table-cell table:formula="of:=[.D218]/[.$A218]" office:value-type="float" office:value="0.129569342386755" calcext:value-type="float">
            <text:p>0.129569342386755</text:p>
          </table:table-cell>
          <table:table-cell table:number-columns-repeated="9"/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float" office:value="898" calcext:value-type="float">
            <text:p>898</text:p>
          </table:table-cell>
          <table:table-cell office:value-type="float" office:value="977" calcext:value-type="float">
            <text:p>977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B219]/[.$A219]" office:value-type="float" office:value="0.0831404499583372" calcext:value-type="float">
            <text:p>0.083140449958337</text:p>
          </table:table-cell>
          <table:table-cell table:formula="of:=[.C219]/[.$A219]" office:value-type="float" office:value="0.0904545875381909" calcext:value-type="float">
            <text:p>0.090454587538191</text:p>
          </table:table-cell>
          <table:table-cell table:formula="of:=[.D219]/[.$A219]" office:value-type="float" office:value="0.14202388667716" calcext:value-type="float">
            <text:p>0.14202388667716</text:p>
          </table:table-cell>
          <table:table-cell table:number-columns-repeated="9"/>
        </table:table-row>
        <table:table-row table:style-name="ro1">
          <table:table-cell office:value-type="float" office:value="10851" calcext:value-type="float">
            <text:p>10851</text:p>
          </table:table-cell>
          <table:table-cell office:value-type="float" office:value="899" calcext:value-type="float">
            <text:p>899</text:p>
          </table:table-cell>
          <table:table-cell office:value-type="float" office:value="977" calcext:value-type="float">
            <text:p>977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[.B220]/[.$A220]" office:value-type="float" office:value="0.0828495069578841" calcext:value-type="float">
            <text:p>0.082849506957884</text:p>
          </table:table-cell>
          <table:table-cell table:formula="of:=[.C220]/[.$A220]" office:value-type="float" office:value="0.0900377845359875" calcext:value-type="float">
            <text:p>0.090037784535988</text:p>
          </table:table-cell>
          <table:table-cell table:formula="of:=[.D220]/[.$A220]" office:value-type="float" office:value="0.141645931250576" calcext:value-type="float">
            <text:p>0.141645931250576</text:p>
          </table:table-cell>
          <table:table-cell table:number-columns-repeated="9"/>
        </table:table-row>
        <table:table-row table:style-name="ro1">
          <table:table-cell office:value-type="float" office:value="10901" calcext:value-type="float">
            <text:p>10901</text:p>
          </table:table-cell>
          <table:table-cell office:value-type="float" office:value="917" calcext:value-type="float">
            <text:p>917</text:p>
          </table:table-cell>
          <table:table-cell office:value-type="float" office:value="978" calcext:value-type="float">
            <text:p>978</text:p>
          </table:table-cell>
          <table:table-cell office:value-type="float" office:value="1538" calcext:value-type="float">
            <text:p>1538</text:p>
          </table:table-cell>
          <table:table-cell/>
          <table:table-cell table:formula="of:=[.B221]/[.$A221]" office:value-type="float" office:value="0.0841207228694615" calcext:value-type="float">
            <text:p>0.084120722869462</text:p>
          </table:table-cell>
          <table:table-cell table:formula="of:=[.C221]/[.$A221]" office:value-type="float" office:value="0.0897165397669939" calcext:value-type="float">
            <text:p>0.089716539766994</text:p>
          </table:table-cell>
          <table:table-cell table:formula="of:=[.D221]/[.$A221]" office:value-type="float" office:value="0.141087973580405" calcext:value-type="float">
            <text:p>0.141087973580405</text:p>
          </table:table-cell>
          <table:table-cell table:number-columns-repeated="9"/>
        </table:table-row>
        <table:table-row table:style-name="ro1">
          <table:table-cell office:value-type="float" office:value="10951" calcext:value-type="float">
            <text:p>10951</text:p>
          </table:table-cell>
          <table:table-cell office:value-type="float" office:value="919" calcext:value-type="float">
            <text:p>919</text:p>
          </table:table-cell>
          <table:table-cell office:value-type="float" office:value="979" calcext:value-type="float">
            <text:p>979</text:p>
          </table:table-cell>
          <table:table-cell office:value-type="float" office:value="1539" calcext:value-type="float">
            <text:p>1539</text:p>
          </table:table-cell>
          <table:table-cell/>
          <table:table-cell table:formula="of:=[.B222]/[.$A222]" office:value-type="float" office:value="0.0839192767783764" calcext:value-type="float">
            <text:p>0.083919276778376</text:p>
          </table:table-cell>
          <table:table-cell table:formula="of:=[.C222]/[.$A222]" office:value-type="float" office:value="0.0893982284722856" calcext:value-type="float">
            <text:p>0.089398228472286</text:p>
          </table:table-cell>
          <table:table-cell table:formula="of:=[.D222]/[.$A222]" office:value-type="float" office:value="0.140535110948772" calcext:value-type="float">
            <text:p>0.140535110948772</text:p>
          </table:table-cell>
          <table:table-cell table:number-columns-repeated="9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970" calcext:value-type="float">
            <text:p>970</text:p>
          </table:table-cell>
          <table:table-cell office:value-type="float" office:value="996" calcext:value-type="float">
            <text:p>996</text:p>
          </table:table-cell>
          <table:table-cell office:value-type="float" office:value="1550" calcext:value-type="float">
            <text:p>1550</text:p>
          </table:table-cell>
          <table:table-cell/>
          <table:table-cell table:formula="of:=[.B223]/[.$A223]" office:value-type="float" office:value="0.0881738023816017" calcext:value-type="float">
            <text:p>0.088173802381602</text:p>
          </table:table-cell>
          <table:table-cell table:formula="of:=[.C223]/[.$A223]" office:value-type="float" office:value="0.0905372238887374" calcext:value-type="float">
            <text:p>0.090537223888737</text:p>
          </table:table-cell>
          <table:table-cell table:formula="of:=[.D223]/[.$A223]" office:value-type="float" office:value="0.140896282156168" calcext:value-type="float">
            <text:p>0.140896282156168</text:p>
          </table:table-cell>
          <table:table-cell table:number-columns-repeated="9"/>
        </table:table-row>
        <table:table-row table:style-name="ro1">
          <table:table-cell office:value-type="float" office:value="11051" calcext:value-type="float">
            <text:p>11051</text:p>
          </table:table-cell>
          <table:table-cell office:value-type="float" office:value="974" calcext:value-type="float">
            <text:p>974</text:p>
          </table:table-cell>
          <table:table-cell office:value-type="float" office:value="999" calcext:value-type="float">
            <text:p>999</text:p>
          </table:table-cell>
          <table:table-cell office:value-type="float" office:value="1552" calcext:value-type="float">
            <text:p>1552</text:p>
          </table:table-cell>
          <table:table-cell/>
          <table:table-cell table:formula="of:=[.B224]/[.$A224]" office:value-type="float" office:value="0.0881368201972672" calcext:value-type="float">
            <text:p>0.088136820197267</text:p>
          </table:table-cell>
          <table:table-cell table:formula="of:=[.C224]/[.$A224]" office:value-type="float" office:value="0.090399058908696" calcext:value-type="float">
            <text:p>0.090399058908696</text:p>
          </table:table-cell>
          <table:table-cell table:formula="of:=[.D224]/[.$A224]" office:value-type="float" office:value="0.140439779205502" calcext:value-type="float">
            <text:p>0.140439779205502</text:p>
          </table:table-cell>
          <table:table-cell table:number-columns-repeated="9"/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B225]/[.$A225]" office:value-type="float" office:value="0.087920007206558" calcext:value-type="float">
            <text:p>0.087920007206558</text:p>
          </table:table-cell>
          <table:table-cell table:formula="of:=[.C225]/[.$A225]" office:value-type="float" office:value="0.0900819745968832" calcext:value-type="float">
            <text:p>0.090081974596883</text:p>
          </table:table-cell>
          <table:table-cell table:formula="of:=[.D225]/[.$A225]" office:value-type="float" office:value="0.13989730654896" calcext:value-type="float">
            <text:p>0.13989730654896</text:p>
          </table:table-cell>
          <table:table-cell table:number-columns-repeated="9"/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float" office:value="976" calcext:value-type="float">
            <text:p>976</text:p>
          </table:table-cell>
          <table:table-cell office:value-type="float" office:value="1001" calcext:value-type="float">
            <text:p>1001</text:p>
          </table:table-cell>
          <table:table-cell office:value-type="float" office:value="1554" calcext:value-type="float">
            <text:p>1554</text:p>
          </table:table-cell>
          <table:table-cell/>
          <table:table-cell table:formula="of:=[.B226]/[.$A226]" office:value-type="float" office:value="0.0875257824410367" calcext:value-type="float">
            <text:p>0.087525782441037</text:p>
          </table:table-cell>
          <table:table-cell table:formula="of:=[.C226]/[.$A226]" office:value-type="float" office:value="0.0897677338355304" calcext:value-type="float">
            <text:p>0.089767733835531</text:p>
          </table:table-cell>
          <table:table-cell table:formula="of:=[.D226]/[.$A226]" office:value-type="float" office:value="0.139359698681733" calcext:value-type="float">
            <text:p>0.139359698681733</text:p>
          </table:table-cell>
          <table:table-cell table:number-columns-repeated="9"/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float" office:value="1159" calcext:value-type="float">
            <text:p>1159</text:p>
          </table:table-cell>
          <table:table-cell office:value-type="float" office:value="1015" calcext:value-type="float">
            <text:p>1015</text:p>
          </table:table-cell>
          <table:table-cell office:value-type="float" office:value="1569" calcext:value-type="float">
            <text:p>1569</text:p>
          </table:table-cell>
          <table:table-cell/>
          <table:table-cell table:formula="of:=[.B227]/[.$A227]" office:value-type="float" office:value="0.103472904204982" calcext:value-type="float">
            <text:p>0.103472904204982</text:p>
          </table:table-cell>
          <table:table-cell table:formula="of:=[.C227]/[.$A227]" office:value-type="float" office:value="0.0906169092045353" calcext:value-type="float">
            <text:p>0.090616909204535</text:p>
          </table:table-cell>
          <table:table-cell table:formula="of:=[.D227]/[.$A227]" office:value-type="float" office:value="0.14007677885903" calcext:value-type="float">
            <text:p>0.14007677885903</text:p>
          </table:table-cell>
          <table:table-cell table:number-columns-repeated="9"/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float" office:value="1164" calcext:value-type="float">
            <text:p>1164</text:p>
          </table:table-cell>
          <table:table-cell office:value-type="float" office:value="1016" calcext:value-type="float">
            <text:p>1016</text:p>
          </table:table-cell>
          <table:table-cell office:value-type="float" office:value="1571" calcext:value-type="float">
            <text:p>1571</text:p>
          </table:table-cell>
          <table:table-cell/>
          <table:table-cell table:formula="of:=[.B228]/[.$A228]" office:value-type="float" office:value="0.103457470447071" calcext:value-type="float">
            <text:p>0.103457470447071</text:p>
          </table:table-cell>
          <table:table-cell table:formula="of:=[.C228]/[.$A228]" office:value-type="float" office:value="0.090303084170296" calcext:value-type="float">
            <text:p>0.090303084170296</text:p>
          </table:table-cell>
          <table:table-cell table:formula="of:=[.D228]/[.$A228]" office:value-type="float" office:value="0.139632032708204" calcext:value-type="float">
            <text:p>0.139632032708204</text:p>
          </table:table-cell>
          <table:table-cell table:number-columns-repeated="9"/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float" office:value="1165" calcext:value-type="float">
            <text:p>1165</text:p>
          </table:table-cell>
          <table:table-cell office:value-type="float" office:value="1017" calcext:value-type="float">
            <text:p>1017</text:p>
          </table:table-cell>
          <table:table-cell office:value-type="float" office:value="1571" calcext:value-type="float">
            <text:p>1571</text:p>
          </table:table-cell>
          <table:table-cell/>
          <table:table-cell table:formula="of:=[.B229]/[.$A229]" office:value-type="float" office:value="0.103088222281214" calcext:value-type="float">
            <text:p>0.103088222281214</text:p>
          </table:table-cell>
          <table:table-cell table:formula="of:=[.C229]/[.$A229]" office:value-type="float" office:value="0.0899920361029997" calcext:value-type="float">
            <text:p>0.089992036103</text:p>
          </table:table-cell>
          <table:table-cell table:formula="of:=[.D229]/[.$A229]" office:value-type="float" office:value="0.139014246526856" calcext:value-type="float">
            <text:p>0.139014246526856</text:p>
          </table:table-cell>
          <table:table-cell table:number-columns-repeated="9"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float" office:value="1165" calcext:value-type="float">
            <text:p>1165</text:p>
          </table:table-cell>
          <table:table-cell office:value-type="float" office:value="1018" calcext:value-type="float">
            <text:p>1018</text:p>
          </table:table-cell>
          <table:table-cell office:value-type="float" office:value="1572" calcext:value-type="float">
            <text:p>1572</text:p>
          </table:table-cell>
          <table:table-cell/>
          <table:table-cell table:formula="of:=[.B230]/[.$A230]" office:value-type="float" office:value="0.102634129151617" calcext:value-type="float">
            <text:p>0.102634129151617</text:p>
          </table:table-cell>
          <table:table-cell table:formula="of:=[.C230]/[.$A230]" office:value-type="float" office:value="0.0896837283058761" calcext:value-type="float">
            <text:p>0.089683728305876</text:p>
          </table:table-cell>
          <table:table-cell table:formula="of:=[.D230]/[.$A230]" office:value-type="float" office:value="0.13849000088098" calcext:value-type="float">
            <text:p>0.13849000088098</text:p>
          </table:table-cell>
          <table:table-cell table:number-columns-repeated="9"/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float" office:value="1174" calcext:value-type="float">
            <text:p>1174</text:p>
          </table:table-cell>
          <table:table-cell office:value-type="float" office:value="1022" calcext:value-type="float">
            <text:p>1022</text:p>
          </table:table-cell>
          <table:table-cell office:value-type="float" office:value="1637" calcext:value-type="float">
            <text:p>1637</text:p>
          </table:table-cell>
          <table:table-cell/>
          <table:table-cell table:formula="of:=[.B231]/[.$A231]" office:value-type="float" office:value="0.102973423383914" calcext:value-type="float">
            <text:p>0.102973423383914</text:p>
          </table:table-cell>
          <table:table-cell table:formula="of:=[.C231]/[.$A231]" office:value-type="float" office:value="0.089641259538637" calcext:value-type="float">
            <text:p>0.089641259538637</text:p>
          </table:table-cell>
          <table:table-cell table:formula="of:=[.D231]/[.$A231]" office:value-type="float" office:value="0.143583896149461" calcext:value-type="float">
            <text:p>0.143583896149461</text:p>
          </table:table-cell>
          <table:table-cell table:number-columns-repeated="9"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float" office:value="1178" calcext:value-type="float">
            <text:p>1178</text:p>
          </table:table-cell>
          <table:table-cell office:value-type="float" office:value="1024" calcext:value-type="float">
            <text:p>1024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[.B232]/[.$A232]" office:value-type="float" office:value="0.102873111518645" calcext:value-type="float">
            <text:p>0.102873111518645</text:p>
          </table:table-cell>
          <table:table-cell table:formula="of:=[.C232]/[.$A232]" office:value-type="float" office:value="0.0894245044100952" calcext:value-type="float">
            <text:p>0.089424504410095</text:p>
          </table:table-cell>
          <table:table-cell table:formula="of:=[.D232]/[.$A232]" office:value-type="float" office:value="0.143044275609117" calcext:value-type="float">
            <text:p>0.143044275609117</text:p>
          </table:table-cell>
          <table:table-cell table:number-columns-repeated="9"/>
        </table:table-row>
        <table:table-row table:style-name="ro1">
          <table:table-cell office:value-type="float" office:value="11501" calcext:value-type="float">
            <text:p>1150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B233]/[.$A233]" office:value-type="float" office:value="0.102599773932702" calcext:value-type="float">
            <text:p>0.102599773932702</text:p>
          </table:table-cell>
          <table:table-cell table:formula="of:=[.C233]/[.$A233]" office:value-type="float" office:value="0.0890357360229545" calcext:value-type="float">
            <text:p>0.089035736022955</text:p>
          </table:table-cell>
          <table:table-cell table:formula="of:=[.D233]/[.$A233]" office:value-type="float" office:value="0.142596295974263" calcext:value-type="float">
            <text:p>0.142596295974263</text:p>
          </table:table-cell>
          <table:table-cell table:number-columns-repeated="9"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float" office:value="1180" calcext:value-type="float">
            <text:p>1180</text:p>
          </table:table-cell>
          <table:table-cell office:value-type="float" office:value="1024" calcext:value-type="float">
            <text:p>1024</text:p>
          </table:table-cell>
          <table:table-cell office:value-type="float" office:value="1641" calcext:value-type="float">
            <text:p>1641</text:p>
          </table:table-cell>
          <table:table-cell/>
          <table:table-cell table:formula="of:=[.B234]/[.$A234]" office:value-type="float" office:value="0.10215565751883" calcext:value-type="float">
            <text:p>0.10215565751883</text:p>
          </table:table-cell>
          <table:table-cell table:formula="of:=[.C234]/[.$A234]" office:value-type="float" office:value="0.0886503333044758" calcext:value-type="float">
            <text:p>0.088650333304476</text:p>
          </table:table-cell>
          <table:table-cell table:formula="of:=[.D234]/[.$A234]" office:value-type="float" office:value="0.142065622024067" calcext:value-type="float">
            <text:p>0.142065622024067</text:p>
          </table:table-cell>
          <table:table-cell table:number-columns-repeated="9"/>
        </table:table-row>
        <table:table-row table:style-name="ro1">
          <table:table-cell office:value-type="float" office:value="11601" calcext:value-type="float">
            <text:p>11601</text:p>
          </table:table-cell>
          <table:table-cell office:value-type="float" office:value="1196" calcext:value-type="float">
            <text:p>1196</text:p>
          </table:table-cell>
          <table:table-cell office:value-type="float" office:value="1033" calcext:value-type="float">
            <text:p>1033</text:p>
          </table:table-cell>
          <table:table-cell office:value-type="float" office:value="1656" calcext:value-type="float">
            <text:p>1656</text:p>
          </table:table-cell>
          <table:table-cell/>
          <table:table-cell table:formula="of:=[.B235]/[.$A235]" office:value-type="float" office:value="0.103094560813723" calcext:value-type="float">
            <text:p>0.103094560813723</text:p>
          </table:table-cell>
          <table:table-cell table:formula="of:=[.C235]/[.$A235]" office:value-type="float" office:value="0.0890440479269028" calcext:value-type="float">
            <text:p>0.089044047926903</text:p>
          </table:table-cell>
          <table:table-cell table:formula="of:=[.D235]/[.$A235]" office:value-type="float" office:value="0.142746314972847" calcext:value-type="float">
            <text:p>0.142746314972847</text:p>
          </table:table-cell>
          <table:table-cell table:number-columns-repeated="9"/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1197" calcext:value-type="float">
            <text:p>1197</text:p>
          </table:table-cell>
          <table:table-cell office:value-type="float" office:value="1033" calcext:value-type="float">
            <text:p>1033</text:p>
          </table:table-cell>
          <table:table-cell office:value-type="float" office:value="1663" calcext:value-type="float">
            <text:p>1663</text:p>
          </table:table-cell>
          <table:table-cell/>
          <table:table-cell table:formula="of:=[.B236]/[.$A236]" office:value-type="float" office:value="0.10273796240666" calcext:value-type="float">
            <text:p>0.10273796240666</text:p>
          </table:table-cell>
          <table:table-cell table:formula="of:=[.C236]/[.$A236]" office:value-type="float" office:value="0.0886619174319801" calcext:value-type="float">
            <text:p>0.08866191743198</text:p>
          </table:table-cell>
          <table:table-cell table:formula="of:=[.D236]/[.$A236]" office:value-type="float" office:value="0.142734529224959" calcext:value-type="float">
            <text:p>0.142734529224959</text:p>
          </table:table-cell>
          <table:table-cell table:number-columns-repeated="9"/>
        </table:table-row>
        <table:table-row table:style-name="ro1">
          <table:table-cell office:value-type="float" office:value="11701" calcext:value-type="float">
            <text:p>11701</text:p>
          </table:table-cell>
          <table:table-cell office:value-type="float" office:value="1205" calcext:value-type="float">
            <text:p>1205</text:p>
          </table:table-cell>
          <table:table-cell office:value-type="float" office:value="1034" calcext:value-type="float">
            <text:p>1034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B237]/[.$A237]" office:value-type="float" office:value="0.102982651055465" calcext:value-type="float">
            <text:p>0.102982651055465</text:p>
          </table:table-cell>
          <table:table-cell table:formula="of:=[.C237]/[.$A237]" office:value-type="float" office:value="0.0883685155114947" calcext:value-type="float">
            <text:p>0.088368515511495</text:p>
          </table:table-cell>
          <table:table-cell table:formula="of:=[.D237]/[.$A237]" office:value-type="float" office:value="0.142210067515597" calcext:value-type="float">
            <text:p>0.142210067515597</text:p>
          </table:table-cell>
          <table:table-cell table:number-columns-repeated="9"/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float" office:value="1228" calcext:value-type="float">
            <text:p>1228</text:p>
          </table:table-cell>
          <table:table-cell office:value-type="float" office:value="1040" calcext:value-type="float">
            <text:p>1040</text:p>
          </table:table-cell>
          <table:table-cell office:value-type="float" office:value="1668" calcext:value-type="float">
            <text:p>1668</text:p>
          </table:table-cell>
          <table:table-cell/>
          <table:table-cell table:formula="of:=[.B238]/[.$A238]" office:value-type="float" office:value="0.10450174453238" calcext:value-type="float">
            <text:p>0.10450174453238</text:p>
          </table:table-cell>
          <table:table-cell table:formula="of:=[.C238]/[.$A238]" office:value-type="float" office:value="0.0885031061186282" calcext:value-type="float">
            <text:p>0.088503106118628</text:p>
          </table:table-cell>
          <table:table-cell table:formula="of:=[.D238]/[.$A238]" office:value-type="float" office:value="0.1419453663518" calcext:value-type="float">
            <text:p>0.1419453663518</text:p>
          </table:table-cell>
          <table:table-cell table:number-columns-repeated="9"/>
        </table:table-row>
        <table:table-row table:style-name="ro1">
          <table:table-cell office:value-type="float" office:value="11801" calcext:value-type="float">
            <text:p>1180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69" calcext:value-type="float">
            <text:p>1669</text:p>
          </table:table-cell>
          <table:table-cell/>
          <table:table-cell table:formula="of:=[.B239]/[.$A239]" office:value-type="float" office:value="0.104736886704517" calcext:value-type="float">
            <text:p>0.104736886704517</text:p>
          </table:table-cell>
          <table:table-cell table:formula="of:=[.C239]/[.$A239]" office:value-type="float" office:value="0.0888907719684772" calcext:value-type="float">
            <text:p>0.088890771968477</text:p>
          </table:table-cell>
          <table:table-cell table:formula="of:=[.D239]/[.$A239]" office:value-type="float" office:value="0.141428692483688" calcext:value-type="float">
            <text:p>0.141428692483688</text:p>
          </table:table-cell>
          <table:table-cell table:number-columns-repeated="9"/>
        </table:table-row>
        <table:table-row table:style-name="ro1">
          <table:table-cell office:value-type="float" office:value="11851" calcext:value-type="float">
            <text:p>11851</text:p>
          </table:table-cell>
          <table:table-cell office:value-type="float" office:value="1236" calcext:value-type="float">
            <text:p>1236</text:p>
          </table:table-cell>
          <table:table-cell office:value-type="float" office:value="1049" calcext:value-type="float">
            <text:p>1049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B240]/[.$A240]" office:value-type="float" office:value="0.104294996202852" calcext:value-type="float">
            <text:p>0.104294996202852</text:p>
          </table:table-cell>
          <table:table-cell table:formula="of:=[.C240]/[.$A240]" office:value-type="float" office:value="0.0885157370686018" calcext:value-type="float">
            <text:p>0.088515737068602</text:p>
          </table:table-cell>
          <table:table-cell table:formula="of:=[.D240]/[.$A240]" office:value-type="float" office:value="0.141422664754029" calcext:value-type="float">
            <text:p>0.141422664754029</text:p>
          </table:table-cell>
          <table:table-cell table:number-columns-repeated="9"/>
        </table:table-row>
        <table:table-row table:style-name="ro1">
          <table:table-cell office:value-type="float" office:value="11901" calcext:value-type="float">
            <text:p>11901</text:p>
          </table:table-cell>
          <table:table-cell office:value-type="float" office:value="1238" calcext:value-type="float">
            <text:p>1238</text:p>
          </table:table-cell>
          <table:table-cell office:value-type="float" office:value="1050" calcext:value-type="float">
            <text:p>1050</text:p>
          </table:table-cell>
          <table:table-cell office:value-type="float" office:value="1678" calcext:value-type="float">
            <text:p>1678</text:p>
          </table:table-cell>
          <table:table-cell/>
          <table:table-cell table:formula="of:=[.B241]/[.$A241]" office:value-type="float" office:value="0.104024871859508" calcext:value-type="float">
            <text:p>0.104024871859508</text:p>
          </table:table-cell>
          <table:table-cell table:formula="of:=[.C241]/[.$A241]" office:value-type="float" office:value="0.0882278800100832" calcext:value-type="float">
            <text:p>0.088227880010083</text:p>
          </table:table-cell>
          <table:table-cell table:formula="of:=[.D241]/[.$A241]" office:value-type="float" office:value="0.140996554911352" calcext:value-type="float">
            <text:p>0.140996554911352</text:p>
          </table:table-cell>
          <table:table-cell table:number-columns-repeated="9"/>
        </table:table-row>
        <table:table-row table:style-name="ro1">
          <table:table-cell office:value-type="float" office:value="11951" calcext:value-type="float">
            <text:p>11951</text:p>
          </table:table-cell>
          <table:table-cell office:value-type="float" office:value="1315" calcext:value-type="float">
            <text:p>1315</text:p>
          </table:table-cell>
          <table:table-cell office:value-type="float" office:value="1068" calcext:value-type="float">
            <text:p>1068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B242]/[.$A242]" office:value-type="float" office:value="0.110032633252448" calcext:value-type="float">
            <text:p>0.110032633252448</text:p>
          </table:table-cell>
          <table:table-cell table:formula="of:=[.C242]/[.$A242]" office:value-type="float" office:value="0.089364906702368" calcext:value-type="float">
            <text:p>0.089364906702368</text:p>
          </table:table-cell>
          <table:table-cell table:formula="of:=[.D242]/[.$A242]" office:value-type="float" office:value="0.140992385574429" calcext:value-type="float">
            <text:p>0.140992385574429</text:p>
          </table:table-cell>
          <table:table-cell table:number-columns-repeated="9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324" calcext:value-type="float">
            <text:p>1324</text:p>
          </table:table-cell>
          <table:table-cell office:value-type="float" office:value="1094" calcext:value-type="float">
            <text:p>1094</text:p>
          </table:table-cell>
          <table:table-cell office:value-type="float" office:value="1736" calcext:value-type="float">
            <text:p>1736</text:p>
          </table:table-cell>
          <table:table-cell/>
          <table:table-cell table:formula="of:=[.B243]/[.$A243]" office:value-type="float" office:value="0.110324139655029" calcext:value-type="float">
            <text:p>0.110324139655029</text:p>
          </table:table-cell>
          <table:table-cell table:formula="of:=[.C243]/[.$A243]" office:value-type="float" office:value="0.0911590700774936" calcext:value-type="float">
            <text:p>0.091159070077494</text:p>
          </table:table-cell>
          <table:table-cell table:formula="of:=[.D243]/[.$A243]" office:value-type="float" office:value="0.144654612115657" calcext:value-type="float">
            <text:p>0.144654612115657</text:p>
          </table:table-cell>
          <table:table-cell table:number-columns-repeated="9"/>
        </table:table-row>
        <table:table-row table:style-name="ro1">
          <table:table-cell office:value-type="float" office:value="12051" calcext:value-type="float">
            <text:p>12051</text:p>
          </table:table-cell>
          <table:table-cell office:value-type="float" office:value="1339" calcext:value-type="float">
            <text:p>1339</text:p>
          </table:table-cell>
          <table:table-cell office:value-type="float" office:value="1098" calcext:value-type="float">
            <text:p>1098</text:p>
          </table:table-cell>
          <table:table-cell office:value-type="float" office:value="1738" calcext:value-type="float">
            <text:p>1738</text:p>
          </table:table-cell>
          <table:table-cell/>
          <table:table-cell table:formula="of:=[.B244]/[.$A244]" office:value-type="float" office:value="0.111111111111111" calcext:value-type="float">
            <text:p>0.111111111111111</text:p>
          </table:table-cell>
          <table:table-cell table:formula="of:=[.C244]/[.$A244]" office:value-type="float" office:value="0.0911127707244212" calcext:value-type="float">
            <text:p>0.091112770724421</text:p>
          </table:table-cell>
          <table:table-cell table:formula="of:=[.D244]/[.$A244]" office:value-type="float" office:value="0.144220396647581" calcext:value-type="float">
            <text:p>0.144220396647581</text:p>
          </table:table-cell>
          <table:table-cell table:number-columns-repeated="9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float" office:value="1384" calcext:value-type="float">
            <text:p>1384</text:p>
          </table:table-cell>
          <table:table-cell office:value-type="float" office:value="1155" calcext:value-type="float">
            <text:p>1155</text:p>
          </table:table-cell>
          <table:table-cell office:value-type="float" office:value="1800" calcext:value-type="float">
            <text:p>1800</text:p>
          </table:table-cell>
          <table:table-cell/>
          <table:table-cell table:formula="of:=[.B245]/[.$A245]" office:value-type="float" office:value="0.114370713164201" calcext:value-type="float">
            <text:p>0.114370713164201</text:p>
          </table:table-cell>
          <table:table-cell table:formula="of:=[.C245]/[.$A245]" office:value-type="float" office:value="0.0954466573010495" calcext:value-type="float">
            <text:p>0.09544665730105</text:p>
          </table:table-cell>
          <table:table-cell table:formula="of:=[.D245]/[.$A245]" office:value-type="float" office:value="0.148748037352285" calcext:value-type="float">
            <text:p>0.148748037352285</text:p>
          </table:table-cell>
          <table:table-cell table:number-columns-repeated="9"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float" office:value="1384" calcext:value-type="float">
            <text:p>1384</text:p>
          </table:table-cell>
          <table:table-cell office:value-type="float" office:value="1166" calcext:value-type="float">
            <text:p>1166</text:p>
          </table:table-cell>
          <table:table-cell office:value-type="float" office:value="1811" calcext:value-type="float">
            <text:p>1811</text:p>
          </table:table-cell>
          <table:table-cell/>
          <table:table-cell table:formula="of:=[.B246]/[.$A246]" office:value-type="float" office:value="0.113900090527529" calcext:value-type="float">
            <text:p>0.113900090527529</text:p>
          </table:table-cell>
          <table:table-cell table:formula="of:=[.C246]/[.$A246]" office:value-type="float" office:value="0.0959591803143774" calcext:value-type="float">
            <text:p>0.095959180314378</text:p>
          </table:table-cell>
          <table:table-cell table:formula="of:=[.D246]/[.$A246]" office:value-type="float" office:value="0.149041231174389" calcext:value-type="float">
            <text:p>0.149041231174389</text:p>
          </table:table-cell>
          <table:table-cell table:number-columns-repeated="9"/>
        </table:table-row>
        <table:table-row table:style-name="ro1">
          <table:table-cell office:value-type="float" office:value="12201" calcext:value-type="float">
            <text:p>12201</text:p>
          </table:table-cell>
          <table:table-cell office:value-type="float" office:value="1385" calcext:value-type="float">
            <text:p>1385</text:p>
          </table:table-cell>
          <table:table-cell office:value-type="float" office:value="1169" calcext:value-type="float">
            <text:p>1169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[.B247]/[.$A247]" office:value-type="float" office:value="0.113515285632325" calcext:value-type="float">
            <text:p>0.113515285632325</text:p>
          </table:table-cell>
          <table:table-cell table:formula="of:=[.C247]/[.$A247]" office:value-type="float" office:value="0.095811818703385" calcext:value-type="float">
            <text:p>0.095811818703385</text:p>
          </table:table-cell>
          <table:table-cell table:formula="of:=[.D247]/[.$A247]" office:value-type="float" office:value="0.148512417014999" calcext:value-type="float">
            <text:p>0.148512417014999</text:p>
          </table:table-cell>
          <table:table-cell table:number-columns-repeated="9"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float" office:value="1385" calcext:value-type="float">
            <text:p>1385</text:p>
          </table:table-cell>
          <table:table-cell office:value-type="float" office:value="1171" calcext:value-type="float">
            <text:p>1171</text:p>
          </table:table-cell>
          <table:table-cell office:value-type="float" office:value="1813" calcext:value-type="float">
            <text:p>1813</text:p>
          </table:table-cell>
          <table:table-cell/>
          <table:table-cell table:formula="of:=[.B248]/[.$A248]" office:value-type="float" office:value="0.113051995755449" calcext:value-type="float">
            <text:p>0.113051995755449</text:p>
          </table:table-cell>
          <table:table-cell table:formula="of:=[.C248]/[.$A248]" office:value-type="float" office:value="0.0955840339564117" calcext:value-type="float">
            <text:p>0.095584033956412</text:p>
          </table:table-cell>
          <table:table-cell table:formula="of:=[.D248]/[.$A248]" office:value-type="float" office:value="0.147987919353522" calcext:value-type="float">
            <text:p>0.147987919353522</text:p>
          </table:table-cell>
          <table:table-cell table:number-columns-repeated="9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1407" calcext:value-type="float">
            <text:p>1407</text:p>
          </table:table-cell>
          <table:table-cell office:value-type="float" office:value="1179" calcext:value-type="float">
            <text:p>1179</text:p>
          </table:table-cell>
          <table:table-cell office:value-type="float" office:value="1831" calcext:value-type="float">
            <text:p>1831</text:p>
          </table:table-cell>
          <table:table-cell/>
          <table:table-cell table:formula="of:=[.B249]/[.$A249]" office:value-type="float" office:value="0.114380944638647" calcext:value-type="float">
            <text:p>0.114380944638647</text:p>
          </table:table-cell>
          <table:table-cell table:formula="of:=[.C249]/[.$A249]" office:value-type="float" office:value="0.0958458661897407" calcext:value-type="float">
            <text:p>0.095845866189741</text:p>
          </table:table-cell>
          <table:table-cell table:formula="of:=[.D249]/[.$A249]" office:value-type="float" office:value="0.148849687017316" calcext:value-type="float">
            <text:p>0.148849687017316</text:p>
          </table:table-cell>
          <table:table-cell table:number-columns-repeated="9"/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float" office:value="1408" calcext:value-type="float">
            <text:p>1408</text:p>
          </table:table-cell>
          <table:table-cell office:value-type="float" office:value="1180" calcext:value-type="float">
            <text:p>1180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B250]/[.$A250]" office:value-type="float" office:value="0.113998866488543" calcext:value-type="float">
            <text:p>0.113998866488543</text:p>
          </table:table-cell>
          <table:table-cell table:formula="of:=[.C250]/[.$A250]" office:value-type="float" office:value="0.0955388227673873" calcext:value-type="float">
            <text:p>0.095538822767387</text:p>
          </table:table-cell>
          <table:table-cell table:formula="of:=[.D250]/[.$A250]" office:value-type="float" office:value="0.149137721641972" calcext:value-type="float">
            <text:p>0.149137721641972</text:p>
          </table:table-cell>
          <table:table-cell table:number-columns-repeated="9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1409" calcext:value-type="float">
            <text:p>1409</text:p>
          </table:table-cell>
          <table:table-cell office:value-type="float" office:value="1187" calcext:value-type="float">
            <text:p>1187</text:p>
          </table:table-cell>
          <table:table-cell office:value-type="float" office:value="1842" calcext:value-type="float">
            <text:p>1842</text:p>
          </table:table-cell>
          <table:table-cell/>
          <table:table-cell table:formula="of:=[.B251]/[.$A251]" office:value-type="float" office:value="0.113619869365374" calcext:value-type="float">
            <text:p>0.113619869365374</text:p>
          </table:table-cell>
          <table:table-cell table:formula="of:=[.C251]/[.$A251]" office:value-type="float" office:value="0.0957180872510281" calcext:value-type="float">
            <text:p>0.095718087251028</text:p>
          </table:table-cell>
          <table:table-cell table:formula="of:=[.D251]/[.$A251]" office:value-type="float" office:value="0.148536408354165" calcext:value-type="float">
            <text:p>0.148536408354165</text:p>
          </table:table-cell>
          <table:table-cell table:number-columns-repeated="9"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1416" calcext:value-type="float">
            <text:p>1416</text:p>
          </table:table-cell>
          <table:table-cell office:value-type="float" office:value="1307" calcext:value-type="float">
            <text:p>1307</text:p>
          </table:table-cell>
          <table:table-cell office:value-type="float" office:value="1919" calcext:value-type="float">
            <text:p>1919</text:p>
          </table:table-cell>
          <table:table-cell/>
          <table:table-cell table:formula="of:=[.B252]/[.$A252]" office:value-type="float" office:value="0.113725805156212" calcext:value-type="float">
            <text:p>0.113725805156212</text:p>
          </table:table-cell>
          <table:table-cell table:formula="of:=[.C252]/[.$A252]" office:value-type="float" office:value="0.104971488233877" calcext:value-type="float">
            <text:p>0.104971488233877</text:p>
          </table:table-cell>
          <table:table-cell table:formula="of:=[.D252]/[.$A252]" office:value-type="float" office:value="0.154124166733596" calcext:value-type="float">
            <text:p>0.154124166733596</text:p>
          </table:table-cell>
          <table:table-cell table:number-columns-repeated="9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1428" calcext:value-type="float">
            <text:p>1428</text:p>
          </table:table-cell>
          <table:table-cell office:value-type="float" office:value="1310" calcext:value-type="float">
            <text:p>1310</text:p>
          </table:table-cell>
          <table:table-cell office:value-type="float" office:value="1926" calcext:value-type="float">
            <text:p>1926</text:p>
          </table:table-cell>
          <table:table-cell/>
          <table:table-cell table:formula="of:=[.B253]/[.$A253]" office:value-type="float" office:value="0.114230861531078" calcext:value-type="float">
            <text:p>0.114230861531078</text:p>
          </table:table-cell>
          <table:table-cell table:formula="of:=[.C253]/[.$A253]" office:value-type="float" office:value="0.104791616670666" calcext:value-type="float">
            <text:p>0.104791616670666</text:p>
          </table:table-cell>
          <table:table-cell table:formula="of:=[.D253]/[.$A253]" office:value-type="float" office:value="0.154067674586033" calcext:value-type="float">
            <text:p>0.154067674586033</text:p>
          </table:table-cell>
          <table:table-cell table:number-columns-repeated="9"/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927" calcext:value-type="float">
            <text:p>1927</text:p>
          </table:table-cell>
          <table:table-cell/>
          <table:table-cell table:formula="of:=[.B254]/[.$A254]" office:value-type="float" office:value="0.113855469683691" calcext:value-type="float">
            <text:p>0.113855469683691</text:p>
          </table:table-cell>
          <table:table-cell table:formula="of:=[.C254]/[.$A254]" office:value-type="float" office:value="0.104453828380209" calcext:value-type="float">
            <text:p>0.104453828380209</text:p>
          </table:table-cell>
          <table:table-cell table:formula="of:=[.D254]/[.$A254]" office:value-type="float" office:value="0.153533582981436" calcext:value-type="float">
            <text:p>0.153533582981436</text:p>
          </table:table-cell>
          <table:table-cell table:number-columns-repeated="9"/>
        </table:table-row>
        <table:table-row table:style-name="ro1">
          <table:table-cell office:value-type="float" office:value="12601" calcext:value-type="float">
            <text:p>12601</text:p>
          </table:table-cell>
          <table:table-cell office:value-type="float" office:value="1430" calcext:value-type="float">
            <text:p>1430</text:p>
          </table:table-cell>
          <table:table-cell office:value-type="float" office:value="1312" calcext:value-type="float">
            <text:p>1312</text:p>
          </table:table-cell>
          <table:table-cell office:value-type="float" office:value="1985" calcext:value-type="float">
            <text:p>1985</text:p>
          </table:table-cell>
          <table:table-cell/>
          <table:table-cell table:formula="of:=[.B255]/[.$A255]" office:value-type="float" office:value="0.113483056900246" calcext:value-type="float">
            <text:p>0.113483056900246</text:p>
          </table:table-cell>
          <table:table-cell table:formula="of:=[.C255]/[.$A255]" office:value-type="float" office:value="0.104118720736449" calcext:value-type="float">
            <text:p>0.104118720736449</text:p>
          </table:table-cell>
          <table:table-cell table:formula="of:=[.D255]/[.$A255]" office:value-type="float" office:value="0.157527180382509" calcext:value-type="float">
            <text:p>0.157527180382509</text:p>
          </table:table-cell>
          <table:table-cell table:number-columns-repeated="9"/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float" office:value="1446" calcext:value-type="float">
            <text:p>1446</text:p>
          </table:table-cell>
          <table:table-cell office:value-type="float" office:value="1314" calcext:value-type="float">
            <text:p>1314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B256]/[.$A256]" office:value-type="float" office:value="0.114299264880247" calcext:value-type="float">
            <text:p>0.114299264880247</text:p>
          </table:table-cell>
          <table:table-cell table:formula="of:=[.C256]/[.$A256]" office:value-type="float" office:value="0.103865307090349" calcext:value-type="float">
            <text:p>0.103865307090349</text:p>
          </table:table-cell>
          <table:table-cell table:formula="of:=[.D256]/[.$A256]" office:value-type="float" office:value="0.157853134139594" calcext:value-type="float">
            <text:p>0.157853134139594</text:p>
          </table:table-cell>
          <table:table-cell table:number-columns-repeated="9"/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[.B257]/[.$A257]" office:value-type="float" office:value="0.113928037162428" calcext:value-type="float">
            <text:p>0.113928037162428</text:p>
          </table:table-cell>
          <table:table-cell table:formula="of:=[.C257]/[.$A257]" office:value-type="float" office:value="0.103535154712227" calcext:value-type="float">
            <text:p>0.103535154712227</text:p>
          </table:table-cell>
          <table:table-cell table:formula="of:=[.D257]/[.$A257]" office:value-type="float" office:value="0.157704117786001" calcext:value-type="float">
            <text:p>0.157704117786001</text:p>
          </table:table-cell>
          <table:table-cell table:number-columns-repeated="9"/>
        </table:table-row>
        <table:table-row table:style-name="ro1">
          <table:table-cell office:value-type="float" office:value="12751" calcext:value-type="float">
            <text:p>12751</text:p>
          </table:table-cell>
          <table:table-cell office:value-type="float" office:value="1448" calcext:value-type="float">
            <text:p>1448</text:p>
          </table:table-cell>
          <table:table-cell office:value-type="float" office:value="1316" calcext:value-type="float">
            <text:p>1316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B258]/[.$A258]" office:value-type="float" office:value="0.113559720806211" calcext:value-type="float">
            <text:p>0.113559720806211</text:p>
          </table:table-cell>
          <table:table-cell table:formula="of:=[.C258]/[.$A258]" office:value-type="float" office:value="0.103207591561446" calcext:value-type="float">
            <text:p>0.103207591561446</text:p>
          </table:table-cell>
          <table:table-cell table:formula="of:=[.D258]/[.$A258]" office:value-type="float" office:value="0.157164143988707" calcext:value-type="float">
            <text:p>0.157164143988707</text:p>
          </table:table-cell>
          <table:table-cell table:number-columns-repeated="9"/>
        </table:table-row>
        <table:table-row table:style-name="ro1">
          <table:table-cell office:value-type="float" office:value="12801" calcext:value-type="float">
            <text:p>12801</text:p>
          </table:table-cell>
          <table:table-cell office:value-type="float" office:value="1450" calcext:value-type="float">
            <text:p>1450</text:p>
          </table:table-cell>
          <table:table-cell office:value-type="float" office:value="1322" calcext:value-type="float">
            <text:p>1322</text:p>
          </table:table-cell>
          <table:table-cell office:value-type="float" office:value="2065" calcext:value-type="float">
            <text:p>2065</text:p>
          </table:table-cell>
          <table:table-cell/>
          <table:table-cell table:formula="of:=[.B259]/[.$A259]" office:value-type="float" office:value="0.113272400593704" calcext:value-type="float">
            <text:p>0.113272400593704</text:p>
          </table:table-cell>
          <table:table-cell table:formula="of:=[.C259]/[.$A259]" office:value-type="float" office:value="0.103273181782673" calcext:value-type="float">
            <text:p>0.103273181782673</text:p>
          </table:table-cell>
          <table:table-cell table:formula="of:=[.D259]/[.$A259]" office:value-type="float" office:value="0.161315522224826" calcext:value-type="float">
            <text:p>0.161315522224826</text:p>
          </table:table-cell>
          <table:table-cell table:number-columns-repeated="9"/>
        </table:table-row>
        <table:table-row table:style-name="ro1">
          <table:table-cell office:value-type="float" office:value="12851" calcext:value-type="float">
            <text:p>12851</text:p>
          </table:table-cell>
          <table:table-cell office:value-type="float" office:value="1452" calcext:value-type="float">
            <text:p>1452</text:p>
          </table:table-cell>
          <table:table-cell office:value-type="float" office:value="1325" calcext:value-type="float">
            <text:p>1325</text:p>
          </table:table-cell>
          <table:table-cell office:value-type="float" office:value="2066" calcext:value-type="float">
            <text:p>2066</text:p>
          </table:table-cell>
          <table:table-cell/>
          <table:table-cell table:formula="of:=[.B260]/[.$A260]" office:value-type="float" office:value="0.112987316162166" calcext:value-type="float">
            <text:p>0.112987316162166</text:p>
          </table:table-cell>
          <table:table-cell table:formula="of:=[.C260]/[.$A260]" office:value-type="float" office:value="0.103104816745779" calcext:value-type="float">
            <text:p>0.103104816745779</text:p>
          </table:table-cell>
          <table:table-cell table:formula="of:=[.D260]/[.$A260]" office:value-type="float" office:value="0.16076569916738" calcext:value-type="float">
            <text:p>0.16076569916738</text:p>
          </table:table-cell>
          <table:table-cell table:number-columns-repeated="9"/>
        </table:table-row>
        <table:table-row table:style-name="ro1">
          <table:table-cell office:value-type="float" office:value="12901" calcext:value-type="float">
            <text:p>12901</text:p>
          </table:table-cell>
          <table:table-cell office:value-type="float" office:value="1452" calcext:value-type="float">
            <text:p>1452</text:p>
          </table:table-cell>
          <table:table-cell office:value-type="float" office:value="1327" calcext:value-type="float">
            <text:p>1327</text:p>
          </table:table-cell>
          <table:table-cell office:value-type="float" office:value="2067" calcext:value-type="float">
            <text:p>2067</text:p>
          </table:table-cell>
          <table:table-cell/>
          <table:table-cell table:formula="of:=[.B261]/[.$A261]" office:value-type="float" office:value="0.112549414774049" calcext:value-type="float">
            <text:p>0.112549414774049</text:p>
          </table:table-cell>
          <table:table-cell table:formula="of:=[.C261]/[.$A261]" office:value-type="float" office:value="0.102860243391985" calcext:value-type="float">
            <text:p>0.102860243391985</text:p>
          </table:table-cell>
          <table:table-cell table:formula="of:=[.D261]/[.$A261]" office:value-type="float" office:value="0.1602201379738" calcext:value-type="float">
            <text:p>0.1602201379738</text:p>
          </table:table-cell>
          <table:table-cell table:number-columns-repeated="9"/>
        </table:table-row>
        <table:table-row table:style-name="ro1">
          <table:table-cell office:value-type="float" office:value="12951" calcext:value-type="float">
            <text:p>12951</text:p>
          </table:table-cell>
          <table:table-cell office:value-type="float" office:value="1518" calcext:value-type="float">
            <text:p>1518</text:p>
          </table:table-cell>
          <table:table-cell office:value-type="float" office:value="1408" calcext:value-type="float">
            <text:p>1408</text:p>
          </table:table-cell>
          <table:table-cell office:value-type="float" office:value="2097" calcext:value-type="float">
            <text:p>2097</text:p>
          </table:table-cell>
          <table:table-cell/>
          <table:table-cell table:formula="of:=[.B262]/[.$A262]" office:value-type="float" office:value="0.117211026175585" calcext:value-type="float">
            <text:p>0.117211026175585</text:p>
          </table:table-cell>
          <table:table-cell table:formula="of:=[.C262]/[.$A262]" office:value-type="float" office:value="0.108717473554166" calcext:value-type="float">
            <text:p>0.108717473554166</text:p>
          </table:table-cell>
          <table:table-cell table:formula="of:=[.D262]/[.$A262]" office:value-type="float" office:value="0.161917998610146" calcext:value-type="float">
            <text:p>0.161917998610146</text:p>
          </table:table-cell>
          <table:table-cell table:number-columns-repeated="9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524" calcext:value-type="float">
            <text:p>1524</text:p>
          </table:table-cell>
          <table:table-cell office:value-type="float" office:value="1409" calcext:value-type="float">
            <text:p>1409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B263]/[.$A263]" office:value-type="float" office:value="0.11722175217291" calcext:value-type="float">
            <text:p>0.11722175217291</text:p>
          </table:table-cell>
          <table:table-cell table:formula="of:=[.C263]/[.$A263]" office:value-type="float" office:value="0.108376278747789" calcext:value-type="float">
            <text:p>0.108376278747789</text:p>
          </table:table-cell>
          <table:table-cell table:formula="of:=[.D263]/[.$A263]" office:value-type="float" office:value="0.161833705099608" calcext:value-type="float">
            <text:p>0.161833705099608</text:p>
          </table:table-cell>
          <table:table-cell table:number-columns-repeated="9"/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float" office:value="1532" calcext:value-type="float">
            <text:p>1532</text:p>
          </table:table-cell>
          <table:table-cell office:value-type="float" office:value="1411" calcext:value-type="float">
            <text:p>1411</text:p>
          </table:table-cell>
          <table:table-cell office:value-type="float" office:value="2105" calcext:value-type="float">
            <text:p>2105</text:p>
          </table:table-cell>
          <table:table-cell/>
          <table:table-cell table:formula="of:=[.B264]/[.$A264]" office:value-type="float" office:value="0.117385640947054" calcext:value-type="float">
            <text:p>0.117385640947054</text:p>
          </table:table-cell>
          <table:table-cell table:formula="of:=[.C264]/[.$A264]" office:value-type="float" office:value="0.108114320741706" calcext:value-type="float">
            <text:p>0.108114320741706</text:p>
          </table:table-cell>
          <table:table-cell table:formula="of:=[.D264]/[.$A264]" office:value-type="float" office:value="0.161290322580645" calcext:value-type="float">
            <text:p>0.161290322580645</text:p>
          </table:table-cell>
          <table:table-cell table:number-columns-repeated="9"/>
        </table:table-row>
        <table:table-row table:style-name="ro1">
          <table:table-cell office:value-type="float" office:value="13101" calcext:value-type="float">
            <text:p>13101</text:p>
          </table:table-cell>
          <table:table-cell office:value-type="float" office:value="1555" calcext:value-type="float">
            <text:p>1555</text:p>
          </table:table-cell>
          <table:table-cell office:value-type="float" office:value="1476" calcext:value-type="float">
            <text:p>1476</text:p>
          </table:table-cell>
          <table:table-cell office:value-type="float" office:value="2243" calcext:value-type="float">
            <text:p>2243</text:p>
          </table:table-cell>
          <table:table-cell/>
          <table:table-cell table:formula="of:=[.B265]/[.$A265]" office:value-type="float" office:value="0.118693229524464" calcext:value-type="float">
            <text:p>0.118693229524464</text:p>
          </table:table-cell>
          <table:table-cell table:formula="of:=[.C265]/[.$A265]" office:value-type="float" office:value="0.112663155484314" calcext:value-type="float">
            <text:p>0.112663155484314</text:p>
          </table:table-cell>
          <table:table-cell table:formula="of:=[.D265]/[.$A265]" office:value-type="float" office:value="0.171208304709564" calcext:value-type="float">
            <text:p>0.171208304709564</text:p>
          </table:table-cell>
          <table:table-cell table:number-columns-repeated="9"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float" office:value="1567" calcext:value-type="float">
            <text:p>1567</text:p>
          </table:table-cell>
          <table:table-cell office:value-type="float" office:value="1484" calcext:value-type="float">
            <text:p>1484</text:p>
          </table:table-cell>
          <table:table-cell office:value-type="float" office:value="2247" calcext:value-type="float">
            <text:p>2247</text:p>
          </table:table-cell>
          <table:table-cell/>
          <table:table-cell table:formula="of:=[.B266]/[.$A266]" office:value-type="float" office:value="0.119154436924949" calcext:value-type="float">
            <text:p>0.119154436924949</text:p>
          </table:table-cell>
          <table:table-cell table:formula="of:=[.C266]/[.$A266]" office:value-type="float" office:value="0.112843129800015" calcext:value-type="float">
            <text:p>0.112843129800015</text:p>
          </table:table-cell>
          <table:table-cell table:formula="of:=[.D266]/[.$A266]" office:value-type="float" office:value="0.170861531442476" calcext:value-type="float">
            <text:p>0.170861531442476</text:p>
          </table:table-cell>
          <table:table-cell table:number-columns-repeated="9"/>
        </table:table-row>
        <table:table-row table:style-name="ro1">
          <table:table-cell office:value-type="float" office:value="13201" calcext:value-type="float">
            <text:p>13201</text:p>
          </table:table-cell>
          <table:table-cell office:value-type="float" office:value="1568" calcext:value-type="float">
            <text:p>1568</text:p>
          </table:table-cell>
          <table:table-cell office:value-type="float" office:value="1485" calcext:value-type="float">
            <text:p>1485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B267]/[.$A267]" office:value-type="float" office:value="0.118778880387849" calcext:value-type="float">
            <text:p>0.118778880387849</text:p>
          </table:table-cell>
          <table:table-cell table:formula="of:=[.C267]/[.$A267]" office:value-type="float" office:value="0.11249147791834" calcext:value-type="float">
            <text:p>0.11249147791834</text:p>
          </table:table-cell>
          <table:table-cell table:formula="of:=[.D267]/[.$A267]" office:value-type="float" office:value="0.170290129535641" calcext:value-type="float">
            <text:p>0.170290129535641</text:p>
          </table:table-cell>
          <table:table-cell table:number-columns-repeated="9"/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float" office:value="1569" calcext:value-type="float">
            <text:p>1569</text:p>
          </table:table-cell>
          <table:table-cell office:value-type="float" office:value="1486" calcext:value-type="float">
            <text:p>1486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B268]/[.$A268]" office:value-type="float" office:value="0.118406158025809" calcext:value-type="float">
            <text:p>0.118406158025809</text:p>
          </table:table-cell>
          <table:table-cell table:formula="of:=[.C268]/[.$A268]" office:value-type="float" office:value="0.112142479812844" calcext:value-type="float">
            <text:p>0.112142479812844</text:p>
          </table:table-cell>
          <table:table-cell table:formula="of:=[.D268]/[.$A268]" office:value-type="float" office:value="0.169723039770583" calcext:value-type="float">
            <text:p>0.169723039770583</text:p>
          </table:table-cell>
          <table:table-cell table:number-columns-repeated="9"/>
        </table:table-row>
        <table:table-row table:style-name="ro1">
          <table:table-cell office:value-type="float" office:value="13301" calcext:value-type="float">
            <text:p>13301</text:p>
          </table:table-cell>
          <table:table-cell office:value-type="float" office:value="1592" calcext:value-type="float">
            <text:p>1592</text:p>
          </table:table-cell>
          <table:table-cell office:value-type="float" office:value="1491" calcext:value-type="float">
            <text:p>1491</text:p>
          </table:table-cell>
          <table:table-cell office:value-type="float" office:value="2456" calcext:value-type="float">
            <text:p>2456</text:p>
          </table:table-cell>
          <table:table-cell/>
          <table:table-cell table:formula="of:=[.B269]/[.$A269]" office:value-type="float" office:value="0.11969024885347" calcext:value-type="float">
            <text:p>0.11969024885347</text:p>
          </table:table-cell>
          <table:table-cell table:formula="of:=[.C269]/[.$A269]" office:value-type="float" office:value="0.112096834824449" calcext:value-type="float">
            <text:p>0.112096834824449</text:p>
          </table:table-cell>
          <table:table-cell table:formula="of:=[.D269]/[.$A269]" office:value-type="float" office:value="0.184647770844297" calcext:value-type="float">
            <text:p>0.184647770844297</text:p>
          </table:table-cell>
          <table:table-cell table:number-columns-repeated="9"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float" office:value="1593" calcext:value-type="float">
            <text:p>1593</text:p>
          </table:table-cell>
          <table:table-cell office:value-type="float" office:value="1491" calcext:value-type="float">
            <text:p>1491</text:p>
          </table:table-cell>
          <table:table-cell office:value-type="float" office:value="2457" calcext:value-type="float">
            <text:p>2457</text:p>
          </table:table-cell>
          <table:table-cell/>
          <table:table-cell table:formula="of:=[.B270]/[.$A270]" office:value-type="float" office:value="0.119316905100742" calcext:value-type="float">
            <text:p>0.119316905100742</text:p>
          </table:table-cell>
          <table:table-cell table:formula="of:=[.C270]/[.$A270]" office:value-type="float" office:value="0.111677027937982" calcext:value-type="float">
            <text:p>0.111677027937982</text:p>
          </table:table-cell>
          <table:table-cell table:formula="of:=[.D270]/[.$A270]" office:value-type="float" office:value="0.184031158714703" calcext:value-type="float">
            <text:p>0.184031158714703</text:p>
          </table:table-cell>
          <table:table-cell table:number-columns-repeated="9"/>
        </table:table-row>
        <table:table-row table:style-name="ro1">
          <table:table-cell office:value-type="float" office:value="13401" calcext:value-type="float">
            <text:p>13401</text:p>
          </table:table-cell>
          <table:table-cell office:value-type="float" office:value="1595" calcext:value-type="float">
            <text:p>1595</text:p>
          </table:table-cell>
          <table:table-cell office:value-type="float" office:value="1492" calcext:value-type="float">
            <text:p>1492</text:p>
          </table:table-cell>
          <table:table-cell office:value-type="float" office:value="2461" calcext:value-type="float">
            <text:p>2461</text:p>
          </table:table-cell>
          <table:table-cell/>
          <table:table-cell table:formula="of:=[.B271]/[.$A271]" office:value-type="float" office:value="0.119020968584434" calcext:value-type="float">
            <text:p>0.119020968584434</text:p>
          </table:table-cell>
          <table:table-cell table:formula="of:=[.C271]/[.$A271]" office:value-type="float" office:value="0.111334975001866" calcext:value-type="float">
            <text:p>0.111334975001866</text:p>
          </table:table-cell>
          <table:table-cell table:formula="of:=[.D271]/[.$A271]" office:value-type="float" office:value="0.183643011715544" calcext:value-type="float">
            <text:p>0.183643011715544</text:p>
          </table:table-cell>
          <table:table-cell table:number-columns-repeated="9"/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float" office:value="1607" calcext:value-type="float">
            <text:p>1607</text:p>
          </table:table-cell>
          <table:table-cell office:value-type="float" office:value="1560" calcext:value-type="float">
            <text:p>1560</text:p>
          </table:table-cell>
          <table:table-cell office:value-type="float" office:value="2611" calcext:value-type="float">
            <text:p>2611</text:p>
          </table:table-cell>
          <table:table-cell/>
          <table:table-cell table:formula="of:=[.B272]/[.$A272]" office:value-type="float" office:value="0.119470671325552" calcext:value-type="float">
            <text:p>0.119470671325552</text:p>
          </table:table-cell>
          <table:table-cell table:formula="of:=[.C272]/[.$A272]" office:value-type="float" office:value="0.115976507322876" calcext:value-type="float">
            <text:p>0.115976507322876</text:p>
          </table:table-cell>
          <table:table-cell table:formula="of:=[.D272]/[.$A272]" office:value-type="float" office:value="0.194111961935916" calcext:value-type="float">
            <text:p>0.194111961935916</text:p>
          </table:table-cell>
          <table:table-cell table:number-columns-repeated="9"/>
        </table:table-row>
        <table:table-row table:style-name="ro1">
          <table:table-cell office:value-type="float" office:value="13501" calcext:value-type="float">
            <text:p>13501</text:p>
          </table:table-cell>
          <table:table-cell office:value-type="float" office:value="1612" calcext:value-type="float">
            <text:p>1612</text:p>
          </table:table-cell>
          <table:table-cell office:value-type="float" office:value="1561" calcext:value-type="float">
            <text:p>1561</text:p>
          </table:table-cell>
          <table:table-cell office:value-type="float" office:value="2617" calcext:value-type="float">
            <text:p>2617</text:p>
          </table:table-cell>
          <table:table-cell/>
          <table:table-cell table:formula="of:=[.B273]/[.$A273]" office:value-type="float" office:value="0.119398563069402" calcext:value-type="float">
            <text:p>0.119398563069402</text:p>
          </table:table-cell>
          <table:table-cell table:formula="of:=[.C273]/[.$A273]" office:value-type="float" office:value="0.115621065106288" calcext:value-type="float">
            <text:p>0.115621065106288</text:p>
          </table:table-cell>
          <table:table-cell table:formula="of:=[.D273]/[.$A273]" office:value-type="float" office:value="0.193837493518999" calcext:value-type="float">
            <text:p>0.193837493518999</text:p>
          </table:table-cell>
          <table:table-cell table:number-columns-repeated="9"/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float" office:value="1613" calcext:value-type="float">
            <text:p>1613</text:p>
          </table:table-cell>
          <table:table-cell office:value-type="float" office:value="1562" calcext:value-type="float">
            <text:p>156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B274]/[.$A274]" office:value-type="float" office:value="0.119031805770792" calcext:value-type="float">
            <text:p>0.119031805770792</text:p>
          </table:table-cell>
          <table:table-cell table:formula="of:=[.C274]/[.$A274]" office:value-type="float" office:value="0.115268245885912" calcext:value-type="float">
            <text:p>0.115268245885912</text:p>
          </table:table-cell>
          <table:table-cell table:formula="of:=[.D274]/[.$A274]" office:value-type="float" office:value="0.193196074090473" calcext:value-type="float">
            <text:p>0.193196074090473</text:p>
          </table:table-cell>
          <table:table-cell table:number-columns-repeated="9"/>
        </table:table-row>
        <table:table-row table:style-name="ro1">
          <table:table-cell office:value-type="float" office:value="13601" calcext:value-type="float">
            <text:p>13601</text:p>
          </table:table-cell>
          <table:table-cell office:value-type="float" office:value="1861" calcext:value-type="float">
            <text:p>1861</text:p>
          </table:table-cell>
          <table:table-cell office:value-type="float" office:value="1580" calcext:value-type="float">
            <text:p>1580</text:p>
          </table:table-cell>
          <table:table-cell office:value-type="float" office:value="2628" calcext:value-type="float">
            <text:p>2628</text:p>
          </table:table-cell>
          <table:table-cell/>
          <table:table-cell table:formula="of:=[.B275]/[.$A275]" office:value-type="float" office:value="0.136828174398941" calcext:value-type="float">
            <text:p>0.136828174398941</text:p>
          </table:table-cell>
          <table:table-cell table:formula="of:=[.C275]/[.$A275]" office:value-type="float" office:value="0.116167928828763" calcext:value-type="float">
            <text:p>0.116167928828763</text:p>
          </table:table-cell>
          <table:table-cell table:formula="of:=[.D275]/[.$A275]" office:value-type="float" office:value="0.193221086684803" calcext:value-type="float">
            <text:p>0.193221086684803</text:p>
          </table:table-cell>
          <table:table-cell table:number-columns-repeated="9"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float" office:value="1870" calcext:value-type="float">
            <text:p>1870</text:p>
          </table:table-cell>
          <table:table-cell office:value-type="float" office:value="1584" calcext:value-type="float">
            <text:p>1584</text:p>
          </table:table-cell>
          <table:table-cell office:value-type="float" office:value="2630" calcext:value-type="float">
            <text:p>2630</text:p>
          </table:table-cell>
          <table:table-cell/>
          <table:table-cell table:formula="of:=[.B276]/[.$A276]" office:value-type="float" office:value="0.136986301369863" calcext:value-type="float">
            <text:p>0.136986301369863</text:p>
          </table:table-cell>
          <table:table-cell table:formula="of:=[.C276]/[.$A276]" office:value-type="float" office:value="0.116035455278002" calcext:value-type="float">
            <text:p>0.116035455278002</text:p>
          </table:table-cell>
          <table:table-cell table:formula="of:=[.D276]/[.$A276]" office:value-type="float" office:value="0.192659878397187" calcext:value-type="float">
            <text:p>0.192659878397187</text:p>
          </table:table-cell>
          <table:table-cell table:number-columns-repeated="9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float" office:value="1871" calcext:value-type="float">
            <text:p>1871</text:p>
          </table:table-cell>
          <table:table-cell office:value-type="float" office:value="1612" calcext:value-type="float">
            <text:p>1612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[.B277]/[.$A277]" office:value-type="float" office:value="0.136559375228086" calcext:value-type="float">
            <text:p>0.136559375228086</text:p>
          </table:table-cell>
          <table:table-cell table:formula="of:=[.C277]/[.$A277]" office:value-type="float" office:value="0.117655645573316" calcext:value-type="float">
            <text:p>0.117655645573316</text:p>
          </table:table-cell>
          <table:table-cell table:formula="of:=[.D277]/[.$A277]" office:value-type="float" office:value="0.192029778848259" calcext:value-type="float">
            <text:p>0.192029778848259</text:p>
          </table:table-cell>
          <table:table-cell table:number-columns-repeated="9"/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float" office:value="1878" calcext:value-type="float">
            <text:p>1878</text:p>
          </table:table-cell>
          <table:table-cell office:value-type="float" office:value="1665" calcext:value-type="float">
            <text:p>1665</text:p>
          </table:table-cell>
          <table:table-cell office:value-type="float" office:value="2805" calcext:value-type="float">
            <text:p>2805</text:p>
          </table:table-cell>
          <table:table-cell/>
          <table:table-cell table:formula="of:=[.B278]/[.$A278]" office:value-type="float" office:value="0.136571885681041" calcext:value-type="float">
            <text:p>0.136571885681041</text:p>
          </table:table-cell>
          <table:table-cell table:formula="of:=[.C278]/[.$A278]" office:value-type="float" office:value="0.121082103119773" calcext:value-type="float">
            <text:p>0.121082103119773</text:p>
          </table:table-cell>
          <table:table-cell table:formula="of:=[.D278]/[.$A278]" office:value-type="float" office:value="0.203985164715293" calcext:value-type="float">
            <text:p>0.203985164715293</text:p>
          </table:table-cell>
          <table:table-cell table:number-columns-repeated="9"/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float" office:value="1894" calcext:value-type="float">
            <text:p>1894</text:p>
          </table:table-cell>
          <table:table-cell office:value-type="float" office:value="1675" calcext:value-type="float">
            <text:p>1675</text:p>
          </table:table-cell>
          <table:table-cell office:value-type="float" office:value="2810" calcext:value-type="float">
            <text:p>2810</text:p>
          </table:table-cell>
          <table:table-cell/>
          <table:table-cell table:formula="of:=[.B279]/[.$A279]" office:value-type="float" office:value="0.137236432142598" calcext:value-type="float">
            <text:p>0.137236432142598</text:p>
          </table:table-cell>
          <table:table-cell table:formula="of:=[.C279]/[.$A279]" office:value-type="float" office:value="0.121368016810376" calcext:value-type="float">
            <text:p>0.121368016810376</text:p>
          </table:table-cell>
          <table:table-cell table:formula="of:=[.D279]/[.$A279]" office:value-type="float" office:value="0.203608434171437" calcext:value-type="float">
            <text:p>0.203608434171437</text:p>
          </table:table-cell>
          <table:table-cell table:number-columns-repeated="9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1895" calcext:value-type="float">
            <text:p>1895</text:p>
          </table:table-cell>
          <table:table-cell office:value-type="float" office:value="1676" calcext:value-type="float">
            <text:p>1676</text:p>
          </table:table-cell>
          <table:table-cell office:value-type="float" office:value="2812" calcext:value-type="float">
            <text:p>2812</text:p>
          </table:table-cell>
          <table:table-cell/>
          <table:table-cell table:formula="of:=[.B280]/[.$A280]" office:value-type="float" office:value="0.136813226481842" calcext:value-type="float">
            <text:p>0.136813226481842</text:p>
          </table:table-cell>
          <table:table-cell table:formula="of:=[.C280]/[.$A280]" office:value-type="float" office:value="0.121002093711645" calcext:value-type="float">
            <text:p>0.121002093711645</text:p>
          </table:table-cell>
          <table:table-cell table:formula="of:=[.D280]/[.$A280]" office:value-type="float" office:value="0.203017832647462" calcext:value-type="float">
            <text:p>0.203017832647462</text:p>
          </table:table-cell>
          <table:table-cell table:number-columns-repeated="9"/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float" office:value="1900" calcext:value-type="float">
            <text:p>1900</text:p>
          </table:table-cell>
          <table:table-cell office:value-type="float" office:value="1714" calcext:value-type="float">
            <text:p>1714</text:p>
          </table:table-cell>
          <table:table-cell office:value-type="float" office:value="2954" calcext:value-type="float">
            <text:p>2954</text:p>
          </table:table-cell>
          <table:table-cell/>
          <table:table-cell table:formula="of:=[.B281]/[.$A281]" office:value-type="float" office:value="0.136680814329904" calcext:value-type="float">
            <text:p>0.136680814329904</text:p>
          </table:table-cell>
          <table:table-cell table:formula="of:=[.C281]/[.$A281]" office:value-type="float" office:value="0.123300481979714" calcext:value-type="float">
            <text:p>0.123300481979714</text:p>
          </table:table-cell>
          <table:table-cell table:formula="of:=[.D281]/[.$A281]" office:value-type="float" office:value="0.212502697647651" calcext:value-type="float">
            <text:p>0.212502697647651</text:p>
          </table:table-cell>
          <table:table-cell table:number-columns-repeated="9"/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float" office:value="1901" calcext:value-type="float">
            <text:p>1901</text:p>
          </table:table-cell>
          <table:table-cell office:value-type="float" office:value="1717" calcext:value-type="float">
            <text:p>1717</text:p>
          </table:table-cell>
          <table:table-cell office:value-type="float" office:value="2961" calcext:value-type="float">
            <text:p>2961</text:p>
          </table:table-cell>
          <table:table-cell/>
          <table:table-cell table:formula="of:=[.B282]/[.$A282]" office:value-type="float" office:value="0.136262633502975" calcext:value-type="float">
            <text:p>0.136262633502975</text:p>
          </table:table-cell>
          <table:table-cell table:formula="of:=[.C282]/[.$A282]" office:value-type="float" office:value="0.123073614794638" calcext:value-type="float">
            <text:p>0.123073614794638</text:p>
          </table:table-cell>
          <table:table-cell table:formula="of:=[.D282]/[.$A282]" office:value-type="float" office:value="0.212242849974912" calcext:value-type="float">
            <text:p>0.212242849974912</text:p>
          </table:table-cell>
          <table:table-cell table:number-columns-repeated="9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1903" calcext:value-type="float">
            <text:p>1903</text:p>
          </table:table-cell>
          <table:table-cell office:value-type="float" office:value="1718" calcext:value-type="float">
            <text:p>1718</text:p>
          </table:table-cell>
          <table:table-cell office:value-type="float" office:value="2961" calcext:value-type="float">
            <text:p>2961</text:p>
          </table:table-cell>
          <table:table-cell/>
          <table:table-cell table:formula="of:=[.B283]/[.$A283]" office:value-type="float" office:value="0.135918862938362" calcext:value-type="float">
            <text:p>0.135918862938362</text:p>
          </table:table-cell>
          <table:table-cell table:formula="of:=[.C283]/[.$A283]" office:value-type="float" office:value="0.122705521034212" calcext:value-type="float">
            <text:p>0.122705521034212</text:p>
          </table:table-cell>
          <table:table-cell table:formula="of:=[.D283]/[.$A283]" office:value-type="float" office:value="0.211484893936147" calcext:value-type="float">
            <text:p>0.211484893936147</text:p>
          </table:table-cell>
          <table:table-cell table:number-columns-repeated="9"/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float" office:value="1908" calcext:value-type="float">
            <text:p>1908</text:p>
          </table:table-cell>
          <table:table-cell office:value-type="float" office:value="1730" calcext:value-type="float">
            <text:p>1730</text:p>
          </table:table-cell>
          <table:table-cell office:value-type="float" office:value="2988" calcext:value-type="float">
            <text:p>2988</text:p>
          </table:table-cell>
          <table:table-cell/>
          <table:table-cell table:formula="of:=[.B284]/[.$A284]" office:value-type="float" office:value="0.135791046900576" calcext:value-type="float">
            <text:p>0.135791046900576</text:p>
          </table:table-cell>
          <table:table-cell table:formula="of:=[.C284]/[.$A284]" office:value-type="float" office:value="0.123122909401466" calcext:value-type="float">
            <text:p>0.123122909401466</text:p>
          </table:table-cell>
          <table:table-cell table:formula="of:=[.D284]/[.$A284]" office:value-type="float" office:value="0.212653903636752" calcext:value-type="float">
            <text:p>0.212653903636752</text:p>
          </table:table-cell>
          <table:table-cell table:number-columns-repeated="9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float" office:value="1917" calcext:value-type="float">
            <text:p>1917</text:p>
          </table:table-cell>
          <table:table-cell office:value-type="float" office:value="1731" calcext:value-type="float">
            <text:p>1731</text:p>
          </table:table-cell>
          <table:table-cell office:value-type="float" office:value="2993" calcext:value-type="float">
            <text:p>2993</text:p>
          </table:table-cell>
          <table:table-cell/>
          <table:table-cell table:formula="of:=[.B285]/[.$A285]" office:value-type="float" office:value="0.135947805120204" calcext:value-type="float">
            <text:p>0.135947805120204</text:p>
          </table:table-cell>
          <table:table-cell table:formula="of:=[.C285]/[.$A285]" office:value-type="float" office:value="0.122757251258776" calcext:value-type="float">
            <text:p>0.122757251258776</text:p>
          </table:table-cell>
          <table:table-cell table:formula="of:=[.D285]/[.$A285]" office:value-type="float" office:value="0.212254450039004" calcext:value-type="float">
            <text:p>0.212254450039004</text:p>
          </table:table-cell>
          <table:table-cell table:number-columns-repeated="9"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float" office:value="1918" calcext:value-type="float">
            <text:p>1918</text:p>
          </table:table-cell>
          <table:table-cell office:value-type="float" office:value="1732" calcext:value-type="float">
            <text:p>1732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B286]/[.$A286]" office:value-type="float" office:value="0.135538124514169" calcext:value-type="float">
            <text:p>0.135538124514169</text:p>
          </table:table-cell>
          <table:table-cell table:formula="of:=[.C286]/[.$A286]" office:value-type="float" office:value="0.122394177089958" calcext:value-type="float">
            <text:p>0.122394177089958</text:p>
          </table:table-cell>
          <table:table-cell table:formula="of:=[.D286]/[.$A286]" office:value-type="float" office:value="0.211575153699385" calcext:value-type="float">
            <text:p>0.211575153699385</text:p>
          </table:table-cell>
          <table:table-cell table:number-columns-repeated="9"/>
        </table:table-row>
        <table:table-row table:style-name="ro1">
          <table:table-cell office:value-type="float" office:value="14201" calcext:value-type="float">
            <text:p>14201</text:p>
          </table:table-cell>
          <table:table-cell office:value-type="float" office:value="1919" calcext:value-type="float">
            <text:p>1919</text:p>
          </table:table-cell>
          <table:table-cell office:value-type="float" office:value="1733" calcext:value-type="float">
            <text:p>1733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B287]/[.$A287]" office:value-type="float" office:value="0.135131328779663" calcext:value-type="float">
            <text:p>0.135131328779663</text:p>
          </table:table-cell>
          <table:table-cell table:formula="of:=[.C287]/[.$A287]" office:value-type="float" office:value="0.122033659601437" calcext:value-type="float">
            <text:p>0.122033659601437</text:p>
          </table:table-cell>
          <table:table-cell table:formula="of:=[.D287]/[.$A287]" office:value-type="float" office:value="0.210830223223717" calcext:value-type="float">
            <text:p>0.210830223223717</text:p>
          </table:table-cell>
          <table:table-cell table:number-columns-repeated="9"/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float" office:value="1921" calcext:value-type="float">
            <text:p>1921</text:p>
          </table:table-cell>
          <table:table-cell office:value-type="float" office:value="1734" calcext:value-type="float">
            <text:p>1734</text:p>
          </table:table-cell>
          <table:table-cell office:value-type="float" office:value="2995" calcext:value-type="float">
            <text:p>2995</text:p>
          </table:table-cell>
          <table:table-cell/>
          <table:table-cell table:formula="of:=[.B288]/[.$A288]" office:value-type="float" office:value="0.134797558066101" calcext:value-type="float">
            <text:p>0.134797558066101</text:p>
          </table:table-cell>
          <table:table-cell table:formula="of:=[.C288]/[.$A288]" office:value-type="float" office:value="0.121675671882675" calcext:value-type="float">
            <text:p>0.121675671882675</text:p>
          </table:table-cell>
          <table:table-cell table:formula="of:=[.D288]/[.$A288]" office:value-type="float" office:value="0.210160690477861" calcext:value-type="float">
            <text:p>0.210160690477861</text:p>
          </table:table-cell>
          <table:table-cell table:number-columns-repeated="9"/>
        </table:table-row>
        <table:table-row table:style-name="ro1">
          <table:table-cell office:value-type="float" office:value="14301" calcext:value-type="float">
            <text:p>14301</text:p>
          </table:table-cell>
          <table:table-cell office:value-type="float" office:value="1922" calcext:value-type="float">
            <text:p>1922</text:p>
          </table:table-cell>
          <table:table-cell office:value-type="float" office:value="1736" calcext:value-type="float">
            <text:p>1736</text:p>
          </table:table-cell>
          <table:table-cell office:value-type="float" office:value="2997" calcext:value-type="float">
            <text:p>2997</text:p>
          </table:table-cell>
          <table:table-cell/>
          <table:table-cell table:formula="of:=[.B289]/[.$A289]" office:value-type="float" office:value="0.134396196070205" calcext:value-type="float">
            <text:p>0.134396196070205</text:p>
          </table:table-cell>
          <table:table-cell table:formula="of:=[.C289]/[.$A289]" office:value-type="float" office:value="0.12139011257954" calcext:value-type="float">
            <text:p>0.12139011257954</text:p>
          </table:table-cell>
          <table:table-cell table:formula="of:=[.D289]/[.$A289]" office:value-type="float" office:value="0.209565764631844" calcext:value-type="float">
            <text:p>0.209565764631844</text:p>
          </table:table-cell>
          <table:table-cell table:number-columns-repeated="9"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float" office:value="1922" calcext:value-type="float">
            <text:p>1922</text:p>
          </table:table-cell>
          <table:table-cell office:value-type="float" office:value="1737" calcext:value-type="float">
            <text:p>1737</text:p>
          </table:table-cell>
          <table:table-cell office:value-type="float" office:value="2998" calcext:value-type="float">
            <text:p>2998</text:p>
          </table:table-cell>
          <table:table-cell/>
          <table:table-cell table:formula="of:=[.B290]/[.$A290]" office:value-type="float" office:value="0.133927949271828" calcext:value-type="float">
            <text:p>0.133927949271828</text:p>
          </table:table-cell>
          <table:table-cell table:formula="of:=[.C290]/[.$A290]" office:value-type="float" office:value="0.12103686154275" calcext:value-type="float">
            <text:p>0.12103686154275</text:p>
          </table:table-cell>
          <table:table-cell table:formula="of:=[.D290]/[.$A290]" office:value-type="float" office:value="0.208905302766358" calcext:value-type="float">
            <text:p>0.208905302766358</text:p>
          </table:table-cell>
          <table:table-cell table:number-columns-repeated="9"/>
        </table:table-row>
        <table:table-row table:style-name="ro1">
          <table:table-cell office:value-type="float" office:value="14401" calcext:value-type="float">
            <text:p>14401</text:p>
          </table:table-cell>
          <table:table-cell office:value-type="float" office:value="1923" calcext:value-type="float">
            <text:p>1923</text:p>
          </table:table-cell>
          <table:table-cell office:value-type="float" office:value="1738" calcext:value-type="float">
            <text:p>1738</text:p>
          </table:table-cell>
          <table:table-cell office:value-type="float" office:value="2999" calcext:value-type="float">
            <text:p>2999</text:p>
          </table:table-cell>
          <table:table-cell/>
          <table:table-cell table:formula="of:=[.B291]/[.$A291]" office:value-type="float" office:value="0.133532393583779" calcext:value-type="float">
            <text:p>0.133532393583779</text:p>
          </table:table-cell>
          <table:table-cell table:formula="of:=[.C291]/[.$A291]" office:value-type="float" office:value="0.120686063467815" calcext:value-type="float">
            <text:p>0.120686063467815</text:p>
          </table:table-cell>
          <table:table-cell table:formula="of:=[.D291]/[.$A291]" office:value-type="float" office:value="0.208249427123116" calcext:value-type="float">
            <text:p>0.208249427123116</text:p>
          </table:table-cell>
          <table:table-cell table:number-columns-repeated="9"/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float" office:value="1925" calcext:value-type="float">
            <text:p>1925</text:p>
          </table:table-cell>
          <table:table-cell office:value-type="float" office:value="1746" calcext:value-type="float">
            <text:p>1746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B292]/[.$A292]" office:value-type="float" office:value="0.133208774479275" calcext:value-type="float">
            <text:p>0.133208774479275</text:p>
          </table:table-cell>
          <table:table-cell table:formula="of:=[.C292]/[.$A292]" office:value-type="float" office:value="0.120822088436786" calcext:value-type="float">
            <text:p>0.120822088436786</text:p>
          </table:table-cell>
          <table:table-cell table:formula="of:=[.D292]/[.$A292]" office:value-type="float" office:value="0.207598090097571" calcext:value-type="float">
            <text:p>0.207598090097571</text:p>
          </table:table-cell>
          <table:table-cell table:number-columns-repeated="9"/>
        </table:table-row>
        <table:table-row table:style-name="ro1">
          <table:table-cell office:value-type="float" office:value="14501" calcext:value-type="float">
            <text:p>14501</text:p>
          </table:table-cell>
          <table:table-cell office:value-type="float" office:value="1926" calcext:value-type="float">
            <text:p>1926</text:p>
          </table:table-cell>
          <table:table-cell office:value-type="float" office:value="1746" calcext:value-type="float">
            <text:p>1746</text:p>
          </table:table-cell>
          <table:table-cell office:value-type="float" office:value="3002" calcext:value-type="float">
            <text:p>3002</text:p>
          </table:table-cell>
          <table:table-cell/>
          <table:table-cell table:formula="of:=[.B293]/[.$A293]" office:value-type="float" office:value="0.132818426315427" calcext:value-type="float">
            <text:p>0.132818426315427</text:p>
          </table:table-cell>
          <table:table-cell table:formula="of:=[.C293]/[.$A293]" office:value-type="float" office:value="0.120405489276602" calcext:value-type="float">
            <text:p>0.120405489276602</text:p>
          </table:table-cell>
          <table:table-cell table:formula="of:=[.D293]/[.$A293]" office:value-type="float" office:value="0.207020205503069" calcext:value-type="float">
            <text:p>0.207020205503069</text:p>
          </table:table-cell>
          <table:table-cell table:number-columns-repeated="9"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float" office:value="1928" calcext:value-type="float">
            <text:p>1928</text:p>
          </table:table-cell>
          <table:table-cell office:value-type="float" office:value="1748" calcext:value-type="float">
            <text:p>1748</text:p>
          </table:table-cell>
          <table:table-cell office:value-type="float" office:value="3002" calcext:value-type="float">
            <text:p>3002</text:p>
          </table:table-cell>
          <table:table-cell/>
          <table:table-cell table:formula="of:=[.B294]/[.$A294]" office:value-type="float" office:value="0.132499484571507" calcext:value-type="float">
            <text:p>0.132499484571507</text:p>
          </table:table-cell>
          <table:table-cell table:formula="of:=[.C294]/[.$A294]" office:value-type="float" office:value="0.120129200742217" calcext:value-type="float">
            <text:p>0.120129200742217</text:p>
          </table:table-cell>
          <table:table-cell table:formula="of:=[.D294]/[.$A294]" office:value-type="float" office:value="0.206308844752938" calcext:value-type="float">
            <text:p>0.206308844752938</text:p>
          </table:table-cell>
          <table:table-cell table:number-columns-repeated="9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float" office:value="1929" calcext:value-type="float">
            <text:p>1929</text:p>
          </table:table-cell>
          <table:table-cell office:value-type="float" office:value="1748" calcext:value-type="float">
            <text:p>1748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295]/[.$A295]" office:value-type="float" office:value="0.13211423875077" calcext:value-type="float">
            <text:p>0.13211423875077</text:p>
          </table:table-cell>
          <table:table-cell table:formula="of:=[.C295]/[.$A295]" office:value-type="float" office:value="0.119717827546058" calcext:value-type="float">
            <text:p>0.119717827546058</text:p>
          </table:table-cell>
          <table:table-cell table:formula="of:=[.D295]/[.$A295]" office:value-type="float" office:value="0.20615026368057" calcext:value-type="float">
            <text:p>0.20615026368057</text:p>
          </table:table-cell>
          <table:table-cell table:number-columns-repeated="9"/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0" calcext:value-type="float">
            <text:p>3010</text:p>
          </table:table-cell>
          <table:table-cell/>
          <table:table-cell table:formula="of:=[.B296]/[.$A296]" office:value-type="float" office:value="0.131731622414852" calcext:value-type="float">
            <text:p>0.131731622414852</text:p>
          </table:table-cell>
          <table:table-cell table:formula="of:=[.C296]/[.$A296]" office:value-type="float" office:value="0.119445771619685" calcext:value-type="float">
            <text:p>0.119445771619685</text:p>
          </table:table-cell>
          <table:table-cell table:formula="of:=[.D296]/[.$A296]" office:value-type="float" office:value="0.205446727185858" calcext:value-type="float">
            <text:p>0.205446727185858</text:p>
          </table:table-cell>
          <table:table-cell table:number-columns-repeated="9"/>
        </table:table-row>
        <table:table-row table:style-name="ro1">
          <table:table-cell office:value-type="float" office:value="14701" calcext:value-type="float">
            <text:p>14701</text:p>
          </table:table-cell>
          <table:table-cell office:value-type="float" office:value="1930" calcext:value-type="float">
            <text:p>1930</text:p>
          </table:table-cell>
          <table:table-cell office:value-type="float" office:value="1750" calcext:value-type="float">
            <text:p>1750</text:p>
          </table:table-cell>
          <table:table-cell office:value-type="float" office:value="3012" calcext:value-type="float">
            <text:p>3012</text:p>
          </table:table-cell>
          <table:table-cell/>
          <table:table-cell table:formula="of:=[.B297]/[.$A297]" office:value-type="float" office:value="0.131283586150602" calcext:value-type="float">
            <text:p>0.131283586150602</text:p>
          </table:table-cell>
          <table:table-cell table:formula="of:=[.C297]/[.$A297]" office:value-type="float" office:value="0.119039521121012" calcext:value-type="float">
            <text:p>0.119039521121012</text:p>
          </table:table-cell>
          <table:table-cell table:formula="of:=[.D297]/[.$A297]" office:value-type="float" office:value="0.204884021495136" calcext:value-type="float">
            <text:p>0.204884021495136</text:p>
          </table:table-cell>
          <table:table-cell table:number-columns-repeated="9"/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1932" calcext:value-type="float">
            <text:p>1932</text:p>
          </table:table-cell>
          <table:table-cell office:value-type="float" office:value="1751" calcext:value-type="float">
            <text:p>1751</text:p>
          </table:table-cell>
          <table:table-cell office:value-type="float" office:value="3014" calcext:value-type="float">
            <text:p>3014</text:p>
          </table:table-cell>
          <table:table-cell/>
          <table:table-cell table:formula="of:=[.B298]/[.$A298]" office:value-type="float" office:value="0.130974171242628" calcext:value-type="float">
            <text:p>0.130974171242628</text:p>
          </table:table-cell>
          <table:table-cell table:formula="of:=[.C298]/[.$A298]" office:value-type="float" office:value="0.118703816690394" calcext:value-type="float">
            <text:p>0.118703816690394</text:p>
          </table:table-cell>
          <table:table-cell table:formula="of:=[.D298]/[.$A298]" office:value-type="float" office:value="0.204325130499627" calcext:value-type="float">
            <text:p>0.204325130499627</text:p>
          </table:table-cell>
          <table:table-cell table:number-columns-repeated="9"/>
        </table:table-row>
        <table:table-row table:style-name="ro1">
          <table:table-cell office:value-type="float" office:value="14801" calcext:value-type="float">
            <text:p>14801</text:p>
          </table:table-cell>
          <table:table-cell office:value-type="float" office:value="1934" calcext:value-type="float">
            <text:p>1934</text:p>
          </table:table-cell>
          <table:table-cell office:value-type="float" office:value="1753" calcext:value-type="float">
            <text:p>1753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299]/[.$A299]" office:value-type="float" office:value="0.130666846834673" calcext:value-type="float">
            <text:p>0.130666846834673</text:p>
          </table:table-cell>
          <table:table-cell table:formula="of:=[.C299]/[.$A299]" office:value-type="float" office:value="0.118437943382204" calcext:value-type="float">
            <text:p>0.118437943382204</text:p>
          </table:table-cell>
          <table:table-cell table:formula="of:=[.D299]/[.$A299]" office:value-type="float" office:value="0.203702452536991" calcext:value-type="float">
            <text:p>0.203702452536991</text:p>
          </table:table-cell>
          <table:table-cell table:number-columns-repeated="9"/>
        </table:table-row>
        <table:table-row table:style-name="ro1">
          <table:table-cell office:value-type="float" office:value="14851" calcext:value-type="float">
            <text:p>14851</text:p>
          </table:table-cell>
          <table:table-cell office:value-type="float" office:value="1936" calcext:value-type="float">
            <text:p>1936</text:p>
          </table:table-cell>
          <table:table-cell office:value-type="float" office:value="1755" calcext:value-type="float">
            <text:p>1755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300]/[.$A300]" office:value-type="float" office:value="0.130361591811999" calcext:value-type="float">
            <text:p>0.130361591811999</text:p>
          </table:table-cell>
          <table:table-cell table:formula="of:=[.C300]/[.$A300]" office:value-type="float" office:value="0.118173860346105" calcext:value-type="float">
            <text:p>0.118173860346105</text:p>
          </table:table-cell>
          <table:table-cell table:formula="of:=[.D300]/[.$A300]" office:value-type="float" office:value="0.203016631876641" calcext:value-type="float">
            <text:p>0.203016631876641</text:p>
          </table:table-cell>
          <table:table-cell table:number-columns-repeated="9"/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1937" calcext:value-type="float">
            <text:p>1937</text:p>
          </table:table-cell>
          <table:table-cell office:value-type="float" office:value="1756" calcext:value-type="float">
            <text:p>1756</text:p>
          </table:table-cell>
          <table:table-cell office:value-type="float" office:value="3015" calcext:value-type="float">
            <text:p>3015</text:p>
          </table:table-cell>
          <table:table-cell/>
          <table:table-cell table:formula="of:=[.B301]/[.$A301]" office:value-type="float" office:value="0.129991275753305" calcext:value-type="float">
            <text:p>0.129991275753305</text:p>
          </table:table-cell>
          <table:table-cell table:formula="of:=[.C301]/[.$A301]" office:value-type="float" office:value="0.117844439970472" calcext:value-type="float">
            <text:p>0.117844439970472</text:p>
          </table:table-cell>
          <table:table-cell table:formula="of:=[.D301]/[.$A301]" office:value-type="float" office:value="0.202335413730622" calcext:value-type="float">
            <text:p>0.202335413730622</text:p>
          </table:table-cell>
          <table:table-cell table:number-columns-repeated="9"/>
        </table:table-row>
        <table:table-row table:style-name="ro1">
          <table:table-cell office:value-type="float" office:value="14951" calcext:value-type="float">
            <text:p>14951</text:p>
          </table:table-cell>
          <table:table-cell office:value-type="float" office:value="1938" calcext:value-type="float">
            <text:p>1938</text:p>
          </table:table-cell>
          <table:table-cell office:value-type="float" office:value="1779" calcext:value-type="float">
            <text:p>1779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B302]/[.$A302]" office:value-type="float" office:value="0.129623436559427" calcext:value-type="float">
            <text:p>0.129623436559427</text:p>
          </table:table-cell>
          <table:table-cell table:formula="of:=[.C302]/[.$A302]" office:value-type="float" office:value="0.118988696408267" calcext:value-type="float">
            <text:p>0.118988696408267</text:p>
          </table:table-cell>
          <table:table-cell table:formula="of:=[.D302]/[.$A302]" office:value-type="float" office:value="0.202260718346599" calcext:value-type="float">
            <text:p>0.202260718346599</text:p>
          </table:table-cell>
          <table:table-cell table:number-columns-repeated="9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26" calcext:value-type="float">
            <text:p>3026</text:p>
          </table:table-cell>
          <table:table-cell/>
          <table:table-cell table:formula="of:=[.B303]/[.$A303]" office:value-type="float" office:value="0.129324711685888" calcext:value-type="float">
            <text:p>0.129324711685888</text:p>
          </table:table-cell>
          <table:table-cell table:formula="of:=[.C303]/[.$A303]" office:value-type="float" office:value="0.118658756082928" calcext:value-type="float">
            <text:p>0.118658756082928</text:p>
          </table:table-cell>
          <table:table-cell table:formula="of:=[.D303]/[.$A303]" office:value-type="float" office:value="0.201719885340977" calcext:value-type="float">
            <text:p>0.201719885340977</text:p>
          </table:table-cell>
          <table:table-cell table:number-columns-repeated="9"/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float" office:value="1940" calcext:value-type="float">
            <text:p>1940</text:p>
          </table:table-cell>
          <table:table-cell office:value-type="float" office:value="1780" calcext:value-type="float">
            <text:p>1780</text:p>
          </table:table-cell>
          <table:table-cell office:value-type="float" office:value="3037" calcext:value-type="float">
            <text:p>3037</text:p>
          </table:table-cell>
          <table:table-cell/>
          <table:table-cell table:formula="of:=[.B304]/[.$A304]" office:value-type="float" office:value="0.128895090027241" calcext:value-type="float">
            <text:p>0.128895090027241</text:p>
          </table:table-cell>
          <table:table-cell table:formula="of:=[.C304]/[.$A304]" office:value-type="float" office:value="0.118264567138396" calcext:value-type="float">
            <text:p>0.118264567138396</text:p>
          </table:table-cell>
          <table:table-cell table:formula="of:=[.D304]/[.$A304]" office:value-type="float" office:value="0.201780612583881" calcext:value-type="float">
            <text:p>0.201780612583881</text:p>
          </table:table-cell>
          <table:table-cell table:number-columns-repeated="9"/>
        </table:table-row>
        <table:table-row table:style-name="ro1">
          <table:table-cell office:value-type="float" office:value="15101" calcext:value-type="float">
            <text:p>15101</text:p>
          </table:table-cell>
          <table:table-cell office:value-type="float" office:value="1941" calcext:value-type="float">
            <text:p>1941</text:p>
          </table:table-cell>
          <table:table-cell office:value-type="float" office:value="1782" calcext:value-type="float">
            <text:p>1782</text:p>
          </table:table-cell>
          <table:table-cell office:value-type="float" office:value="3037" calcext:value-type="float">
            <text:p>3037</text:p>
          </table:table-cell>
          <table:table-cell/>
          <table:table-cell table:formula="of:=[.B305]/[.$A305]" office:value-type="float" office:value="0.128534534136812" calcext:value-type="float">
            <text:p>0.128534534136812</text:p>
          </table:table-cell>
          <table:table-cell table:formula="of:=[.C305]/[.$A305]" office:value-type="float" office:value="0.118005430103967" calcext:value-type="float">
            <text:p>0.118005430103967</text:p>
          </table:table-cell>
          <table:table-cell table:formula="of:=[.D305]/[.$A305]" office:value-type="float" office:value="0.201112509105357" calcext:value-type="float">
            <text:p>0.201112509105357</text:p>
          </table:table-cell>
          <table:table-cell table:number-columns-repeated="9"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float" office:value="1943" calcext:value-type="float">
            <text:p>1943</text:p>
          </table:table-cell>
          <table:table-cell office:value-type="float" office:value="1783" calcext:value-type="float">
            <text:p>1783</text:p>
          </table:table-cell>
          <table:table-cell office:value-type="float" office:value="3038" calcext:value-type="float">
            <text:p>3038</text:p>
          </table:table-cell>
          <table:table-cell/>
          <table:table-cell table:formula="of:=[.B306]/[.$A306]" office:value-type="float" office:value="0.128242360240248" calcext:value-type="float">
            <text:p>0.128242360240248</text:p>
          </table:table-cell>
          <table:table-cell table:formula="of:=[.C306]/[.$A306]" office:value-type="float" office:value="0.11768200118804" calcext:value-type="float">
            <text:p>0.11768200118804</text:p>
          </table:table-cell>
          <table:table-cell table:formula="of:=[.D306]/[.$A306]" office:value-type="float" office:value="0.200514817503795" calcext:value-type="float">
            <text:p>0.200514817503795</text:p>
          </table:table-cell>
          <table:table-cell table:number-columns-repeated="9"/>
        </table:table-row>
        <table:table-row table:style-name="ro1">
          <table:table-cell office:value-type="float" office:value="15201" calcext:value-type="float">
            <text:p>15201</text:p>
          </table:table-cell>
          <table:table-cell office:value-type="float" office:value="1944" calcext:value-type="float">
            <text:p>1944</text:p>
          </table:table-cell>
          <table:table-cell office:value-type="float" office:value="1784" calcext:value-type="float">
            <text:p>1784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B307]/[.$A307]" office:value-type="float" office:value="0.127886323268206" calcext:value-type="float">
            <text:p>0.127886323268206</text:p>
          </table:table-cell>
          <table:table-cell table:formula="of:=[.C307]/[.$A307]" office:value-type="float" office:value="0.11736069995395" calcext:value-type="float">
            <text:p>0.11736069995395</text:p>
          </table:table-cell>
          <table:table-cell table:formula="of:=[.D307]/[.$A307]" office:value-type="float" office:value="0.199986842970857" calcext:value-type="float">
            <text:p>0.199986842970857</text:p>
          </table:table-cell>
          <table:table-cell table:number-columns-repeated="9"/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float" office:value="1945" calcext:value-type="float">
            <text:p>1945</text:p>
          </table:table-cell>
          <table:table-cell office:value-type="float" office:value="1785" calcext:value-type="float">
            <text:p>1785</text:p>
          </table:table-cell>
          <table:table-cell office:value-type="float" office:value="3040" calcext:value-type="float">
            <text:p>3040</text:p>
          </table:table-cell>
          <table:table-cell/>
          <table:table-cell table:formula="of:=[.B308]/[.$A308]" office:value-type="float" office:value="0.12753262081175" calcext:value-type="float">
            <text:p>0.12753262081175</text:p>
          </table:table-cell>
          <table:table-cell table:formula="of:=[.C308]/[.$A308]" office:value-type="float" office:value="0.117041505475051" calcext:value-type="float">
            <text:p>0.117041505475051</text:p>
          </table:table-cell>
          <table:table-cell table:formula="of:=[.D308]/[.$A308]" office:value-type="float" office:value="0.199331191397285" calcext:value-type="float">
            <text:p>0.199331191397285</text:p>
          </table:table-cell>
          <table:table-cell table:number-columns-repeated="9"/>
        </table:table-row>
        <table:table-row table:style-name="ro1">
          <table:table-cell office:value-type="float" office:value="15301" calcext:value-type="float">
            <text:p>15301</text:p>
          </table:table-cell>
          <table:table-cell office:value-type="float" office:value="1946" calcext:value-type="float">
            <text:p>1946</text:p>
          </table:table-cell>
          <table:table-cell office:value-type="float" office:value="1786" calcext:value-type="float">
            <text:p>1786</text:p>
          </table:table-cell>
          <table:table-cell office:value-type="float" office:value="3047" calcext:value-type="float">
            <text:p>3047</text:p>
          </table:table-cell>
          <table:table-cell/>
          <table:table-cell table:formula="of:=[.B309]/[.$A309]" office:value-type="float" office:value="0.127181229984968" calcext:value-type="float">
            <text:p>0.127181229984968</text:p>
          </table:table-cell>
          <table:table-cell table:formula="of:=[.C309]/[.$A309]" office:value-type="float" office:value="0.116724397098229" calcext:value-type="float">
            <text:p>0.116724397098229</text:p>
          </table:table-cell>
          <table:table-cell table:formula="of:=[.D309]/[.$A309]" office:value-type="float" office:value="0.199137311286844" calcext:value-type="float">
            <text:p>0.199137311286844</text:p>
          </table:table-cell>
          <table:table-cell table:number-columns-repeated="9"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float" office:value="1947" calcext:value-type="float">
            <text:p>1947</text:p>
          </table:table-cell>
          <table:table-cell office:value-type="float" office:value="1786" calcext:value-type="float">
            <text:p>1786</text:p>
          </table:table-cell>
          <table:table-cell office:value-type="float" office:value="3058" calcext:value-type="float">
            <text:p>3058</text:p>
          </table:table-cell>
          <table:table-cell/>
          <table:table-cell table:formula="of:=[.B310]/[.$A310]" office:value-type="float" office:value="0.126832128200117" calcext:value-type="float">
            <text:p>0.126832128200117</text:p>
          </table:table-cell>
          <table:table-cell table:formula="of:=[.C310]/[.$A310]" office:value-type="float" office:value="0.116344212103446" calcext:value-type="float">
            <text:p>0.116344212103446</text:p>
          </table:table-cell>
          <table:table-cell table:formula="of:=[.D310]/[.$A310]" office:value-type="float" office:value="0.199205263500749" calcext:value-type="float">
            <text:p>0.199205263500749</text:p>
          </table:table-cell>
          <table:table-cell table:number-columns-repeated="9"/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float" office:value="1949" calcext:value-type="float">
            <text:p>1949</text:p>
          </table:table-cell>
          <table:table-cell office:value-type="float" office:value="1787" calcext:value-type="float">
            <text:p>1787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311]/[.$A311]" office:value-type="float" office:value="0.126550224011428" calcext:value-type="float">
            <text:p>0.126550224011428</text:p>
          </table:table-cell>
          <table:table-cell table:formula="of:=[.C311]/[.$A311]" office:value-type="float" office:value="0.116031426530745" calcext:value-type="float">
            <text:p>0.116031426530745</text:p>
          </table:table-cell>
          <table:table-cell table:formula="of:=[.D311]/[.$A311]" office:value-type="float" office:value="0.198623466008701" calcext:value-type="float">
            <text:p>0.198623466008701</text:p>
          </table:table-cell>
          <table:table-cell table:number-columns-repeated="9"/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float" office:value="1950" calcext:value-type="float">
            <text:p>1950</text:p>
          </table:table-cell>
          <table:table-cell office:value-type="float" office:value="1789" calcext:value-type="float">
            <text:p>1789</text:p>
          </table:table-cell>
          <table:table-cell office:value-type="float" office:value="3060" calcext:value-type="float">
            <text:p>3060</text:p>
          </table:table-cell>
          <table:table-cell/>
          <table:table-cell table:formula="of:=[.B312]/[.$A312]" office:value-type="float" office:value="0.126205423597178" calcext:value-type="float">
            <text:p>0.126205423597178</text:p>
          </table:table-cell>
          <table:table-cell table:formula="of:=[.C312]/[.$A312]" office:value-type="float" office:value="0.115785386059155" calcext:value-type="float">
            <text:p>0.115785386059155</text:p>
          </table:table-cell>
          <table:table-cell table:formula="of:=[.D312]/[.$A312]" office:value-type="float" office:value="0.198045433952495" calcext:value-type="float">
            <text:p>0.198045433952495</text:p>
          </table:table-cell>
          <table:table-cell table:number-columns-repeated="9"/>
        </table:table-row>
        <table:table-row table:style-name="ro1">
          <table:table-cell office:value-type="float" office:value="15501" calcext:value-type="float">
            <text:p>15501</text:p>
          </table:table-cell>
          <table:table-cell office:value-type="float" office:value="1952" calcext:value-type="float">
            <text:p>1952</text:p>
          </table:table-cell>
          <table:table-cell office:value-type="float" office:value="1790" calcext:value-type="float">
            <text:p>1790</text:p>
          </table:table-cell>
          <table:table-cell office:value-type="float" office:value="3061" calcext:value-type="float">
            <text:p>3061</text:p>
          </table:table-cell>
          <table:table-cell/>
          <table:table-cell table:formula="of:=[.B313]/[.$A313]" office:value-type="float" office:value="0.125927359525192" calcext:value-type="float">
            <text:p>0.125927359525192</text:p>
          </table:table-cell>
          <table:table-cell table:formula="of:=[.C313]/[.$A313]" office:value-type="float" office:value="0.115476420876073" calcext:value-type="float">
            <text:p>0.115476420876073</text:p>
          </table:table-cell>
          <table:table-cell table:formula="of:=[.D313]/[.$A313]" office:value-type="float" office:value="0.197471130894781" calcext:value-type="float">
            <text:p>0.197471130894781</text:p>
          </table:table-cell>
          <table:table-cell table:number-columns-repeated="9"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float" office:value="1959" calcext:value-type="float">
            <text:p>1959</text:p>
          </table:table-cell>
          <table:table-cell office:value-type="float" office:value="1791" calcext:value-type="float">
            <text:p>1791</text:p>
          </table:table-cell>
          <table:table-cell office:value-type="float" office:value="3062" calcext:value-type="float">
            <text:p>3062</text:p>
          </table:table-cell>
          <table:table-cell/>
          <table:table-cell table:formula="of:=[.B314]/[.$A314]" office:value-type="float" office:value="0.125972606263263" calcext:value-type="float">
            <text:p>0.125972606263263</text:p>
          </table:table-cell>
          <table:table-cell table:formula="of:=[.C314]/[.$A314]" office:value-type="float" office:value="0.115169442479583" calcext:value-type="float">
            <text:p>0.115169442479583</text:p>
          </table:table-cell>
          <table:table-cell table:formula="of:=[.D314]/[.$A314]" office:value-type="float" office:value="0.196900520866825" calcext:value-type="float">
            <text:p>0.196900520866825</text:p>
          </table:table-cell>
          <table:table-cell table:number-columns-repeated="9"/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1960" calcext:value-type="float">
            <text:p>1960</text:p>
          </table:table-cell>
          <table:table-cell office:value-type="float" office:value="1799" calcext:value-type="float">
            <text:p>1799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[.B315]/[.$A315]" office:value-type="float" office:value="0.125632972245369" calcext:value-type="float">
            <text:p>0.125632972245369</text:p>
          </table:table-cell>
          <table:table-cell table:formula="of:=[.C315]/[.$A315]" office:value-type="float" office:value="0.115313120953785" calcext:value-type="float">
            <text:p>0.115313120953785</text:p>
          </table:table-cell>
          <table:table-cell table:formula="of:=[.D315]/[.$A315]" office:value-type="float" office:value="0.197102749823729" calcext:value-type="float">
            <text:p>0.197102749823729</text:p>
          </table:table-cell>
          <table:table-cell table:number-columns-repeated="9"/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float" office:value="1977" calcext:value-type="float">
            <text:p>1977</text:p>
          </table:table-cell>
          <table:table-cell office:value-type="float" office:value="1808" calcext:value-type="float">
            <text:p>1808</text:p>
          </table:table-cell>
          <table:table-cell office:value-type="float" office:value="3078" calcext:value-type="float">
            <text:p>3078</text:p>
          </table:table-cell>
          <table:table-cell/>
          <table:table-cell table:formula="of:=[.B316]/[.$A316]" office:value-type="float" office:value="0.126317807168871" calcext:value-type="float">
            <text:p>0.126317807168871</text:p>
          </table:table-cell>
          <table:table-cell table:formula="of:=[.C316]/[.$A316]" office:value-type="float" office:value="0.115519775094243" calcext:value-type="float">
            <text:p>0.115519775094243</text:p>
          </table:table-cell>
          <table:table-cell table:formula="of:=[.D316]/[.$A316]" office:value-type="float" office:value="0.196664749856239" calcext:value-type="float">
            <text:p>0.196664749856239</text:p>
          </table:table-cell>
          <table:table-cell table:number-columns-repeated="9"/>
        </table:table-row>
        <table:table-row table:style-name="ro1">
          <table:table-cell office:value-type="float" office:value="15701" calcext:value-type="float">
            <text:p>15701</text:p>
          </table:table-cell>
          <table:table-cell office:value-type="float" office:value="1978" calcext:value-type="float">
            <text:p>1978</text:p>
          </table:table-cell>
          <table:table-cell office:value-type="float" office:value="1809" calcext:value-type="float">
            <text:p>1809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B317]/[.$A317]" office:value-type="float" office:value="0.125979236991274" calcext:value-type="float">
            <text:p>0.125979236991274</text:p>
          </table:table-cell>
          <table:table-cell table:formula="of:=[.C317]/[.$A317]" office:value-type="float" office:value="0.115215591363607" calcext:value-type="float">
            <text:p>0.115215591363607</text:p>
          </table:table-cell>
          <table:table-cell table:formula="of:=[.D317]/[.$A317]" office:value-type="float" office:value="0.196102159098147" calcext:value-type="float">
            <text:p>0.196102159098147</text:p>
          </table:table-cell>
          <table:table-cell table:number-columns-repeated="9"/>
        </table:table-row>
        <table:table-row table:style-name="ro1">
          <table:table-cell office:value-type="float" office:value="15751" calcext:value-type="float">
            <text:p>15751</text:p>
          </table:table-cell>
          <table:table-cell office:value-type="float" office:value="1979" calcext:value-type="float">
            <text:p>1979</text:p>
          </table:table-cell>
          <table:table-cell office:value-type="float" office:value="1810" calcext:value-type="float">
            <text:p>1810</text:p>
          </table:table-cell>
          <table:table-cell office:value-type="float" office:value="3079" calcext:value-type="float">
            <text:p>3079</text:p>
          </table:table-cell>
          <table:table-cell/>
          <table:table-cell table:formula="of:=[.B318]/[.$A318]" office:value-type="float" office:value="0.125642816329122" calcext:value-type="float">
            <text:p>0.125642816329122</text:p>
          </table:table-cell>
          <table:table-cell table:formula="of:=[.C318]/[.$A318]" office:value-type="float" office:value="0.114913338835629" calcext:value-type="float">
            <text:p>0.114913338835629</text:p>
          </table:table-cell>
          <table:table-cell table:formula="of:=[.D318]/[.$A318]" office:value-type="float" office:value="0.195479652085582" calcext:value-type="float">
            <text:p>0.195479652085582</text:p>
          </table:table-cell>
          <table:table-cell table:number-columns-repeated="9"/>
        </table:table-row>
        <table:table-row table:style-name="ro1">
          <table:table-cell office:value-type="float" office:value="15801" calcext:value-type="float">
            <text:p>15801</text:p>
          </table:table-cell>
          <table:table-cell office:value-type="float" office:value="1981" calcext:value-type="float">
            <text:p>1981</text:p>
          </table:table-cell>
          <table:table-cell office:value-type="float" office:value="1812" calcext:value-type="float">
            <text:p>1812</text:p>
          </table:table-cell>
          <table:table-cell office:value-type="float" office:value="3081" calcext:value-type="float">
            <text:p>3081</text:p>
          </table:table-cell>
          <table:table-cell/>
          <table:table-cell table:formula="of:=[.B319]/[.$A319]" office:value-type="float" office:value="0.125371811910639" calcext:value-type="float">
            <text:p>0.125371811910639</text:p>
          </table:table-cell>
          <table:table-cell table:formula="of:=[.C319]/[.$A319]" office:value-type="float" office:value="0.114676286310993" calcext:value-type="float">
            <text:p>0.114676286310993</text:p>
          </table:table-cell>
          <table:table-cell table:formula="of:=[.D319]/[.$A319]" office:value-type="float" office:value="0.194987659008923" calcext:value-type="float">
            <text:p>0.194987659008923</text:p>
          </table:table-cell>
          <table:table-cell table:number-columns-repeated="9"/>
        </table:table-row>
        <table:table-row table:style-name="ro1">
          <table:table-cell office:value-type="float" office:value="15851" calcext:value-type="float">
            <text:p>15851</text:p>
          </table:table-cell>
          <table:table-cell office:value-type="float" office:value="1982" calcext:value-type="float">
            <text:p>1982</text:p>
          </table:table-cell>
          <table:table-cell office:value-type="float" office:value="1813" calcext:value-type="float">
            <text:p>1813</text:p>
          </table:table-cell>
          <table:table-cell office:value-type="float" office:value="3082" calcext:value-type="float">
            <text:p>3082</text:p>
          </table:table-cell>
          <table:table-cell/>
          <table:table-cell table:formula="of:=[.B320]/[.$A320]" office:value-type="float" office:value="0.125039429688979" calcext:value-type="float">
            <text:p>0.125039429688979</text:p>
          </table:table-cell>
          <table:table-cell table:formula="of:=[.C320]/[.$A320]" office:value-type="float" office:value="0.114377641789162" calcext:value-type="float">
            <text:p>0.114377641789162</text:p>
          </table:table-cell>
          <table:table-cell table:formula="of:=[.D320]/[.$A320]" office:value-type="float" office:value="0.194435682291338" calcext:value-type="float">
            <text:p>0.194435682291338</text:p>
          </table:table-cell>
          <table:table-cell table:number-columns-repeated="9"/>
        </table:table-row>
        <table:table-row table:style-name="ro1">
          <table:table-cell office:value-type="float" office:value="15901" calcext:value-type="float">
            <text:p>15901</text:p>
          </table:table-cell>
          <table:table-cell office:value-type="float" office:value="1984" calcext:value-type="float">
            <text:p>1984</text:p>
          </table:table-cell>
          <table:table-cell office:value-type="float" office:value="1814" calcext:value-type="float">
            <text:p>1814</text:p>
          </table:table-cell>
          <table:table-cell office:value-type="float" office:value="3093" calcext:value-type="float">
            <text:p>3093</text:p>
          </table:table-cell>
          <table:table-cell/>
          <table:table-cell table:formula="of:=[.B321]/[.$A321]" office:value-type="float" office:value="0.124772026916546" calcext:value-type="float">
            <text:p>0.124772026916546</text:p>
          </table:table-cell>
          <table:table-cell table:formula="of:=[.C321]/[.$A321]" office:value-type="float" office:value="0.11408087541664" calcext:value-type="float">
            <text:p>0.11408087541664</text:p>
          </table:table-cell>
          <table:table-cell table:formula="of:=[.D321]/[.$A321]" office:value-type="float" office:value="0.194516068171813" calcext:value-type="float">
            <text:p>0.194516068171813</text:p>
          </table:table-cell>
          <table:table-cell table:number-columns-repeated="9"/>
        </table:table-row>
        <table:table-row table:style-name="ro1">
          <table:table-cell office:value-type="float" office:value="15951" calcext:value-type="float">
            <text:p>15951</text:p>
          </table:table-cell>
          <table:table-cell office:value-type="float" office:value="1985" calcext:value-type="float">
            <text:p>1985</text:p>
          </table:table-cell>
          <table:table-cell office:value-type="float" office:value="1828" calcext:value-type="float">
            <text:p>1828</text:p>
          </table:table-cell>
          <table:table-cell office:value-type="float" office:value="3094" calcext:value-type="float">
            <text:p>3094</text:p>
          </table:table-cell>
          <table:table-cell/>
          <table:table-cell table:formula="of:=[.B322]/[.$A322]" office:value-type="float" office:value="0.124443608551188" calcext:value-type="float">
            <text:p>0.124443608551188</text:p>
          </table:table-cell>
          <table:table-cell table:formula="of:=[.C322]/[.$A322]" office:value-type="float" office:value="0.114600965456711" calcext:value-type="float">
            <text:p>0.114600965456711</text:p>
          </table:table-cell>
          <table:table-cell table:formula="of:=[.D322]/[.$A322]" office:value-type="float" office:value="0.193969030154849" calcext:value-type="float">
            <text:p>0.193969030154849</text:p>
          </table:table-cell>
          <table:table-cell table:number-columns-repeated="9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1986" calcext:value-type="float">
            <text:p>1986</text:p>
          </table:table-cell>
          <table:table-cell office:value-type="float" office:value="1829" calcext:value-type="float">
            <text:p>1829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B323]/[.$A323]" office:value-type="float" office:value="0.124117242672333" calcext:value-type="float">
            <text:p>0.124117242672333</text:p>
          </table:table-cell>
          <table:table-cell table:formula="of:=[.C323]/[.$A323]" office:value-type="float" office:value="0.114305355915255" calcext:value-type="float">
            <text:p>0.114305355915255</text:p>
          </table:table-cell>
          <table:table-cell table:formula="of:=[.D323]/[.$A323]" office:value-type="float" office:value="0.193425410911818" calcext:value-type="float">
            <text:p>0.193425410911818</text:p>
          </table:table-cell>
          <table:table-cell table:number-columns-repeated="9"/>
        </table:table-row>
        <table:table-row table:style-name="ro1">
          <table:table-cell office:value-type="float" office:value="16051" calcext:value-type="float">
            <text:p>16051</text:p>
          </table:table-cell>
          <table:table-cell office:value-type="float" office:value="1987" calcext:value-type="float">
            <text:p>1987</text:p>
          </table:table-cell>
          <table:table-cell office:value-type="float" office:value="1831" calcext:value-type="float">
            <text:p>1831</text:p>
          </table:table-cell>
          <table:table-cell office:value-type="float" office:value="3096" calcext:value-type="float">
            <text:p>3096</text:p>
          </table:table-cell>
          <table:table-cell/>
          <table:table-cell table:formula="of:=[.B324]/[.$A324]" office:value-type="float" office:value="0.123792910099059" calcext:value-type="float">
            <text:p>0.123792910099059</text:p>
          </table:table-cell>
          <table:table-cell table:formula="of:=[.C324]/[.$A324]" office:value-type="float" office:value="0.114073889477291" calcext:value-type="float">
            <text:p>0.114073889477291</text:p>
          </table:table-cell>
          <table:table-cell table:formula="of:=[.D324]/[.$A324]" office:value-type="float" office:value="0.192885178493552" calcext:value-type="float">
            <text:p>0.192885178493552</text:p>
          </table:table-cell>
          <table:table-cell table:number-columns-repeated="9"/>
        </table:table-row>
        <table:table-row table:style-name="ro1">
          <table:table-cell office:value-type="float" office:value="16101" calcext:value-type="float">
            <text:p>16101</text:p>
          </table:table-cell>
          <table:table-cell office:value-type="float" office:value="1989" calcext:value-type="float">
            <text:p>1989</text:p>
          </table:table-cell>
          <table:table-cell office:value-type="float" office:value="1833" calcext:value-type="float">
            <text:p>1833</text:p>
          </table:table-cell>
          <table:table-cell office:value-type="float" office:value="3097" calcext:value-type="float">
            <text:p>3097</text:p>
          </table:table-cell>
          <table:table-cell/>
          <table:table-cell table:formula="of:=[.B325]/[.$A325]" office:value-type="float" office:value="0.123532699832309" calcext:value-type="float">
            <text:p>0.123532699832309</text:p>
          </table:table-cell>
          <table:table-cell table:formula="of:=[.C325]/[.$A325]" office:value-type="float" office:value="0.113843860629775" calcext:value-type="float">
            <text:p>0.113843860629775</text:p>
          </table:table-cell>
          <table:table-cell table:formula="of:=[.D325]/[.$A325]" office:value-type="float" office:value="0.192348301347742" calcext:value-type="float">
            <text:p>0.192348301347742</text:p>
          </table:table-cell>
          <table:table-cell table:number-columns-repeated="9"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float" office:value="1991" calcext:value-type="float">
            <text:p>1991</text:p>
          </table:table-cell>
          <table:table-cell office:value-type="float" office:value="1834" calcext:value-type="float">
            <text:p>1834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B326]/[.$A326]" office:value-type="float" office:value="0.123274100674881" calcext:value-type="float">
            <text:p>0.123274100674881</text:p>
          </table:table-cell>
          <table:table-cell table:formula="of:=[.C326]/[.$A326]" office:value-type="float" office:value="0.113553340350443" calcext:value-type="float">
            <text:p>0.113553340350443</text:p>
          </table:table-cell>
          <table:table-cell table:formula="of:=[.D326]/[.$A326]" office:value-type="float" office:value="0.191814748312798" calcext:value-type="float">
            <text:p>0.191814748312798</text:p>
          </table:table-cell>
          <table:table-cell table:number-columns-repeated="9"/>
        </table:table-row>
        <table:table-row table:style-name="ro1">
          <table:table-cell office:value-type="float" office:value="16201" calcext:value-type="float">
            <text:p>16201</text:p>
          </table:table-cell>
          <table:table-cell office:value-type="float" office:value="1991" calcext:value-type="float">
            <text:p>1991</text:p>
          </table:table-cell>
          <table:table-cell office:value-type="float" office:value="1839" calcext:value-type="float">
            <text:p>1839</text:p>
          </table:table-cell>
          <table:table-cell office:value-type="float" office:value="3100" calcext:value-type="float">
            <text:p>3100</text:p>
          </table:table-cell>
          <table:table-cell/>
          <table:table-cell table:formula="of:=[.B327]/[.$A327]" office:value-type="float" office:value="0.122893648540214" calcext:value-type="float">
            <text:p>0.122893648540214</text:p>
          </table:table-cell>
          <table:table-cell table:formula="of:=[.C327]/[.$A327]" office:value-type="float" office:value="0.113511511635084" calcext:value-type="float">
            <text:p>0.113511511635084</text:p>
          </table:table-cell>
          <table:table-cell table:formula="of:=[.D327]/[.$A327]" office:value-type="float" office:value="0.191346213196716" calcext:value-type="float">
            <text:p>0.191346213196716</text:p>
          </table:table-cell>
          <table:table-cell table:number-columns-repeated="9"/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float" office:value="1993" calcext:value-type="float">
            <text:p>1993</text:p>
          </table:table-cell>
          <table:table-cell office:value-type="float" office:value="1846" calcext:value-type="float">
            <text:p>1846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B328]/[.$A328]" office:value-type="float" office:value="0.122638606854963" calcext:value-type="float">
            <text:p>0.122638606854963</text:p>
          </table:table-cell>
          <table:table-cell table:formula="of:=[.C328]/[.$A328]" office:value-type="float" office:value="0.113593009660944" calcext:value-type="float">
            <text:p>0.113593009660944</text:p>
          </table:table-cell>
          <table:table-cell table:formula="of:=[.D328]/[.$A328]" office:value-type="float" office:value="0.19118823457018" calcext:value-type="float">
            <text:p>0.19118823457018</text:p>
          </table:table-cell>
          <table:table-cell table:number-columns-repeated="9"/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float" office:value="1994" calcext:value-type="float">
            <text:p>1994</text:p>
          </table:table-cell>
          <table:table-cell office:value-type="float" office:value="1848" calcext:value-type="float">
            <text:p>1848</text:p>
          </table:table-cell>
          <table:table-cell office:value-type="float" office:value="3107" calcext:value-type="float">
            <text:p>3107</text:p>
          </table:table-cell>
          <table:table-cell/>
          <table:table-cell table:formula="of:=[.B329]/[.$A329]" office:value-type="float" office:value="0.122323783816944" calcext:value-type="float">
            <text:p>0.122323783816944</text:p>
          </table:table-cell>
          <table:table-cell table:formula="of:=[.C329]/[.$A329]" office:value-type="float" office:value="0.113367278081099" calcext:value-type="float">
            <text:p>0.113367278081099</text:p>
          </table:table-cell>
          <table:table-cell table:formula="of:=[.D329]/[.$A329]" office:value-type="float" office:value="0.190601803570333" calcext:value-type="float">
            <text:p>0.190601803570333</text:p>
          </table:table-cell>
          <table:table-cell table:number-columns-repeated="9"/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float" office:value="1995" calcext:value-type="float">
            <text:p>1995</text:p>
          </table:table-cell>
          <table:table-cell office:value-type="float" office:value="1849" calcext:value-type="float">
            <text:p>1849</text:p>
          </table:table-cell>
          <table:table-cell office:value-type="float" office:value="3108" calcext:value-type="float">
            <text:p>3108</text:p>
          </table:table-cell>
          <table:table-cell/>
          <table:table-cell table:formula="of:=[.B330]/[.$A330]" office:value-type="float" office:value="0.122010886184331" calcext:value-type="float">
            <text:p>0.122010886184331</text:p>
          </table:table-cell>
          <table:table-cell table:formula="of:=[.C330]/[.$A330]" office:value-type="float" office:value="0.113081768699162" calcext:value-type="float">
            <text:p>0.113081768699162</text:p>
          </table:table-cell>
          <table:table-cell table:formula="of:=[.D330]/[.$A330]" office:value-type="float" office:value="0.190080117424011" calcext:value-type="float">
            <text:p>0.190080117424011</text:p>
          </table:table-cell>
          <table:table-cell table:number-columns-repeated="9"/>
        </table:table-row>
        <table:table-row table:style-name="ro1">
          <table:table-cell office:value-type="float" office:value="16401" calcext:value-type="float">
            <text:p>16401</text:p>
          </table:table-cell>
          <table:table-cell office:value-type="float" office:value="1997" calcext:value-type="float">
            <text:p>1997</text:p>
          </table:table-cell>
          <table:table-cell office:value-type="float" office:value="1850" calcext:value-type="float">
            <text:p>1850</text:p>
          </table:table-cell>
          <table:table-cell office:value-type="float" office:value="3109" calcext:value-type="float">
            <text:p>3109</text:p>
          </table:table-cell>
          <table:table-cell/>
          <table:table-cell table:formula="of:=[.B331]/[.$A331]" office:value-type="float" office:value="0.121760868239741" calcext:value-type="float">
            <text:p>0.121760868239741</text:p>
          </table:table-cell>
          <table:table-cell table:formula="of:=[.C331]/[.$A331]" office:value-type="float" office:value="0.112798000121944" calcext:value-type="float">
            <text:p>0.112798000121944</text:p>
          </table:table-cell>
          <table:table-cell table:formula="of:=[.D331]/[.$A331]" office:value-type="float" office:value="0.189561612096823" calcext:value-type="float">
            <text:p>0.189561612096823</text:p>
          </table:table-cell>
          <table:table-cell table:number-columns-repeated="9"/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float" office:value="1998" calcext:value-type="float">
            <text:p>1998</text:p>
          </table:table-cell>
          <table:table-cell office:value-type="float" office:value="1851" calcext:value-type="float">
            <text:p>1851</text:p>
          </table:table-cell>
          <table:table-cell office:value-type="float" office:value="3110" calcext:value-type="float">
            <text:p>3110</text:p>
          </table:table-cell>
          <table:table-cell/>
          <table:table-cell table:formula="of:=[.B332]/[.$A332]" office:value-type="float" office:value="0.121451583490365" calcext:value-type="float">
            <text:p>0.121451583490365</text:p>
          </table:table-cell>
          <table:table-cell table:formula="of:=[.C332]/[.$A332]" office:value-type="float" office:value="0.11251595647681" calcext:value-type="float">
            <text:p>0.11251595647681</text:p>
          </table:table-cell>
          <table:table-cell table:formula="of:=[.D332]/[.$A332]" office:value-type="float" office:value="0.189046258586104" calcext:value-type="float">
            <text:p>0.189046258586104</text:p>
          </table:table-cell>
          <table:table-cell table:number-columns-repeated="9"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float" office:value="2004" calcext:value-type="float">
            <text:p>2004</text:p>
          </table:table-cell>
          <table:table-cell office:value-type="float" office:value="1853" calcext:value-type="float">
            <text:p>1853</text:p>
          </table:table-cell>
          <table:table-cell office:value-type="float" office:value="3111" calcext:value-type="float">
            <text:p>3111</text:p>
          </table:table-cell>
          <table:table-cell/>
          <table:table-cell table:formula="of:=[.B333]/[.$A333]" office:value-type="float" office:value="0.12144718501909" calcext:value-type="float">
            <text:p>0.12144718501909</text:p>
          </table:table-cell>
          <table:table-cell table:formula="of:=[.C333]/[.$A333]" office:value-type="float" office:value="0.112296224471244" calcext:value-type="float">
            <text:p>0.112296224471244</text:p>
          </table:table-cell>
          <table:table-cell table:formula="of:=[.D333]/[.$A333]" office:value-type="float" office:value="0.188534028240713" calcext:value-type="float">
            <text:p>0.188534028240713</text:p>
          </table:table-cell>
          <table:table-cell table:number-columns-repeated="9"/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float" office:value="2015" calcext:value-type="float">
            <text:p>2015</text:p>
          </table:table-cell>
          <table:table-cell office:value-type="float" office:value="1868" calcext:value-type="float">
            <text:p>1868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B334]/[.$A334]" office:value-type="float" office:value="0.121744909673132" calcext:value-type="float">
            <text:p>0.121744909673132</text:p>
          </table:table-cell>
          <table:table-cell table:formula="of:=[.C334]/[.$A334]" office:value-type="float" office:value="0.112863271101444" calcext:value-type="float">
            <text:p>0.112863271101444</text:p>
          </table:table-cell>
          <table:table-cell table:formula="of:=[.D334]/[.$A334]" office:value-type="float" office:value="0.188024892755725" calcext:value-type="float">
            <text:p>0.188024892755725</text:p>
          </table:table-cell>
          <table:table-cell table:number-columns-repeated="9"/>
        </table:table-row>
        <table:table-row table:style-name="ro1">
          <table:table-cell office:value-type="float" office:value="16601" calcext:value-type="float">
            <text:p>16601</text:p>
          </table:table-cell>
          <table:table-cell office:value-type="float" office:value="2016" calcext:value-type="float">
            <text:p>2016</text:p>
          </table:table-cell>
          <table:table-cell office:value-type="float" office:value="1869" calcext:value-type="float">
            <text:p>1869</text:p>
          </table:table-cell>
          <table:table-cell office:value-type="float" office:value="3115" calcext:value-type="float">
            <text:p>3115</text:p>
          </table:table-cell>
          <table:table-cell/>
          <table:table-cell table:formula="of:=[.B335]/[.$A335]" office:value-type="float" office:value="0.121438467562195" calcext:value-type="float">
            <text:p>0.121438467562195</text:p>
          </table:table-cell>
          <table:table-cell table:formula="of:=[.C335]/[.$A335]" office:value-type="float" office:value="0.112583579302452" calcext:value-type="float">
            <text:p>0.112583579302452</text:p>
          </table:table-cell>
          <table:table-cell table:formula="of:=[.D335]/[.$A335]" office:value-type="float" office:value="0.187639298837419" calcext:value-type="float">
            <text:p>0.187639298837419</text:p>
          </table:table-cell>
          <table:table-cell table:number-columns-repeated="9"/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float" office:value="2020" calcext:value-type="float">
            <text:p>2020</text:p>
          </table:table-cell>
          <table:table-cell office:value-type="float" office:value="1871" calcext:value-type="float">
            <text:p>1871</text:p>
          </table:table-cell>
          <table:table-cell office:value-type="float" office:value="3116" calcext:value-type="float">
            <text:p>3116</text:p>
          </table:table-cell>
          <table:table-cell/>
          <table:table-cell table:formula="of:=[.B336]/[.$A336]" office:value-type="float" office:value="0.121314035193081" calcext:value-type="float">
            <text:p>0.121314035193081</text:p>
          </table:table-cell>
          <table:table-cell table:formula="of:=[.C336]/[.$A336]" office:value-type="float" office:value="0.112365623686265" calcext:value-type="float">
            <text:p>0.112365623686265</text:p>
          </table:table-cell>
          <table:table-cell table:formula="of:=[.D336]/[.$A336]" office:value-type="float" office:value="0.187135907753288" calcext:value-type="float">
            <text:p>0.187135907753288</text:p>
          </table:table-cell>
          <table:table-cell table:number-columns-repeated="9"/>
        </table:table-row>
        <table:table-row table:style-name="ro1">
          <table:table-cell office:value-type="float" office:value="16701" calcext:value-type="float">
            <text:p>16701</text:p>
          </table:table-cell>
          <table:table-cell office:value-type="float" office:value="2022" calcext:value-type="float">
            <text:p>2022</text:p>
          </table:table-cell>
          <table:table-cell office:value-type="float" office:value="1873" calcext:value-type="float">
            <text:p>1873</text:p>
          </table:table-cell>
          <table:table-cell office:value-type="float" office:value="3121" calcext:value-type="float">
            <text:p>3121</text:p>
          </table:table-cell>
          <table:table-cell/>
          <table:table-cell table:formula="of:=[.B337]/[.$A337]" office:value-type="float" office:value="0.121070594575175" calcext:value-type="float">
            <text:p>0.121070594575175</text:p>
          </table:table-cell>
          <table:table-cell table:formula="of:=[.C337]/[.$A337]" office:value-type="float" office:value="0.112148973115382" calcext:value-type="float">
            <text:p>0.112148973115382</text:p>
          </table:table-cell>
          <table:table-cell table:formula="of:=[.D337]/[.$A337]" office:value-type="float" office:value="0.186875037422909" calcext:value-type="float">
            <text:p>0.186875037422909</text:p>
          </table:table-cell>
          <table:table-cell table:number-columns-repeated="9"/>
        </table:table-row>
        <table:table-row table:style-name="ro1">
          <table:table-cell office:value-type="float" office:value="16751" calcext:value-type="float">
            <text:p>16751</text:p>
          </table:table-cell>
          <table:table-cell office:value-type="float" office:value="2023" calcext:value-type="float">
            <text:p>2023</text:p>
          </table:table-cell>
          <table:table-cell office:value-type="float" office:value="1891" calcext:value-type="float">
            <text:p>1891</text:p>
          </table:table-cell>
          <table:table-cell office:value-type="float" office:value="3131" calcext:value-type="float">
            <text:p>3131</text:p>
          </table:table-cell>
          <table:table-cell/>
          <table:table-cell table:formula="of:=[.B338]/[.$A338]" office:value-type="float" office:value="0.120768909318847" calcext:value-type="float">
            <text:p>0.120768909318847</text:p>
          </table:table-cell>
          <table:table-cell table:formula="of:=[.C338]/[.$A338]" office:value-type="float" office:value="0.112888782759238" calcext:value-type="float">
            <text:p>0.112888782759238</text:p>
          </table:table-cell>
          <table:table-cell table:formula="of:=[.D338]/[.$A338]" office:value-type="float" office:value="0.186914214076772" calcext:value-type="float">
            <text:p>0.186914214076772</text:p>
          </table:table-cell>
          <table:table-cell table:number-columns-repeated="9"/>
        </table:table-row>
        <table:table-row table:style-name="ro1">
          <table:table-cell office:value-type="float" office:value="16801" calcext:value-type="float">
            <text:p>16801</text:p>
          </table:table-cell>
          <table:table-cell office:value-type="float" office:value="2024" calcext:value-type="float">
            <text:p>2024</text:p>
          </table:table-cell>
          <table:table-cell office:value-type="float" office:value="1895" calcext:value-type="float">
            <text:p>1895</text:p>
          </table:table-cell>
          <table:table-cell office:value-type="float" office:value="3133" calcext:value-type="float">
            <text:p>3133</text:p>
          </table:table-cell>
          <table:table-cell/>
          <table:table-cell table:formula="of:=[.B339]/[.$A339]" office:value-type="float" office:value="0.120469019701208" calcext:value-type="float">
            <text:p>0.120469019701208</text:p>
          </table:table-cell>
          <table:table-cell table:formula="of:=[.C339]/[.$A339]" office:value-type="float" office:value="0.112790905303256" calcext:value-type="float">
            <text:p>0.112790905303256</text:p>
          </table:table-cell>
          <table:table-cell table:formula="of:=[.D339]/[.$A339]" office:value-type="float" office:value="0.186476995416939" calcext:value-type="float">
            <text:p>0.186476995416939</text:p>
          </table:table-cell>
          <table:table-cell table:number-columns-repeated="9"/>
        </table:table-row>
        <table:table-row table:style-name="ro1">
          <table:table-cell office:value-type="float" office:value="16851" calcext:value-type="float">
            <text:p>16851</text:p>
          </table:table-cell>
          <table:table-cell office:value-type="float" office:value="2028" calcext:value-type="float">
            <text:p>2028</text:p>
          </table:table-cell>
          <table:table-cell office:value-type="float" office:value="1898" calcext:value-type="float">
            <text:p>1898</text:p>
          </table:table-cell>
          <table:table-cell office:value-type="float" office:value="3135" calcext:value-type="float">
            <text:p>3135</text:p>
          </table:table-cell>
          <table:table-cell/>
          <table:table-cell table:formula="of:=[.B340]/[.$A340]" office:value-type="float" office:value="0.120348940715685" calcext:value-type="float">
            <text:p>0.120348940715685</text:p>
          </table:table-cell>
          <table:table-cell table:formula="of:=[.C340]/[.$A340]" office:value-type="float" office:value="0.112634265028782" calcext:value-type="float">
            <text:p>0.112634265028782</text:p>
          </table:table-cell>
          <table:table-cell table:formula="of:=[.D340]/[.$A340]" office:value-type="float" office:value="0.186042371372619" calcext:value-type="float">
            <text:p>0.186042371372619</text:p>
          </table:table-cell>
          <table:table-cell table:number-columns-repeated="9"/>
        </table:table-row>
        <table:table-row table:style-name="ro1">
          <table:table-cell office:value-type="float" office:value="16901" calcext:value-type="float">
            <text:p>16901</text:p>
          </table:table-cell>
          <table:table-cell office:value-type="float" office:value="2030" calcext:value-type="float">
            <text:p>2030</text:p>
          </table:table-cell>
          <table:table-cell office:value-type="float" office:value="1905" calcext:value-type="float">
            <text:p>1905</text:p>
          </table:table-cell>
          <table:table-cell office:value-type="float" office:value="3137" calcext:value-type="float">
            <text:p>3137</text:p>
          </table:table-cell>
          <table:table-cell/>
          <table:table-cell table:formula="of:=[.B341]/[.$A341]" office:value-type="float" office:value="0.120111236021537" calcext:value-type="float">
            <text:p>0.120111236021537</text:p>
          </table:table-cell>
          <table:table-cell table:formula="of:=[.C341]/[.$A341]" office:value-type="float" office:value="0.112715223951246" calcext:value-type="float">
            <text:p>0.112715223951246</text:p>
          </table:table-cell>
          <table:table-cell table:formula="of:=[.D341]/[.$A341]" office:value-type="float" office:value="0.18561031891604" calcext:value-type="float">
            <text:p>0.18561031891604</text:p>
          </table:table-cell>
          <table:table-cell table:number-columns-repeated="9"/>
        </table:table-row>
        <table:table-row table:style-name="ro1">
          <table:table-cell office:value-type="float" office:value="16951" calcext:value-type="float">
            <text:p>16951</text:p>
          </table:table-cell>
          <table:table-cell office:value-type="float" office:value="2031" calcext:value-type="float">
            <text:p>2031</text:p>
          </table:table-cell>
          <table:table-cell office:value-type="float" office:value="1908" calcext:value-type="float">
            <text:p>1908</text:p>
          </table:table-cell>
          <table:table-cell office:value-type="float" office:value="3139" calcext:value-type="float">
            <text:p>3139</text:p>
          </table:table-cell>
          <table:table-cell/>
          <table:table-cell table:formula="of:=[.B342]/[.$A342]" office:value-type="float" office:value="0.119815940062533" calcext:value-type="float">
            <text:p>0.119815940062533</text:p>
          </table:table-cell>
          <table:table-cell table:formula="of:=[.C342]/[.$A342]" office:value-type="float" office:value="0.112559730989322" calcext:value-type="float">
            <text:p>0.112559730989322</text:p>
          </table:table-cell>
          <table:table-cell table:formula="of:=[.D342]/[.$A342]" office:value-type="float" office:value="0.185180815291133" calcext:value-type="float">
            <text:p>0.185180815291133</text:p>
          </table:table-cell>
          <table:table-cell table:number-columns-repeated="9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034" calcext:value-type="float">
            <text:p>2034</text:p>
          </table:table-cell>
          <table:table-cell office:value-type="float" office:value="1912" calcext:value-type="float">
            <text:p>1912</text:p>
          </table:table-cell>
          <table:table-cell office:value-type="float" office:value="3140" calcext:value-type="float">
            <text:p>3140</text:p>
          </table:table-cell>
          <table:table-cell/>
          <table:table-cell table:formula="of:=[.B343]/[.$A343]" office:value-type="float" office:value="0.119640021175225" calcext:value-type="float">
            <text:p>0.119640021175225</text:p>
          </table:table-cell>
          <table:table-cell table:formula="of:=[.C343]/[.$A343]" office:value-type="float" office:value="0.112463972707488" calcext:value-type="float">
            <text:p>0.112463972707488</text:p>
          </table:table-cell>
          <table:table-cell table:formula="of:=[.D343]/[.$A343]" office:value-type="float" office:value="0.184695017940121" calcext:value-type="float">
            <text:p>0.184695017940121</text:p>
          </table:table-cell>
          <table:table-cell table:number-columns-repeated="9"/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float" office:value="2036" calcext:value-type="float">
            <text:p>2036</text:p>
          </table:table-cell>
          <table:table-cell office:value-type="float" office:value="1915" calcext:value-type="float">
            <text:p>1915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B344]/[.$A344]" office:value-type="float" office:value="0.119406486423084" calcext:value-type="float">
            <text:p>0.119406486423084</text:p>
          </table:table-cell>
          <table:table-cell table:formula="of:=[.C344]/[.$A344]" office:value-type="float" office:value="0.112310128438215" calcext:value-type="float">
            <text:p>0.112310128438215</text:p>
          </table:table-cell>
          <table:table-cell table:formula="of:=[.D344]/[.$A344]" office:value-type="float" office:value="0.184329364846637" calcext:value-type="float">
            <text:p>0.184329364846637</text:p>
          </table:table-cell>
          <table:table-cell table:number-columns-repeated="9"/>
        </table:table-row>
        <table:table-row table:style-name="ro1">
          <table:table-cell office:value-type="float" office:value="17101" calcext:value-type="float">
            <text:p>17101</text:p>
          </table:table-cell>
          <table:table-cell office:value-type="float" office:value="2038" calcext:value-type="float">
            <text:p>2038</text:p>
          </table:table-cell>
          <table:table-cell office:value-type="float" office:value="1917" calcext:value-type="float">
            <text:p>1917</text:p>
          </table:table-cell>
          <table:table-cell office:value-type="float" office:value="3146" calcext:value-type="float">
            <text:p>3146</text:p>
          </table:table-cell>
          <table:table-cell/>
          <table:table-cell table:formula="of:=[.B345]/[.$A345]" office:value-type="float" office:value="0.119174317291386" calcext:value-type="float">
            <text:p>0.119174317291386</text:p>
          </table:table-cell>
          <table:table-cell table:formula="of:=[.C345]/[.$A345]" office:value-type="float" office:value="0.112098707677914" calcext:value-type="float">
            <text:p>0.112098707677914</text:p>
          </table:table-cell>
          <table:table-cell table:formula="of:=[.D345]/[.$A345]" office:value-type="float" office:value="0.183965849950295" calcext:value-type="float">
            <text:p>0.183965849950295</text:p>
          </table:table-cell>
          <table:table-cell table:number-columns-repeated="9"/>
        </table:table-row>
        <table:table-row table:style-name="ro1">
          <table:table-cell office:value-type="float" office:value="17151" calcext:value-type="float">
            <text:p>17151</text:p>
          </table:table-cell>
          <table:table-cell office:value-type="float" office:value="2041" calcext:value-type="float">
            <text:p>2041</text:p>
          </table:table-cell>
          <table:table-cell office:value-type="float" office:value="1920" calcext:value-type="float">
            <text:p>1920</text:p>
          </table:table-cell>
          <table:table-cell office:value-type="float" office:value="3148" calcext:value-type="float">
            <text:p>3148</text:p>
          </table:table-cell>
          <table:table-cell/>
          <table:table-cell table:formula="of:=[.B346]/[.$A346]" office:value-type="float" office:value="0.119001807474783" calcext:value-type="float">
            <text:p>0.119001807474783</text:p>
          </table:table-cell>
          <table:table-cell table:formula="of:=[.C346]/[.$A346]" office:value-type="float" office:value="0.111946825258002" calcext:value-type="float">
            <text:p>0.111946825258002</text:p>
          </table:table-cell>
          <table:table-cell table:formula="of:=[.D346]/[.$A346]" office:value-type="float" office:value="0.1835461489126" calcext:value-type="float">
            <text:p>0.1835461489126</text:p>
          </table:table-cell>
          <table:table-cell table:number-columns-repeated="9"/>
        </table:table-row>
        <table:table-row table:style-name="ro1">
          <table:table-cell office:value-type="float" office:value="17201" calcext:value-type="float">
            <text:p>17201</text:p>
          </table:table-cell>
          <table:table-cell office:value-type="float" office:value="2043" calcext:value-type="float">
            <text:p>2043</text:p>
          </table:table-cell>
          <table:table-cell office:value-type="float" office:value="1923" calcext:value-type="float">
            <text:p>1923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B347]/[.$A347]" office:value-type="float" office:value="0.118772164409046" calcext:value-type="float">
            <text:p>0.118772164409046</text:p>
          </table:table-cell>
          <table:table-cell table:formula="of:=[.C347]/[.$A347]" office:value-type="float" office:value="0.11179582582408" calcext:value-type="float">
            <text:p>0.11179582582408</text:p>
          </table:table-cell>
          <table:table-cell table:formula="of:=[.D347]/[.$A347]" office:value-type="float" office:value="0.183187024010232" calcext:value-type="float">
            <text:p>0.183187024010232</text:p>
          </table:table-cell>
          <table:table-cell table:number-columns-repeated="9"/>
        </table:table-row>
        <table:table-row table:style-name="ro1">
          <table:table-cell office:value-type="float" office:value="17251" calcext:value-type="float">
            <text:p>17251</text:p>
          </table:table-cell>
          <table:table-cell office:value-type="float" office:value="2047" calcext:value-type="float">
            <text:p>2047</text:p>
          </table:table-cell>
          <table:table-cell office:value-type="float" office:value="1927" calcext:value-type="float">
            <text:p>1927</text:p>
          </table:table-cell>
          <table:table-cell office:value-type="float" office:value="3154" calcext:value-type="float">
            <text:p>3154</text:p>
          </table:table-cell>
          <table:table-cell/>
          <table:table-cell table:formula="of:=[.B348]/[.$A348]" office:value-type="float" office:value="0.118659787838386" calcext:value-type="float">
            <text:p>0.118659787838386</text:p>
          </table:table-cell>
          <table:table-cell table:formula="of:=[.C348]/[.$A348]" office:value-type="float" office:value="0.111703669352501" calcext:value-type="float">
            <text:p>0.111703669352501</text:p>
          </table:table-cell>
          <table:table-cell table:formula="of:=[.D348]/[.$A348]" office:value-type="float" office:value="0.182829980870674" calcext:value-type="float">
            <text:p>0.182829980870674</text:p>
          </table:table-cell>
          <table:table-cell table:number-columns-repeated="9"/>
        </table:table-row>
        <table:table-row table:style-name="ro1">
          <table:table-cell office:value-type="float" office:value="17301" calcext:value-type="float">
            <text:p>17301</text:p>
          </table:table-cell>
          <table:table-cell office:value-type="float" office:value="2048" calcext:value-type="float">
            <text:p>2048</text:p>
          </table:table-cell>
          <table:table-cell office:value-type="float" office:value="1930" calcext:value-type="float">
            <text:p>1930</text:p>
          </table:table-cell>
          <table:table-cell office:value-type="float" office:value="3157" calcext:value-type="float">
            <text:p>3157</text:p>
          </table:table-cell>
          <table:table-cell/>
          <table:table-cell table:formula="of:=[.B349]/[.$A349]" office:value-type="float" office:value="0.118374660424253" calcext:value-type="float">
            <text:p>0.118374660424253</text:p>
          </table:table-cell>
          <table:table-cell table:formula="of:=[.C349]/[.$A349]" office:value-type="float" office:value="0.11155424541934" calcext:value-type="float">
            <text:p>0.11155424541934</text:p>
          </table:table-cell>
          <table:table-cell table:formula="of:=[.D349]/[.$A349]" office:value-type="float" office:value="0.182475001445003" calcext:value-type="float">
            <text:p>0.182475001445003</text:p>
          </table:table-cell>
          <table:table-cell table:number-columns-repeated="9"/>
        </table:table-row>
        <table:table-row table:style-name="ro1">
          <table:table-cell office:value-type="float" office:value="17351" calcext:value-type="float">
            <text:p>17351</text:p>
          </table:table-cell>
          <table:table-cell office:value-type="float" office:value="2051" calcext:value-type="float">
            <text:p>2051</text:p>
          </table:table-cell>
          <table:table-cell office:value-type="float" office:value="1934" calcext:value-type="float">
            <text:p>1934</text:p>
          </table:table-cell>
          <table:table-cell office:value-type="float" office:value="3159" calcext:value-type="float">
            <text:p>3159</text:p>
          </table:table-cell>
          <table:table-cell/>
          <table:table-cell table:formula="of:=[.B350]/[.$A350]" office:value-type="float" office:value="0.118206443432655" calcext:value-type="float">
            <text:p>0.118206443432655</text:p>
          </table:table-cell>
          <table:table-cell table:formula="of:=[.C350]/[.$A350]" office:value-type="float" office:value="0.111463316235375" calcext:value-type="float">
            <text:p>0.111463316235375</text:p>
          </table:table-cell>
          <table:table-cell table:formula="of:=[.D350]/[.$A350]" office:value-type="float" office:value="0.182064434326552" calcext:value-type="float">
            <text:p>0.182064434326552</text:p>
          </table:table-cell>
          <table:table-cell table:number-columns-repeated="9"/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2054" calcext:value-type="float">
            <text:p>2054</text:p>
          </table:table-cell>
          <table:table-cell office:value-type="float" office:value="1939" calcext:value-type="float">
            <text:p>1939</text:p>
          </table:table-cell>
          <table:table-cell office:value-type="float" office:value="3161" calcext:value-type="float">
            <text:p>3161</text:p>
          </table:table-cell>
          <table:table-cell/>
          <table:table-cell table:formula="of:=[.B351]/[.$A351]" office:value-type="float" office:value="0.118039193149819" calcext:value-type="float">
            <text:p>0.118039193149819</text:p>
          </table:table-cell>
          <table:table-cell table:formula="of:=[.C351]/[.$A351]" office:value-type="float" office:value="0.111430377564508" calcext:value-type="float">
            <text:p>0.111430377564508</text:p>
          </table:table-cell>
          <table:table-cell table:formula="of:=[.D351]/[.$A351]" office:value-type="float" office:value="0.181656226653641" calcext:value-type="float">
            <text:p>0.181656226653641</text:p>
          </table:table-cell>
          <table:table-cell table:number-columns-repeated="9"/>
        </table:table-row>
        <table:table-row table:style-name="ro1">
          <table:table-cell office:value-type="float" office:value="17451" calcext:value-type="float">
            <text:p>17451</text:p>
          </table:table-cell>
          <table:table-cell office:value-type="float" office:value="2057" calcext:value-type="float">
            <text:p>2057</text:p>
          </table:table-cell>
          <table:table-cell office:value-type="float" office:value="1942" calcext:value-type="float">
            <text:p>1942</text:p>
          </table:table-cell>
          <table:table-cell office:value-type="float" office:value="3163" calcext:value-type="float">
            <text:p>3163</text:p>
          </table:table-cell>
          <table:table-cell/>
          <table:table-cell table:formula="of:=[.B352]/[.$A352]" office:value-type="float" office:value="0.117872901266403" calcext:value-type="float">
            <text:p>0.117872901266403</text:p>
          </table:table-cell>
          <table:table-cell table:formula="of:=[.C352]/[.$A352]" office:value-type="float" office:value="0.111283021030313" calcext:value-type="float">
            <text:p>0.111283021030313</text:p>
          </table:table-cell>
          <table:table-cell table:formula="of:=[.D352]/[.$A352]" office:value-type="float" office:value="0.181250358145665" calcext:value-type="float">
            <text:p>0.181250358145665</text:p>
          </table:table-cell>
          <table:table-cell table:number-columns-repeated="9"/>
        </table:table-row>
        <table:table-row table:style-name="ro1">
          <table:table-cell office:value-type="float" office:value="17501" calcext:value-type="float">
            <text:p>17501</text:p>
          </table:table-cell>
          <table:table-cell office:value-type="float" office:value="2059" calcext:value-type="float">
            <text:p>2059</text:p>
          </table:table-cell>
          <table:table-cell office:value-type="float" office:value="1945" calcext:value-type="float">
            <text:p>1945</text:p>
          </table:table-cell>
          <table:table-cell office:value-type="float" office:value="3165" calcext:value-type="float">
            <text:p>3165</text:p>
          </table:table-cell>
          <table:table-cell/>
          <table:table-cell table:formula="of:=[.B353]/[.$A353]" office:value-type="float" office:value="0.117650419976001" calcext:value-type="float">
            <text:p>0.117650419976001</text:p>
          </table:table-cell>
          <table:table-cell table:formula="of:=[.C353]/[.$A353]" office:value-type="float" office:value="0.111136506485344" calcext:value-type="float">
            <text:p>0.111136506485344</text:p>
          </table:table-cell>
          <table:table-cell table:formula="of:=[.D353]/[.$A353]" office:value-type="float" office:value="0.180846808753786" calcext:value-type="float">
            <text:p>0.180846808753786</text:p>
          </table:table-cell>
          <table:table-cell table:number-columns-repeated="9"/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2062" calcext:value-type="float">
            <text:p>2062</text:p>
          </table:table-cell>
          <table:table-cell office:value-type="float" office:value="1950" calcext:value-type="float">
            <text:p>1950</text:p>
          </table:table-cell>
          <table:table-cell office:value-type="float" office:value="3167" calcext:value-type="float">
            <text:p>3167</text:p>
          </table:table-cell>
          <table:table-cell/>
          <table:table-cell table:formula="of:=[.B354]/[.$A354]" office:value-type="float" office:value="0.117486183123469" calcext:value-type="float">
            <text:p>0.117486183123469</text:p>
          </table:table-cell>
          <table:table-cell table:formula="of:=[.C354]/[.$A354]" office:value-type="float" office:value="0.111104780354396" calcext:value-type="float">
            <text:p>0.111104780354396</text:p>
          </table:table-cell>
          <table:table-cell table:formula="of:=[.D354]/[.$A354]" office:value-type="float" office:value="0.180445558657626" calcext:value-type="float">
            <text:p>0.180445558657626</text:p>
          </table:table-cell>
          <table:table-cell table:number-columns-repeated="9"/>
        </table:table-row>
        <table:table-row table:style-name="ro1">
          <table:table-cell office:value-type="float" office:value="17601" calcext:value-type="float">
            <text:p>17601</text:p>
          </table:table-cell>
          <table:table-cell office:value-type="float" office:value="2067" calcext:value-type="float">
            <text:p>2067</text:p>
          </table:table-cell>
          <table:table-cell office:value-type="float" office:value="1953" calcext:value-type="float">
            <text:p>1953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[.B355]/[.$A355]" office:value-type="float" office:value="0.117436509289245" calcext:value-type="float">
            <text:p>0.117436509289245</text:p>
          </table:table-cell>
          <table:table-cell table:formula="of:=[.C355]/[.$A355]" office:value-type="float" office:value="0.110959604567922" calcext:value-type="float">
            <text:p>0.110959604567922</text:p>
          </table:table-cell>
          <table:table-cell table:formula="of:=[.D355]/[.$A355]" office:value-type="float" office:value="0.180103403215726" calcext:value-type="float">
            <text:p>0.180103403215726</text:p>
          </table:table-cell>
          <table:table-cell table:number-columns-repeated="9"/>
        </table:table-row>
        <table:table-row table:style-name="ro1">
          <table:table-cell office:value-type="float" office:value="17651" calcext:value-type="float">
            <text:p>17651</text:p>
          </table:table-cell>
          <table:table-cell office:value-type="float" office:value="2071" calcext:value-type="float">
            <text:p>2071</text:p>
          </table:table-cell>
          <table:table-cell office:value-type="float" office:value="1957" calcext:value-type="float">
            <text:p>1957</text:p>
          </table:table-cell>
          <table:table-cell office:value-type="float" office:value="3173" calcext:value-type="float">
            <text:p>3173</text:p>
          </table:table-cell>
          <table:table-cell/>
          <table:table-cell table:formula="of:=[.B356]/[.$A356]" office:value-type="float" office:value="0.117330462863294" calcext:value-type="float">
            <text:p>0.117330462863294</text:p>
          </table:table-cell>
          <table:table-cell table:formula="of:=[.C356]/[.$A356]" office:value-type="float" office:value="0.110871905274489" calcext:value-type="float">
            <text:p>0.110871905274489</text:p>
          </table:table-cell>
          <table:table-cell table:formula="of:=[.D356]/[.$A356]" office:value-type="float" office:value="0.179763186221744" calcext:value-type="float">
            <text:p>0.179763186221744</text:p>
          </table:table-cell>
          <table:table-cell table:number-columns-repeated="9"/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2073" calcext:value-type="float">
            <text:p>2073</text:p>
          </table:table-cell>
          <table:table-cell office:value-type="float" office:value="1961" calcext:value-type="float">
            <text:p>1961</text:p>
          </table:table-cell>
          <table:table-cell office:value-type="float" office:value="3176" calcext:value-type="float">
            <text:p>3176</text:p>
          </table:table-cell>
          <table:table-cell/>
          <table:table-cell table:formula="of:=[.B357]/[.$A357]" office:value-type="float" office:value="0.117112027569064" calcext:value-type="float">
            <text:p>0.117112027569064</text:p>
          </table:table-cell>
          <table:table-cell table:formula="of:=[.C357]/[.$A357]" office:value-type="float" office:value="0.110784701429298" calcext:value-type="float">
            <text:p>0.110784701429298</text:p>
          </table:table-cell>
          <table:table-cell table:formula="of:=[.D357]/[.$A357]" office:value-type="float" office:value="0.179424891249082" calcext:value-type="float">
            <text:p>0.179424891249082</text:p>
          </table:table-cell>
          <table:table-cell table:number-columns-repeated="9"/>
        </table:table-row>
        <table:table-row table:style-name="ro1">
          <table:table-cell office:value-type="float" office:value="17751" calcext:value-type="float">
            <text:p>17751</text:p>
          </table:table-cell>
          <table:table-cell office:value-type="float" office:value="2076" calcext:value-type="float">
            <text:p>2076</text:p>
          </table:table-cell>
          <table:table-cell office:value-type="float" office:value="1964" calcext:value-type="float">
            <text:p>1964</text:p>
          </table:table-cell>
          <table:table-cell office:value-type="float" office:value="3180" calcext:value-type="float">
            <text:p>3180</text:p>
          </table:table-cell>
          <table:table-cell/>
          <table:table-cell table:formula="of:=[.B358]/[.$A358]" office:value-type="float" office:value="0.116951157681257" calcext:value-type="float">
            <text:p>0.116951157681257</text:p>
          </table:table-cell>
          <table:table-cell table:formula="of:=[.C358]/[.$A358]" office:value-type="float" office:value="0.110641653991324" calcext:value-type="float">
            <text:p>0.110641653991324</text:p>
          </table:table-cell>
          <table:table-cell table:formula="of:=[.D358]/[.$A358]" office:value-type="float" office:value="0.179144836910597" calcext:value-type="float">
            <text:p>0.179144836910597</text:p>
          </table:table-cell>
          <table:table-cell table:number-columns-repeated="9"/>
        </table:table-row>
        <table:table-row table:style-name="ro1">
          <table:table-cell office:value-type="float" office:value="17801" calcext:value-type="float">
            <text:p>17801</text:p>
          </table:table-cell>
          <table:table-cell office:value-type="float" office:value="2079" calcext:value-type="float">
            <text:p>2079</text:p>
          </table:table-cell>
          <table:table-cell office:value-type="float" office:value="1968" calcext:value-type="float">
            <text:p>1968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359]/[.$A359]" office:value-type="float" office:value="0.116791191506095" calcext:value-type="float">
            <text:p>0.116791191506095</text:p>
          </table:table-cell>
          <table:table-cell table:formula="of:=[.C359]/[.$A359]" office:value-type="float" office:value="0.110555586764789" calcext:value-type="float">
            <text:p>0.110555586764789</text:p>
          </table:table-cell>
          <table:table-cell table:formula="of:=[.D359]/[.$A359]" office:value-type="float" office:value="0.178810179203416" calcext:value-type="float">
            <text:p>0.178810179203416</text:p>
          </table:table-cell>
          <table:table-cell table:number-columns-repeated="9"/>
        </table:table-row>
        <table:table-row table:style-name="ro1">
          <table:table-cell office:value-type="float" office:value="17851" calcext:value-type="float">
            <text:p>17851</text:p>
          </table:table-cell>
          <table:table-cell office:value-type="float" office:value="2083" calcext:value-type="float">
            <text:p>2083</text:p>
          </table:table-cell>
          <table:table-cell office:value-type="float" office:value="1972" calcext:value-type="float">
            <text:p>1972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B360]/[.$A360]" office:value-type="float" office:value="0.116688140720408" calcext:value-type="float">
            <text:p>0.116688140720408</text:p>
          </table:table-cell>
          <table:table-cell table:formula="of:=[.C360]/[.$A360]" office:value-type="float" office:value="0.110470001680578" calcext:value-type="float">
            <text:p>0.110470001680578</text:p>
          </table:table-cell>
          <table:table-cell table:formula="of:=[.D360]/[.$A360]" office:value-type="float" office:value="0.178477396224301" calcext:value-type="float">
            <text:p>0.178477396224301</text:p>
          </table:table-cell>
          <table:table-cell table:number-columns-repeated="9"/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float" office:value="2086" calcext:value-type="float">
            <text:p>2086</text:p>
          </table:table-cell>
          <table:table-cell office:value-type="float" office:value="1978" calcext:value-type="float">
            <text:p>1978</text:p>
          </table:table-cell>
          <table:table-cell office:value-type="float" office:value="3189" calcext:value-type="float">
            <text:p>3189</text:p>
          </table:table-cell>
          <table:table-cell/>
          <table:table-cell table:formula="of:=[.B361]/[.$A361]" office:value-type="float" office:value="0.116529802804313" calcext:value-type="float">
            <text:p>0.116529802804313</text:p>
          </table:table-cell>
          <table:table-cell table:formula="of:=[.C361]/[.$A361]" office:value-type="float" office:value="0.110496620300542" calcext:value-type="float">
            <text:p>0.110496620300542</text:p>
          </table:table-cell>
          <table:table-cell table:formula="of:=[.D361]/[.$A361]" office:value-type="float" office:value="0.178146472264119" calcext:value-type="float">
            <text:p>0.178146472264119</text:p>
          </table:table-cell>
          <table:table-cell table:number-columns-repeated="9"/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float" office:value="2089" calcext:value-type="float">
            <text:p>2089</text:p>
          </table:table-cell>
          <table:table-cell office:value-type="float" office:value="1985" calcext:value-type="float">
            <text:p>1985</text:p>
          </table:table-cell>
          <table:table-cell office:value-type="float" office:value="3191" calcext:value-type="float">
            <text:p>3191</text:p>
          </table:table-cell>
          <table:table-cell/>
          <table:table-cell table:formula="of:=[.B362]/[.$A362]" office:value-type="float" office:value="0.11637234694446" calcext:value-type="float">
            <text:p>0.11637234694446</text:p>
          </table:table-cell>
          <table:table-cell table:formula="of:=[.C362]/[.$A362]" office:value-type="float" office:value="0.110578797838561" calcext:value-type="float">
            <text:p>0.110578797838561</text:p>
          </table:table-cell>
          <table:table-cell table:formula="of:=[.D362]/[.$A362]" office:value-type="float" office:value="0.177761684585817" calcext:value-type="float">
            <text:p>0.177761684585817</text:p>
          </table:table-cell>
          <table:table-cell table:number-columns-repeated="9"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float" office:value="2092" calcext:value-type="float">
            <text:p>2092</text:p>
          </table:table-cell>
          <table:table-cell office:value-type="float" office:value="1989" calcext:value-type="float">
            <text:p>1989</text:p>
          </table:table-cell>
          <table:table-cell office:value-type="float" office:value="3193" calcext:value-type="float">
            <text:p>3193</text:p>
          </table:table-cell>
          <table:table-cell/>
          <table:table-cell table:formula="of:=[.B363]/[.$A363]" office:value-type="float" office:value="0.116215765790789" calcext:value-type="float">
            <text:p>0.116215765790789</text:p>
          </table:table-cell>
          <table:table-cell table:formula="of:=[.C363]/[.$A363]" office:value-type="float" office:value="0.110493861452142" calcext:value-type="float">
            <text:p>0.110493861452142</text:p>
          </table:table-cell>
          <table:table-cell table:formula="of:=[.D363]/[.$A363]" office:value-type="float" office:value="0.177379034498083" calcext:value-type="float">
            <text:p>0.177379034498083</text:p>
          </table:table-cell>
          <table:table-cell table:number-columns-repeated="9"/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float" office:value="2094" calcext:value-type="float">
            <text:p>2094</text:p>
          </table:table-cell>
          <table:table-cell office:value-type="float" office:value="1991" calcext:value-type="float">
            <text:p>1991</text:p>
          </table:table-cell>
          <table:table-cell office:value-type="float" office:value="3196" calcext:value-type="float">
            <text:p>3196</text:p>
          </table:table-cell>
          <table:table-cell/>
          <table:table-cell table:formula="of:=[.B364]/[.$A364]" office:value-type="float" office:value="0.116004653481802" calcext:value-type="float">
            <text:p>0.116004653481802</text:p>
          </table:table-cell>
          <table:table-cell table:formula="of:=[.C364]/[.$A364]" office:value-type="float" office:value="0.1102985984156" calcext:value-type="float">
            <text:p>0.1102985984156</text:p>
          </table:table-cell>
          <table:table-cell table:formula="of:=[.D364]/[.$A364]" office:value-type="float" office:value="0.177053902830868" calcext:value-type="float">
            <text:p>0.177053902830868</text:p>
          </table:table-cell>
          <table:table-cell table:number-columns-repeated="9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float" office:value="2096" calcext:value-type="float">
            <text:p>2096</text:p>
          </table:table-cell>
          <table:table-cell office:value-type="float" office:value="1993" calcext:value-type="float">
            <text:p>1993</text:p>
          </table:table-cell>
          <table:table-cell office:value-type="float" office:value="3200" calcext:value-type="float">
            <text:p>3200</text:p>
          </table:table-cell>
          <table:table-cell/>
          <table:table-cell table:formula="of:=[.B365]/[.$A365]" office:value-type="float" office:value="0.115794707474725" calcext:value-type="float">
            <text:p>0.115794707474725</text:p>
          </table:table-cell>
          <table:table-cell table:formula="of:=[.C365]/[.$A365]" office:value-type="float" office:value="0.110104414120767" calcext:value-type="float">
            <text:p>0.110104414120767</text:p>
          </table:table-cell>
          <table:table-cell table:formula="of:=[.D365]/[.$A365]" office:value-type="float" office:value="0.176785812938512" calcext:value-type="float">
            <text:p>0.176785812938512</text:p>
          </table:table-cell>
          <table:table-cell table:number-columns-repeated="9"/>
        </table:table-row>
        <table:table-row table:style-name="ro1">
          <table:table-cell office:value-type="float" office:value="18151" calcext:value-type="float">
            <text:p>18151</text:p>
          </table:table-cell>
          <table:table-cell office:value-type="float" office:value="2099" calcext:value-type="float">
            <text:p>2099</text:p>
          </table:table-cell>
          <table:table-cell office:value-type="float" office:value="1998" calcext:value-type="float">
            <text:p>1998</text:p>
          </table:table-cell>
          <table:table-cell office:value-type="float" office:value="3201" calcext:value-type="float">
            <text:p>3201</text:p>
          </table:table-cell>
          <table:table-cell/>
          <table:table-cell table:formula="of:=[.B366]/[.$A366]" office:value-type="float" office:value="0.115641011514517" calcext:value-type="float">
            <text:p>0.115641011514517</text:p>
          </table:table-cell>
          <table:table-cell table:formula="of:=[.C366]/[.$A366]" office:value-type="float" office:value="0.110076579802766" calcext:value-type="float">
            <text:p>0.110076579802766</text:p>
          </table:table-cell>
          <table:table-cell table:formula="of:=[.D366]/[.$A366]" office:value-type="float" office:value="0.176353919894221" calcext:value-type="float">
            <text:p>0.176353919894221</text:p>
          </table:table-cell>
          <table:table-cell table:number-columns-repeated="9"/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float" office:value="2101" calcext:value-type="float">
            <text:p>2101</text:p>
          </table:table-cell>
          <table:table-cell office:value-type="float" office:value="2001" calcext:value-type="float">
            <text:p>2001</text:p>
          </table:table-cell>
          <table:table-cell office:value-type="float" office:value="3204" calcext:value-type="float">
            <text:p>3204</text:p>
          </table:table-cell>
          <table:table-cell/>
          <table:table-cell table:formula="of:=[.B367]/[.$A367]" office:value-type="float" office:value="0.115433217955057" calcext:value-type="float">
            <text:p>0.115433217955057</text:p>
          </table:table-cell>
          <table:table-cell table:formula="of:=[.C367]/[.$A367]" office:value-type="float" office:value="0.109939014339871" calcext:value-type="float">
            <text:p>0.109939014339871</text:p>
          </table:table-cell>
          <table:table-cell table:formula="of:=[.D367]/[.$A367]" office:value-type="float" office:value="0.176034283830559" calcext:value-type="float">
            <text:p>0.176034283830559</text:p>
          </table:table-cell>
          <table:table-cell table:number-columns-repeated="9"/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float" office:value="2104" calcext:value-type="float">
            <text:p>2104</text:p>
          </table:table-cell>
          <table:table-cell office:value-type="float" office:value="2004" calcext:value-type="float">
            <text:p>2004</text:p>
          </table:table-cell>
          <table:table-cell office:value-type="float" office:value="3207" calcext:value-type="float">
            <text:p>3207</text:p>
          </table:table-cell>
          <table:table-cell/>
          <table:table-cell table:formula="of:=[.B368]/[.$A368]" office:value-type="float" office:value="0.115281354446332" calcext:value-type="float">
            <text:p>0.115281354446332</text:p>
          </table:table-cell>
          <table:table-cell table:formula="of:=[.C368]/[.$A368]" office:value-type="float" office:value="0.109802202619035" calcext:value-type="float">
            <text:p>0.109802202619035</text:p>
          </table:table-cell>
          <table:table-cell table:formula="of:=[.D368]/[.$A368]" office:value-type="float" office:value="0.175716399101419" calcext:value-type="float">
            <text:p>0.175716399101419</text:p>
          </table:table-cell>
          <table:table-cell table:number-columns-repeated="9"/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float" office:value="2106" calcext:value-type="float">
            <text:p>2106</text:p>
          </table:table-cell>
          <table:table-cell office:value-type="float" office:value="2008" calcext:value-type="float">
            <text:p>2008</text:p>
          </table:table-cell>
          <table:table-cell office:value-type="float" office:value="3211" calcext:value-type="float">
            <text:p>3211</text:p>
          </table:table-cell>
          <table:table-cell/>
          <table:table-cell table:formula="of:=[.B369]/[.$A369]" office:value-type="float" office:value="0.115075678924649" calcext:value-type="float">
            <text:p>0.115075678924649</text:p>
          </table:table-cell>
          <table:table-cell table:formula="of:=[.C369]/[.$A369]" office:value-type="float" office:value="0.10972078028523" calcext:value-type="float">
            <text:p>0.10972078028523</text:p>
          </table:table-cell>
          <table:table-cell table:formula="of:=[.D369]/[.$A369]" office:value-type="float" office:value="0.175454893175236" calcext:value-type="float">
            <text:p>0.175454893175236</text:p>
          </table:table-cell>
          <table:table-cell table:number-columns-repeated="9"/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float" office:value="2108" calcext:value-type="float">
            <text:p>2108</text:p>
          </table:table-cell>
          <table:table-cell office:value-type="float" office:value="2012" calcext:value-type="float">
            <text:p>2012</text:p>
          </table:table-cell>
          <table:table-cell office:value-type="float" office:value="3213" calcext:value-type="float">
            <text:p>3213</text:p>
          </table:table-cell>
          <table:table-cell/>
          <table:table-cell table:formula="of:=[.B370]/[.$A370]" office:value-type="float" office:value="0.114871124189417" calcext:value-type="float">
            <text:p>0.114871124189417</text:p>
          </table:table-cell>
          <table:table-cell table:formula="of:=[.C370]/[.$A370]" office:value-type="float" office:value="0.109639801645687" calcext:value-type="float">
            <text:p>0.109639801645687</text:p>
          </table:table-cell>
          <table:table-cell table:formula="of:=[.D370]/[.$A370]" office:value-type="float" office:value="0.175085826385483" calcext:value-type="float">
            <text:p>0.175085826385483</text:p>
          </table:table-cell>
          <table:table-cell table:number-columns-repeated="9"/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2111" calcext:value-type="float">
            <text:p>2111</text:p>
          </table:table-cell>
          <table:table-cell office:value-type="float" office:value="2016" calcext:value-type="float">
            <text:p>2016</text:p>
          </table:table-cell>
          <table:table-cell office:value-type="float" office:value="3215" calcext:value-type="float">
            <text:p>3215</text:p>
          </table:table-cell>
          <table:table-cell/>
          <table:table-cell table:formula="of:=[.B371]/[.$A371]" office:value-type="float" office:value="0.114722025976849" calcext:value-type="float">
            <text:p>0.114722025976849</text:p>
          </table:table-cell>
          <table:table-cell table:formula="of:=[.C371]/[.$A371]" office:value-type="float" office:value="0.109559263083528" calcext:value-type="float">
            <text:p>0.109559263083528</text:p>
          </table:table-cell>
          <table:table-cell table:formula="of:=[.D371]/[.$A371]" office:value-type="float" office:value="0.174718765284495" calcext:value-type="float">
            <text:p>0.174718765284495</text:p>
          </table:table-cell>
          <table:table-cell table:number-columns-repeated="9"/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float" office:value="2114" calcext:value-type="float">
            <text:p>2114</text:p>
          </table:table-cell>
          <table:table-cell office:value-type="float" office:value="2020" calcext:value-type="float">
            <text:p>2020</text:p>
          </table:table-cell>
          <table:table-cell office:value-type="float" office:value="3218" calcext:value-type="float">
            <text:p>3218</text:p>
          </table:table-cell>
          <table:table-cell/>
          <table:table-cell table:formula="of:=[.B372]/[.$A372]" office:value-type="float" office:value="0.114573735840876" calcext:value-type="float">
            <text:p>0.114573735840876</text:p>
          </table:table-cell>
          <table:table-cell table:formula="of:=[.C372]/[.$A372]" office:value-type="float" office:value="0.109479161021083" calcext:value-type="float">
            <text:p>0.109479161021083</text:p>
          </table:table-cell>
          <table:table-cell table:formula="of:=[.D372]/[.$A372]" office:value-type="float" office:value="0.17440789117121" calcext:value-type="float">
            <text:p>0.17440789117121</text:p>
          </table:table-cell>
          <table:table-cell table:number-columns-repeated="9"/>
        </table:table-row>
        <table:table-row table:style-name="ro1">
          <table:table-cell office:value-type="float" office:value="18501" calcext:value-type="float">
            <text:p>18501</text:p>
          </table:table-cell>
          <table:table-cell office:value-type="float" office:value="2116" calcext:value-type="float">
            <text:p>2116</text:p>
          </table:table-cell>
          <table:table-cell office:value-type="float" office:value="2024" calcext:value-type="float">
            <text:p>2024</text:p>
          </table:table-cell>
          <table:table-cell office:value-type="float" office:value="3221" calcext:value-type="float">
            <text:p>3221</text:p>
          </table:table-cell>
          <table:table-cell/>
          <table:table-cell table:formula="of:=[.B373]/[.$A373]" office:value-type="float" office:value="0.114372196097508" calcext:value-type="float">
            <text:p>0.114372196097508</text:p>
          </table:table-cell>
          <table:table-cell table:formula="of:=[.C373]/[.$A373]" office:value-type="float" office:value="0.109399491919356" calcext:value-type="float">
            <text:p>0.109399491919356</text:p>
          </table:table-cell>
          <table:table-cell table:formula="of:=[.D373]/[.$A373]" office:value-type="float" office:value="0.17409869736771" calcext:value-type="float">
            <text:p>0.17409869736771</text:p>
          </table:table-cell>
          <table:table-cell table:number-columns-repeated="9"/>
        </table:table-row>
        <table:table-row table:style-name="ro1">
          <table:table-cell office:value-type="float" office:value="18551" calcext:value-type="float">
            <text:p>18551</text:p>
          </table:table-cell>
          <table:table-cell office:value-type="float" office:value="2119" calcext:value-type="float">
            <text:p>2119</text:p>
          </table:table-cell>
          <table:table-cell office:value-type="float" office:value="2025" calcext:value-type="float">
            <text:p>2025</text:p>
          </table:table-cell>
          <table:table-cell office:value-type="float" office:value="3224" calcext:value-type="float">
            <text:p>3224</text:p>
          </table:table-cell>
          <table:table-cell/>
          <table:table-cell table:formula="of:=[.B374]/[.$A374]" office:value-type="float" office:value="0.114225648213034" calcext:value-type="float">
            <text:p>0.114225648213034</text:p>
          </table:table-cell>
          <table:table-cell table:formula="of:=[.C374]/[.$A374]" office:value-type="float" office:value="0.109158535927982" calcext:value-type="float">
            <text:p>0.109158535927982</text:p>
          </table:table-cell>
          <table:table-cell table:formula="of:=[.D374]/[.$A374]" office:value-type="float" office:value="0.173791170287316" calcext:value-type="float">
            <text:p>0.173791170287316</text:p>
          </table:table-cell>
          <table:table-cell table:number-columns-repeated="9"/>
        </table:table-row>
        <table:table-row table:style-name="ro1">
          <table:table-cell office:value-type="float" office:value="18601" calcext:value-type="float">
            <text:p>18601</text:p>
          </table:table-cell>
          <table:table-cell office:value-type="float" office:value="2120" calcext:value-type="float">
            <text:p>2120</text:p>
          </table:table-cell>
          <table:table-cell office:value-type="float" office:value="2028" calcext:value-type="float">
            <text:p>2028</text:p>
          </table:table-cell>
          <table:table-cell office:value-type="float" office:value="3227" calcext:value-type="float">
            <text:p>3227</text:p>
          </table:table-cell>
          <table:table-cell/>
          <table:table-cell table:formula="of:=[.B375]/[.$A375]" office:value-type="float" office:value="0.113972367077039" calcext:value-type="float">
            <text:p>0.113972367077039</text:p>
          </table:table-cell>
          <table:table-cell table:formula="of:=[.C375]/[.$A375]" office:value-type="float" office:value="0.109026396430299" calcext:value-type="float">
            <text:p>0.109026396430299</text:p>
          </table:table-cell>
          <table:table-cell table:formula="of:=[.D375]/[.$A375]" office:value-type="float" office:value="0.173485296489436" calcext:value-type="float">
            <text:p>0.173485296489436</text:p>
          </table:table-cell>
          <table:table-cell table:number-columns-repeated="9"/>
        </table:table-row>
        <table:table-row table:style-name="ro1">
          <table:table-cell office:value-type="float" office:value="18651" calcext:value-type="float">
            <text:p>18651</text:p>
          </table:table-cell>
          <table:table-cell office:value-type="float" office:value="2126" calcext:value-type="float">
            <text:p>2126</text:p>
          </table:table-cell>
          <table:table-cell office:value-type="float" office:value="2031" calcext:value-type="float">
            <text:p>2031</text:p>
          </table:table-cell>
          <table:table-cell office:value-type="float" office:value="3230" calcext:value-type="float">
            <text:p>3230</text:p>
          </table:table-cell>
          <table:table-cell/>
          <table:table-cell table:formula="of:=[.B376]/[.$A376]" office:value-type="float" office:value="0.113988526084392" calcext:value-type="float">
            <text:p>0.113988526084392</text:p>
          </table:table-cell>
          <table:table-cell table:formula="of:=[.C376]/[.$A376]" office:value-type="float" office:value="0.108894965417404" calcext:value-type="float">
            <text:p>0.108894965417404</text:p>
          </table:table-cell>
          <table:table-cell table:formula="of:=[.D376]/[.$A376]" office:value-type="float" office:value="0.173181062677604" calcext:value-type="float">
            <text:p>0.173181062677604</text:p>
          </table:table-cell>
          <table:table-cell table:number-columns-repeated="9"/>
        </table:table-row>
        <table:table-row table:style-name="ro1">
          <table:table-cell office:value-type="float" office:value="18701" calcext:value-type="float">
            <text:p>18701</text:p>
          </table:table-cell>
          <table:table-cell office:value-type="float" office:value="2128" calcext:value-type="float">
            <text:p>2128</text:p>
          </table:table-cell>
          <table:table-cell office:value-type="float" office:value="2035" calcext:value-type="float">
            <text:p>2035</text:p>
          </table:table-cell>
          <table:table-cell office:value-type="float" office:value="3232" calcext:value-type="float">
            <text:p>3232</text:p>
          </table:table-cell>
          <table:table-cell/>
          <table:table-cell table:formula="of:=[.B377]/[.$A377]" office:value-type="float" office:value="0.113790706379338" calcext:value-type="float">
            <text:p>0.113790706379338</text:p>
          </table:table-cell>
          <table:table-cell table:formula="of:=[.C377]/[.$A377]" office:value-type="float" office:value="0.108817710282873" calcext:value-type="float">
            <text:p>0.108817710282873</text:p>
          </table:table-cell>
          <table:table-cell table:formula="of:=[.D377]/[.$A377]" office:value-type="float" office:value="0.17282498262125" calcext:value-type="float">
            <text:p>0.17282498262125</text:p>
          </table:table-cell>
          <table:table-cell table:number-columns-repeated="9"/>
        </table:table-row>
        <table:table-row table:style-name="ro1">
          <table:table-cell office:value-type="float" office:value="18751" calcext:value-type="float">
            <text:p>18751</text:p>
          </table:table-cell>
          <table:table-cell office:value-type="float" office:value="2131" calcext:value-type="float">
            <text:p>2131</text:p>
          </table:table-cell>
          <table:table-cell office:value-type="float" office:value="2039" calcext:value-type="float">
            <text:p>2039</text:p>
          </table:table-cell>
          <table:table-cell office:value-type="float" office:value="3235" calcext:value-type="float">
            <text:p>3235</text:p>
          </table:table-cell>
          <table:table-cell/>
          <table:table-cell table:formula="of:=[.B378]/[.$A378]" office:value-type="float" office:value="0.113647272145486" calcext:value-type="float">
            <text:p>0.113647272145486</text:p>
          </table:table-cell>
          <table:table-cell table:formula="of:=[.C378]/[.$A378]" office:value-type="float" office:value="0.108740867153752" calcext:value-type="float">
            <text:p>0.108740867153752</text:p>
          </table:table-cell>
          <table:table-cell table:formula="of:=[.D378]/[.$A378]" office:value-type="float" office:value="0.172524132046291" calcext:value-type="float">
            <text:p>0.172524132046291</text:p>
          </table:table-cell>
          <table:table-cell table:number-columns-repeated="9"/>
        </table:table-row>
        <table:table-row table:style-name="ro1">
          <table:table-cell office:value-type="float" office:value="18801" calcext:value-type="float">
            <text:p>18801</text:p>
          </table:table-cell>
          <table:table-cell office:value-type="float" office:value="2134" calcext:value-type="float">
            <text:p>2134</text:p>
          </table:table-cell>
          <table:table-cell office:value-type="float" office:value="2045" calcext:value-type="float">
            <text:p>2045</text:p>
          </table:table-cell>
          <table:table-cell office:value-type="float" office:value="3239" calcext:value-type="float">
            <text:p>3239</text:p>
          </table:table-cell>
          <table:table-cell/>
          <table:table-cell table:formula="of:=[.B379]/[.$A379]" office:value-type="float" office:value="0.113504600819105" calcext:value-type="float">
            <text:p>0.113504600819105</text:p>
          </table:table-cell>
          <table:table-cell table:formula="of:=[.C379]/[.$A379]" office:value-type="float" office:value="0.108770810063295" calcext:value-type="float">
            <text:p>0.108770810063295</text:p>
          </table:table-cell>
          <table:table-cell table:formula="of:=[.D379]/[.$A379]" office:value-type="float" office:value="0.172278070315409" calcext:value-type="float">
            <text:p>0.172278070315409</text:p>
          </table:table-cell>
          <table:table-cell table:number-columns-repeated="9"/>
        </table:table-row>
        <table:table-row table:style-name="ro1">
          <table:table-cell office:value-type="float" office:value="18851" calcext:value-type="float">
            <text:p>18851</text:p>
          </table:table-cell>
          <table:table-cell office:value-type="float" office:value="2140" calcext:value-type="float">
            <text:p>2140</text:p>
          </table:table-cell>
          <table:table-cell office:value-type="float" office:value="2049" calcext:value-type="float">
            <text:p>2049</text:p>
          </table:table-cell>
          <table:table-cell office:value-type="float" office:value="3244" calcext:value-type="float">
            <text:p>3244</text:p>
          </table:table-cell>
          <table:table-cell/>
          <table:table-cell table:formula="of:=[.B380]/[.$A380]" office:value-type="float" office:value="0.113521829080685" calcext:value-type="float">
            <text:p>0.113521829080685</text:p>
          </table:table-cell>
          <table:table-cell table:formula="of:=[.C380]/[.$A380]" office:value-type="float" office:value="0.108694498965572" calcext:value-type="float">
            <text:p>0.108694498965572</text:p>
          </table:table-cell>
          <table:table-cell table:formula="of:=[.D380]/[.$A380]" office:value-type="float" office:value="0.172086361466235" calcext:value-type="float">
            <text:p>0.172086361466235</text:p>
          </table:table-cell>
          <table:table-cell table:number-columns-repeated="9"/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float" office:value="2144" calcext:value-type="float">
            <text:p>2144</text:p>
          </table:table-cell>
          <table:table-cell office:value-type="float" office:value="2053" calcext:value-type="float">
            <text:p>2053</text:p>
          </table:table-cell>
          <table:table-cell office:value-type="float" office:value="3248" calcext:value-type="float">
            <text:p>3248</text:p>
          </table:table-cell>
          <table:table-cell/>
          <table:table-cell table:formula="of:=[.B381]/[.$A381]" office:value-type="float" office:value="0.113433151685096" calcext:value-type="float">
            <text:p>0.113433151685096</text:p>
          </table:table-cell>
          <table:table-cell table:formula="of:=[.C381]/[.$A381]" office:value-type="float" office:value="0.10861859160891" calcext:value-type="float">
            <text:p>0.10861859160891</text:p>
          </table:table-cell>
          <table:table-cell table:formula="of:=[.D381]/[.$A381]" office:value-type="float" office:value="0.171842759642347" calcext:value-type="float">
            <text:p>0.171842759642347</text:p>
          </table:table-cell>
          <table:table-cell table:number-columns-repeated="9"/>
        </table:table-row>
        <table:table-row table:style-name="ro1">
          <table:table-cell office:value-type="float" office:value="18951" calcext:value-type="float">
            <text:p>18951</text:p>
          </table:table-cell>
          <table:table-cell office:value-type="float" office:value="2146" calcext:value-type="float">
            <text:p>2146</text:p>
          </table:table-cell>
          <table:table-cell office:value-type="float" office:value="2057" calcext:value-type="float">
            <text:p>2057</text:p>
          </table:table-cell>
          <table:table-cell office:value-type="float" office:value="3251" calcext:value-type="float">
            <text:p>3251</text:p>
          </table:table-cell>
          <table:table-cell/>
          <table:table-cell table:formula="of:=[.B382]/[.$A382]" office:value-type="float" office:value="0.113239406891457" calcext:value-type="float">
            <text:p>0.113239406891457</text:p>
          </table:table-cell>
          <table:table-cell table:formula="of:=[.C382]/[.$A382]" office:value-type="float" office:value="0.108543084797636" calcext:value-type="float">
            <text:p>0.108543084797636</text:p>
          </table:table-cell>
          <table:table-cell table:formula="of:=[.D382]/[.$A382]" office:value-type="float" office:value="0.171547675584402" calcext:value-type="float">
            <text:p>0.171547675584402</text:p>
          </table:table-cell>
          <table:table-cell table:number-columns-repeated="9"/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float" office:value="2148" calcext:value-type="float">
            <text:p>2148</text:p>
          </table:table-cell>
          <table:table-cell office:value-type="float" office:value="2061" calcext:value-type="float">
            <text:p>2061</text:p>
          </table:table-cell>
          <table:table-cell office:value-type="float" office:value="3253" calcext:value-type="float">
            <text:p>3253</text:p>
          </table:table-cell>
          <table:table-cell/>
          <table:table-cell table:formula="of:=[.B383]/[.$A383]" office:value-type="float" office:value="0.113046681753592" calcext:value-type="float">
            <text:p>0.113046681753592</text:p>
          </table:table-cell>
          <table:table-cell table:formula="of:=[.C383]/[.$A383]" office:value-type="float" office:value="0.108467975369717" calcext:value-type="float">
            <text:p>0.108467975369717</text:p>
          </table:table-cell>
          <table:table-cell table:formula="of:=[.D383]/[.$A383]" office:value-type="float" office:value="0.171201515709699" calcext:value-type="float">
            <text:p>0.171201515709699</text:p>
          </table:table-cell>
          <table:table-cell table:number-columns-repeated="9"/>
        </table:table-row>
        <table:table-row table:style-name="ro1">
          <table:table-cell office:value-type="float" office:value="19051" calcext:value-type="float">
            <text:p>19051</text:p>
          </table:table-cell>
          <table:table-cell office:value-type="float" office:value="2151" calcext:value-type="float">
            <text:p>2151</text:p>
          </table:table-cell>
          <table:table-cell office:value-type="float" office:value="2064" calcext:value-type="float">
            <text:p>2064</text:p>
          </table:table-cell>
          <table:table-cell office:value-type="float" office:value="3255" calcext:value-type="float">
            <text:p>3255</text:p>
          </table:table-cell>
          <table:table-cell/>
          <table:table-cell table:formula="of:=[.B384]/[.$A384]" office:value-type="float" office:value="0.112907458926041" calcext:value-type="float">
            <text:p>0.112907458926041</text:p>
          </table:table-cell>
          <table:table-cell table:formula="of:=[.C384]/[.$A384]" office:value-type="float" office:value="0.108340769513411" calcext:value-type="float">
            <text:p>0.108340769513411</text:p>
          </table:table-cell>
          <table:table-cell table:formula="of:=[.D384]/[.$A384]" office:value-type="float" office:value="0.170857172851819" calcext:value-type="float">
            <text:p>0.170857172851819</text:p>
          </table:table-cell>
          <table:table-cell table:number-columns-repeated="9"/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float" office:value="2154" calcext:value-type="float">
            <text:p>2154</text:p>
          </table:table-cell>
          <table:table-cell office:value-type="float" office:value="2070" calcext:value-type="float">
            <text:p>2070</text:p>
          </table:table-cell>
          <table:table-cell office:value-type="float" office:value="3259" calcext:value-type="float">
            <text:p>3259</text:p>
          </table:table-cell>
          <table:table-cell/>
          <table:table-cell table:formula="of:=[.B385]/[.$A385]" office:value-type="float" office:value="0.112768964975656" calcext:value-type="float">
            <text:p>0.112768964975656</text:p>
          </table:table-cell>
          <table:table-cell table:formula="of:=[.C385]/[.$A385]" office:value-type="float" office:value="0.108371289461285" calcext:value-type="float">
            <text:p>0.108371289461285</text:p>
          </table:table-cell>
          <table:table-cell table:formula="of:=[.D385]/[.$A385]" office:value-type="float" office:value="0.170619339301607" calcext:value-type="float">
            <text:p>0.170619339301607</text:p>
          </table:table-cell>
          <table:table-cell table:number-columns-repeated="9"/>
        </table:table-row>
        <table:table-row table:style-name="ro1">
          <table:table-cell office:value-type="float" office:value="19151" calcext:value-type="float">
            <text:p>19151</text:p>
          </table:table-cell>
          <table:table-cell office:value-type="float" office:value="2157" calcext:value-type="float">
            <text:p>2157</text:p>
          </table:table-cell>
          <table:table-cell office:value-type="float" office:value="2073" calcext:value-type="float">
            <text:p>2073</text:p>
          </table:table-cell>
          <table:table-cell office:value-type="float" office:value="3261" calcext:value-type="float">
            <text:p>3261</text:p>
          </table:table-cell>
          <table:table-cell/>
          <table:table-cell table:formula="of:=[.B386]/[.$A386]" office:value-type="float" office:value="0.112631194193515" calcext:value-type="float">
            <text:p>0.112631194193515</text:p>
          </table:table-cell>
          <table:table-cell table:formula="of:=[.C386]/[.$A386]" office:value-type="float" office:value="0.108245000261083" calcext:value-type="float">
            <text:p>0.108245000261083</text:p>
          </table:table-cell>
          <table:table-cell table:formula="of:=[.D386]/[.$A386]" office:value-type="float" office:value="0.170278314448332" calcext:value-type="float">
            <text:p>0.170278314448332</text:p>
          </table:table-cell>
          <table:table-cell table:number-columns-repeated="9"/>
        </table:table-row>
        <table:table-row table:style-name="ro1">
          <table:table-cell office:value-type="float" office:value="19201" calcext:value-type="float">
            <text:p>19201</text:p>
          </table:table-cell>
          <table:table-cell office:value-type="float" office:value="2160" calcext:value-type="float">
            <text:p>2160</text:p>
          </table:table-cell>
          <table:table-cell office:value-type="float" office:value="2076" calcext:value-type="float">
            <text:p>2076</text:p>
          </table:table-cell>
          <table:table-cell office:value-type="float" office:value="3265" calcext:value-type="float">
            <text:p>3265</text:p>
          </table:table-cell>
          <table:table-cell/>
          <table:table-cell table:formula="of:=[.B387]/[.$A387]" office:value-type="float" office:value="0.11249414093016" calcext:value-type="float">
            <text:p>0.11249414093016</text:p>
          </table:table-cell>
          <table:table-cell table:formula="of:=[.C387]/[.$A387]" office:value-type="float" office:value="0.108119368782876" calcext:value-type="float">
            <text:p>0.108119368782876</text:p>
          </table:table-cell>
          <table:table-cell table:formula="of:=[.D387]/[.$A387]" office:value-type="float" office:value="0.170043226915265" calcext:value-type="float">
            <text:p>0.170043226915265</text:p>
          </table:table-cell>
          <table:table-cell table:number-columns-repeated="9"/>
        </table:table-row>
        <table:table-row table:style-name="ro1">
          <table:table-cell office:value-type="float" office:value="19251" calcext:value-type="float">
            <text:p>19251</text:p>
          </table:table-cell>
          <table:table-cell office:value-type="float" office:value="2163" calcext:value-type="float">
            <text:p>2163</text:p>
          </table:table-cell>
          <table:table-cell office:value-type="float" office:value="2080" calcext:value-type="float">
            <text:p>2080</text:p>
          </table:table-cell>
          <table:table-cell office:value-type="float" office:value="3268" calcext:value-type="float">
            <text:p>3268</text:p>
          </table:table-cell>
          <table:table-cell/>
          <table:table-cell table:formula="of:=[.B388]/[.$A388]" office:value-type="float" office:value="0.112357799594826" calcext:value-type="float">
            <text:p>0.112357799594826</text:p>
          </table:table-cell>
          <table:table-cell table:formula="of:=[.C388]/[.$A388]" office:value-type="float" office:value="0.108046335255311" calcext:value-type="float">
            <text:p>0.108046335255311</text:p>
          </table:table-cell>
          <table:table-cell table:formula="of:=[.D388]/[.$A388]" office:value-type="float" office:value="0.16975741519921" calcext:value-type="float">
            <text:p>0.16975741519921</text:p>
          </table:table-cell>
          <table:table-cell table:number-columns-repeated="9"/>
        </table:table-row>
        <table:table-row table:style-name="ro1">
          <table:table-cell office:value-type="float" office:value="19301" calcext:value-type="float">
            <text:p>19301</text:p>
          </table:table-cell>
          <table:table-cell office:value-type="float" office:value="2166" calcext:value-type="float">
            <text:p>2166</text:p>
          </table:table-cell>
          <table:table-cell office:value-type="float" office:value="2084" calcext:value-type="float">
            <text:p>2084</text:p>
          </table:table-cell>
          <table:table-cell office:value-type="float" office:value="3272" calcext:value-type="float">
            <text:p>3272</text:p>
          </table:table-cell>
          <table:table-cell/>
          <table:table-cell table:formula="of:=[.B389]/[.$A389]" office:value-type="float" office:value="0.112222164654681" calcext:value-type="float">
            <text:p>0.112222164654681</text:p>
          </table:table-cell>
          <table:table-cell table:formula="of:=[.C389]/[.$A389]" office:value-type="float" office:value="0.107973680120201" calcext:value-type="float">
            <text:p>0.107973680120201</text:p>
          </table:table-cell>
          <table:table-cell table:formula="of:=[.D389]/[.$A389]" office:value-type="float" office:value="0.169524895083156" calcext:value-type="float">
            <text:p>0.169524895083156</text:p>
          </table:table-cell>
          <table:table-cell table:number-columns-repeated="9"/>
        </table:table-row>
        <table:table-row table:style-name="ro1">
          <table:table-cell office:value-type="float" office:value="19351" calcext:value-type="float">
            <text:p>19351</text:p>
          </table:table-cell>
          <table:table-cell office:value-type="float" office:value="2168" calcext:value-type="float">
            <text:p>2168</text:p>
          </table:table-cell>
          <table:table-cell office:value-type="float" office:value="2088" calcext:value-type="float">
            <text:p>2088</text:p>
          </table:table-cell>
          <table:table-cell office:value-type="float" office:value="3274" calcext:value-type="float">
            <text:p>3274</text:p>
          </table:table-cell>
          <table:table-cell/>
          <table:table-cell table:formula="of:=[.B390]/[.$A390]" office:value-type="float" office:value="0.112035553718154" calcext:value-type="float">
            <text:p>0.112035553718154</text:p>
          </table:table-cell>
          <table:table-cell table:formula="of:=[.C390]/[.$A390]" office:value-type="float" office:value="0.107901400444421" calcext:value-type="float">
            <text:p>0.107901400444421</text:p>
          </table:table-cell>
          <table:table-cell table:formula="of:=[.D390]/[.$A390]" office:value-type="float" office:value="0.169190222727508" calcext:value-type="float">
            <text:p>0.169190222727508</text:p>
          </table:table-cell>
          <table:table-cell table:number-columns-repeated="9"/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float" office:value="2171" calcext:value-type="float">
            <text:p>2171</text:p>
          </table:table-cell>
          <table:table-cell office:value-type="float" office:value="2092" calcext:value-type="float">
            <text:p>2092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391]/[.$A391]" office:value-type="float" office:value="0.11190144837895" calcext:value-type="float">
            <text:p>0.11190144837895</text:p>
          </table:table-cell>
          <table:table-cell table:formula="of:=[.C391]/[.$A391]" office:value-type="float" office:value="0.107829493325086" calcext:value-type="float">
            <text:p>0.107829493325086</text:p>
          </table:table-cell>
          <table:table-cell table:formula="of:=[.D391]/[.$A391]" office:value-type="float" office:value="0.168908819133034" calcext:value-type="float">
            <text:p>0.168908819133034</text:p>
          </table:table-cell>
          <table:table-cell table:number-columns-repeated="9"/>
        </table:table-row>
        <table:table-row table:style-name="ro1">
          <table:table-cell office:value-type="float" office:value="19451" calcext:value-type="float">
            <text:p>19451</text:p>
          </table:table-cell>
          <table:table-cell office:value-type="float" office:value="2174" calcext:value-type="float">
            <text:p>2174</text:p>
          </table:table-cell>
          <table:table-cell office:value-type="float" office:value="2096" calcext:value-type="float">
            <text:p>2096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[.B392]/[.$A392]" office:value-type="float" office:value="0.111768032491903" calcext:value-type="float">
            <text:p>0.111768032491903</text:p>
          </table:table-cell>
          <table:table-cell table:formula="of:=[.C392]/[.$A392]" office:value-type="float" office:value="0.107757955889157" calcext:value-type="float">
            <text:p>0.107757955889157</text:p>
          </table:table-cell>
          <table:table-cell table:formula="of:=[.D392]/[.$A392]" office:value-type="float" office:value="0.168628862269292" calcext:value-type="float">
            <text:p>0.168628862269292</text:p>
          </table:table-cell>
          <table:table-cell table:number-columns-repeated="9"/>
        </table:table-row>
        <table:table-row table:style-name="ro1">
          <table:table-cell office:value-type="float" office:value="19501" calcext:value-type="float">
            <text:p>19501</text:p>
          </table:table-cell>
          <table:table-cell office:value-type="float" office:value="2177" calcext:value-type="float">
            <text:p>2177</text:p>
          </table:table-cell>
          <table:table-cell office:value-type="float" office:value="2100" calcext:value-type="float">
            <text:p>2100</text:p>
          </table:table-cell>
          <table:table-cell office:value-type="float" office:value="3282" calcext:value-type="float">
            <text:p>3282</text:p>
          </table:table-cell>
          <table:table-cell/>
          <table:table-cell table:formula="of:=[.B393]/[.$A393]" office:value-type="float" office:value="0.111635300753808" calcext:value-type="float">
            <text:p>0.111635300753808</text:p>
          </table:table-cell>
          <table:table-cell table:formula="of:=[.C393]/[.$A393]" office:value-type="float" office:value="0.107686785293062" calcext:value-type="float">
            <text:p>0.107686785293062</text:p>
          </table:table-cell>
          <table:table-cell table:formula="of:=[.D393]/[.$A393]" office:value-type="float" office:value="0.168299061586585" calcext:value-type="float">
            <text:p>0.168299061586585</text:p>
          </table:table-cell>
          <table:table-cell table:number-columns-repeated="9"/>
        </table:table-row>
        <table:table-row table:style-name="ro1">
          <table:table-cell office:value-type="float" office:value="19551" calcext:value-type="float">
            <text:p>19551</text:p>
          </table:table-cell>
          <table:table-cell office:value-type="float" office:value="2180" calcext:value-type="float">
            <text:p>2180</text:p>
          </table:table-cell>
          <table:table-cell office:value-type="float" office:value="2104" calcext:value-type="float">
            <text:p>2104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B394]/[.$A394]" office:value-type="float" office:value="0.111503247915708" calcext:value-type="float">
            <text:p>0.111503247915708</text:p>
          </table:table-cell>
          <table:table-cell table:formula="of:=[.C394]/[.$A394]" office:value-type="float" office:value="0.107615978722316" calcext:value-type="float">
            <text:p>0.107615978722316</text:p>
          </table:table-cell>
          <table:table-cell table:formula="of:=[.D394]/[.$A394]" office:value-type="float" office:value="0.167970947777607" calcext:value-type="float">
            <text:p>0.167970947777607</text:p>
          </table:table-cell>
          <table:table-cell table:number-columns-repeated="9"/>
        </table:table-row>
        <table:table-row table:style-name="ro1">
          <table:table-cell office:value-type="float" office:value="19601" calcext:value-type="float">
            <text:p>19601</text:p>
          </table:table-cell>
          <table:table-cell office:value-type="float" office:value="2183" calcext:value-type="float">
            <text:p>2183</text:p>
          </table:table-cell>
          <table:table-cell office:value-type="float" office:value="2108" calcext:value-type="float">
            <text:p>2108</text:p>
          </table:table-cell>
          <table:table-cell office:value-type="float" office:value="3287" calcext:value-type="float">
            <text:p>3287</text:p>
          </table:table-cell>
          <table:table-cell/>
          <table:table-cell table:formula="of:=[.B395]/[.$A395]" office:value-type="float" office:value="0.111371868782205" calcext:value-type="float">
            <text:p>0.111371868782205</text:p>
          </table:table-cell>
          <table:table-cell table:formula="of:=[.C395]/[.$A395]" office:value-type="float" office:value="0.107545533391154" calcext:value-type="float">
            <text:p>0.107545533391154</text:p>
          </table:table-cell>
          <table:table-cell table:formula="of:=[.D395]/[.$A395]" office:value-type="float" office:value="0.167695525738483" calcext:value-type="float">
            <text:p>0.167695525738483</text:p>
          </table:table-cell>
          <table:table-cell table:number-columns-repeated="9"/>
        </table:table-row>
        <table:table-row table:style-name="ro1">
          <table:table-cell office:value-type="float" office:value="19651" calcext:value-type="float">
            <text:p>19651</text:p>
          </table:table-cell>
          <table:table-cell office:value-type="float" office:value="2184" calcext:value-type="float">
            <text:p>2184</text:p>
          </table:table-cell>
          <table:table-cell office:value-type="float" office:value="2112" calcext:value-type="float">
            <text:p>2112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[.B396]/[.$A396]" office:value-type="float" office:value="0.111139382219734" calcext:value-type="float">
            <text:p>0.111139382219734</text:p>
          </table:table-cell>
          <table:table-cell table:formula="of:=[.C396]/[.$A396]" office:value-type="float" office:value="0.107475446542161" calcext:value-type="float">
            <text:p>0.107475446542161</text:p>
          </table:table-cell>
          <table:table-cell table:formula="of:=[.D396]/[.$A396]" office:value-type="float" office:value="0.167319729275864" calcext:value-type="float">
            <text:p>0.167319729275864</text:p>
          </table:table-cell>
          <table:table-cell table:number-columns-repeated="9"/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2187" calcext:value-type="float">
            <text:p>2187</text:p>
          </table:table-cell>
          <table:table-cell office:value-type="float" office:value="2117" calcext:value-type="float">
            <text:p>2117</text:p>
          </table:table-cell>
          <table:table-cell office:value-type="float" office:value="3294" calcext:value-type="float">
            <text:p>3294</text:p>
          </table:table-cell>
          <table:table-cell/>
          <table:table-cell table:formula="of:=[.B397]/[.$A397]" office:value-type="float" office:value="0.111009593421654" calcext:value-type="float">
            <text:p>0.111009593421654</text:p>
          </table:table-cell>
          <table:table-cell table:formula="of:=[.C397]/[.$A397]" office:value-type="float" office:value="0.107456474290645" calcext:value-type="float">
            <text:p>0.107456474290645</text:p>
          </table:table-cell>
          <table:table-cell table:formula="of:=[.D397]/[.$A397]" office:value-type="float" office:value="0.167199634536318" calcext:value-type="float">
            <text:p>0.167199634536318</text:p>
          </table:table-cell>
          <table:table-cell table:number-columns-repeated="9"/>
        </table:table-row>
        <table:table-row table:style-name="ro1">
          <table:table-cell office:value-type="float" office:value="19751" calcext:value-type="float">
            <text:p>19751</text:p>
          </table:table-cell>
          <table:table-cell office:value-type="float" office:value="2189" calcext:value-type="float">
            <text:p>2189</text:p>
          </table:table-cell>
          <table:table-cell office:value-type="float" office:value="2120" calcext:value-type="float">
            <text:p>2120</text:p>
          </table:table-cell>
          <table:table-cell office:value-type="float" office:value="3297" calcext:value-type="float">
            <text:p>3297</text:p>
          </table:table-cell>
          <table:table-cell/>
          <table:table-cell table:formula="of:=[.B398]/[.$A398]" office:value-type="float" office:value="0.110829831400942" calcext:value-type="float">
            <text:p>0.110829831400942</text:p>
          </table:table-cell>
          <table:table-cell table:formula="of:=[.C398]/[.$A398]" office:value-type="float" office:value="0.107336337400638" calcext:value-type="float">
            <text:p>0.107336337400638</text:p>
          </table:table-cell>
          <table:table-cell table:formula="of:=[.D398]/[.$A398]" office:value-type="float" office:value="0.166928256797124" calcext:value-type="float">
            <text:p>0.166928256797124</text:p>
          </table:table-cell>
          <table:table-cell table:number-columns-repeated="9"/>
        </table:table-row>
        <table:table-row table:style-name="ro1">
          <table:table-cell office:value-type="float" office:value="19801" calcext:value-type="float">
            <text:p>19801</text:p>
          </table:table-cell>
          <table:table-cell office:value-type="float" office:value="2192" calcext:value-type="float">
            <text:p>2192</text:p>
          </table:table-cell>
          <table:table-cell office:value-type="float" office:value="2123" calcext:value-type="float">
            <text:p>2123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B399]/[.$A399]" office:value-type="float" office:value="0.110701479723246" calcext:value-type="float">
            <text:p>0.110701479723246</text:p>
          </table:table-cell>
          <table:table-cell table:formula="of:=[.C399]/[.$A399]" office:value-type="float" office:value="0.107216807231958" calcext:value-type="float">
            <text:p>0.107216807231958</text:p>
          </table:table-cell>
          <table:table-cell table:formula="of:=[.D399]/[.$A399]" office:value-type="float" office:value="0.166708752083228" calcext:value-type="float">
            <text:p>0.166708752083228</text:p>
          </table:table-cell>
          <table:table-cell table:number-columns-repeated="9"/>
        </table:table-row>
        <table:table-row table:style-name="ro1">
          <table:table-cell office:value-type="float" office:value="19851" calcext:value-type="float">
            <text:p>19851</text:p>
          </table:table-cell>
          <table:table-cell office:value-type="float" office:value="2195" calcext:value-type="float">
            <text:p>2195</text:p>
          </table:table-cell>
          <table:table-cell office:value-type="float" office:value="2128" calcext:value-type="float">
            <text:p>2128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B400]/[.$A400]" office:value-type="float" office:value="0.110573774620926" calcext:value-type="float">
            <text:p>0.110573774620926</text:p>
          </table:table-cell>
          <table:table-cell table:formula="of:=[.C400]/[.$A400]" office:value-type="float" office:value="0.10719862979195" calcext:value-type="float">
            <text:p>0.10719862979195</text:p>
          </table:table-cell>
          <table:table-cell table:formula="of:=[.D400]/[.$A400]" office:value-type="float" office:value="0.16654072842678" calcext:value-type="float">
            <text:p>0.16654072842678</text:p>
          </table:table-cell>
          <table:table-cell table:number-columns-repeated="9"/>
        </table:table-row>
        <table:table-row table:style-name="ro1">
          <table:table-cell office:value-type="float" office:value="19901" calcext:value-type="float">
            <text:p>19901</text:p>
          </table:table-cell>
          <table:table-cell office:value-type="float" office:value="2197" calcext:value-type="float">
            <text:p>2197</text:p>
          </table:table-cell>
          <table:table-cell office:value-type="float" office:value="2132" calcext:value-type="float">
            <text:p>2132</text:p>
          </table:table-cell>
          <table:table-cell office:value-type="float" office:value="3309" calcext:value-type="float">
            <text:p>3309</text:p>
          </table:table-cell>
          <table:table-cell/>
          <table:table-cell table:formula="of:=[.B401]/[.$A401]" office:value-type="float" office:value="0.110396462489322" calcext:value-type="float">
            <text:p>0.110396462489322</text:p>
          </table:table-cell>
          <table:table-cell table:formula="of:=[.C401]/[.$A401]" office:value-type="float" office:value="0.107130294960052" calcext:value-type="float">
            <text:p>0.107130294960052</text:p>
          </table:table-cell>
          <table:table-cell table:formula="of:=[.D401]/[.$A401]" office:value-type="float" office:value="0.166273051605447" calcext:value-type="float">
            <text:p>0.166273051605447</text:p>
          </table:table-cell>
          <table:table-cell table:number-columns-repeated="9"/>
        </table:table-row>
        <table:table-row table:style-name="ro1">
          <table:table-cell office:value-type="float" office:value="19951" calcext:value-type="float">
            <text:p>19951</text:p>
          </table:table-cell>
          <table:table-cell office:value-type="float" office:value="2199" calcext:value-type="float">
            <text:p>2199</text:p>
          </table:table-cell>
          <table:table-cell office:value-type="float" office:value="2136" calcext:value-type="float">
            <text:p>2136</text:p>
          </table:table-cell>
          <table:table-cell office:value-type="float" office:value="3312" calcext:value-type="float">
            <text:p>3312</text:p>
          </table:table-cell>
          <table:table-cell/>
          <table:table-cell table:formula="of:=[.B402]/[.$A402]" office:value-type="float" office:value="0.110220039095785" calcext:value-type="float">
            <text:p>0.110220039095785</text:p>
          </table:table-cell>
          <table:table-cell table:formula="of:=[.C402]/[.$A402]" office:value-type="float" office:value="0.107062302641472" calcext:value-type="float">
            <text:p>0.107062302641472</text:p>
          </table:table-cell>
          <table:table-cell table:formula="of:=[.D402]/[.$A402]" office:value-type="float" office:value="0.166006716455316" calcext:value-type="float">
            <text:p>0.166006716455316</text:p>
          </table:table-cell>
          <table:table-cell table:number-columns-repeated="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443" calcext:value-type="float">
            <text:p>3443</text:p>
          </table:table-cell>
          <table:table-cell office:value-type="float" office:value="1578" calcext:value-type="float">
            <text:p>1578</text:p>
          </table:table-cell>
          <table:table-cell office:value-type="float" office:value="3240" calcext:value-type="float">
            <text:p>3240</text:p>
          </table:table-cell>
          <table:table-cell/>
          <table:table-cell table:formula="of:=[.B403]/[.$A403]" office:value-type="float" office:value="0.0573833333333333" calcext:value-type="float">
            <text:p>0.057383333333333</text:p>
          </table:table-cell>
          <table:table-cell table:formula="of:=[.C403]/[.$A403]" office:value-type="float" office:value="0.0263" calcext:value-type="float">
            <text:p>0.0263</text:p>
          </table:table-cell>
          <table:table-cell table:formula="of:=[.D403]/[.$A403]" office:value-type="float" office:value="0.054" calcext:value-type="float">
            <text:p>0.054</text:p>
          </table:table-cell>
          <table:table-cell table:number-columns-repeated="9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4020" calcext:value-type="float">
            <text:p>4020</text:p>
          </table:table-cell>
          <table:table-cell office:value-type="float" office:value="1665" calcext:value-type="float">
            <text:p>1665</text:p>
          </table:table-cell>
          <table:table-cell office:value-type="float" office:value="3310" calcext:value-type="float">
            <text:p>3310</text:p>
          </table:table-cell>
          <table:table-cell/>
          <table:table-cell table:formula="of:=[.B404]/[.$A404]" office:value-type="float" office:value="0.0574285714285714" calcext:value-type="float">
            <text:p>0.057428571428572</text:p>
          </table:table-cell>
          <table:table-cell table:formula="of:=[.C404]/[.$A404]" office:value-type="float" office:value="0.0237857142857143" calcext:value-type="float">
            <text:p>0.023785714285714</text:p>
          </table:table-cell>
          <table:table-cell table:formula="of:=[.D404]/[.$A404]" office:value-type="float" office:value="0.0472857142857143" calcext:value-type="float">
            <text:p>0.047285714285714</text:p>
          </table:table-cell>
          <table:table-cell table:number-columns-repeated="9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4885" calcext:value-type="float">
            <text:p>4885</text:p>
          </table:table-cell>
          <table:table-cell office:value-type="float" office:value="2333" calcext:value-type="float">
            <text:p>2333</text:p>
          </table:table-cell>
          <table:table-cell office:value-type="float" office:value="4262" calcext:value-type="float">
            <text:p>4262</text:p>
          </table:table-cell>
          <table:table-cell/>
          <table:table-cell table:formula="of:=[.B405]/[.$A405]" office:value-type="float" office:value="0.0610625" calcext:value-type="float">
            <text:p>0.0610625</text:p>
          </table:table-cell>
          <table:table-cell table:formula="of:=[.C405]/[.$A405]" office:value-type="float" office:value="0.0291625" calcext:value-type="float">
            <text:p>0.0291625</text:p>
          </table:table-cell>
          <table:table-cell table:formula="of:=[.D405]/[.$A405]" office:value-type="float" office:value="0.053275" calcext:value-type="float">
            <text:p>0.053275</text:p>
          </table:table-cell>
          <table:table-cell table:number-columns-repeated="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116" calcext:value-type="float">
            <text:p>5116</text:p>
          </table:table-cell>
          <table:table-cell office:value-type="float" office:value="3664" calcext:value-type="float">
            <text:p>3664</text:p>
          </table:table-cell>
          <table:table-cell office:value-type="float" office:value="6720" calcext:value-type="float">
            <text:p>6720</text:p>
          </table:table-cell>
          <table:table-cell/>
          <table:table-cell table:formula="of:=[.B406]/[.$A406]" office:value-type="float" office:value="0.0568444444444445" calcext:value-type="float">
            <text:p>0.056844444444445</text:p>
          </table:table-cell>
          <table:table-cell table:formula="of:=[.C406]/[.$A406]" office:value-type="float" office:value="0.0407111111111111" calcext:value-type="float">
            <text:p>0.040711111111111</text:p>
          </table:table-cell>
          <table:table-cell table:formula="of:=[.D406]/[.$A406]" office:value-type="float" office:value="0.0746666666666667" calcext:value-type="float">
            <text:p>0.074666666666667</text:p>
          </table:table-cell>
          <table:table-cell table:number-columns-repeated="9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7837" calcext:value-type="float">
            <text:p>7837</text:p>
          </table:table-cell>
          <table:table-cell office:value-type="float" office:value="3931" calcext:value-type="float">
            <text:p>3931</text:p>
          </table:table-cell>
          <table:table-cell office:value-type="float" office:value="8030" calcext:value-type="float">
            <text:p>8030</text:p>
          </table:table-cell>
          <table:table-cell/>
          <table:table-cell table:formula="of:=[.B407]/[.$A407]" office:value-type="float" office:value="0.07837" calcext:value-type="float">
            <text:p>0.07837</text:p>
          </table:table-cell>
          <table:table-cell table:formula="of:=[.C407]/[.$A407]" office:value-type="float" office:value="0.03931" calcext:value-type="float">
            <text:p>0.03931</text:p>
          </table:table-cell>
          <table:table-cell table:formula="of:=[.D407]/[.$A407]" office:value-type="float" office:value="0.0803" calcext:value-type="float">
            <text:p>0.0803</text:p>
          </table:table-cell>
          <table:table-cell table:number-columns-repeated="9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12936" calcext:value-type="float">
            <text:p>12936</text:p>
          </table:table-cell>
          <table:table-cell office:value-type="float" office:value="5468" calcext:value-type="float">
            <text:p>5468</text:p>
          </table:table-cell>
          <table:table-cell office:value-type="float" office:value="10347" calcext:value-type="float">
            <text:p>10347</text:p>
          </table:table-cell>
          <table:table-cell/>
          <table:table-cell table:formula="of:=[.B408]/[.$A408]" office:value-type="float" office:value="0.1176" calcext:value-type="float">
            <text:p>0.1176</text:p>
          </table:table-cell>
          <table:table-cell table:formula="of:=[.C408]/[.$A408]" office:value-type="float" office:value="0.0497090909090909" calcext:value-type="float">
            <text:p>0.049709090909091</text:p>
          </table:table-cell>
          <table:table-cell table:formula="of:=[.D408]/[.$A408]" office:value-type="float" office:value="0.0940636363636364" calcext:value-type="float">
            <text:p>0.094063636363636</text:p>
          </table:table-cell>
          <table:table-cell table:number-columns-repeated="9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17218" calcext:value-type="float">
            <text:p>17218</text:p>
          </table:table-cell>
          <table:table-cell office:value-type="float" office:value="9231" calcext:value-type="float">
            <text:p>9231</text:p>
          </table:table-cell>
          <table:table-cell office:value-type="float" office:value="11804" calcext:value-type="float">
            <text:p>11804</text:p>
          </table:table-cell>
          <table:table-cell/>
          <table:table-cell table:formula="of:=[.B409]/[.$A409]" office:value-type="float" office:value="0.143483333333333" calcext:value-type="float">
            <text:p>0.143483333333333</text:p>
          </table:table-cell>
          <table:table-cell table:formula="of:=[.C409]/[.$A409]" office:value-type="float" office:value="0.076925" calcext:value-type="float">
            <text:p>0.076925</text:p>
          </table:table-cell>
          <table:table-cell table:formula="of:=[.D409]/[.$A409]" office:value-type="float" office:value="0.0983666666666667" calcext:value-type="float">
            <text:p>0.098366666666667</text:p>
          </table:table-cell>
          <table:table-cell table:number-columns-repeated="9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20824" calcext:value-type="float">
            <text:p>20824</text:p>
          </table:table-cell>
          <table:table-cell office:value-type="float" office:value="10662" calcext:value-type="float">
            <text:p>10662</text:p>
          </table:table-cell>
          <table:table-cell office:value-type="float" office:value="12369" calcext:value-type="float">
            <text:p>12369</text:p>
          </table:table-cell>
          <table:table-cell/>
          <table:table-cell table:formula="of:=[.B410]/[.$A410]" office:value-type="float" office:value="0.160184615384615" calcext:value-type="float">
            <text:p>0.160184615384615</text:p>
          </table:table-cell>
          <table:table-cell table:formula="of:=[.C410]/[.$A410]" office:value-type="float" office:value="0.0820153846153846" calcext:value-type="float">
            <text:p>0.082015384615385</text:p>
          </table:table-cell>
          <table:table-cell table:formula="of:=[.D410]/[.$A410]" office:value-type="float" office:value="0.0951461538461539" calcext:value-type="float">
            <text:p>0.095146153846154</text:p>
          </table:table-cell>
          <table:table-cell table:number-columns-repeated="9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27819" calcext:value-type="float">
            <text:p>27819</text:p>
          </table:table-cell>
          <table:table-cell office:value-type="float" office:value="11217" calcext:value-type="float">
            <text:p>11217</text:p>
          </table:table-cell>
          <table:table-cell office:value-type="float" office:value="13103" calcext:value-type="float">
            <text:p>13103</text:p>
          </table:table-cell>
          <table:table-cell/>
          <table:table-cell table:formula="of:=[.B411]/[.$A411]" office:value-type="float" office:value="0.198707142857143" calcext:value-type="float">
            <text:p>0.198707142857143</text:p>
          </table:table-cell>
          <table:table-cell table:formula="of:=[.C411]/[.$A411]" office:value-type="float" office:value="0.0801214285714286" calcext:value-type="float">
            <text:p>0.080121428571429</text:p>
          </table:table-cell>
          <table:table-cell table:formula="of:=[.D411]/[.$A411]" office:value-type="float" office:value="0.0935928571428572" calcext:value-type="float">
            <text:p>0.093592857142857</text:p>
          </table:table-cell>
          <table:table-cell table:number-columns-repeated="9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39460" calcext:value-type="float">
            <text:p>39460</text:p>
          </table:table-cell>
          <table:table-cell office:value-type="float" office:value="12063" calcext:value-type="float">
            <text:p>12063</text:p>
          </table:table-cell>
          <table:table-cell office:value-type="float" office:value="15973" calcext:value-type="float">
            <text:p>15973</text:p>
          </table:table-cell>
          <table:table-cell/>
          <table:table-cell table:formula="of:=[.B412]/[.$A412]" office:value-type="float" office:value="0.263066666666667" calcext:value-type="float">
            <text:p>0.263066666666667</text:p>
          </table:table-cell>
          <table:table-cell table:formula="of:=[.C412]/[.$A412]" office:value-type="float" office:value="0.08042" calcext:value-type="float">
            <text:p>0.08042</text:p>
          </table:table-cell>
          <table:table-cell table:formula="of:=[.D412]/[.$A412]" office:value-type="float" office:value="0.106486666666667" calcext:value-type="float">
            <text:p>0.106486666666667</text:p>
          </table:table-cell>
          <table:table-cell table:number-columns-repeated="9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53669" calcext:value-type="float">
            <text:p>53669</text:p>
          </table:table-cell>
          <table:table-cell office:value-type="float" office:value="13165" calcext:value-type="float">
            <text:p>13165</text:p>
          </table:table-cell>
          <table:table-cell office:value-type="float" office:value="17939" calcext:value-type="float">
            <text:p>17939</text:p>
          </table:table-cell>
          <table:table-cell/>
          <table:table-cell table:formula="of:=[.B413]/[.$A413]" office:value-type="float" office:value="0.33543125" calcext:value-type="float">
            <text:p>0.33543125</text:p>
          </table:table-cell>
          <table:table-cell table:formula="of:=[.C413]/[.$A413]" office:value-type="float" office:value="0.08228125" calcext:value-type="float">
            <text:p>0.08228125</text:p>
          </table:table-cell>
          <table:table-cell table:formula="of:=[.D413]/[.$A413]" office:value-type="float" office:value="0.11211875" calcext:value-type="float">
            <text:p>0.11211875</text:p>
          </table:table-cell>
          <table:table-cell table:number-columns-repeated="9"/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68398" calcext:value-type="float">
            <text:p>68398</text:p>
          </table:table-cell>
          <table:table-cell office:value-type="float" office:value="14634" calcext:value-type="float">
            <text:p>14634</text:p>
          </table:table-cell>
          <table:table-cell office:value-type="float" office:value="23715" calcext:value-type="float">
            <text:p>23715</text:p>
          </table:table-cell>
          <table:table-cell/>
          <table:table-cell table:formula="of:=[.B414]/[.$A414]" office:value-type="float" office:value="0.402341176470588" calcext:value-type="float">
            <text:p>0.402341176470588</text:p>
          </table:table-cell>
          <table:table-cell table:formula="of:=[.C414]/[.$A414]" office:value-type="float" office:value="0.0860823529411765" calcext:value-type="float">
            <text:p>0.086082352941177</text:p>
          </table:table-cell>
          <table:table-cell table:formula="of:=[.D414]/[.$A414]" office:value-type="float" office:value="0.1395" calcext:value-type="float">
            <text:p>0.1395</text:p>
          </table:table-cell>
          <table:table-cell table:number-columns-repeated="9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87107" calcext:value-type="float">
            <text:p>87107</text:p>
          </table:table-cell>
          <table:table-cell office:value-type="float" office:value="19020" calcext:value-type="float">
            <text:p>19020</text:p>
          </table:table-cell>
          <table:table-cell office:value-type="float" office:value="29208" calcext:value-type="float">
            <text:p>29208</text:p>
          </table:table-cell>
          <table:table-cell/>
          <table:table-cell table:formula="of:=[.B415]/[.$A415]" office:value-type="float" office:value="0.483927777777778" calcext:value-type="float">
            <text:p>0.483927777777778</text:p>
          </table:table-cell>
          <table:table-cell table:formula="of:=[.C415]/[.$A415]" office:value-type="float" office:value="0.105666666666667" calcext:value-type="float">
            <text:p>0.105666666666667</text:p>
          </table:table-cell>
          <table:table-cell table:formula="of:=[.D415]/[.$A415]" office:value-type="float" office:value="0.162266666666667" calcext:value-type="float">
            <text:p>0.162266666666667</text:p>
          </table:table-cell>
          <table:table-cell table:number-columns-repeated="9"/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114487" calcext:value-type="float">
            <text:p>114487</text:p>
          </table:table-cell>
          <table:table-cell office:value-type="float" office:value="22550" calcext:value-type="float">
            <text:p>22550</text:p>
          </table:table-cell>
          <table:table-cell office:value-type="float" office:value="33955" calcext:value-type="float">
            <text:p>33955</text:p>
          </table:table-cell>
          <table:table-cell/>
          <table:table-cell table:formula="of:=[.B416]/[.$A416]" office:value-type="float" office:value="0.602563157894737" calcext:value-type="float">
            <text:p>0.602563157894737</text:p>
          </table:table-cell>
          <table:table-cell table:formula="of:=[.C416]/[.$A416]" office:value-type="float" office:value="0.118684210526316" calcext:value-type="float">
            <text:p>0.118684210526316</text:p>
          </table:table-cell>
          <table:table-cell table:formula="of:=[.D416]/[.$A416]" office:value-type="float" office:value="0.178710526315789" calcext:value-type="float">
            <text:p>0.178710526315789</text:p>
          </table:table-cell>
          <table:table-cell table:number-columns-repeated="9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45824" calcext:value-type="float">
            <text:p>145824</text:p>
          </table:table-cell>
          <table:table-cell office:value-type="float" office:value="25036" calcext:value-type="float">
            <text:p>25036</text:p>
          </table:table-cell>
          <table:table-cell office:value-type="float" office:value="40025" calcext:value-type="float">
            <text:p>40025</text:p>
          </table:table-cell>
          <table:table-cell/>
          <table:table-cell table:formula="of:=[.B417]/[.$A417]" office:value-type="float" office:value="0.72912" calcext:value-type="float">
            <text:p>0.72912</text:p>
          </table:table-cell>
          <table:table-cell table:formula="of:=[.C417]/[.$A417]" office:value-type="float" office:value="0.12518" calcext:value-type="float">
            <text:p>0.12518</text:p>
          </table:table-cell>
          <table:table-cell table:formula="of:=[.D417]/[.$A417]" office:value-type="float" office:value="0.200125" calcext:value-type="float">
            <text:p>0.200125</text:p>
          </table:table-cell>
          <table:table-cell table:number-columns-repeated="9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180295" calcext:value-type="float">
            <text:p>180295</text:p>
          </table:table-cell>
          <table:table-cell office:value-type="float" office:value="28034" calcext:value-type="float">
            <text:p>28034</text:p>
          </table:table-cell>
          <table:table-cell office:value-type="float" office:value="47865" calcext:value-type="float">
            <text:p>47865</text:p>
          </table:table-cell>
          <table:table-cell/>
          <table:table-cell table:formula="of:=[.B418]/[.$A418]" office:value-type="float" office:value="0.858547619047619" calcext:value-type="float">
            <text:p>0.858547619047619</text:p>
          </table:table-cell>
          <table:table-cell table:formula="of:=[.C418]/[.$A418]" office:value-type="float" office:value="0.133495238095238" calcext:value-type="float">
            <text:p>0.133495238095238</text:p>
          </table:table-cell>
          <table:table-cell table:formula="of:=[.D418]/[.$A418]" office:value-type="float" office:value="0.227928571428571" calcext:value-type="float">
            <text:p>0.227928571428571</text:p>
          </table:table-cell>
          <table:table-cell table:number-columns-repeated="9"/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219599" calcext:value-type="float">
            <text:p>219599</text:p>
          </table:table-cell>
          <table:table-cell office:value-type="float" office:value="31541" calcext:value-type="float">
            <text:p>31541</text:p>
          </table:table-cell>
          <table:table-cell office:value-type="float" office:value="58266" calcext:value-type="float">
            <text:p>58266</text:p>
          </table:table-cell>
          <table:table-cell/>
          <table:table-cell table:formula="of:=[.B419]/[.$A419]" office:value-type="float" office:value="0.998177272727273" calcext:value-type="float">
            <text:p>0.998177272727273</text:p>
          </table:table-cell>
          <table:table-cell table:formula="of:=[.C419]/[.$A419]" office:value-type="float" office:value="0.143368181818182" calcext:value-type="float">
            <text:p>0.143368181818182</text:p>
          </table:table-cell>
          <table:table-cell table:formula="of:=[.D419]/[.$A419]" office:value-type="float" office:value="0.264845454545455" calcext:value-type="float">
            <text:p>0.264845454545455</text:p>
          </table:table-cell>
          <table:table-cell table:number-columns-repeated="9"/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264535" calcext:value-type="float">
            <text:p>264535</text:p>
          </table:table-cell>
          <table:table-cell office:value-type="float" office:value="35386" calcext:value-type="float">
            <text:p>35386</text:p>
          </table:table-cell>
          <table:table-cell office:value-type="float" office:value="78808" calcext:value-type="float">
            <text:p>78808</text:p>
          </table:table-cell>
          <table:table-cell/>
          <table:table-cell table:formula="of:=[.B420]/[.$A420]" office:value-type="float" office:value="1.15015217391304" calcext:value-type="float">
            <text:p>1.15015217391304</text:p>
          </table:table-cell>
          <table:table-cell table:formula="of:=[.C420]/[.$A420]" office:value-type="float" office:value="0.153852173913043" calcext:value-type="float">
            <text:p>0.153852173913043</text:p>
          </table:table-cell>
          <table:table-cell table:formula="of:=[.D420]/[.$A420]" office:value-type="float" office:value="0.34264347826087" calcext:value-type="float">
            <text:p>0.34264347826087</text:p>
          </table:table-cell>
          <table:table-cell table:number-columns-repeated="9"/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316674" calcext:value-type="float">
            <text:p>316674</text:p>
          </table:table-cell>
          <table:table-cell office:value-type="float" office:value="42908" calcext:value-type="float">
            <text:p>42908</text:p>
          </table:table-cell>
          <table:table-cell office:value-type="float" office:value="98017" calcext:value-type="float">
            <text:p>98017</text:p>
          </table:table-cell>
          <table:table-cell/>
          <table:table-cell table:formula="of:=[.B421]/[.$A421]" office:value-type="float" office:value="1.319475" calcext:value-type="float">
            <text:p>1.319475</text:p>
          </table:table-cell>
          <table:table-cell table:formula="of:=[.C421]/[.$A421]" office:value-type="float" office:value="0.178783333333333" calcext:value-type="float">
            <text:p>0.178783333333333</text:p>
          </table:table-cell>
          <table:table-cell table:formula="of:=[.D421]/[.$A421]" office:value-type="float" office:value="0.408404166666667" calcext:value-type="float">
            <text:p>0.408404166666667</text:p>
          </table:table-cell>
          <table:table-cell table:number-columns-repeated="9"/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374475" calcext:value-type="float">
            <text:p>374475</text:p>
          </table:table-cell>
          <table:table-cell office:value-type="float" office:value="51366" calcext:value-type="float">
            <text:p>51366</text:p>
          </table:table-cell>
          <table:table-cell office:value-type="float" office:value="119826" calcext:value-type="float">
            <text:p>119826</text:p>
          </table:table-cell>
          <table:table-cell/>
          <table:table-cell table:formula="of:=[.B422]/[.$A422]" office:value-type="float" office:value="1.4979" calcext:value-type="float">
            <text:p>1.4979</text:p>
          </table:table-cell>
          <table:table-cell table:formula="of:=[.C422]/[.$A422]" office:value-type="float" office:value="0.205464" calcext:value-type="float">
            <text:p>0.205464</text:p>
          </table:table-cell>
          <table:table-cell table:formula="of:=[.D422]/[.$A422]" office:value-type="float" office:value="0.479304" calcext:value-type="float">
            <text:p>0.479304</text:p>
          </table:table-cell>
          <table:table-cell table:number-columns-repeated="9"/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441049" calcext:value-type="float">
            <text:p>441049</text:p>
          </table:table-cell>
          <table:table-cell office:value-type="float" office:value="59214" calcext:value-type="float">
            <text:p>59214</text:p>
          </table:table-cell>
          <table:table-cell office:value-type="float" office:value="144072" calcext:value-type="float">
            <text:p>144072</text:p>
          </table:table-cell>
          <table:table-cell/>
          <table:table-cell table:formula="of:=[.B423]/[.$A423]" office:value-type="float" office:value="1.69634230769231" calcext:value-type="float">
            <text:p>1.69634230769231</text:p>
          </table:table-cell>
          <table:table-cell table:formula="of:=[.C423]/[.$A423]" office:value-type="float" office:value="0.227746153846154" calcext:value-type="float">
            <text:p>0.227746153846154</text:p>
          </table:table-cell>
          <table:table-cell table:formula="of:=[.D423]/[.$A423]" office:value-type="float" office:value="0.554123076923077" calcext:value-type="float">
            <text:p>0.554123076923077</text:p>
          </table:table-cell>
          <table:table-cell table:number-columns-repeated="9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502439" calcext:value-type="float">
            <text:p>502439</text:p>
          </table:table-cell>
          <table:table-cell office:value-type="float" office:value="69760" calcext:value-type="float">
            <text:p>69760</text:p>
          </table:table-cell>
          <table:table-cell office:value-type="float" office:value="170078" calcext:value-type="float">
            <text:p>170078</text:p>
          </table:table-cell>
          <table:table-cell/>
          <table:table-cell table:formula="of:=[.B424]/[.$A424]" office:value-type="float" office:value="1.86088518518519" calcext:value-type="float">
            <text:p>1.86088518518519</text:p>
          </table:table-cell>
          <table:table-cell table:formula="of:=[.C424]/[.$A424]" office:value-type="float" office:value="0.25837037037037" calcext:value-type="float">
            <text:p>0.25837037037037</text:p>
          </table:table-cell>
          <table:table-cell table:formula="of:=[.D424]/[.$A424]" office:value-type="float" office:value="0.629918518518519" calcext:value-type="float">
            <text:p>0.629918518518519</text:p>
          </table:table-cell>
          <table:table-cell table:number-columns-repeated="9"/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586638" calcext:value-type="float">
            <text:p>586638</text:p>
          </table:table-cell>
          <table:table-cell office:value-type="float" office:value="79611" calcext:value-type="float">
            <text:p>79611</text:p>
          </table:table-cell>
          <table:table-cell office:value-type="float" office:value="202286" calcext:value-type="float">
            <text:p>202286</text:p>
          </table:table-cell>
          <table:table-cell/>
          <table:table-cell table:formula="of:=[.B425]/[.$A425]" office:value-type="float" office:value="2.09513571428571" calcext:value-type="float">
            <text:p>2.09513571428571</text:p>
          </table:table-cell>
          <table:table-cell table:formula="of:=[.C425]/[.$A425]" office:value-type="float" office:value="0.284325" calcext:value-type="float">
            <text:p>0.284325</text:p>
          </table:table-cell>
          <table:table-cell table:formula="of:=[.D425]/[.$A425]" office:value-type="float" office:value="0.72245" calcext:value-type="float">
            <text:p>0.72245</text:p>
          </table:table-cell>
          <table:table-cell table:number-columns-repeated="9"/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677999" calcext:value-type="float">
            <text:p>677999</text:p>
          </table:table-cell>
          <table:table-cell office:value-type="float" office:value="91215" calcext:value-type="float">
            <text:p>91215</text:p>
          </table:table-cell>
          <table:table-cell office:value-type="float" office:value="242083" calcext:value-type="float">
            <text:p>242083</text:p>
          </table:table-cell>
          <table:table-cell/>
          <table:table-cell table:formula="of:=[.B426]/[.$A426]" office:value-type="float" office:value="2.3379275862069" calcext:value-type="float">
            <text:p>2.3379275862069</text:p>
          </table:table-cell>
          <table:table-cell table:formula="of:=[.C426]/[.$A426]" office:value-type="float" office:value="0.314534482758621" calcext:value-type="float">
            <text:p>0.314534482758621</text:p>
          </table:table-cell>
          <table:table-cell table:formula="of:=[.D426]/[.$A426]" office:value-type="float" office:value="0.834768965517241" calcext:value-type="float">
            <text:p>0.834768965517241</text:p>
          </table:table-cell>
          <table:table-cell table:number-columns-repeated="9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775972" calcext:value-type="float">
            <text:p>775972</text:p>
          </table:table-cell>
          <table:table-cell office:value-type="float" office:value="105219" calcext:value-type="float">
            <text:p>105219</text:p>
          </table:table-cell>
          <table:table-cell office:value-type="float" office:value="286779" calcext:value-type="float">
            <text:p>286779</text:p>
          </table:table-cell>
          <table:table-cell/>
          <table:table-cell table:formula="of:=[.B427]/[.$A427]" office:value-type="float" office:value="2.58657333333333" calcext:value-type="float">
            <text:p>2.58657333333333</text:p>
          </table:table-cell>
          <table:table-cell table:formula="of:=[.C427]/[.$A427]" office:value-type="float" office:value="0.35073" calcext:value-type="float">
            <text:p>0.35073</text:p>
          </table:table-cell>
          <table:table-cell table:formula="of:=[.D427]/[.$A427]" office:value-type="float" office:value="0.95593" calcext:value-type="float">
            <text:p>0.95593</text:p>
          </table:table-cell>
          <table:table-cell table:number-columns-repeated="9"/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879567" calcext:value-type="float">
            <text:p>879567</text:p>
          </table:table-cell>
          <table:table-cell office:value-type="float" office:value="121907" calcext:value-type="float">
            <text:p>121907</text:p>
          </table:table-cell>
          <table:table-cell office:value-type="float" office:value="338497" calcext:value-type="float">
            <text:p>338497</text:p>
          </table:table-cell>
          <table:table-cell/>
          <table:table-cell table:formula="of:=[.B428]/[.$A428]" office:value-type="float" office:value="2.83731290322581" calcext:value-type="float">
            <text:p>2.83731290322581</text:p>
          </table:table-cell>
          <table:table-cell table:formula="of:=[.C428]/[.$A428]" office:value-type="float" office:value="0.393248387096774" calcext:value-type="float">
            <text:p>0.393248387096774</text:p>
          </table:table-cell>
          <table:table-cell table:formula="of:=[.D428]/[.$A428]" office:value-type="float" office:value="1.09192580645161" calcext:value-type="float">
            <text:p>1.09192580645161</text:p>
          </table:table-cell>
          <table:table-cell table:number-columns-repeated="9"/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992373" calcext:value-type="float">
            <text:p>992373</text:p>
          </table:table-cell>
          <table:table-cell office:value-type="float" office:value="142498" calcext:value-type="float">
            <text:p>142498</text:p>
          </table:table-cell>
          <table:table-cell office:value-type="float" office:value="396156" calcext:value-type="float">
            <text:p>396156</text:p>
          </table:table-cell>
          <table:table-cell/>
          <table:table-cell table:formula="of:=[.B429]/[.$A429]" office:value-type="float" office:value="3.101165625" calcext:value-type="float">
            <text:p>3.101165625</text:p>
          </table:table-cell>
          <table:table-cell table:formula="of:=[.C429]/[.$A429]" office:value-type="float" office:value="0.44530625" calcext:value-type="float">
            <text:p>0.44530625</text:p>
          </table:table-cell>
          <table:table-cell table:formula="of:=[.D429]/[.$A429]" office:value-type="float" office:value="1.2379875" calcext:value-type="float">
            <text:p>1.2379875</text:p>
          </table:table-cell>
          <table:table-cell table:number-columns-repeated="9"/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1111390" calcext:value-type="float">
            <text:p>1111390</text:p>
          </table:table-cell>
          <table:table-cell office:value-type="float" office:value="165781" calcext:value-type="float">
            <text:p>165781</text:p>
          </table:table-cell>
          <table:table-cell office:value-type="float" office:value="463649" calcext:value-type="float">
            <text:p>463649</text:p>
          </table:table-cell>
          <table:table-cell/>
          <table:table-cell table:formula="of:=[.B430]/[.$A430]" office:value-type="float" office:value="3.36784848484848" calcext:value-type="float">
            <text:p>3.36784848484848</text:p>
          </table:table-cell>
          <table:table-cell table:formula="of:=[.C430]/[.$A430]" office:value-type="float" office:value="0.502366666666667" calcext:value-type="float">
            <text:p>0.502366666666667</text:p>
          </table:table-cell>
          <table:table-cell table:formula="of:=[.D430]/[.$A430]" office:value-type="float" office:value="1.40499696969697" calcext:value-type="float">
            <text:p>1.40499696969697</text:p>
          </table:table-cell>
          <table:table-cell table:number-columns-repeated="9"/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1265183" calcext:value-type="float">
            <text:p>1265183</text:p>
          </table:table-cell>
          <table:table-cell office:value-type="float" office:value="207248" calcext:value-type="float">
            <text:p>207248</text:p>
          </table:table-cell>
          <table:table-cell office:value-type="float" office:value="607217" calcext:value-type="float">
            <text:p>607217</text:p>
          </table:table-cell>
          <table:table-cell/>
          <table:table-cell table:formula="of:=[.B431]/[.$A431]" office:value-type="float" office:value="3.72112647058824" calcext:value-type="float">
            <text:p>3.72112647058824</text:p>
          </table:table-cell>
          <table:table-cell table:formula="of:=[.C431]/[.$A431]" office:value-type="float" office:value="0.609552941176471" calcext:value-type="float">
            <text:p>0.609552941176471</text:p>
          </table:table-cell>
          <table:table-cell table:formula="of:=[.D431]/[.$A431]" office:value-type="float" office:value="1.78593235294118" calcext:value-type="float">
            <text:p>1.78593235294118</text:p>
          </table:table-cell>
          <table:table-cell table:number-columns-repeated="9"/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1405555" calcext:value-type="float">
            <text:p>1405555</text:p>
          </table:table-cell>
          <table:table-cell office:value-type="float" office:value="243558" calcext:value-type="float">
            <text:p>243558</text:p>
          </table:table-cell>
          <table:table-cell office:value-type="float" office:value="695765" calcext:value-type="float">
            <text:p>695765</text:p>
          </table:table-cell>
          <table:table-cell/>
          <table:table-cell table:formula="of:=[.B432]/[.$A432]" office:value-type="float" office:value="4.01587142857143" calcext:value-type="float">
            <text:p>4.01587142857143</text:p>
          </table:table-cell>
          <table:table-cell table:formula="of:=[.C432]/[.$A432]" office:value-type="float" office:value="0.69588" calcext:value-type="float">
            <text:p>0.69588</text:p>
          </table:table-cell>
          <table:table-cell table:formula="of:=[.D432]/[.$A432]" office:value-type="float" office:value="1.9879" calcext:value-type="float">
            <text:p>1.9879</text:p>
          </table:table-cell>
          <table:table-cell table:number-columns-repeated="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1551472" calcext:value-type="float">
            <text:p>1551472</text:p>
          </table:table-cell>
          <table:table-cell office:value-type="float" office:value="278559" calcext:value-type="float">
            <text:p>278559</text:p>
          </table:table-cell>
          <table:table-cell office:value-type="float" office:value="791470" calcext:value-type="float">
            <text:p>791470</text:p>
          </table:table-cell>
          <table:table-cell/>
          <table:table-cell table:formula="of:=[.B433]/[.$A433]" office:value-type="float" office:value="4.30964444444444" calcext:value-type="float">
            <text:p>4.30964444444444</text:p>
          </table:table-cell>
          <table:table-cell table:formula="of:=[.C433]/[.$A433]" office:value-type="float" office:value="0.773775" calcext:value-type="float">
            <text:p>0.773775</text:p>
          </table:table-cell>
          <table:table-cell table:formula="of:=[.D433]/[.$A433]" office:value-type="float" office:value="2.19852777777778" calcext:value-type="float">
            <text:p>2.19852777777778</text:p>
          </table:table-cell>
          <table:table-cell table:number-columns-repeated="9"/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1707476" calcext:value-type="float">
            <text:p>1707476</text:p>
          </table:table-cell>
          <table:table-cell office:value-type="float" office:value="317879" calcext:value-type="float">
            <text:p>317879</text:p>
          </table:table-cell>
          <table:table-cell office:value-type="float" office:value="897662" calcext:value-type="float">
            <text:p>897662</text:p>
          </table:table-cell>
          <table:table-cell/>
          <table:table-cell table:formula="of:=[.B434]/[.$A434]" office:value-type="float" office:value="4.6148" calcext:value-type="float">
            <text:p>4.6148</text:p>
          </table:table-cell>
          <table:table-cell table:formula="of:=[.C434]/[.$A434]" office:value-type="float" office:value="0.859132432432432" calcext:value-type="float">
            <text:p>0.859132432432432</text:p>
          </table:table-cell>
          <table:table-cell table:formula="of:=[.D434]/[.$A434]" office:value-type="float" office:value="2.42611351351351" calcext:value-type="float">
            <text:p>2.42611351351351</text:p>
          </table:table-cell>
          <table:table-cell table:number-columns-repeated="9"/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1870898" calcext:value-type="float">
            <text:p>1870898</text:p>
          </table:table-cell>
          <table:table-cell office:value-type="float" office:value="361244" calcext:value-type="float">
            <text:p>361244</text:p>
          </table:table-cell>
          <table:table-cell office:value-type="float" office:value="1014550" calcext:value-type="float">
            <text:p>1014550</text:p>
          </table:table-cell>
          <table:table-cell/>
          <table:table-cell table:formula="of:=[.B435]/[.$A435]" office:value-type="float" office:value="4.92341578947368" calcext:value-type="float">
            <text:p>4.92341578947368</text:p>
          </table:table-cell>
          <table:table-cell table:formula="of:=[.C435]/[.$A435]" office:value-type="float" office:value="0.950642105263158" calcext:value-type="float">
            <text:p>0.950642105263158</text:p>
          </table:table-cell>
          <table:table-cell table:formula="of:=[.D435]/[.$A435]" office:value-type="float" office:value="2.66986842105263" calcext:value-type="float">
            <text:p>2.66986842105263</text:p>
          </table:table-cell>
          <table:table-cell table:number-columns-repeated="9"/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2045278" calcext:value-type="float">
            <text:p>2045278</text:p>
          </table:table-cell>
          <table:table-cell office:value-type="float" office:value="408559" calcext:value-type="float">
            <text:p>408559</text:p>
          </table:table-cell>
          <table:table-cell office:value-type="float" office:value="1143337" calcext:value-type="float">
            <text:p>1143337</text:p>
          </table:table-cell>
          <table:table-cell/>
          <table:table-cell table:formula="of:=[.B436]/[.$A436]" office:value-type="float" office:value="5.24430256410256" calcext:value-type="float">
            <text:p>5.24430256410256</text:p>
          </table:table-cell>
          <table:table-cell table:formula="of:=[.C436]/[.$A436]" office:value-type="float" office:value="1.04758717948718" calcext:value-type="float">
            <text:p>1.04758717948718</text:p>
          </table:table-cell>
          <table:table-cell table:formula="of:=[.D436]/[.$A436]" office:value-type="float" office:value="2.93163333333333" calcext:value-type="float">
            <text:p>2.93163333333333</text:p>
          </table:table-cell>
          <table:table-cell table:number-columns-repeated="9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2231247" calcext:value-type="float">
            <text:p>2231247</text:p>
          </table:table-cell>
          <table:table-cell office:value-type="float" office:value="460887" calcext:value-type="float">
            <text:p>460887</text:p>
          </table:table-cell>
          <table:table-cell office:value-type="float" office:value="1282219" calcext:value-type="float">
            <text:p>1282219</text:p>
          </table:table-cell>
          <table:table-cell/>
          <table:table-cell table:formula="of:=[.B437]/[.$A437]" office:value-type="float" office:value="5.5781175" calcext:value-type="float">
            <text:p>5.5781175</text:p>
          </table:table-cell>
          <table:table-cell table:formula="of:=[.C437]/[.$A437]" office:value-type="float" office:value="1.1522175" calcext:value-type="float">
            <text:p>1.1522175</text:p>
          </table:table-cell>
          <table:table-cell table:formula="of:=[.D437]/[.$A437]" office:value-type="float" office:value="3.2055475" calcext:value-type="float">
            <text:p>3.2055475</text:p>
          </table:table-cell>
          <table:table-cell table:number-columns-repeated="9"/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2425570" calcext:value-type="float">
            <text:p>2425570</text:p>
          </table:table-cell>
          <table:table-cell office:value-type="float" office:value="516355" calcext:value-type="float">
            <text:p>516355</text:p>
          </table:table-cell>
          <table:table-cell office:value-type="float" office:value="1434720" calcext:value-type="float">
            <text:p>1434720</text:p>
          </table:table-cell>
          <table:table-cell/>
          <table:table-cell table:formula="of:=[.B438]/[.$A438]" office:value-type="float" office:value="5.9160243902439" calcext:value-type="float">
            <text:p>5.9160243902439</text:p>
          </table:table-cell>
          <table:table-cell table:formula="of:=[.C438]/[.$A438]" office:value-type="float" office:value="1.25940243902439" calcext:value-type="float">
            <text:p>1.25940243902439</text:p>
          </table:table-cell>
          <table:table-cell table:formula="of:=[.D438]/[.$A438]" office:value-type="float" office:value="3.49931707317073" calcext:value-type="float">
            <text:p>3.49931707317073</text:p>
          </table:table-cell>
          <table:table-cell table:number-columns-repeated="9"/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2628484" calcext:value-type="float">
            <text:p>2628484</text:p>
          </table:table-cell>
          <table:table-cell office:value-type="float" office:value="577382" calcext:value-type="float">
            <text:p>577382</text:p>
          </table:table-cell>
          <table:table-cell office:value-type="float" office:value="1593553" calcext:value-type="float">
            <text:p>1593553</text:p>
          </table:table-cell>
          <table:table-cell/>
          <table:table-cell table:formula="of:=[.B439]/[.$A439]" office:value-type="float" office:value="6.25829523809524" calcext:value-type="float">
            <text:p>6.25829523809524</text:p>
          </table:table-cell>
          <table:table-cell table:formula="of:=[.C439]/[.$A439]" office:value-type="float" office:value="1.37471904761905" calcext:value-type="float">
            <text:p>1.37471904761905</text:p>
          </table:table-cell>
          <table:table-cell table:formula="of:=[.D439]/[.$A439]" office:value-type="float" office:value="3.79417380952381" calcext:value-type="float">
            <text:p>3.79417380952381</text:p>
          </table:table-cell>
          <table:table-cell table:number-columns-repeated="9"/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2842030" calcext:value-type="float">
            <text:p>2842030</text:p>
          </table:table-cell>
          <table:table-cell office:value-type="float" office:value="645104" calcext:value-type="float">
            <text:p>645104</text:p>
          </table:table-cell>
          <table:table-cell office:value-type="float" office:value="1766146" calcext:value-type="float">
            <text:p>1766146</text:p>
          </table:table-cell>
          <table:table-cell/>
          <table:table-cell table:formula="of:=[.B440]/[.$A440]" office:value-type="float" office:value="6.60937209302326" calcext:value-type="float">
            <text:p>6.60937209302326</text:p>
          </table:table-cell>
          <table:table-cell table:formula="of:=[.C440]/[.$A440]" office:value-type="float" office:value="1.50024186046512" calcext:value-type="float">
            <text:p>1.50024186046512</text:p>
          </table:table-cell>
          <table:table-cell table:formula="of:=[.D440]/[.$A440]" office:value-type="float" office:value="4.10731627906977" calcext:value-type="float">
            <text:p>4.10731627906977</text:p>
          </table:table-cell>
          <table:table-cell table:number-columns-repeated="9"/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3066055" calcext:value-type="float">
            <text:p>3066055</text:p>
          </table:table-cell>
          <table:table-cell office:value-type="float" office:value="722812" calcext:value-type="float">
            <text:p>722812</text:p>
          </table:table-cell>
          <table:table-cell office:value-type="float" office:value="1945778" calcext:value-type="float">
            <text:p>1945778</text:p>
          </table:table-cell>
          <table:table-cell/>
          <table:table-cell table:formula="of:=[.B441]/[.$A441]" office:value-type="float" office:value="6.96830681818182" calcext:value-type="float">
            <text:p>6.96830681818182</text:p>
          </table:table-cell>
          <table:table-cell table:formula="of:=[.C441]/[.$A441]" office:value-type="float" office:value="1.64275454545455" calcext:value-type="float">
            <text:p>1.64275454545455</text:p>
          </table:table-cell>
          <table:table-cell table:formula="of:=[.D441]/[.$A441]" office:value-type="float" office:value="4.42222272727273" calcext:value-type="float">
            <text:p>4.42222272727273</text:p>
          </table:table-cell>
          <table:table-cell table:number-columns-repeated="9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417261" calcext:value-type="float">
            <text:p>3417261</text:p>
          </table:table-cell>
          <table:table-cell office:value-type="float" office:value="868724" calcext:value-type="float">
            <text:p>868724</text:p>
          </table:table-cell>
          <table:table-cell office:value-type="float" office:value="2181723" calcext:value-type="float">
            <text:p>2181723</text:p>
          </table:table-cell>
          <table:table-cell/>
          <table:table-cell table:formula="of:=[.B442]/[.$A442]" office:value-type="float" office:value="7.59391333333333" calcext:value-type="float">
            <text:p>7.59391333333333</text:p>
          </table:table-cell>
          <table:table-cell table:formula="of:=[.C442]/[.$A442]" office:value-type="float" office:value="1.93049777777778" calcext:value-type="float">
            <text:p>1.93049777777778</text:p>
          </table:table-cell>
          <table:table-cell table:formula="of:=[.D442]/[.$A442]" office:value-type="float" office:value="4.84827333333333" calcext:value-type="float">
            <text:p>4.84827333333333</text:p>
          </table:table-cell>
          <table:table-cell table:number-columns-repeated="9"/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3698386" calcext:value-type="float">
            <text:p>3698386</text:p>
          </table:table-cell>
          <table:table-cell office:value-type="float" office:value="984019" calcext:value-type="float">
            <text:p>984019</text:p>
          </table:table-cell>
          <table:table-cell office:value-type="float" office:value="2495660" calcext:value-type="float">
            <text:p>2495660</text:p>
          </table:table-cell>
          <table:table-cell/>
          <table:table-cell table:formula="of:=[.B443]/[.$A443]" office:value-type="float" office:value="8.03996956521739" calcext:value-type="float">
            <text:p>8.03996956521739</text:p>
          </table:table-cell>
          <table:table-cell table:formula="of:=[.C443]/[.$A443]" office:value-type="float" office:value="2.13917173913043" calcext:value-type="float">
            <text:p>2.13917173913043</text:p>
          </table:table-cell>
          <table:table-cell table:formula="of:=[.D443]/[.$A443]" office:value-type="float" office:value="5.42534782608696" calcext:value-type="float">
            <text:p>5.42534782608696</text:p>
          </table:table-cell>
          <table:table-cell table:number-columns-repeated="9"/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3959198" calcext:value-type="float">
            <text:p>3959198</text:p>
          </table:table-cell>
          <table:table-cell office:value-type="float" office:value="1100165" calcext:value-type="float">
            <text:p>1100165</text:p>
          </table:table-cell>
          <table:table-cell office:value-type="float" office:value="2744607" calcext:value-type="float">
            <text:p>2744607</text:p>
          </table:table-cell>
          <table:table-cell/>
          <table:table-cell table:formula="of:=[.B444]/[.$A444]" office:value-type="float" office:value="8.42382553191489" calcext:value-type="float">
            <text:p>8.42382553191489</text:p>
          </table:table-cell>
          <table:table-cell table:formula="of:=[.C444]/[.$A444]" office:value-type="float" office:value="2.34077659574468" calcext:value-type="float">
            <text:p>2.34077659574468</text:p>
          </table:table-cell>
          <table:table-cell table:formula="of:=[.D444]/[.$A444]" office:value-type="float" office:value="5.83958936170213" calcext:value-type="float">
            <text:p>5.83958936170213</text:p>
          </table:table-cell>
          <table:table-cell table:number-columns-repeated="9"/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4226310" calcext:value-type="float">
            <text:p>4226310</text:p>
          </table:table-cell>
          <table:table-cell office:value-type="float" office:value="1209950" calcext:value-type="float">
            <text:p>1209950</text:p>
          </table:table-cell>
          <table:table-cell office:value-type="float" office:value="2974724" calcext:value-type="float">
            <text:p>2974724</text:p>
          </table:table-cell>
          <table:table-cell/>
          <table:table-cell table:formula="of:=[.B445]/[.$A445]" office:value-type="float" office:value="8.8048125" calcext:value-type="float">
            <text:p>8.8048125</text:p>
          </table:table-cell>
          <table:table-cell table:formula="of:=[.C445]/[.$A445]" office:value-type="float" office:value="2.52072916666667" calcext:value-type="float">
            <text:p>2.52072916666667</text:p>
          </table:table-cell>
          <table:table-cell table:formula="of:=[.D445]/[.$A445]" office:value-type="float" office:value="6.19734166666667" calcext:value-type="float">
            <text:p>6.19734166666667</text:p>
          </table:table-cell>
          <table:table-cell table:number-columns-repeated="9"/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4501116" calcext:value-type="float">
            <text:p>4501116</text:p>
          </table:table-cell>
          <table:table-cell office:value-type="float" office:value="1324286" calcext:value-type="float">
            <text:p>1324286</text:p>
          </table:table-cell>
          <table:table-cell office:value-type="float" office:value="3216165" calcext:value-type="float">
            <text:p>3216165</text:p>
          </table:table-cell>
          <table:table-cell/>
          <table:table-cell table:formula="of:=[.B446]/[.$A446]" office:value-type="float" office:value="9.18595102040816" calcext:value-type="float">
            <text:p>9.18595102040816</text:p>
          </table:table-cell>
          <table:table-cell table:formula="of:=[.C446]/[.$A446]" office:value-type="float" office:value="2.70262448979592" calcext:value-type="float">
            <text:p>2.70262448979592</text:p>
          </table:table-cell>
          <table:table-cell table:formula="of:=[.D446]/[.$A446]" office:value-type="float" office:value="6.56360204081633" calcext:value-type="float">
            <text:p>6.56360204081633</text:p>
          </table:table-cell>
          <table:table-cell table:number-columns-repeated="9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786116" calcext:value-type="float">
            <text:p>4786116</text:p>
          </table:table-cell>
          <table:table-cell office:value-type="float" office:value="1434458" calcext:value-type="float">
            <text:p>1434458</text:p>
          </table:table-cell>
          <table:table-cell office:value-type="float" office:value="3462653" calcext:value-type="float">
            <text:p>3462653</text:p>
          </table:table-cell>
          <table:table-cell/>
          <table:table-cell table:formula="of:=[.B447]/[.$A447]" office:value-type="float" office:value="9.572232" calcext:value-type="float">
            <text:p>9.572232</text:p>
          </table:table-cell>
          <table:table-cell table:formula="of:=[.C447]/[.$A447]" office:value-type="float" office:value="2.868916" calcext:value-type="float">
            <text:p>2.868916</text:p>
          </table:table-cell>
          <table:table-cell table:formula="of:=[.D447]/[.$A447]" office:value-type="float" office:value="6.925306" calcext:value-type="float">
            <text:p>6.925306</text:p>
          </table:table-cell>
          <table:table-cell table:number-columns-repeated="9"/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5079873" calcext:value-type="float">
            <text:p>5079873</text:p>
          </table:table-cell>
          <table:table-cell office:value-type="float" office:value="1554506" calcext:value-type="float">
            <text:p>1554506</text:p>
          </table:table-cell>
          <table:table-cell office:value-type="float" office:value="3725660" calcext:value-type="float">
            <text:p>3725660</text:p>
          </table:table-cell>
          <table:table-cell/>
          <table:table-cell table:formula="of:=[.B448]/[.$A448]" office:value-type="float" office:value="9.96053529411765" calcext:value-type="float">
            <text:p>9.96053529411765</text:p>
          </table:table-cell>
          <table:table-cell table:formula="of:=[.C448]/[.$A448]" office:value-type="float" office:value="3.04805098039216" calcext:value-type="float">
            <text:p>3.04805098039216</text:p>
          </table:table-cell>
          <table:table-cell table:formula="of:=[.D448]/[.$A448]" office:value-type="float" office:value="7.30521568627451" calcext:value-type="float">
            <text:p>7.30521568627451</text:p>
          </table:table-cell>
          <table:table-cell table:number-columns-repeated="9"/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5382671" calcext:value-type="float">
            <text:p>5382671</text:p>
          </table:table-cell>
          <table:table-cell office:value-type="float" office:value="1672348" calcext:value-type="float">
            <text:p>1672348</text:p>
          </table:table-cell>
          <table:table-cell office:value-type="float" office:value="3994579" calcext:value-type="float">
            <text:p>3994579</text:p>
          </table:table-cell>
          <table:table-cell/>
          <table:table-cell table:formula="of:=[.B449]/[.$A449]" office:value-type="float" office:value="10.3512903846154" calcext:value-type="float">
            <text:p>10.3512903846154</text:p>
          </table:table-cell>
          <table:table-cell table:formula="of:=[.C449]/[.$A449]" office:value-type="float" office:value="3.21605384615385" calcext:value-type="float">
            <text:p>3.21605384615385</text:p>
          </table:table-cell>
          <table:table-cell table:formula="of:=[.D449]/[.$A449]" office:value-type="float" office:value="7.68188269230769" calcext:value-type="float">
            <text:p>7.68188269230769</text:p>
          </table:table-cell>
          <table:table-cell table:number-columns-repeated="9"/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5685812" calcext:value-type="float">
            <text:p>5685812</text:p>
          </table:table-cell>
          <table:table-cell office:value-type="float" office:value="1836357" calcext:value-type="float">
            <text:p>1836357</text:p>
          </table:table-cell>
          <table:table-cell office:value-type="float" office:value="4261225" calcext:value-type="float">
            <text:p>4261225</text:p>
          </table:table-cell>
          <table:table-cell/>
          <table:table-cell table:formula="of:=[.B450]/[.$A450]" office:value-type="float" office:value="10.7279471698113" calcext:value-type="float">
            <text:p>10.7279471698113</text:p>
          </table:table-cell>
          <table:table-cell table:formula="of:=[.C450]/[.$A450]" office:value-type="float" office:value="3.46482452830189" calcext:value-type="float">
            <text:p>3.46482452830189</text:p>
          </table:table-cell>
          <table:table-cell table:formula="of:=[.D450]/[.$A450]" office:value-type="float" office:value="8.04004716981132" calcext:value-type="float">
            <text:p>8.04004716981132</text:p>
          </table:table-cell>
          <table:table-cell table:number-columns-repeated="9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6040168" calcext:value-type="float">
            <text:p>6040168</text:p>
          </table:table-cell>
          <table:table-cell office:value-type="float" office:value="2029507" calcext:value-type="float">
            <text:p>2029507</text:p>
          </table:table-cell>
          <table:table-cell office:value-type="float" office:value="4651144" calcext:value-type="float">
            <text:p>4651144</text:p>
          </table:table-cell>
          <table:table-cell/>
          <table:table-cell table:formula="of:=[.B451]/[.$A451]" office:value-type="float" office:value="11.1854962962963" calcext:value-type="float">
            <text:p>11.1854962962963</text:p>
          </table:table-cell>
          <table:table-cell table:formula="of:=[.C451]/[.$A451]" office:value-type="float" office:value="3.7583462962963" calcext:value-type="float">
            <text:p>3.7583462962963</text:p>
          </table:table-cell>
          <table:table-cell table:formula="of:=[.D451]/[.$A451]" office:value-type="float" office:value="8.61322962962963" calcext:value-type="float">
            <text:p>8.61322962962963</text:p>
          </table:table-cell>
          <table:table-cell table:number-columns-repeated="9"/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6418260" calcext:value-type="float">
            <text:p>6418260</text:p>
          </table:table-cell>
          <table:table-cell office:value-type="float" office:value="2213656" calcext:value-type="float">
            <text:p>2213656</text:p>
          </table:table-cell>
          <table:table-cell office:value-type="float" office:value="5015617" calcext:value-type="float">
            <text:p>5015617</text:p>
          </table:table-cell>
          <table:table-cell/>
          <table:table-cell table:formula="of:=[.B452]/[.$A452]" office:value-type="float" office:value="11.6695636363636" calcext:value-type="float">
            <text:p>11.6695636363636</text:p>
          </table:table-cell>
          <table:table-cell table:formula="of:=[.C452]/[.$A452]" office:value-type="float" office:value="4.02482909090909" calcext:value-type="float">
            <text:p>4.02482909090909</text:p>
          </table:table-cell>
          <table:table-cell table:formula="of:=[.D452]/[.$A452]" office:value-type="float" office:value="9.11930363636364" calcext:value-type="float">
            <text:p>9.11930363636364</text:p>
          </table:table-cell>
          <table:table-cell table:number-columns-repeated="9"/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6807909" calcext:value-type="float">
            <text:p>6807909</text:p>
          </table:table-cell>
          <table:table-cell office:value-type="float" office:value="2421440" calcext:value-type="float">
            <text:p>2421440</text:p>
          </table:table-cell>
          <table:table-cell office:value-type="float" office:value="5385042" calcext:value-type="float">
            <text:p>5385042</text:p>
          </table:table-cell>
          <table:table-cell/>
          <table:table-cell table:formula="of:=[.B453]/[.$A453]" office:value-type="float" office:value="12.1569803571429" calcext:value-type="float">
            <text:p>12.1569803571429</text:p>
          </table:table-cell>
          <table:table-cell table:formula="of:=[.C453]/[.$A453]" office:value-type="float" office:value="4.324" calcext:value-type="float">
            <text:p>4.324</text:p>
          </table:table-cell>
          <table:table-cell table:formula="of:=[.D453]/[.$A453]" office:value-type="float" office:value="9.61614642857143" calcext:value-type="float">
            <text:p>9.61614642857143</text:p>
          </table:table-cell>
          <table:table-cell table:number-columns-repeated="9"/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7166984" calcext:value-type="float">
            <text:p>7166984</text:p>
          </table:table-cell>
          <table:table-cell office:value-type="float" office:value="2593049" calcext:value-type="float">
            <text:p>2593049</text:p>
          </table:table-cell>
          <table:table-cell office:value-type="float" office:value="5719954" calcext:value-type="float">
            <text:p>5719954</text:p>
          </table:table-cell>
          <table:table-cell/>
          <table:table-cell table:formula="of:=[.B454]/[.$A454]" office:value-type="float" office:value="12.5736561403509" calcext:value-type="float">
            <text:p>12.5736561403509</text:p>
          </table:table-cell>
          <table:table-cell table:formula="of:=[.C454]/[.$A454]" office:value-type="float" office:value="4.54920877192982" calcext:value-type="float">
            <text:p>4.54920877192982</text:p>
          </table:table-cell>
          <table:table-cell table:formula="of:=[.D454]/[.$A454]" office:value-type="float" office:value="10.0350070175439" calcext:value-type="float">
            <text:p>10.0350070175439</text:p>
          </table:table-cell>
          <table:table-cell table:number-columns-repeated="9"/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7537946" calcext:value-type="float">
            <text:p>7537946</text:p>
          </table:table-cell>
          <table:table-cell office:value-type="float" office:value="2780314" calcext:value-type="float">
            <text:p>2780314</text:p>
          </table:table-cell>
          <table:table-cell office:value-type="float" office:value="6067926" calcext:value-type="float">
            <text:p>6067926</text:p>
          </table:table-cell>
          <table:table-cell/>
          <table:table-cell table:formula="of:=[.B455]/[.$A455]" office:value-type="float" office:value="12.9964586206897" calcext:value-type="float">
            <text:p>12.9964586206897</text:p>
          </table:table-cell>
          <table:table-cell table:formula="of:=[.C455]/[.$A455]" office:value-type="float" office:value="4.79364482758621" calcext:value-type="float">
            <text:p>4.79364482758621</text:p>
          </table:table-cell>
          <table:table-cell table:formula="of:=[.D455]/[.$A455]" office:value-type="float" office:value="10.4619413793103" calcext:value-type="float">
            <text:p>10.4619413793103</text:p>
          </table:table-cell>
          <table:table-cell table:number-columns-repeated="9"/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7918425" calcext:value-type="float">
            <text:p>7918425</text:p>
          </table:table-cell>
          <table:table-cell office:value-type="float" office:value="2975697" calcext:value-type="float">
            <text:p>2975697</text:p>
          </table:table-cell>
          <table:table-cell office:value-type="float" office:value="6425518" calcext:value-type="float">
            <text:p>6425518</text:p>
          </table:table-cell>
          <table:table-cell/>
          <table:table-cell table:formula="of:=[.B456]/[.$A456]" office:value-type="float" office:value="13.4210593220339" calcext:value-type="float">
            <text:p>13.4210593220339</text:p>
          </table:table-cell>
          <table:table-cell table:formula="of:=[.C456]/[.$A456]" office:value-type="float" office:value="5.04355423728814" calcext:value-type="float">
            <text:p>5.04355423728814</text:p>
          </table:table-cell>
          <table:table-cell table:formula="of:=[.D456]/[.$A456]" office:value-type="float" office:value="10.8907084745763" calcext:value-type="float">
            <text:p>10.8907084745763</text:p>
          </table:table-cell>
          <table:table-cell table:number-columns-repeated="9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8301187" calcext:value-type="float">
            <text:p>8301187</text:p>
          </table:table-cell>
          <table:table-cell office:value-type="float" office:value="3164206" calcext:value-type="float">
            <text:p>3164206</text:p>
          </table:table-cell>
          <table:table-cell office:value-type="float" office:value="6780951" calcext:value-type="float">
            <text:p>6780951</text:p>
          </table:table-cell>
          <table:table-cell/>
          <table:table-cell table:formula="of:=[.B457]/[.$A457]" office:value-type="float" office:value="13.8353116666667" calcext:value-type="float">
            <text:p>13.8353116666667</text:p>
          </table:table-cell>
          <table:table-cell table:formula="of:=[.C457]/[.$A457]" office:value-type="float" office:value="5.27367666666667" calcext:value-type="float">
            <text:p>5.27367666666667</text:p>
          </table:table-cell>
          <table:table-cell table:formula="of:=[.D457]/[.$A457]" office:value-type="float" office:value="11.301585" calcext:value-type="float">
            <text:p>11.301585</text:p>
          </table:table-cell>
          <table:table-cell table:number-columns-repeated="9"/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8702416" calcext:value-type="float">
            <text:p>8702416</text:p>
          </table:table-cell>
          <table:table-cell office:value-type="float" office:value="3430347" calcext:value-type="float">
            <text:p>3430347</text:p>
          </table:table-cell>
          <table:table-cell office:value-type="float" office:value="7279881" calcext:value-type="float">
            <text:p>7279881</text:p>
          </table:table-cell>
          <table:table-cell/>
          <table:table-cell table:formula="of:=[.B458]/[.$A458]" office:value-type="float" office:value="14.2662557377049" calcext:value-type="float">
            <text:p>14.2662557377049</text:p>
          </table:table-cell>
          <table:table-cell table:formula="of:=[.C458]/[.$A458]" office:value-type="float" office:value="5.62351967213115" calcext:value-type="float">
            <text:p>5.62351967213115</text:p>
          </table:table-cell>
          <table:table-cell table:formula="of:=[.D458]/[.$A458]" office:value-type="float" office:value="11.934231147541" calcext:value-type="float">
            <text:p>11.934231147541</text:p>
          </table:table-cell>
          <table:table-cell table:number-columns-repeated="9"/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9130802" calcext:value-type="float">
            <text:p>9130802</text:p>
          </table:table-cell>
          <table:table-cell office:value-type="float" office:value="3715583" calcext:value-type="float">
            <text:p>3715583</text:p>
          </table:table-cell>
          <table:table-cell office:value-type="float" office:value="7708144" calcext:value-type="float">
            <text:p>7708144</text:p>
          </table:table-cell>
          <table:table-cell/>
          <table:table-cell table:formula="of:=[.B459]/[.$A459]" office:value-type="float" office:value="14.7271" calcext:value-type="float">
            <text:p>14.7271</text:p>
          </table:table-cell>
          <table:table-cell table:formula="of:=[.C459]/[.$A459]" office:value-type="float" office:value="5.99287580645161" calcext:value-type="float">
            <text:p>5.99287580645161</text:p>
          </table:table-cell>
          <table:table-cell table:formula="of:=[.D459]/[.$A459]" office:value-type="float" office:value="12.4324903225806" calcext:value-type="float">
            <text:p>12.4324903225806</text:p>
          </table:table-cell>
          <table:table-cell table:number-columns-repeated="9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9552428" calcext:value-type="float">
            <text:p>9552428</text:p>
          </table:table-cell>
          <table:table-cell office:value-type="float" office:value="3940459" calcext:value-type="float">
            <text:p>3940459</text:p>
          </table:table-cell>
          <table:table-cell office:value-type="float" office:value="8105378" calcext:value-type="float">
            <text:p>8105378</text:p>
          </table:table-cell>
          <table:table-cell/>
          <table:table-cell table:formula="of:=[.B460]/[.$A460]" office:value-type="float" office:value="15.1625841269841" calcext:value-type="float">
            <text:p>15.1625841269841</text:p>
          </table:table-cell>
          <table:table-cell table:formula="of:=[.C460]/[.$A460]" office:value-type="float" office:value="6.25469682539683" calcext:value-type="float">
            <text:p>6.25469682539683</text:p>
          </table:table-cell>
          <table:table-cell table:formula="of:=[.D460]/[.$A460]" office:value-type="float" office:value="12.8656793650794" calcext:value-type="float">
            <text:p>12.8656793650794</text:p>
          </table:table-cell>
          <table:table-cell table:number-columns-repeated="9"/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9981309" calcext:value-type="float">
            <text:p>9981309</text:p>
          </table:table-cell>
          <table:table-cell office:value-type="float" office:value="4172794" calcext:value-type="float">
            <text:p>4172794</text:p>
          </table:table-cell>
          <table:table-cell office:value-type="float" office:value="8510703" calcext:value-type="float">
            <text:p>8510703</text:p>
          </table:table-cell>
          <table:table-cell/>
          <table:table-cell table:formula="of:=[.B461]/[.$A461]" office:value-type="float" office:value="15.5957953125" calcext:value-type="float">
            <text:p>15.5957953125</text:p>
          </table:table-cell>
          <table:table-cell table:formula="of:=[.C461]/[.$A461]" office:value-type="float" office:value="6.519990625" calcext:value-type="float">
            <text:p>6.519990625</text:p>
          </table:table-cell>
          <table:table-cell table:formula="of:=[.D461]/[.$A461]" office:value-type="float" office:value="13.2979734375" calcext:value-type="float">
            <text:p>13.2979734375</text:p>
          </table:table-cell>
          <table:table-cell table:number-columns-repeated="9"/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10422831" calcext:value-type="float">
            <text:p>10422831</text:p>
          </table:table-cell>
          <table:table-cell office:value-type="float" office:value="4413625" calcext:value-type="float">
            <text:p>4413625</text:p>
          </table:table-cell>
          <table:table-cell office:value-type="float" office:value="8927831" calcext:value-type="float">
            <text:p>8927831</text:p>
          </table:table-cell>
          <table:table-cell/>
          <table:table-cell table:formula="of:=[.B462]/[.$A462]" office:value-type="float" office:value="16.0351246153846" calcext:value-type="float">
            <text:p>16.0351246153846</text:p>
          </table:table-cell>
          <table:table-cell table:formula="of:=[.C462]/[.$A462]" office:value-type="float" office:value="6.79019230769231" calcext:value-type="float">
            <text:p>6.79019230769231</text:p>
          </table:table-cell>
          <table:table-cell table:formula="of:=[.D462]/[.$A462]" office:value-type="float" office:value="13.7351246153846" calcext:value-type="float">
            <text:p>13.7351246153846</text:p>
          </table:table-cell>
          <table:table-cell table:number-columns-repeated="9"/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10873418" calcext:value-type="float">
            <text:p>10873418</text:p>
          </table:table-cell>
          <table:table-cell office:value-type="float" office:value="4658764" calcext:value-type="float">
            <text:p>4658764</text:p>
          </table:table-cell>
          <table:table-cell office:value-type="float" office:value="9357583" calcext:value-type="float">
            <text:p>9357583</text:p>
          </table:table-cell>
          <table:table-cell/>
          <table:table-cell table:formula="of:=[.B463]/[.$A463]" office:value-type="float" office:value="16.4748757575758" calcext:value-type="float">
            <text:p>16.4748757575758</text:p>
          </table:table-cell>
          <table:table-cell table:formula="of:=[.C463]/[.$A463]" office:value-type="float" office:value="7.05873333333333" calcext:value-type="float">
            <text:p>7.05873333333333</text:p>
          </table:table-cell>
          <table:table-cell table:formula="of:=[.D463]/[.$A463]" office:value-type="float" office:value="14.1781560606061" calcext:value-type="float">
            <text:p>14.1781560606061</text:p>
          </table:table-cell>
          <table:table-cell table:number-columns-repeated="9"/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11336312" calcext:value-type="float">
            <text:p>11336312</text:p>
          </table:table-cell>
          <table:table-cell office:value-type="float" office:value="4919377" calcext:value-type="float">
            <text:p>4919377</text:p>
          </table:table-cell>
          <table:table-cell office:value-type="float" office:value="9802710" calcext:value-type="float">
            <text:p>9802710</text:p>
          </table:table-cell>
          <table:table-cell/>
          <table:table-cell table:formula="of:=[.B464]/[.$A464]" office:value-type="float" office:value="16.9198686567164" calcext:value-type="float">
            <text:p>16.9198686567164</text:p>
          </table:table-cell>
          <table:table-cell table:formula="of:=[.C464]/[.$A464]" office:value-type="float" office:value="7.34235373134328" calcext:value-type="float">
            <text:p>7.34235373134328</text:p>
          </table:table-cell>
          <table:table-cell table:formula="of:=[.D464]/[.$A464]" office:value-type="float" office:value="14.6309104477612" calcext:value-type="float">
            <text:p>14.6309104477612</text:p>
          </table:table-cell>
          <table:table-cell table:number-columns-repeated="9"/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11808007" calcext:value-type="float">
            <text:p>11808007</text:p>
          </table:table-cell>
          <table:table-cell office:value-type="float" office:value="5189546" calcext:value-type="float">
            <text:p>5189546</text:p>
          </table:table-cell>
          <table:table-cell office:value-type="float" office:value="10257384" calcext:value-type="float">
            <text:p>10257384</text:p>
          </table:table-cell>
          <table:table-cell/>
          <table:table-cell table:formula="of:=[.B465]/[.$A465]" office:value-type="float" office:value="17.3647161764706" calcext:value-type="float">
            <text:p>17.3647161764706</text:p>
          </table:table-cell>
          <table:table-cell table:formula="of:=[.C465]/[.$A465]" office:value-type="float" office:value="7.63168529411765" calcext:value-type="float">
            <text:p>7.63168529411765</text:p>
          </table:table-cell>
          <table:table-cell table:formula="of:=[.D465]/[.$A465]" office:value-type="float" office:value="15.0843882352941" calcext:value-type="float">
            <text:p>15.0843882352941</text:p>
          </table:table-cell>
          <table:table-cell table:number-columns-repeated="9"/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12461229" calcext:value-type="float">
            <text:p>12461229</text:p>
          </table:table-cell>
          <table:table-cell office:value-type="float" office:value="5570165" calcext:value-type="float">
            <text:p>5570165</text:p>
          </table:table-cell>
          <table:table-cell office:value-type="float" office:value="10836824" calcext:value-type="float">
            <text:p>10836824</text:p>
          </table:table-cell>
          <table:table-cell/>
          <table:table-cell table:formula="of:=[.B466]/[.$A466]" office:value-type="float" office:value="18.059752173913" calcext:value-type="float">
            <text:p>18.059752173913</text:p>
          </table:table-cell>
          <table:table-cell table:formula="of:=[.C466]/[.$A466]" office:value-type="float" office:value="8.07270289855073" calcext:value-type="float">
            <text:p>8.07270289855073</text:p>
          </table:table-cell>
          <table:table-cell table:formula="of:=[.D466]/[.$A466]" office:value-type="float" office:value="15.7055420289855" calcext:value-type="float">
            <text:p>15.7055420289855</text:p>
          </table:table-cell>
          <table:table-cell table:number-columns-repeated="9"/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2963379" calcext:value-type="float">
            <text:p>12963379</text:p>
          </table:table-cell>
          <table:table-cell office:value-type="float" office:value="5868769" calcext:value-type="float">
            <text:p>5868769</text:p>
          </table:table-cell>
          <table:table-cell office:value-type="float" office:value="11328205" calcext:value-type="float">
            <text:p>11328205</text:p>
          </table:table-cell>
          <table:table-cell/>
          <table:table-cell table:formula="of:=[.B467]/[.$A467]" office:value-type="float" office:value="18.5191128571429" calcext:value-type="float">
            <text:p>18.5191128571429</text:p>
          </table:table-cell>
          <table:table-cell table:formula="of:=[.C467]/[.$A467]" office:value-type="float" office:value="8.38395571428571" calcext:value-type="float">
            <text:p>8.38395571428571</text:p>
          </table:table-cell>
          <table:table-cell table:formula="of:=[.D467]/[.$A467]" office:value-type="float" office:value="16.18315" calcext:value-type="float">
            <text:p>16.18315</text:p>
          </table:table-cell>
          <table:table-cell table:number-columns-repeated="9"/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13655388" calcext:value-type="float">
            <text:p>13655388</text:p>
          </table:table-cell>
          <table:table-cell office:value-type="float" office:value="6288418" calcext:value-type="float">
            <text:p>6288418</text:p>
          </table:table-cell>
          <table:table-cell office:value-type="float" office:value="11857899" calcext:value-type="float">
            <text:p>11857899</text:p>
          </table:table-cell>
          <table:table-cell/>
          <table:table-cell table:formula="of:=[.B468]/[.$A468]" office:value-type="float" office:value="19.2329408450704" calcext:value-type="float">
            <text:p>19.2329408450704</text:p>
          </table:table-cell>
          <table:table-cell table:formula="of:=[.C468]/[.$A468]" office:value-type="float" office:value="8.85692676056338" calcext:value-type="float">
            <text:p>8.85692676056338</text:p>
          </table:table-cell>
          <table:table-cell table:formula="of:=[.D468]/[.$A468]" office:value-type="float" office:value="16.7012661971831" calcext:value-type="float">
            <text:p>16.7012661971831</text:p>
          </table:table-cell>
          <table:table-cell table:number-columns-repeated="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14177375" calcext:value-type="float">
            <text:p>14177375</text:p>
          </table:table-cell>
          <table:table-cell office:value-type="float" office:value="6601882" calcext:value-type="float">
            <text:p>6601882</text:p>
          </table:table-cell>
          <table:table-cell office:value-type="float" office:value="12368920" calcext:value-type="float">
            <text:p>12368920</text:p>
          </table:table-cell>
          <table:table-cell/>
          <table:table-cell table:formula="of:=[.B469]/[.$A469]" office:value-type="float" office:value="19.6907986111111" calcext:value-type="float">
            <text:p>19.6907986111111</text:p>
          </table:table-cell>
          <table:table-cell table:formula="of:=[.C469]/[.$A469]" office:value-type="float" office:value="9.16928055555556" calcext:value-type="float">
            <text:p>9.16928055555556</text:p>
          </table:table-cell>
          <table:table-cell table:formula="of:=[.D469]/[.$A469]" office:value-type="float" office:value="17.1790555555556" calcext:value-type="float">
            <text:p>17.1790555555556</text:p>
          </table:table-cell>
          <table:table-cell table:number-columns-repeated="9"/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14711573" calcext:value-type="float">
            <text:p>14711573</text:p>
          </table:table-cell>
          <table:table-cell office:value-type="float" office:value="6921979" calcext:value-type="float">
            <text:p>6921979</text:p>
          </table:table-cell>
          <table:table-cell office:value-type="float" office:value="12887158" calcext:value-type="float">
            <text:p>12887158</text:p>
          </table:table-cell>
          <table:table-cell/>
          <table:table-cell table:formula="of:=[.B470]/[.$A470]" office:value-type="float" office:value="20.1528397260274" calcext:value-type="float">
            <text:p>20.1528397260274</text:p>
          </table:table-cell>
          <table:table-cell table:formula="of:=[.C470]/[.$A470]" office:value-type="float" office:value="9.48216301369863" calcext:value-type="float">
            <text:p>9.48216301369863</text:p>
          </table:table-cell>
          <table:table-cell table:formula="of:=[.D470]/[.$A470]" office:value-type="float" office:value="17.6536410958904" calcext:value-type="float">
            <text:p>17.6536410958904</text:p>
          </table:table-cell>
          <table:table-cell table:number-columns-repeated="9"/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15258327" calcext:value-type="float">
            <text:p>15258327</text:p>
          </table:table-cell>
          <table:table-cell office:value-type="float" office:value="7253282" calcext:value-type="float">
            <text:p>7253282</text:p>
          </table:table-cell>
          <table:table-cell office:value-type="float" office:value="13420908" calcext:value-type="float">
            <text:p>13420908</text:p>
          </table:table-cell>
          <table:table-cell/>
          <table:table-cell table:formula="of:=[.B471]/[.$A471]" office:value-type="float" office:value="20.6193608108108" calcext:value-type="float">
            <text:p>20.6193608108108</text:p>
          </table:table-cell>
          <table:table-cell table:formula="of:=[.C471]/[.$A471]" office:value-type="float" office:value="9.80173243243243" calcext:value-type="float">
            <text:p>9.80173243243243</text:p>
          </table:table-cell>
          <table:table-cell table:formula="of:=[.D471]/[.$A471]" office:value-type="float" office:value="18.1363621621622" calcext:value-type="float">
            <text:p>18.1363621621622</text:p>
          </table:table-cell>
          <table:table-cell table:number-columns-repeated="9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15814887" calcext:value-type="float">
            <text:p>15814887</text:p>
          </table:table-cell>
          <table:table-cell office:value-type="float" office:value="7598896" calcext:value-type="float">
            <text:p>7598896</text:p>
          </table:table-cell>
          <table:table-cell office:value-type="float" office:value="13972697" calcext:value-type="float">
            <text:p>13972697</text:p>
          </table:table-cell>
          <table:table-cell/>
          <table:table-cell table:formula="of:=[.B472]/[.$A472]" office:value-type="float" office:value="21.086516" calcext:value-type="float">
            <text:p>21.086516</text:p>
          </table:table-cell>
          <table:table-cell table:formula="of:=[.C472]/[.$A472]" office:value-type="float" office:value="10.1318613333333" calcext:value-type="float">
            <text:p>10.1318613333333</text:p>
          </table:table-cell>
          <table:table-cell table:formula="of:=[.D472]/[.$A472]" office:value-type="float" office:value="18.6302626666667" calcext:value-type="float">
            <text:p>18.6302626666667</text:p>
          </table:table-cell>
          <table:table-cell table:number-columns-repeated="9"/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16382420" calcext:value-type="float">
            <text:p>16382420</text:p>
          </table:table-cell>
          <table:table-cell office:value-type="float" office:value="7956739" calcext:value-type="float">
            <text:p>7956739</text:p>
          </table:table-cell>
          <table:table-cell office:value-type="float" office:value="14536760" calcext:value-type="float">
            <text:p>14536760</text:p>
          </table:table-cell>
          <table:table-cell/>
          <table:table-cell table:formula="of:=[.B473]/[.$A473]" office:value-type="float" office:value="21.5558157894737" calcext:value-type="float">
            <text:p>21.5558157894737</text:p>
          </table:table-cell>
          <table:table-cell table:formula="of:=[.C473]/[.$A473]" office:value-type="float" office:value="10.4693934210526" calcext:value-type="float">
            <text:p>10.4693934210526</text:p>
          </table:table-cell>
          <table:table-cell table:formula="of:=[.D473]/[.$A473]" office:value-type="float" office:value="19.1273157894737" calcext:value-type="float">
            <text:p>19.1273157894737</text:p>
          </table:table-cell>
          <table:table-cell table:number-columns-repeated="9"/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16960971" calcext:value-type="float">
            <text:p>16960971</text:p>
          </table:table-cell>
          <table:table-cell office:value-type="float" office:value="8333499" calcext:value-type="float">
            <text:p>8333499</text:p>
          </table:table-cell>
          <table:table-cell office:value-type="float" office:value="15117226" calcext:value-type="float">
            <text:p>15117226</text:p>
          </table:table-cell>
          <table:table-cell/>
          <table:table-cell table:formula="of:=[.B474]/[.$A474]" office:value-type="float" office:value="22.0272350649351" calcext:value-type="float">
            <text:p>22.0272350649351</text:p>
          </table:table-cell>
          <table:table-cell table:formula="of:=[.C474]/[.$A474]" office:value-type="float" office:value="10.822725974026" calcext:value-type="float">
            <text:p>10.822725974026</text:p>
          </table:table-cell>
          <table:table-cell table:formula="of:=[.D474]/[.$A474]" office:value-type="float" office:value="19.632761038961" calcext:value-type="float">
            <text:p>19.632761038961</text:p>
          </table:table-cell>
          <table:table-cell table:number-columns-repeated="9"/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17612983" calcext:value-type="float">
            <text:p>17612983</text:p>
          </table:table-cell>
          <table:table-cell office:value-type="float" office:value="8744752" calcext:value-type="float">
            <text:p>8744752</text:p>
          </table:table-cell>
          <table:table-cell office:value-type="float" office:value="15730165" calcext:value-type="float">
            <text:p>15730165</text:p>
          </table:table-cell>
          <table:table-cell/>
          <table:table-cell table:formula="of:=[.B475]/[.$A475]" office:value-type="float" office:value="22.5807474358974" calcext:value-type="float">
            <text:p>22.5807474358974</text:p>
          </table:table-cell>
          <table:table-cell table:formula="of:=[.C475]/[.$A475]" office:value-type="float" office:value="11.2112205128205" calcext:value-type="float">
            <text:p>11.2112205128205</text:p>
          </table:table-cell>
          <table:table-cell table:formula="of:=[.D475]/[.$A475]" office:value-type="float" office:value="20.1668782051282" calcext:value-type="float">
            <text:p>20.1668782051282</text:p>
          </table:table-cell>
          <table:table-cell table:number-columns-repeated="9"/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18394807" calcext:value-type="float">
            <text:p>18394807</text:p>
          </table:table-cell>
          <table:table-cell office:value-type="float" office:value="9173068" calcext:value-type="float">
            <text:p>9173068</text:p>
          </table:table-cell>
          <table:table-cell office:value-type="float" office:value="16367465" calcext:value-type="float">
            <text:p>16367465</text:p>
          </table:table-cell>
          <table:table-cell/>
          <table:table-cell table:formula="of:=[.B476]/[.$A476]" office:value-type="float" office:value="23.2845658227848" calcext:value-type="float">
            <text:p>23.2845658227848</text:p>
          </table:table-cell>
          <table:table-cell table:formula="of:=[.C476]/[.$A476]" office:value-type="float" office:value="11.6114784810127" calcext:value-type="float">
            <text:p>11.6114784810127</text:p>
          </table:table-cell>
          <table:table-cell table:formula="of:=[.D476]/[.$A476]" office:value-type="float" office:value="20.7183101265823" calcext:value-type="float">
            <text:p>20.7183101265823</text:p>
          </table:table-cell>
          <table:table-cell table:number-columns-repeated="9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19115406" calcext:value-type="float">
            <text:p>19115406</text:p>
          </table:table-cell>
          <table:table-cell office:value-type="float" office:value="9739164" calcext:value-type="float">
            <text:p>9739164</text:p>
          </table:table-cell>
          <table:table-cell office:value-type="float" office:value="17139750" calcext:value-type="float">
            <text:p>17139750</text:p>
          </table:table-cell>
          <table:table-cell/>
          <table:table-cell table:formula="of:=[.B477]/[.$A477]" office:value-type="float" office:value="23.8942575" calcext:value-type="float">
            <text:p>23.8942575</text:p>
          </table:table-cell>
          <table:table-cell table:formula="of:=[.C477]/[.$A477]" office:value-type="float" office:value="12.173955" calcext:value-type="float">
            <text:p>12.173955</text:p>
          </table:table-cell>
          <table:table-cell table:formula="of:=[.D477]/[.$A477]" office:value-type="float" office:value="21.4246875" calcext:value-type="float">
            <text:p>21.4246875</text:p>
          </table:table-cell>
          <table:table-cell table:number-columns-repeated="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19758111" calcext:value-type="float">
            <text:p>19758111</text:p>
          </table:table-cell>
          <table:table-cell office:value-type="float" office:value="10164453" calcext:value-type="float">
            <text:p>10164453</text:p>
          </table:table-cell>
          <table:table-cell office:value-type="float" office:value="17933165" calcext:value-type="float">
            <text:p>17933165</text:p>
          </table:table-cell>
          <table:table-cell/>
          <table:table-cell table:formula="of:=[.B478]/[.$A478]" office:value-type="float" office:value="24.3927296296296" calcext:value-type="float">
            <text:p>24.3927296296296</text:p>
          </table:table-cell>
          <table:table-cell table:formula="of:=[.C478]/[.$A478]" office:value-type="float" office:value="12.5487074074074" calcext:value-type="float">
            <text:p>12.5487074074074</text:p>
          </table:table-cell>
          <table:table-cell table:formula="of:=[.D478]/[.$A478]" office:value-type="float" office:value="22.1397098765432" calcext:value-type="float">
            <text:p>22.1397098765432</text:p>
          </table:table-cell>
          <table:table-cell table:number-columns-repeated="9"/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20470349" calcext:value-type="float">
            <text:p>20470349</text:p>
          </table:table-cell>
          <table:table-cell office:value-type="float" office:value="10596720" calcext:value-type="float">
            <text:p>10596720</text:p>
          </table:table-cell>
          <table:table-cell office:value-type="float" office:value="18588133" calcext:value-type="float">
            <text:p>18588133</text:p>
          </table:table-cell>
          <table:table-cell/>
          <table:table-cell table:formula="of:=[.B479]/[.$A479]" office:value-type="float" office:value="24.9638402439024" calcext:value-type="float">
            <text:p>24.9638402439024</text:p>
          </table:table-cell>
          <table:table-cell table:formula="of:=[.C479]/[.$A479]" office:value-type="float" office:value="12.9228292682927" calcext:value-type="float">
            <text:p>12.9228292682927</text:p>
          </table:table-cell>
          <table:table-cell table:formula="of:=[.D479]/[.$A479]" office:value-type="float" office:value="22.6684548780488" calcext:value-type="float">
            <text:p>22.6684548780488</text:p>
          </table:table-cell>
          <table:table-cell table:number-columns-repeated="9"/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21125694" calcext:value-type="float">
            <text:p>21125694</text:p>
          </table:table-cell>
          <table:table-cell office:value-type="float" office:value="11023241" calcext:value-type="float">
            <text:p>11023241</text:p>
          </table:table-cell>
          <table:table-cell office:value-type="float" office:value="19238749" calcext:value-type="float">
            <text:p>19238749</text:p>
          </table:table-cell>
          <table:table-cell/>
          <table:table-cell table:formula="of:=[.B480]/[.$A480]" office:value-type="float" office:value="25.452643373494" calcext:value-type="float">
            <text:p>25.452643373494</text:p>
          </table:table-cell>
          <table:table-cell table:formula="of:=[.C480]/[.$A480]" office:value-type="float" office:value="13.281013253012" calcext:value-type="float">
            <text:p>13.281013253012</text:p>
          </table:table-cell>
          <table:table-cell table:formula="of:=[.D480]/[.$A480]" office:value-type="float" office:value="23.1792156626506" calcext:value-type="float">
            <text:p>23.1792156626506</text:p>
          </table:table-cell>
          <table:table-cell table:number-columns-repeated="9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22273977" calcext:value-type="float">
            <text:p>22273977</text:p>
          </table:table-cell>
          <table:table-cell office:value-type="float" office:value="11831591" calcext:value-type="float">
            <text:p>11831591</text:p>
          </table:table-cell>
          <table:table-cell office:value-type="float" office:value="20044093" calcext:value-type="float">
            <text:p>20044093</text:p>
          </table:table-cell>
          <table:table-cell/>
          <table:table-cell table:formula="of:=[.B481]/[.$A481]" office:value-type="float" office:value="26.5166392857143" calcext:value-type="float">
            <text:p>26.5166392857143</text:p>
          </table:table-cell>
          <table:table-cell table:formula="of:=[.C481]/[.$A481]" office:value-type="float" office:value="14.0852273809524" calcext:value-type="float">
            <text:p>14.0852273809524</text:p>
          </table:table-cell>
          <table:table-cell table:formula="of:=[.D481]/[.$A481]" office:value-type="float" office:value="23.8620154761905" calcext:value-type="float">
            <text:p>23.8620154761905</text:p>
          </table:table-cell>
          <table:table-cell table:number-columns-repeated="9"/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23119730" calcext:value-type="float">
            <text:p>23119730</text:p>
          </table:table-cell>
          <table:table-cell office:value-type="float" office:value="12573345" calcext:value-type="float">
            <text:p>12573345</text:p>
          </table:table-cell>
          <table:table-cell office:value-type="float" office:value="21057949" calcext:value-type="float">
            <text:p>21057949</text:p>
          </table:table-cell>
          <table:table-cell/>
          <table:table-cell table:formula="of:=[.B482]/[.$A482]" office:value-type="float" office:value="27.1996823529412" calcext:value-type="float">
            <text:p>27.1996823529412</text:p>
          </table:table-cell>
          <table:table-cell table:formula="of:=[.C482]/[.$A482]" office:value-type="float" office:value="14.7921705882353" calcext:value-type="float">
            <text:p>14.7921705882353</text:p>
          </table:table-cell>
          <table:table-cell table:formula="of:=[.D482]/[.$A482]" office:value-type="float" office:value="24.7740576470588" calcext:value-type="float">
            <text:p>24.7740576470588</text:p>
          </table:table-cell>
          <table:table-cell table:number-columns-repeated="9"/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23868270" calcext:value-type="float">
            <text:p>23868270</text:p>
          </table:table-cell>
          <table:table-cell office:value-type="float" office:value="13039997" calcext:value-type="float">
            <text:p>13039997</text:p>
          </table:table-cell>
          <table:table-cell office:value-type="float" office:value="21768469" calcext:value-type="float">
            <text:p>21768469</text:p>
          </table:table-cell>
          <table:table-cell/>
          <table:table-cell table:formula="of:=[.B483]/[.$A483]" office:value-type="float" office:value="27.7538023255814" calcext:value-type="float">
            <text:p>27.7538023255814</text:p>
          </table:table-cell>
          <table:table-cell table:formula="of:=[.C483]/[.$A483]" office:value-type="float" office:value="15.1627872093023" calcext:value-type="float">
            <text:p>15.1627872093023</text:p>
          </table:table-cell>
          <table:table-cell table:formula="of:=[.D483]/[.$A483]" office:value-type="float" office:value="25.312173255814" calcext:value-type="float">
            <text:p>25.312173255814</text:p>
          </table:table-cell>
          <table:table-cell table:number-columns-repeated="9"/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4599436" calcext:value-type="float">
            <text:p>24599436</text:p>
          </table:table-cell>
          <table:table-cell office:value-type="float" office:value="13554325" calcext:value-type="float">
            <text:p>13554325</text:p>
          </table:table-cell>
          <table:table-cell office:value-type="float" office:value="22537683" calcext:value-type="float">
            <text:p>22537683</text:p>
          </table:table-cell>
          <table:table-cell/>
          <table:table-cell table:formula="of:=[.B484]/[.$A484]" office:value-type="float" office:value="28.2752137931034" calcext:value-type="float">
            <text:p>28.2752137931034</text:p>
          </table:table-cell>
          <table:table-cell table:formula="of:=[.C484]/[.$A484]" office:value-type="float" office:value="15.579683908046" calcext:value-type="float">
            <text:p>15.579683908046</text:p>
          </table:table-cell>
          <table:table-cell table:formula="of:=[.D484]/[.$A484]" office:value-type="float" office:value="25.9053827586207" calcext:value-type="float">
            <text:p>25.9053827586207</text:p>
          </table:table-cell>
          <table:table-cell table:number-columns-repeated="9"/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25429545" calcext:value-type="float">
            <text:p>25429545</text:p>
          </table:table-cell>
          <table:table-cell office:value-type="float" office:value="14083426" calcext:value-type="float">
            <text:p>14083426</text:p>
          </table:table-cell>
          <table:table-cell office:value-type="float" office:value="23317090" calcext:value-type="float">
            <text:p>23317090</text:p>
          </table:table-cell>
          <table:table-cell/>
          <table:table-cell table:formula="of:=[.B485]/[.$A485]" office:value-type="float" office:value="28.8972102272727" calcext:value-type="float">
            <text:p>28.8972102272727</text:p>
          </table:table-cell>
          <table:table-cell table:formula="of:=[.C485]/[.$A485]" office:value-type="float" office:value="16.0038931818182" calcext:value-type="float">
            <text:p>16.0038931818182</text:p>
          </table:table-cell>
          <table:table-cell table:formula="of:=[.D485]/[.$A485]" office:value-type="float" office:value="26.4966931818182" calcext:value-type="float">
            <text:p>26.4966931818182</text:p>
          </table:table-cell>
          <table:table-cell table:number-columns-repeated="9"/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26319969" calcext:value-type="float">
            <text:p>26319969</text:p>
          </table:table-cell>
          <table:table-cell office:value-type="float" office:value="14656411" calcext:value-type="float">
            <text:p>14656411</text:p>
          </table:table-cell>
          <table:table-cell office:value-type="float" office:value="24143300" calcext:value-type="float">
            <text:p>24143300</text:p>
          </table:table-cell>
          <table:table-cell/>
          <table:table-cell table:formula="of:=[.B486]/[.$A486]" office:value-type="float" office:value="29.5729988764045" calcext:value-type="float">
            <text:p>29.5729988764045</text:p>
          </table:table-cell>
          <table:table-cell table:formula="of:=[.C486]/[.$A486]" office:value-type="float" office:value="16.4678775280899" calcext:value-type="float">
            <text:p>16.4678775280899</text:p>
          </table:table-cell>
          <table:table-cell table:formula="of:=[.D486]/[.$A486]" office:value-type="float" office:value="27.1273033707865" calcext:value-type="float">
            <text:p>27.1273033707865</text:p>
          </table:table-cell>
          <table:table-cell table:number-columns-repeated="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7188609" calcext:value-type="float">
            <text:p>27188609</text:p>
          </table:table-cell>
          <table:table-cell office:value-type="float" office:value="15261908" calcext:value-type="float">
            <text:p>15261908</text:p>
          </table:table-cell>
          <table:table-cell office:value-type="float" office:value="24978565" calcext:value-type="float">
            <text:p>24978565</text:p>
          </table:table-cell>
          <table:table-cell/>
          <table:table-cell table:formula="of:=[.B487]/[.$A487]" office:value-type="float" office:value="30.2095655555556" calcext:value-type="float">
            <text:p>30.2095655555556</text:p>
          </table:table-cell>
          <table:table-cell table:formula="of:=[.C487]/[.$A487]" office:value-type="float" office:value="16.9576755555556" calcext:value-type="float">
            <text:p>16.9576755555556</text:p>
          </table:table-cell>
          <table:table-cell table:formula="of:=[.D487]/[.$A487]" office:value-type="float" office:value="27.7539611111111" calcext:value-type="float">
            <text:p>27.7539611111111</text:p>
          </table:table-cell>
          <table:table-cell table:number-columns-repeated="9"/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28042512" calcext:value-type="float">
            <text:p>28042512</text:p>
          </table:table-cell>
          <table:table-cell office:value-type="float" office:value="15807621" calcext:value-type="float">
            <text:p>15807621</text:p>
          </table:table-cell>
          <table:table-cell office:value-type="float" office:value="25771570" calcext:value-type="float">
            <text:p>25771570</text:p>
          </table:table-cell>
          <table:table-cell/>
          <table:table-cell table:formula="of:=[.B488]/[.$A488]" office:value-type="float" office:value="30.8159472527473" calcext:value-type="float">
            <text:p>30.8159472527473</text:p>
          </table:table-cell>
          <table:table-cell table:formula="of:=[.C488]/[.$A488]" office:value-type="float" office:value="17.3710120879121" calcext:value-type="float">
            <text:p>17.3710120879121</text:p>
          </table:table-cell>
          <table:table-cell table:formula="of:=[.D488]/[.$A488]" office:value-type="float" office:value="28.3204065934066" calcext:value-type="float">
            <text:p>28.3204065934066</text:p>
          </table:table-cell>
          <table:table-cell table:number-columns-repeated="9"/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28803879" calcext:value-type="float">
            <text:p>28803879</text:p>
          </table:table-cell>
          <table:table-cell office:value-type="float" office:value="16350642" calcext:value-type="float">
            <text:p>16350642</text:p>
          </table:table-cell>
          <table:table-cell office:value-type="float" office:value="26541292" calcext:value-type="float">
            <text:p>26541292</text:p>
          </table:table-cell>
          <table:table-cell/>
          <table:table-cell table:formula="of:=[.B489]/[.$A489]" office:value-type="float" office:value="31.3085641304348" calcext:value-type="float">
            <text:p>31.3085641304348</text:p>
          </table:table-cell>
          <table:table-cell table:formula="of:=[.C489]/[.$A489]" office:value-type="float" office:value="17.7724369565217" calcext:value-type="float">
            <text:p>17.7724369565217</text:p>
          </table:table-cell>
          <table:table-cell table:formula="of:=[.D489]/[.$A489]" office:value-type="float" office:value="28.8492304347826" calcext:value-type="float">
            <text:p>28.8492304347826</text:p>
          </table:table-cell>
          <table:table-cell table:number-columns-repeated="9"/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29625281" calcext:value-type="float">
            <text:p>29625281</text:p>
          </table:table-cell>
          <table:table-cell office:value-type="float" office:value="16925774" calcext:value-type="float">
            <text:p>16925774</text:p>
          </table:table-cell>
          <table:table-cell office:value-type="float" office:value="27373330" calcext:value-type="float">
            <text:p>27373330</text:p>
          </table:table-cell>
          <table:table-cell/>
          <table:table-cell table:formula="of:=[.B490]/[.$A490]" office:value-type="float" office:value="31.8551408602151" calcext:value-type="float">
            <text:p>31.8551408602151</text:p>
          </table:table-cell>
          <table:table-cell table:formula="of:=[.C490]/[.$A490]" office:value-type="float" office:value="18.1997569892473" calcext:value-type="float">
            <text:p>18.1997569892473</text:p>
          </table:table-cell>
          <table:table-cell table:formula="of:=[.D490]/[.$A490]" office:value-type="float" office:value="29.433688172043" calcext:value-type="float">
            <text:p>29.433688172043</text:p>
          </table:table-cell>
          <table:table-cell table:number-columns-repeated="9"/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30458639" calcext:value-type="float">
            <text:p>30458639</text:p>
          </table:table-cell>
          <table:table-cell office:value-type="float" office:value="17508946" calcext:value-type="float">
            <text:p>17508946</text:p>
          </table:table-cell>
          <table:table-cell office:value-type="float" office:value="28208504" calcext:value-type="float">
            <text:p>28208504</text:p>
          </table:table-cell>
          <table:table-cell/>
          <table:table-cell table:formula="of:=[.B491]/[.$A491]" office:value-type="float" office:value="32.4028074468085" calcext:value-type="float">
            <text:p>32.4028074468085</text:p>
          </table:table-cell>
          <table:table-cell table:formula="of:=[.C491]/[.$A491]" office:value-type="float" office:value="18.6265382978723" calcext:value-type="float">
            <text:p>18.6265382978723</text:p>
          </table:table-cell>
          <table:table-cell table:formula="of:=[.D491]/[.$A491]" office:value-type="float" office:value="30.0090468085106" calcext:value-type="float">
            <text:p>30.0090468085106</text:p>
          </table:table-cell>
          <table:table-cell table:number-columns-repeated="9"/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31279551" calcext:value-type="float">
            <text:p>31279551</text:p>
          </table:table-cell>
          <table:table-cell office:value-type="float" office:value="18103190" calcext:value-type="float">
            <text:p>18103190</text:p>
          </table:table-cell>
          <table:table-cell office:value-type="float" office:value="29041579" calcext:value-type="float">
            <text:p>29041579</text:p>
          </table:table-cell>
          <table:table-cell/>
          <table:table-cell table:formula="of:=[.B492]/[.$A492]" office:value-type="float" office:value="32.9258431578947" calcext:value-type="float">
            <text:p>32.9258431578947</text:p>
          </table:table-cell>
          <table:table-cell table:formula="of:=[.C492]/[.$A492]" office:value-type="float" office:value="19.0559894736842" calcext:value-type="float">
            <text:p>19.0559894736842</text:p>
          </table:table-cell>
          <table:table-cell table:formula="of:=[.D492]/[.$A492]" office:value-type="float" office:value="30.5700831578947" calcext:value-type="float">
            <text:p>30.5700831578947</text:p>
          </table:table-cell>
          <table:table-cell table:number-columns-repeated="9"/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2210256" calcext:value-type="float">
            <text:p>32210256</text:p>
          </table:table-cell>
          <table:table-cell office:value-type="float" office:value="18742688" calcext:value-type="float">
            <text:p>18742688</text:p>
          </table:table-cell>
          <table:table-cell office:value-type="float" office:value="29920877" calcext:value-type="float">
            <text:p>29920877</text:p>
          </table:table-cell>
          <table:table-cell/>
          <table:table-cell table:formula="of:=[.B493]/[.$A493]" office:value-type="float" office:value="33.55235" calcext:value-type="float">
            <text:p>33.55235</text:p>
          </table:table-cell>
          <table:table-cell table:formula="of:=[.C493]/[.$A493]" office:value-type="float" office:value="19.5236333333333" calcext:value-type="float">
            <text:p>19.5236333333333</text:p>
          </table:table-cell>
          <table:table-cell table:formula="of:=[.D493]/[.$A493]" office:value-type="float" office:value="31.1675802083333" calcext:value-type="float">
            <text:p>31.1675802083333</text:p>
          </table:table-cell>
          <table:table-cell table:number-columns-repeated="9"/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33164285" calcext:value-type="float">
            <text:p>33164285</text:p>
          </table:table-cell>
          <table:table-cell office:value-type="float" office:value="19415604" calcext:value-type="float">
            <text:p>19415604</text:p>
          </table:table-cell>
          <table:table-cell office:value-type="float" office:value="30889297" calcext:value-type="float">
            <text:p>30889297</text:p>
          </table:table-cell>
          <table:table-cell/>
          <table:table-cell table:formula="of:=[.B494]/[.$A494]" office:value-type="float" office:value="34.1899845360825" calcext:value-type="float">
            <text:p>34.1899845360825</text:p>
          </table:table-cell>
          <table:table-cell table:formula="of:=[.C494]/[.$A494]" office:value-type="float" office:value="20.0160865979381" calcext:value-type="float">
            <text:p>20.0160865979381</text:p>
          </table:table-cell>
          <table:table-cell table:formula="of:=[.D494]/[.$A494]" office:value-type="float" office:value="31.8446360824742" calcext:value-type="float">
            <text:p>31.8446360824742</text:p>
          </table:table-cell>
          <table:table-cell table:number-columns-repeated="9"/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34013696" calcext:value-type="float">
            <text:p>34013696</text:p>
          </table:table-cell>
          <table:table-cell office:value-type="float" office:value="20043743" calcext:value-type="float">
            <text:p>20043743</text:p>
          </table:table-cell>
          <table:table-cell office:value-type="float" office:value="31938613" calcext:value-type="float">
            <text:p>31938613</text:p>
          </table:table-cell>
          <table:table-cell/>
          <table:table-cell table:formula="of:=[.B495]/[.$A495]" office:value-type="float" office:value="34.7078530612245" calcext:value-type="float">
            <text:p>34.7078530612245</text:p>
          </table:table-cell>
          <table:table-cell table:formula="of:=[.C495]/[.$A495]" office:value-type="float" office:value="20.4527989795918" calcext:value-type="float">
            <text:p>20.4527989795918</text:p>
          </table:table-cell>
          <table:table-cell table:formula="of:=[.D495]/[.$A495]" office:value-type="float" office:value="32.5904214285714" calcext:value-type="float">
            <text:p>32.5904214285714</text:p>
          </table:table-cell>
          <table:table-cell table:number-columns-repeated="9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34882682" calcext:value-type="float">
            <text:p>34882682</text:p>
          </table:table-cell>
          <table:table-cell office:value-type="float" office:value="20653679" calcext:value-type="float">
            <text:p>20653679</text:p>
          </table:table-cell>
          <table:table-cell office:value-type="float" office:value="32800972" calcext:value-type="float">
            <text:p>32800972</text:p>
          </table:table-cell>
          <table:table-cell/>
          <table:table-cell table:formula="of:=[.B496]/[.$A496]" office:value-type="float" office:value="35.2350323232323" calcext:value-type="float">
            <text:p>35.2350323232323</text:p>
          </table:table-cell>
          <table:table-cell table:formula="of:=[.C496]/[.$A496]" office:value-type="float" office:value="20.862302020202" calcext:value-type="float">
            <text:p>20.862302020202</text:p>
          </table:table-cell>
          <table:table-cell table:formula="of:=[.D496]/[.$A496]" office:value-type="float" office:value="33.1322949494949" calcext:value-type="float">
            <text:p>33.1322949494949</text:p>
          </table:table-cell>
          <table:table-cell table:number-columns-repeated="9"/>
        </table:table-row>
      </table:table>
      <table:table table:name="Sheet1" table:style-name="ta1">
        <table:shapes>
          <draw:frame draw:z-index="0" draw:style-name="gr1" draw:text-style-name="P1" svg:width="453.17pt" svg:height="254.98pt" svg:x="425.31pt" svg:y="141.31pt">
            <draw:object draw:notify-on-update-of-ranges="Sheet1.J3:Sheet1.J10 Sheet1.A1:Sheet1.A1 Sheet1.K3:Sheet1.K10 Sheet1.J3:Sheet1.J10 Sheet1.A1:Sheet1.A1 Sheet1.L3:Sheet1.L10 Sheet1.J3:Sheet1.J10 Sheet1.A1:Sheet1.A1 Sheet1.M3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TIME OF ACCESS</text:p>
          </table:table-cell>
          <table:table-cell table:number-columns-repeated="4"/>
          <table:table-cell office:value-type="string" calcext:value-type="string">
            <text:p>times in microseconds</text:p>
          </table:table-cell>
          <table:table-cell table:number-columns-repeated="3"/>
          <table:table-cell office:value-type="string" calcext:value-type="string">
            <text:p>RESPECT TO log_2(Siz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5"/>
          <table:table-cell office:value-type="string" calcext:value-type="string">
            <text:p>log_2(size)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B22]/[.$A22]" office:value-type="float" office:value="0.58292625" calcext:value-type="float">
            <text:p>0.58292625</text:p>
          </table:table-cell>
          <table:table-cell table:formula="of:=[.C22]/[.$A22]" office:value-type="float" office:value="0.433569" calcext:value-type="float">
            <text:p>0.433569</text:p>
          </table:table-cell>
          <table:table-cell table:formula="of:=[.D22]/[.$A22]" office:value-type="float" office:value="0.59192375" calcext:value-type="float">
            <text:p>0.59192375</text:p>
          </table:table-cell>
          <table:table-cell table:number-columns-repeated="5"/>
          <table:table-cell table:formula="of:=LOG([.A3];2)" office:value-type="float" office:value="19.9315685693242" calcext:value-type="float">
            <text:p>19.9315685693242</text:p>
          </table:table-cell>
          <table:table-cell office:value-type="float" office:value="0.58292625" calcext:value-type="float">
            <text:p>0.58292625</text:p>
          </table:table-cell>
          <table:table-cell office:value-type="float" office:value="0.433569" calcext:value-type="float">
            <text:p>0.433569</text:p>
          </table:table-cell>
          <table:table-cell office:value-type="float" office:value="0.59192375" calcext:value-type="float">
            <text:p>0.59192375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B23]/[.$A23]" office:value-type="float" office:value="0.942646166666667" calcext:value-type="float">
            <text:p>0.942646166666667</text:p>
          </table:table-cell>
          <table:table-cell table:formula="of:=[.C23]/[.$A23]" office:value-type="float" office:value="0.7777765" calcext:value-type="float">
            <text:p>0.7777765</text:p>
          </table:table-cell>
          <table:table-cell table:formula="of:=[.D23]/[.$A23]" office:value-type="float" office:value="0.920155666666667" calcext:value-type="float">
            <text:p>0.920155666666667</text:p>
          </table:table-cell>
          <table:table-cell table:number-columns-repeated="5"/>
          <table:table-cell table:formula="of:=LOG([.A4];2)" office:value-type="float" office:value="20.9315685693242" calcext:value-type="float">
            <text:p>20.9315685693242</text:p>
          </table:table-cell>
          <table:table-cell office:value-type="float" office:value="0.942646166666667" calcext:value-type="float">
            <text:p>0.942646166666667</text:p>
          </table:table-cell>
          <table:table-cell office:value-type="float" office:value="0.7777765" calcext:value-type="float">
            <text:p>0.7777765</text:p>
          </table:table-cell>
          <table:table-cell office:value-type="float" office:value="0.920155666666667" calcext:value-type="float">
            <text:p>0.92015566666666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B24]/[.$A24]" office:value-type="float" office:value="1.1664885" calcext:value-type="float">
            <text:p>1.1664885</text:p>
          </table:table-cell>
          <table:table-cell table:formula="of:=[.C24]/[.$A24]" office:value-type="float" office:value="0.925671666666667" calcext:value-type="float">
            <text:p>0.925671666666667</text:p>
          </table:table-cell>
          <table:table-cell table:formula="of:=[.D24]/[.$A24]" office:value-type="float" office:value="0.99498575" calcext:value-type="float">
            <text:p>0.99498575</text:p>
          </table:table-cell>
          <table:table-cell table:number-columns-repeated="5"/>
          <table:table-cell table:formula="of:=LOG([.A5];2)" office:value-type="float" office:value="21.9315685693242" calcext:value-type="float">
            <text:p>21.9315685693242</text:p>
          </table:table-cell>
          <table:table-cell office:value-type="float" office:value="1.1664885" calcext:value-type="float">
            <text:p>1.1664885</text:p>
          </table:table-cell>
          <table:table-cell office:value-type="float" office:value="0.925671666666667" calcext:value-type="float">
            <text:p>0.925671666666667</text:p>
          </table:table-cell>
          <table:table-cell office:value-type="float" office:value="0.99498575" calcext:value-type="float">
            <text:p>0.99498575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B25]/[.$A25]" office:value-type="float" office:value="1.09468608333333" calcext:value-type="float">
            <text:p>1.09468608333333</text:p>
          </table:table-cell>
          <table:table-cell table:formula="of:=[.C25]/[.$A25]" office:value-type="float" office:value="0.914381666666667" calcext:value-type="float">
            <text:p>0.914381666666667</text:p>
          </table:table-cell>
          <table:table-cell table:formula="of:=[.D25]/[.$A25]" office:value-type="float" office:value="0.97008725" calcext:value-type="float">
            <text:p>0.97008725</text:p>
          </table:table-cell>
          <table:table-cell table:number-columns-repeated="5"/>
          <table:table-cell table:formula="of:=LOG([.A6];2)" office:value-type="float" office:value="22.5165310700453" calcext:value-type="float">
            <text:p>22.5165310700453</text:p>
          </table:table-cell>
          <table:table-cell office:value-type="float" office:value="1.09468608333333" calcext:value-type="float">
            <text:p>1.09468608333333</text:p>
          </table:table-cell>
          <table:table-cell office:value-type="float" office:value="0.914381666666667" calcext:value-type="float">
            <text:p>0.914381666666667</text:p>
          </table:table-cell>
          <table:table-cell office:value-type="float" office:value="0.97008725" calcext:value-type="float">
            <text:p>0.9700872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B26]/[.$A26]" office:value-type="float" office:value="1.2363195625" calcext:value-type="float">
            <text:p>1.2363195625</text:p>
          </table:table-cell>
          <table:table-cell table:formula="of:=[.C26]/[.$A26]" office:value-type="float" office:value="0.9578055" calcext:value-type="float">
            <text:p>0.9578055</text:p>
          </table:table-cell>
          <table:table-cell table:formula="of:=[.D26]/[.$A26]" office:value-type="float" office:value="0.9949945625" calcext:value-type="float">
            <text:p>0.9949945625</text:p>
          </table:table-cell>
          <table:table-cell table:number-columns-repeated="5"/>
          <table:table-cell table:formula="of:=LOG([.A7];2)" office:value-type="float" office:value="22.9315685693242" calcext:value-type="float">
            <text:p>22.9315685693242</text:p>
          </table:table-cell>
          <table:table-cell office:value-type="float" office:value="1.2363195625" calcext:value-type="float">
            <text:p>1.2363195625</text:p>
          </table:table-cell>
          <table:table-cell office:value-type="float" office:value="0.9578055" calcext:value-type="float">
            <text:p>0.9578055</text:p>
          </table:table-cell>
          <table:table-cell office:value-type="float" office:value="0.9949945625" calcext:value-type="float">
            <text:p>0.99499456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B27]/[.$A27]" office:value-type="float" office:value="1.3821422" calcext:value-type="float">
            <text:p>1.3821422</text:p>
          </table:table-cell>
          <table:table-cell table:formula="of:=[.C27]/[.$A27]" office:value-type="float" office:value="0.9915521" calcext:value-type="float">
            <text:p>0.9915521</text:p>
          </table:table-cell>
          <table:table-cell table:formula="of:=[.D27]/[.$A27]" office:value-type="float" office:value="1.0150092" calcext:value-type="float">
            <text:p>1.0150092</text:p>
          </table:table-cell>
          <table:table-cell table:number-columns-repeated="5"/>
          <table:table-cell table:formula="of:=LOG([.A8];2)" office:value-type="float" office:value="23.2534966642115" calcext:value-type="float">
            <text:p>23.2534966642115</text:p>
          </table:table-cell>
          <table:table-cell office:value-type="float" office:value="1.3821422" calcext:value-type="float">
            <text:p>1.3821422</text:p>
          </table:table-cell>
          <table:table-cell office:value-type="float" office:value="0.9915521" calcext:value-type="float">
            <text:p>0.9915521</text:p>
          </table:table-cell>
          <table:table-cell office:value-type="float" office:value="1.0150092" calcext:value-type="float">
            <text:p>1.0150092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B28]/[.$A28]" office:value-type="float" office:value="1.7302803125" calcext:value-type="float">
            <text:p>1.7302803125</text:p>
          </table:table-cell>
          <table:table-cell table:formula="of:=[.C28]/[.$A28]" office:value-type="float" office:value="1.1654454375" calcext:value-type="float">
            <text:p>1.1654454375</text:p>
          </table:table-cell>
          <table:table-cell table:formula="of:=[.D28]/[.$A28]" office:value-type="float" office:value="1.195337" calcext:value-type="float">
            <text:p>1.195337</text:p>
          </table:table-cell>
          <table:table-cell table:number-columns-repeated="5"/>
          <table:table-cell table:formula="of:=LOG([.A9];2)" office:value-type="float" office:value="23.9315685693242" calcext:value-type="float">
            <text:p>23.9315685693242</text:p>
          </table:table-cell>
          <table:table-cell office:value-type="float" office:value="1.7302803125" calcext:value-type="float">
            <text:p>1.7302803125</text:p>
          </table:table-cell>
          <table:table-cell office:value-type="float" office:value="1.1654454375" calcext:value-type="float">
            <text:p>1.1654454375</text:p>
          </table:table-cell>
          <table:table-cell office:value-type="float" office:value="1.195337" calcext:value-type="float">
            <text:p>1.19533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B29]/[.$A29]" office:value-type="float" office:value="1.81832565" calcext:value-type="float">
            <text:p>1.81832565</text:p>
          </table:table-cell>
          <table:table-cell table:formula="of:=[.C29]/[.$A29]" office:value-type="float" office:value="1.2401115" calcext:value-type="float">
            <text:p>1.2401115</text:p>
          </table:table-cell>
          <table:table-cell table:formula="of:=[.D29]/[.$A29]" office:value-type="float" office:value="1.3105289" calcext:value-type="float">
            <text:p>1.3105289</text:p>
          </table:table-cell>
          <table:table-cell table:number-columns-repeated="5"/>
          <table:table-cell table:formula="of:=LOG([.A10];2)" office:value-type="float" office:value="24.2534966642115" calcext:value-type="float">
            <text:p>24.2534966642115</text:p>
          </table:table-cell>
          <table:table-cell office:value-type="float" office:value="1.81832565" calcext:value-type="float">
            <text:p>1.81832565</text:p>
          </table:table-cell>
          <table:table-cell office:value-type="float" office:value="1.2401115" calcext:value-type="float">
            <text:p>1.2401115</text:p>
          </table:table-cell>
          <table:table-cell office:value-type="float" office:value="1.3105289" calcext:value-type="float">
            <text:p>1.3105289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TOTAL TIME OF ACCESS TO ALL THE KEY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([.B38]+[.B39]+[.B40]+[.B41])/4" office:value-type="float" office:value="582926.25" calcext:value-type="float">
            <text:p>582926.25</text:p>
          </table:table-cell>
          <table:table-cell table:formula="of:=([.C38]+[.C39]+[.C40]+[.C41])/4" office:value-type="float" office:value="433569" calcext:value-type="float">
            <text:p>433569</text:p>
          </table:table-cell>
          <table:table-cell table:formula="of:=([.D38]+[.D39]+[.D40]+[.D41])/4" office:value-type="float" office:value="591923.75" calcext:value-type="float">
            <text:p>591923.7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SUM([.B42:.B44])/3" office:value-type="float" office:value="1885292.33333333" calcext:value-type="float">
            <text:p>1885292.33333333</text:p>
          </table:table-cell>
          <table:table-cell table:formula="of:=SUM([.C42:.C44])/3" office:value-type="float" office:value="1555553" calcext:value-type="float">
            <text:p>1555553</text:p>
          </table:table-cell>
          <table:table-cell table:formula="of:=SUM([.D42:.D44])/3" office:value-type="float" office:value="1840311.33333333" calcext:value-type="float">
            <text:p>1840311.33333333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SUM([.B45:.B47])/3" office:value-type="float" office:value="4665954" calcext:value-type="float">
            <text:p>4665954</text:p>
          </table:table-cell>
          <table:table-cell table:formula="of:=SUM([.C45:.C47])/3" office:value-type="float" office:value="3702686.66666667" calcext:value-type="float">
            <text:p>3702686.66666667</text:p>
          </table:table-cell>
          <table:table-cell table:formula="of:=SUM([.D45:.D47])/3" office:value-type="float" office:value="3979943" calcext:value-type="float">
            <text:p>3979943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SUM([.B48:.B49])/2" office:value-type="float" office:value="6568116.5" calcext:value-type="float">
            <text:p>6568116.5</text:p>
          </table:table-cell>
          <table:table-cell table:formula="of:=SUM([.C48:.C49])/2" office:value-type="float" office:value="5486290" calcext:value-type="float">
            <text:p>5486290</text:p>
          </table:table-cell>
          <table:table-cell table:formula="of:=SUM([.D48:.D49])/2" office:value-type="float" office:value="5820523.5" calcext:value-type="float">
            <text:p>5820523.5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SUM([.B50:.B51])/2" office:value-type="float" office:value="9890556.5" calcext:value-type="float">
            <text:p>9890556.5</text:p>
          </table:table-cell>
          <table:table-cell table:formula="of:=SUM([.C50:.C51])/2" office:value-type="float" office:value="7662444" calcext:value-type="float">
            <text:p>7662444</text:p>
          </table:table-cell>
          <table:table-cell table:formula="of:=SUM([.D50:.D51])/2" office:value-type="float" office:value="7959956.5" calcext:value-type="float">
            <text:p>7959956.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SUM([.B52:.B53])/2" office:value-type="float" office:value="13821422" calcext:value-type="float">
            <text:p>13821422</text:p>
          </table:table-cell>
          <table:table-cell table:formula="of:=SUM([.C52:.C53])/2" office:value-type="float" office:value="9915521" calcext:value-type="float">
            <text:p>9915521</text:p>
          </table:table-cell>
          <table:table-cell table:formula="of:=SUM([.D52:.D53])/2" office:value-type="float" office:value="10150092" calcext:value-type="float">
            <text:p>10150092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SUM([.B54:.B55])/2" office:value-type="float" office:value="27684485" calcext:value-type="float">
            <text:p>27684485</text:p>
          </table:table-cell>
          <table:table-cell table:formula="of:=SUM([.C54:.C55])/2" office:value-type="float" office:value="18647127" calcext:value-type="float">
            <text:p>18647127</text:p>
          </table:table-cell>
          <table:table-cell table:formula="of:=SUM([.D54:.D55])/2" office:value-type="float" office:value="19125392" calcext:value-type="float">
            <text:p>19125392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SUM([.B56:.B57])/2" office:value-type="float" office:value="36366513" calcext:value-type="float">
            <text:p>36366513</text:p>
          </table:table-cell>
          <table:table-cell table:formula="of:=SUM([.C56:.C57])/2" office:value-type="float" office:value="24802230" calcext:value-type="float">
            <text:p>24802230</text:p>
          </table:table-cell>
          <table:table-cell table:formula="of:=SUM([.D56:.D57])/2" office:value-type="float" office:value="26210578" calcext:value-type="float">
            <text:p>26210578</text:p>
          </table:table-cell>
          <table:table-cell table:number-columns-repeated="9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tree_balanced</text:p>
          </table:table-cell>
          <table:table-cell office:value-type="string" calcext:value-type="string">
            <text:p>std::map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52647" calcext:value-type="float">
            <text:p>752647</text:p>
          </table:table-cell>
          <table:table-cell office:value-type="float" office:value="436455" calcext:value-type="float">
            <text:p>436455</text:p>
          </table:table-cell>
          <table:table-cell office:value-type="float" office:value="637091" calcext:value-type="float">
            <text:p>637091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40244" calcext:value-type="float">
            <text:p>740244</text:p>
          </table:table-cell>
          <table:table-cell office:value-type="float" office:value="421941" calcext:value-type="float">
            <text:p>421941</text:p>
          </table:table-cell>
          <table:table-cell office:value-type="float" office:value="450964" calcext:value-type="float">
            <text:p>450964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3947" calcext:value-type="float">
            <text:p>73947</text:p>
          </table:table-cell>
          <table:table-cell office:value-type="float" office:value="424916" calcext:value-type="float">
            <text:p>424916</text:p>
          </table:table-cell>
          <table:table-cell office:value-type="float" office:value="630595" calcext:value-type="float">
            <text:p>630595</text:p>
          </table:table-cell>
          <table:table-cell table:number-columns-repeated="9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764867" calcext:value-type="float">
            <text:p>764867</text:p>
          </table:table-cell>
          <table:table-cell office:value-type="float" office:value="450964" calcext:value-type="float">
            <text:p>450964</text:p>
          </table:table-cell>
          <table:table-cell office:value-type="float" office:value="649045" calcext:value-type="float">
            <text:p>649045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2752" calcext:value-type="float">
            <text:p>1872752</text:p>
          </table:table-cell>
          <table:table-cell office:value-type="float" office:value="1550072" calcext:value-type="float">
            <text:p>1550072</text:p>
          </table:table-cell>
          <table:table-cell office:value-type="float" office:value="1821949" calcext:value-type="float">
            <text:p>18219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903757" calcext:value-type="float">
            <text:p>1903757</text:p>
          </table:table-cell>
          <table:table-cell office:value-type="float" office:value="1563803" calcext:value-type="float">
            <text:p>1563803</text:p>
          </table:table-cell>
          <table:table-cell office:value-type="float" office:value="1863249" calcext:value-type="float">
            <text:p>1863249</text:p>
          </table:table-cell>
          <table:table-cell table:number-columns-repeated="9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879368" calcext:value-type="float">
            <text:p>1879368</text:p>
          </table:table-cell>
          <table:table-cell office:value-type="float" office:value="1552784" calcext:value-type="float">
            <text:p>1552784</text:p>
          </table:table-cell>
          <table:table-cell office:value-type="float" office:value="1835736" calcext:value-type="float">
            <text:p>183573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88324" calcext:value-type="float">
            <text:p>4688324</text:p>
          </table:table-cell>
          <table:table-cell office:value-type="float" office:value="3706756" calcext:value-type="float">
            <text:p>3706756</text:p>
          </table:table-cell>
          <table:table-cell office:value-type="float" office:value="3984626" calcext:value-type="float">
            <text:p>3984626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33390" calcext:value-type="float">
            <text:p>4633390</text:p>
          </table:table-cell>
          <table:table-cell office:value-type="float" office:value="3693699" calcext:value-type="float">
            <text:p>3693699</text:p>
          </table:table-cell>
          <table:table-cell office:value-type="float" office:value="3971524" calcext:value-type="float">
            <text:p>3971524</text:p>
          </table:table-cell>
          <table:table-cell table:number-columns-repeated="9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4676148" calcext:value-type="float">
            <text:p>4676148</text:p>
          </table:table-cell>
          <table:table-cell office:value-type="float" office:value="3707605" calcext:value-type="float">
            <text:p>3707605</text:p>
          </table:table-cell>
          <table:table-cell office:value-type="float" office:value="3983679" calcext:value-type="float">
            <text:p>3983679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628186" calcext:value-type="float">
            <text:p>6628186</text:p>
          </table:table-cell>
          <table:table-cell office:value-type="float" office:value="5515016" calcext:value-type="float">
            <text:p>5515016</text:p>
          </table:table-cell>
          <table:table-cell office:value-type="float" office:value="5846411" calcext:value-type="float">
            <text:p>5846411</text:p>
          </table:table-cell>
          <table:table-cell table:number-columns-repeated="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6508047" calcext:value-type="float">
            <text:p>6508047</text:p>
          </table:table-cell>
          <table:table-cell office:value-type="float" office:value="5457564" calcext:value-type="float">
            <text:p>5457564</text:p>
          </table:table-cell>
          <table:table-cell office:value-type="float" office:value="5794636" calcext:value-type="float">
            <text:p>5794636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857108" calcext:value-type="float">
            <text:p>9857108</text:p>
          </table:table-cell>
          <table:table-cell office:value-type="float" office:value="7670062" calcext:value-type="float">
            <text:p>7670062</text:p>
          </table:table-cell>
          <table:table-cell office:value-type="float" office:value="7970488" calcext:value-type="float">
            <text:p>7970488</text:p>
          </table:table-cell>
          <table:table-cell table:number-columns-repeated="9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9924005" calcext:value-type="float">
            <text:p>9924005</text:p>
          </table:table-cell>
          <table:table-cell office:value-type="float" office:value="7654826" calcext:value-type="float">
            <text:p>7654826</text:p>
          </table:table-cell>
          <table:table-cell office:value-type="float" office:value="7949425" calcext:value-type="float">
            <text:p>7949425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150141" calcext:value-type="float">
            <text:p>14150141</text:p>
          </table:table-cell>
          <table:table-cell office:value-type="float" office:value="10025553" calcext:value-type="float">
            <text:p>10025553</text:p>
          </table:table-cell>
          <table:table-cell office:value-type="float" office:value="10239941" calcext:value-type="float">
            <text:p>10239941</text:p>
          </table:table-cell>
          <table:table-cell table:number-columns-repeated="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3492703" calcext:value-type="float">
            <text:p>13492703</text:p>
          </table:table-cell>
          <table:table-cell office:value-type="float" office:value="9805489" calcext:value-type="float">
            <text:p>9805489</text:p>
          </table:table-cell>
          <table:table-cell office:value-type="float" office:value="10060243" calcext:value-type="float">
            <text:p>10060243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6677578" calcext:value-type="float">
            <text:p>26677578</text:p>
          </table:table-cell>
          <table:table-cell office:value-type="float" office:value="17334444" calcext:value-type="float">
            <text:p>17334444</text:p>
          </table:table-cell>
          <table:table-cell office:value-type="float" office:value="18658296" calcext:value-type="float">
            <text:p>18658296</text:p>
          </table:table-cell>
          <table:table-cell table:number-columns-repeated="9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691392" calcext:value-type="float">
            <text:p>28691392</text:p>
          </table:table-cell>
          <table:table-cell office:value-type="float" office:value="19959810" calcext:value-type="float">
            <text:p>19959810</text:p>
          </table:table-cell>
          <table:table-cell office:value-type="float" office:value="19592488" calcext:value-type="float">
            <text:p>19592488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315710" calcext:value-type="float">
            <text:p>36315710</text:p>
          </table:table-cell>
          <table:table-cell office:value-type="float" office:value="24882945" calcext:value-type="float">
            <text:p>24882945</text:p>
          </table:table-cell>
          <table:table-cell office:value-type="float" office:value="26392054" calcext:value-type="float">
            <text:p>26392054</text:p>
          </table:table-cell>
          <table:table-cell table:number-columns-repeated="9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6417316" calcext:value-type="float">
            <text:p>36417316</text:p>
          </table:table-cell>
          <table:table-cell office:value-type="float" office:value="24721515" calcext:value-type="float">
            <text:p>24721515</text:p>
          </table:table-cell>
          <table:table-cell office:value-type="float" office:value="26029102" calcext:value-type="float">
            <text:p>2602910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0:33:46.164963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3:20:18.294473850</meta:creation-date>
    <dc:date>2019-02-01T13:12:48.389752586</dc:date>
    <meta:editing-duration>PT1H58M39S</meta:editing-duration>
    <meta:editing-cycles>18</meta:editing-cycles>
    <meta:generator>LibreOffice/6.0.7.3$Linux_X86_64 LibreOffice_project/00m0$Build-3</meta:generator>
    <meta:document-statistic meta:table-count="3" meta:cell-count="39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8.996cm" xlink:href=".." xlink:type="simple" chart:class="chart:scatter" chart:style-name="ch1">
        <chart:legend chart:legend-position="end" svg:x="9.881cm" svg:y="3.701cm" style:legend-expansion="high" chart:style-name="ch2"/>
        <chart:plot-area chart:style-name="ch3" table:cell-range-address="Sheet1.J3:Sheet1.M10 Sheet1.A1:Sheet1.A1" chart:data-source-has-labels="row" svg:x="1.33cm" svg:y="0.179cm" svg:width="8.232cm" svg:height="7.657cm">
          <chartooo:coordinate-region svg:x="2.057cm" svg:y="0.378cm" svg:width="7.173cm" svg:height="6.811cm"/>
          <chart:axis chart:dimension="x" chart:name="primary-x" chart:style-name="ch4">
            <chart:title svg:x="4.767cm" svg:y="8.015cm" chart:style-name="ch5">
              <text:p>log(size)</text:p>
            </chart:title>
          </chart:axis>
          <chart:axis chart:dimension="y" chart:name="primary-y" chart:style-name="ch4">
            <chart:title svg:x="0.451cm" svg:y="6.657cm" chart:style-name="ch6">
              <text:p>average access time(microseconds)</text:p>
            </chart:title>
            <chart:grid chart:style-name="ch7" chart:class="major"/>
          </chart:axis>
          <chart:series chart:style-name="ch8" chart:values-cell-range-address="Sheet1.K3:Sheet1.K10" chart:label-cell-address="Sheet1.A1:Sheet1.A1" chart:class="chart:scatter">
            <chart:domain table:cell-range-address="Sheet1.J3:Sheet1.J10"/>
            <chart:data-point chart:repeated="8"/>
          </chart:series>
          <chart:series chart:style-name="ch9" chart:values-cell-range-address="Sheet1.L3:Sheet1.L10" chart:label-cell-address="Sheet1.A1:Sheet1.A1" chart:class="chart:scatter">
            <chart:data-point chart:repeated="8"/>
          </chart:series>
          <chart:series chart:style-name="ch10" chart:values-cell-range-address="Sheet1.M3:Sheet1.M10" chart:label-cell-address="Sheet1.A1:Sheet1.A1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  <table:table-cell office:value-type="string">
                <text:p>AVERAGE TIME OF ACCES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9315685693242">
                <text:p>19.9315685693242</text:p>
                <draw:g>
                  <svg:desc>Sheet1.J3:Sheet1.J10</svg:desc>
                </draw:g>
              </table:table-cell>
              <table:table-cell office:value-type="float" office:value="0.58292625">
                <text:p>0.58292625</text:p>
                <draw:g>
                  <svg:desc>Sheet1.K3:Sheet1.K10</svg:desc>
                </draw:g>
              </table:table-cell>
              <table:table-cell office:value-type="float" office:value="0.433569">
                <text:p>0.433569</text:p>
                <draw:g>
                  <svg:desc>Sheet1.L3:Sheet1.L10</svg:desc>
                </draw:g>
              </table:table-cell>
              <table:table-cell office:value-type="float" office:value="0.59192375">
                <text:p>0.59192375</text:p>
                <draw:g>
                  <svg:desc>Sheet1.M3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9315685693242">
                <text:p>20.9315685693242</text:p>
              </table:table-cell>
              <table:table-cell office:value-type="float" office:value="0.942646166666667">
                <text:p>0.942646166666667</text:p>
              </table:table-cell>
              <table:table-cell office:value-type="float" office:value="0.7777765">
                <text:p>0.7777765</text:p>
              </table:table-cell>
              <table:table-cell office:value-type="float" office:value="0.920155666666667">
                <text:p>0.920155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9315685693242">
                <text:p>21.9315685693242</text:p>
              </table:table-cell>
              <table:table-cell office:value-type="float" office:value="1.1664885">
                <text:p>1.1664885</text:p>
              </table:table-cell>
              <table:table-cell office:value-type="float" office:value="0.925671666666667">
                <text:p>0.925671666666667</text:p>
              </table:table-cell>
              <table:table-cell office:value-type="float" office:value="0.99498575">
                <text:p>0.9949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5165310700453">
                <text:p>22.5165310700453</text:p>
              </table:table-cell>
              <table:table-cell office:value-type="float" office:value="1.09468608333333">
                <text:p>1.09468608333333</text:p>
              </table:table-cell>
              <table:table-cell office:value-type="float" office:value="0.914381666666667">
                <text:p>0.914381666666667</text:p>
              </table:table-cell>
              <table:table-cell office:value-type="float" office:value="0.97008725">
                <text:p>0.97008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.9315685693242">
                <text:p>22.9315685693242</text:p>
              </table:table-cell>
              <table:table-cell office:value-type="float" office:value="1.2363195625">
                <text:p>1.2363195625</text:p>
              </table:table-cell>
              <table:table-cell office:value-type="float" office:value="0.9578055">
                <text:p>0.9578055</text:p>
              </table:table-cell>
              <table:table-cell office:value-type="float" office:value="0.9949945625">
                <text:p>0.994994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2534966642115">
                <text:p>23.2534966642115</text:p>
              </table:table-cell>
              <table:table-cell office:value-type="float" office:value="1.3821422">
                <text:p>1.3821422</text:p>
              </table:table-cell>
              <table:table-cell office:value-type="float" office:value="0.9915521">
                <text:p>0.9915521</text:p>
              </table:table-cell>
              <table:table-cell office:value-type="float" office:value="1.0150092">
                <text:p>1.0150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9315685693242">
                <text:p>23.9315685693242</text:p>
              </table:table-cell>
              <table:table-cell office:value-type="float" office:value="1.7302803125">
                <text:p>1.7302803125</text:p>
              </table:table-cell>
              <table:table-cell office:value-type="float" office:value="1.1654454375">
                <text:p>1.1654454375</text:p>
              </table:table-cell>
              <table:table-cell office:value-type="float" office:value="1.195337">
                <text:p>1.195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2534966642115">
                <text:p>24.2534966642115</text:p>
              </table:table-cell>
              <table:table-cell office:value-type="float" office:value="1.81832565">
                <text:p>1.81832565</text:p>
              </table:table-cell>
              <table:table-cell office:value-type="float" office:value="1.2401115">
                <text:p>1.2401115</text:p>
              </table:table-cell>
              <table:table-cell office:value-type="float" office:value="1.3105289">
                <text:p>1.31052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05cm" chart:symbol-height="0.05cm"/>
    </style:style>
    <style:style style:name="ch10" style:family="chart" style:data-style-name="N0">
      <style:chart-properties chart:symbol-type="named-symbol" chart:symbol-name="arrow-down" chart:symbol-width="0.05cm" chart:symbol-height="0.0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68cm" svg:height="6.008cm" xlink:href=".." xlink:type="simple" chart:class="chart:scatter" chart:style-name="ch1">
        <chart:legend chart:legend-position="end" svg:x="8.886cm" svg:y="2.207cm" style:legend-expansion="high" chart:style-name="ch2"/>
        <chart:plot-area chart:style-name="ch3" table:cell-range-address="Sheet2.A2:Sheet2.A496 Sheet2.F3:Sheet2.H496" chart:data-source-has-labels="row" svg:x="0.213cm" svg:y="0.12cm" svg:width="8.46cm" svg:height="5.768cm">
          <chartooo:coordinate-region svg:x="1.02cm" svg:y="0.319cm" svg:width="7.512cm" svg:height="4.1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F3:Sheet2.F496" chart:label-cell-address="Sheet2.A2:Sheet2.A2" chart:class="chart:scatter">
            <chart:domain table:cell-range-address="Sheet2.A3:Sheet2.A496"/>
            <chart:data-point chart:repeated="494"/>
          </chart:series>
          <chart:series chart:style-name="ch8" chart:values-cell-range-address="Sheet2.G3:Sheet2.G496" chart:label-cell-address="Sheet2.A2:Sheet2.A2" chart:class="chart:scatter">
            <chart:data-point chart:repeated="326"/>
            <chart:data-point chart:style-name="ch9"/>
            <chart:data-point chart:repeated="167"/>
          </chart:series>
          <chart:series chart:style-name="ch10" chart:values-cell-range-address="Sheet2.H3:Sheet2.H496" chart:label-cell-address="Sheet2.A2:Sheet2.A2" chart:class="chart:scatter">
            <chart:data-point chart:repeated="4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3</text:p>
                <draw:g>
                  <svg:desc>Sheet2.A2:Sheet2.A2</svg:desc>
                </draw:g>
              </table:table-cell>
              <table:table-cell office:value-type="string">
                <text:p>O3</text:p>
                <draw:g>
                  <svg:desc>Sheet2.A2:Sheet2.A2</svg:desc>
                </draw:g>
              </table:table-cell>
              <table:table-cell office:value-type="string">
                <text:p>O3</text:p>
                <draw:g>
                  <svg:desc>Sheet2.A2:Sheet2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496</svg:desc>
                </draw:g>
              </table:table-cell>
              <table:table-cell office:value-type="float" office:value="0">
                <text:p>0</text:p>
                <draw:g>
                  <svg:desc>Sheet2.F3:Sheet2.F496</svg:desc>
                </draw:g>
              </table:table-cell>
              <table:table-cell office:value-type="float" office:value="0">
                <text:p>0</text:p>
                <draw:g>
                  <svg:desc>Sheet2.G3:Sheet2.G496</svg:desc>
                </draw:g>
              </table:table-cell>
              <table:table-cell office:value-type="float" office:value="0">
                <text:p>0</text:p>
                <draw:g>
                  <svg:desc>Sheet2.H3:Sheet2.H4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97350993377483">
                <text:p>0.03973509933774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39043824701195">
                <text:p>0.02390438247011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9335548172757">
                <text:p>0.0199335548172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.0056980056980057">
                <text:p>0.0056980056980057</text:p>
              </table:table-cell>
              <table:table-cell office:value-type="float" office:value="0.0170940170940171">
                <text:p>0.01709401709401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.00498753117206983">
                <text:p>0.00498753117206983</text:p>
              </table:table-cell>
              <table:table-cell office:value-type="float" office:value="0.0149625935162095">
                <text:p>0.0149625935162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.00443458980044346">
                <text:p>0.00443458980044346</text:p>
              </table:table-cell>
              <table:table-cell office:value-type="float" office:value="0.0133037694013304">
                <text:p>0.0133037694013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.00399201596806387">
                <text:p>0.00399201596806387</text:p>
              </table:table-cell>
              <table:table-cell office:value-type="float" office:value="0.0119760479041916">
                <text:p>0.0119760479041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.00544464609800363">
                <text:p>0.00544464609800363</text:p>
              </table:table-cell>
              <table:table-cell office:value-type="float" office:value="0.0108892921960073">
                <text:p>0.01088929219600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.00499168053244592">
                <text:p>0.00499168053244592</text:p>
              </table:table-cell>
              <table:table-cell office:value-type="float" office:value="0.0199667221297837">
                <text:p>0.019966722129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0.00460829493087558">
                <text:p>0.00460829493087558</text:p>
              </table:table-cell>
              <table:table-cell office:value-type="float" office:value="0.0184331797235023">
                <text:p>0.01843317972350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1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0.00713266761768902">
                <text:p>0.00713266761768902</text:p>
              </table:table-cell>
              <table:table-cell office:value-type="float" office:value="0.0171184022824536">
                <text:p>0.0171184022824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1">
                <text:p>751</text:p>
              </table:table-cell>
              <table:table-cell office:value-type="float" office:value="0">
                <text:p>0</text:p>
              </table:table-cell>
              <table:table-cell office:value-type="float" office:value="0.0066577896138482">
                <text:p>0.0066577896138482</text:p>
              </table:table-cell>
              <table:table-cell office:value-type="float" office:value="0.0159786950732357">
                <text:p>0.0159786950732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  <table:table-cell office:value-type="float" office:value="0.00624219725343321">
                <text:p>0.00624219725343321</text:p>
              </table:table-cell>
              <table:table-cell office:value-type="float" office:value="0.0149812734082397">
                <text:p>0.0149812734082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1">
                <text:p>851</text:p>
              </table:table-cell>
              <table:table-cell office:value-type="float" office:value="0">
                <text:p>0</text:p>
              </table:table-cell>
              <table:table-cell office:value-type="float" office:value="0.00587544065804935">
                <text:p>0.00587544065804935</text:p>
              </table:table-cell>
              <table:table-cell office:value-type="float" office:value="0.0176263219741481">
                <text:p>0.01762632197414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1">
                <text:p>901</text:p>
              </table:table-cell>
              <table:table-cell office:value-type="float" office:value="0.0110987791342952">
                <text:p>0.0110987791342952</text:p>
              </table:table-cell>
              <table:table-cell office:value-type="float" office:value="0.00887902330743618">
                <text:p>0.00887902330743618</text:p>
              </table:table-cell>
              <table:table-cell office:value-type="float" office:value="0.0166481687014428">
                <text:p>0.0166481687014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1">
                <text:p>951</text:p>
              </table:table-cell>
              <table:table-cell office:value-type="float" office:value="0.010515247108307">
                <text:p>0.010515247108307</text:p>
              </table:table-cell>
              <table:table-cell office:value-type="float" office:value="0.00841219768664564">
                <text:p>0.00841219768664564</text:p>
              </table:table-cell>
              <table:table-cell office:value-type="float" office:value="0.0157728706624606">
                <text:p>0.0157728706624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1">
                <text:p>1001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0.00999000999000999">
                <text:p>0.00999000999000999</text:p>
              </table:table-cell>
              <table:table-cell office:value-type="float" office:value="0.014985014985015">
                <text:p>0.014985014985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1">
                <text:p>1051</text:p>
              </table:table-cell>
              <table:table-cell office:value-type="float" office:value="0.0152235965746908">
                <text:p>0.0152235965746908</text:p>
              </table:table-cell>
              <table:table-cell office:value-type="float" office:value="0.00951474785918173">
                <text:p>0.00951474785918173</text:p>
              </table:table-cell>
              <table:table-cell office:value-type="float" office:value="0.0142721217887726">
                <text:p>0.0142721217887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1">
                <text:p>1101</text:p>
              </table:table-cell>
              <table:table-cell office:value-type="float" office:value="0.0145322434150772">
                <text:p>0.0145322434150772</text:p>
              </table:table-cell>
              <table:table-cell office:value-type="float" office:value="0.00908265213442325">
                <text:p>0.00908265213442325</text:p>
              </table:table-cell>
              <table:table-cell office:value-type="float" office:value="0.0136239782016349">
                <text:p>0.01362397820163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1">
                <text:p>1151</text:p>
              </table:table-cell>
              <table:table-cell office:value-type="float" office:value="0.0139009556907037">
                <text:p>0.0139009556907037</text:p>
              </table:table-cell>
              <table:table-cell office:value-type="float" office:value="0.00868809730668984">
                <text:p>0.00868809730668984</text:p>
              </table:table-cell>
              <table:table-cell office:value-type="float" office:value="0.0130321459600348">
                <text:p>0.0130321459600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1">
                <text:p>1201</text:p>
              </table:table-cell>
              <table:table-cell office:value-type="float" office:value="0.0133222314737719">
                <text:p>0.0133222314737719</text:p>
              </table:table-cell>
              <table:table-cell office:value-type="float" office:value="0.00832639467110741">
                <text:p>0.00832639467110741</text:p>
              </table:table-cell>
              <table:table-cell office:value-type="float" office:value="0.0124895920066611">
                <text:p>0.0124895920066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1">
                <text:p>1251</text:p>
              </table:table-cell>
              <table:table-cell office:value-type="float" office:value="0.0127897681854516">
                <text:p>0.0127897681854516</text:p>
              </table:table-cell>
              <table:table-cell office:value-type="float" office:value="0.00799360511590727">
                <text:p>0.00799360511590727</text:p>
              </table:table-cell>
              <table:table-cell office:value-type="float" office:value="0.0119904076738609">
                <text:p>0.0119904076738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1">
                <text:p>1301</text:p>
              </table:table-cell>
              <table:table-cell office:value-type="float" office:value="0.0122982321291314">
                <text:p>0.0122982321291314</text:p>
              </table:table-cell>
              <table:table-cell office:value-type="float" office:value="0.00768639508070715">
                <text:p>0.00768639508070715</text:p>
              </table:table-cell>
              <table:table-cell office:value-type="float" office:value="0.0115295926210607">
                <text:p>0.0115295926210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1">
                <text:p>1351</text:p>
              </table:table-cell>
              <table:table-cell office:value-type="float" office:value="0.0118430792005922">
                <text:p>0.0118430792005922</text:p>
              </table:table-cell>
              <table:table-cell office:value-type="float" office:value="0.0074019245003701">
                <text:p>0.0074019245003701</text:p>
              </table:table-cell>
              <table:table-cell office:value-type="float" office:value="0.0111028867505551">
                <text:p>0.0111028867505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1">
                <text:p>1401</text:p>
              </table:table-cell>
              <table:table-cell office:value-type="float" office:value="0.0114204139900071">
                <text:p>0.0114204139900071</text:p>
              </table:table-cell>
              <table:table-cell office:value-type="float" office:value="0.00713775874375446">
                <text:p>0.00713775874375446</text:p>
              </table:table-cell>
              <table:table-cell office:value-type="float" office:value="0.0107066381156317">
                <text:p>0.0107066381156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1">
                <text:p>1451</text:p>
              </table:table-cell>
              <table:table-cell office:value-type="float" office:value="0.0124052377670572">
                <text:p>0.0124052377670572</text:p>
              </table:table-cell>
              <table:table-cell office:value-type="float" office:value="0.00689179875947622">
                <text:p>0.00689179875947622</text:p>
              </table:table-cell>
              <table:table-cell office:value-type="float" office:value="0.0103376981392143">
                <text:p>0.0103376981392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1">
                <text:p>1501</text:p>
              </table:table-cell>
              <table:table-cell office:value-type="float" office:value="0.0119920053297801">
                <text:p>0.0119920053297801</text:p>
              </table:table-cell>
              <table:table-cell office:value-type="float" office:value="0.00666222518321119">
                <text:p>0.00666222518321119</text:p>
              </table:table-cell>
              <table:table-cell office:value-type="float" office:value="0.00999333777481679">
                <text:p>0.00999333777481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1">
                <text:p>1551</text:p>
              </table:table-cell>
              <table:table-cell office:value-type="float" office:value="0.011605415860735">
                <text:p>0.011605415860735</text:p>
              </table:table-cell>
              <table:table-cell office:value-type="float" office:value="0.00838168923275306">
                <text:p>0.00838168923275306</text:p>
              </table:table-cell>
              <table:table-cell office:value-type="float" office:value="0.00967117988394584">
                <text:p>0.00967117988394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1">
                <text:p>1601</text:p>
              </table:table-cell>
              <table:table-cell office:value-type="float" office:value="0.0112429731417864">
                <text:p>0.0112429731417864</text:p>
              </table:table-cell>
              <table:table-cell office:value-type="float" office:value="0.00811992504684572">
                <text:p>0.00811992504684572</text:p>
              </table:table-cell>
              <table:table-cell office:value-type="float" office:value="0.00936914428482199">
                <text:p>0.00936914428482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1">
                <text:p>1651</text:p>
              </table:table-cell>
              <table:table-cell office:value-type="float" office:value="0.0109024833434282">
                <text:p>0.0109024833434282</text:p>
              </table:table-cell>
              <table:table-cell office:value-type="float" office:value="0.00908540278619019">
                <text:p>0.00908540278619019</text:p>
              </table:table-cell>
              <table:table-cell office:value-type="float" office:value="0.00908540278619019">
                <text:p>0.00908540278619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1">
                <text:p>1701</text:p>
              </table:table-cell>
              <table:table-cell office:value-type="float" office:value="0.0123456790123457">
                <text:p>0.0123456790123457</text:p>
              </table:table-cell>
              <table:table-cell office:value-type="float" office:value="0.00940623162845385">
                <text:p>0.00940623162845385</text:p>
              </table:table-cell>
              <table:table-cell office:value-type="float" office:value="0.00881834215167548">
                <text:p>0.00881834215167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1">
                <text:p>1751</text:p>
              </table:table-cell>
              <table:table-cell office:value-type="float" office:value="0.0119931467732724">
                <text:p>0.0119931467732724</text:p>
              </table:table-cell>
              <table:table-cell office:value-type="float" office:value="0.0119931467732724">
                <text:p>0.0119931467732724</text:p>
              </table:table-cell>
              <table:table-cell office:value-type="float" office:value="0.0085665334094803">
                <text:p>0.0085665334094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1">
                <text:p>1801</text:p>
              </table:table-cell>
              <table:table-cell office:value-type="float" office:value="0.0116601887840089">
                <text:p>0.0116601887840089</text:p>
              </table:table-cell>
              <table:table-cell office:value-type="float" office:value="0.0133259300388673">
                <text:p>0.0133259300388673</text:p>
              </table:table-cell>
              <table:table-cell office:value-type="float" office:value="0.00832870627429206">
                <text:p>0.008328706274292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1">
                <text:p>1851</text:p>
              </table:table-cell>
              <table:table-cell office:value-type="float" office:value="0.0113452188006483">
                <text:p>0.0113452188006483</text:p>
              </table:table-cell>
              <table:table-cell office:value-type="float" office:value="0.0129659643435981">
                <text:p>0.0129659643435981</text:p>
              </table:table-cell>
              <table:table-cell office:value-type="float" office:value="0.00810372771474878">
                <text:p>0.00810372771474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1">
                <text:p>1901</text:p>
              </table:table-cell>
              <table:table-cell office:value-type="float" office:value="0.0110468174644924">
                <text:p>0.0110468174644924</text:p>
              </table:table-cell>
              <table:table-cell office:value-type="float" office:value="0.0126249342451341">
                <text:p>0.0126249342451341</text:p>
              </table:table-cell>
              <table:table-cell office:value-type="float" office:value="0.00789058390320884">
                <text:p>0.00789058390320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1">
                <text:p>1951</text:p>
              </table:table-cell>
              <table:table-cell office:value-type="float" office:value="0.0107637109174782">
                <text:p>0.0107637109174782</text:p>
              </table:table-cell>
              <table:table-cell office:value-type="float" office:value="0.0123013839056894">
                <text:p>0.0123013839056894</text:p>
              </table:table-cell>
              <table:table-cell office:value-type="float" office:value="0.00768836494105587">
                <text:p>0.00768836494105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1">
                <text:p>2001</text:p>
              </table:table-cell>
              <table:table-cell office:value-type="float" office:value="0.0109945027486257">
                <text:p>0.0109945027486257</text:p>
              </table:table-cell>
              <table:table-cell office:value-type="float" office:value="0.0119940029985007">
                <text:p>0.0119940029985007</text:p>
              </table:table-cell>
              <table:table-cell office:value-type="float" office:value="0.00749625187406297">
                <text:p>0.007496251874062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1">
                <text:p>2051</text:p>
              </table:table-cell>
              <table:table-cell office:value-type="float" office:value="0.0112140419307655">
                <text:p>0.0112140419307655</text:p>
              </table:table-cell>
              <table:table-cell office:value-type="float" office:value="0.0117016089712335">
                <text:p>0.0117016089712335</text:p>
              </table:table-cell>
              <table:table-cell office:value-type="float" office:value="0.00731350560702097">
                <text:p>0.007313505607020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1">
                <text:p>2101</text:p>
              </table:table-cell>
              <table:table-cell office:value-type="float" office:value="0.0109471680152308">
                <text:p>0.0109471680152308</text:p>
              </table:table-cell>
              <table:table-cell office:value-type="float" office:value="0.01142313184198">
                <text:p>0.01142313184198</text:p>
              </table:table-cell>
              <table:table-cell office:value-type="float" office:value="0.00713945740123751">
                <text:p>0.007139457401237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1">
                <text:p>2151</text:p>
              </table:table-cell>
              <table:table-cell office:value-type="float" office:value="0.0106927010692701">
                <text:p>0.0106927010692701</text:p>
              </table:table-cell>
              <table:table-cell office:value-type="float" office:value="0.0111576011157601">
                <text:p>0.0111576011157601</text:p>
              </table:table-cell>
              <table:table-cell office:value-type="float" office:value="0.00697350069735007">
                <text:p>0.006973500697350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1">
                <text:p>2201</text:p>
              </table:table-cell>
              <table:table-cell office:value-type="float" office:value="0.0104497955474784">
                <text:p>0.0104497955474784</text:p>
              </table:table-cell>
              <table:table-cell office:value-type="float" office:value="0.0109041344843253">
                <text:p>0.0109041344843253</text:p>
              </table:table-cell>
              <table:table-cell office:value-type="float" office:value="0.00681508405270332">
                <text:p>0.00681508405270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1">
                <text:p>2251</text:p>
              </table:table-cell>
              <table:table-cell office:value-type="float" office:value="0.010217681030653">
                <text:p>0.010217681030653</text:p>
              </table:table-cell>
              <table:table-cell office:value-type="float" office:value="0.0106619280319858">
                <text:p>0.0106619280319858</text:p>
              </table:table-cell>
              <table:table-cell office:value-type="float" office:value="0.00710795202132386">
                <text:p>0.007107952021323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1">
                <text:p>2301</text:p>
              </table:table-cell>
              <table:table-cell office:value-type="float" office:value="0.0221642764015645">
                <text:p>0.0221642764015645</text:p>
              </table:table-cell>
              <table:table-cell office:value-type="float" office:value="0.0104302477183833">
                <text:p>0.0104302477183833</text:p>
              </table:table-cell>
              <table:table-cell office:value-type="float" office:value="0.00695349847892221">
                <text:p>0.006953498478922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1">
                <text:p>2351</text:p>
              </table:table-cell>
              <table:table-cell office:value-type="float" office:value="0.0216928966397278">
                <text:p>0.0216928966397278</text:p>
              </table:table-cell>
              <table:table-cell office:value-type="float" office:value="0.0102084219481072">
                <text:p>0.0102084219481072</text:p>
              </table:table-cell>
              <table:table-cell office:value-type="float" office:value="0.00723096554657592">
                <text:p>0.00723096554657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1">
                <text:p>2401</text:p>
              </table:table-cell>
              <table:table-cell office:value-type="float" office:value="0.0212411495210329">
                <text:p>0.0212411495210329</text:p>
              </table:table-cell>
              <table:table-cell office:value-type="float" office:value="0.00999583506872137">
                <text:p>0.00999583506872137</text:p>
              </table:table-cell>
              <table:table-cell office:value-type="float" office:value="0.00708038317367763">
                <text:p>0.00708038317367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1">
                <text:p>2451</text:p>
              </table:table-cell>
              <table:table-cell office:value-type="float" office:value="0.0208078335373317">
                <text:p>0.0208078335373317</text:p>
              </table:table-cell>
              <table:table-cell office:value-type="float" office:value="0.00979192166462668">
                <text:p>0.00979192166462668</text:p>
              </table:table-cell>
              <table:table-cell office:value-type="float" office:value="0.0069359445124439">
                <text:p>0.0069359445124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1">
                <text:p>2501</text:p>
              </table:table-cell>
              <table:table-cell office:value-type="float" office:value="0.0207916833266693">
                <text:p>0.0207916833266693</text:p>
              </table:table-cell>
              <table:table-cell office:value-type="float" office:value="0.00999600159936026">
                <text:p>0.00999600159936026</text:p>
              </table:table-cell>
              <table:table-cell office:value-type="float" office:value="0.00679728108756497">
                <text:p>0.00679728108756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1">
                <text:p>2551</text:p>
              </table:table-cell>
              <table:table-cell office:value-type="float" office:value="0.0203841630733046">
                <text:p>0.0203841630733046</text:p>
              </table:table-cell>
              <table:table-cell office:value-type="float" office:value="0.0152881223049784">
                <text:p>0.0152881223049784</text:p>
              </table:table-cell>
              <table:table-cell office:value-type="float" office:value="0.0148961191689534">
                <text:p>0.0148961191689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1">
                <text:p>2601</text:p>
              </table:table-cell>
              <table:table-cell office:value-type="float" office:value="0.0207612456747405">
                <text:p>0.0207612456747405</text:p>
              </table:table-cell>
              <table:table-cell office:value-type="float" office:value="0.0149942329873126">
                <text:p>0.0149942329873126</text:p>
              </table:table-cell>
              <table:table-cell office:value-type="float" office:value="0.0188389081122645">
                <text:p>0.0188389081122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1">
                <text:p>2651</text:p>
              </table:table-cell>
              <table:table-cell office:value-type="float" office:value="0.020369671821954">
                <text:p>0.020369671821954</text:p>
              </table:table-cell>
              <table:table-cell office:value-type="float" office:value="0.014711429649189">
                <text:p>0.014711429649189</text:p>
              </table:table-cell>
              <table:table-cell office:value-type="float" office:value="0.018483591097699">
                <text:p>0.0184835910976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1">
                <text:p>2701</text:p>
              </table:table-cell>
              <table:table-cell office:value-type="float" office:value="0.0199925953350611">
                <text:p>0.0199925953350611</text:p>
              </table:table-cell>
              <table:table-cell office:value-type="float" office:value="0.0144390966308775">
                <text:p>0.0144390966308775</text:p>
              </table:table-cell>
              <table:table-cell office:value-type="float" office:value="0.0192521288411699">
                <text:p>0.01925212884116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1">
                <text:p>2751</text:p>
              </table:table-cell>
              <table:table-cell office:value-type="float" office:value="0.019629225736096">
                <text:p>0.019629225736096</text:p>
              </table:table-cell>
              <table:table-cell office:value-type="float" office:value="0.0141766630316249">
                <text:p>0.0141766630316249</text:p>
              </table:table-cell>
              <table:table-cell office:value-type="float" office:value="0.019992729916394">
                <text:p>0.019992729916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1">
                <text:p>2801</text:p>
              </table:table-cell>
              <table:table-cell office:value-type="float" office:value="0.0192788289896466">
                <text:p>0.0192788289896466</text:p>
              </table:table-cell>
              <table:table-cell office:value-type="float" office:value="0.0149946447697251">
                <text:p>0.0149946447697251</text:p>
              </table:table-cell>
              <table:table-cell office:value-type="float" office:value="0.0196358443413067">
                <text:p>0.01963584434130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1">
                <text:p>2851</text:p>
              </table:table-cell>
              <table:table-cell office:value-type="float" office:value="0.0199929849175728">
                <text:p>0.0199929849175728</text:p>
              </table:table-cell>
              <table:table-cell office:value-type="float" office:value="0.0147316730971589">
                <text:p>0.0147316730971589</text:p>
              </table:table-cell>
              <table:table-cell office:value-type="float" office:value="0.0213960014030165">
                <text:p>0.0213960014030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1">
                <text:p>2901</text:p>
              </table:table-cell>
              <table:table-cell office:value-type="float" office:value="0.0196483971044467">
                <text:p>0.0196483971044467</text:p>
              </table:table-cell>
              <table:table-cell office:value-type="float" office:value="0.0144777662874871">
                <text:p>0.0144777662874871</text:p>
              </table:table-cell>
              <table:table-cell office:value-type="float" office:value="0.0210272319889693">
                <text:p>0.02102723198896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1">
                <text:p>2951</text:p>
              </table:table-cell>
              <table:table-cell office:value-type="float" office:value="0.0193154862758387">
                <text:p>0.0193154862758387</text:p>
              </table:table-cell>
              <table:table-cell office:value-type="float" office:value="0.0142324635716706">
                <text:p>0.0142324635716706</text:p>
              </table:table-cell>
              <table:table-cell office:value-type="float" office:value="0.0206709589969502">
                <text:p>0.0206709589969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1">
                <text:p>3001</text:p>
              </table:table-cell>
              <table:table-cell office:value-type="float" office:value="0.0189936687770743">
                <text:p>0.0189936687770743</text:p>
              </table:table-cell>
              <table:table-cell office:value-type="float" office:value="0.0139953348883705">
                <text:p>0.0139953348883705</text:p>
              </table:table-cell>
              <table:table-cell office:value-type="float" office:value="0.020326557814062">
                <text:p>0.020326557814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1">
                <text:p>3051</text:p>
              </table:table-cell>
              <table:table-cell office:value-type="float" office:value="0.0186823992133727">
                <text:p>0.0186823992133727</text:p>
              </table:table-cell>
              <table:table-cell office:value-type="float" office:value="0.0140937397574566">
                <text:p>0.0140937397574566</text:p>
              </table:table-cell>
              <table:table-cell office:value-type="float" office:value="0.0199934447722058">
                <text:p>0.0199934447722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1">
                <text:p>3101</text:p>
              </table:table-cell>
              <table:table-cell office:value-type="float" office:value="0.018381167365366">
                <text:p>0.018381167365366</text:p>
              </table:table-cell>
              <table:table-cell office:value-type="float" office:value="0.0138664946791358">
                <text:p>0.0138664946791358</text:p>
              </table:table-cell>
              <table:table-cell office:value-type="float" office:value="0.0196710738471461">
                <text:p>0.01967107384714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1">
                <text:p>3151</text:p>
              </table:table-cell>
              <table:table-cell office:value-type="float" office:value="0.0180894953982863">
                <text:p>0.0180894953982863</text:p>
              </table:table-cell>
              <table:table-cell office:value-type="float" office:value="0.0136464614408124">
                <text:p>0.0136464614408124</text:p>
              </table:table-cell>
              <table:table-cell office:value-type="float" office:value="0.0196762932402412">
                <text:p>0.01967629324024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1">
                <text:p>3201</text:p>
              </table:table-cell>
              <table:table-cell office:value-type="float" office:value="0.0228053733208372">
                <text:p>0.0228053733208372</text:p>
              </table:table-cell>
              <table:table-cell office:value-type="float" office:value="0.0199937519525148">
                <text:p>0.0199937519525148</text:p>
              </table:table-cell>
              <table:table-cell office:value-type="float" office:value="0.0293658231802562">
                <text:p>0.02936582318025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1">
                <text:p>3251</text:p>
              </table:table-cell>
              <table:table-cell office:value-type="float" office:value="0.022454629344817">
                <text:p>0.022454629344817</text:p>
              </table:table-cell>
              <table:table-cell office:value-type="float" office:value="0.0196862503844971">
                <text:p>0.0196862503844971</text:p>
              </table:table-cell>
              <table:table-cell office:value-type="float" office:value="0.0289141802522301">
                <text:p>0.0289141802522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1">
                <text:p>3301</text:p>
              </table:table-cell>
              <table:table-cell office:value-type="float" office:value="0.0221145107543169">
                <text:p>0.0221145107543169</text:p>
              </table:table-cell>
              <table:table-cell office:value-type="float" office:value="0.0193880642229627">
                <text:p>0.0193880642229627</text:p>
              </table:table-cell>
              <table:table-cell office:value-type="float" office:value="0.0284762193274765">
                <text:p>0.02847621932747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1">
                <text:p>3351</text:p>
              </table:table-cell>
              <table:table-cell office:value-type="float" office:value="0.0217845419277827">
                <text:p>0.0217845419277827</text:p>
              </table:table-cell>
              <table:table-cell office:value-type="float" office:value="0.0193971948672038">
                <text:p>0.0193971948672038</text:p>
              </table:table-cell>
              <table:table-cell office:value-type="float" office:value="0.0280513279618024">
                <text:p>0.02805132796180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1">
                <text:p>3401</text:p>
              </table:table-cell>
              <table:table-cell office:value-type="float" office:value="0.0214642752131726">
                <text:p>0.0214642752131726</text:p>
              </table:table-cell>
              <table:table-cell office:value-type="float" office:value="0.0191120258747427">
                <text:p>0.0191120258747427</text:p>
              </table:table-cell>
              <table:table-cell office:value-type="float" office:value="0.0279329608938547">
                <text:p>0.02793296089385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1">
                <text:p>3451</text:p>
              </table:table-cell>
              <table:table-cell office:value-type="float" office:value="0.0214430599826137">
                <text:p>0.0214430599826137</text:p>
              </table:table-cell>
              <table:table-cell office:value-type="float" office:value="0.0188351202549985">
                <text:p>0.0188351202549985</text:p>
              </table:table-cell>
              <table:table-cell office:value-type="float" office:value="0.0275282526803825">
                <text:p>0.0275282526803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1">
                <text:p>3501</text:p>
              </table:table-cell>
              <table:table-cell office:value-type="float" office:value="0.0214224507283633">
                <text:p>0.0214224507283633</text:p>
              </table:table-cell>
              <table:table-cell office:value-type="float" office:value="0.0185661239645815">
                <text:p>0.0185661239645815</text:p>
              </table:table-cell>
              <table:table-cell office:value-type="float" office:value="0.0274207369323051">
                <text:p>0.02742073693230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1">
                <text:p>3551</text:p>
              </table:table-cell>
              <table:table-cell office:value-type="float" office:value="0.0211208110391439">
                <text:p>0.0211208110391439</text:p>
              </table:table-cell>
              <table:table-cell office:value-type="float" office:value="0.0183047029005914">
                <text:p>0.0183047029005914</text:p>
              </table:table-cell>
              <table:table-cell office:value-type="float" office:value="0.0270346381301042">
                <text:p>0.02703463813010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1">
                <text:p>3601</text:p>
              </table:table-cell>
              <table:table-cell office:value-type="float" office:value="0.0211052485420716">
                <text:p>0.0211052485420716</text:p>
              </table:table-cell>
              <table:table-cell office:value-type="float" office:value="0.0222160510969175">
                <text:p>0.0222160510969175</text:p>
              </table:table-cell>
              <table:table-cell office:value-type="float" office:value="0.0338794779227992">
                <text:p>0.03387947792279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1">
                <text:p>3651</text:p>
              </table:table-cell>
              <table:table-cell office:value-type="float" office:value="0.0210901122980005">
                <text:p>0.0210901122980005</text:p>
              </table:table-cell>
              <table:table-cell office:value-type="float" office:value="0.0219118049849356">
                <text:p>0.0219118049849356</text:p>
              </table:table-cell>
              <table:table-cell office:value-type="float" office:value="0.0342371952889619">
                <text:p>0.0342371952889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1">
                <text:p>3701</text:p>
              </table:table-cell>
              <table:table-cell office:value-type="float" office:value="0.0208051877870846">
                <text:p>0.0208051877870846</text:p>
              </table:table-cell>
              <table:table-cell office:value-type="float" office:value="0.0216157795190489">
                <text:p>0.0216157795190489</text:p>
              </table:table-cell>
              <table:table-cell office:value-type="float" office:value="0.0345852472304782">
                <text:p>0.0345852472304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1">
                <text:p>3751</text:p>
              </table:table-cell>
              <table:table-cell office:value-type="float" office:value="0.0205278592375367">
                <text:p>0.0205278592375367</text:p>
              </table:table-cell>
              <table:table-cell office:value-type="float" office:value="0.021860837110104">
                <text:p>0.021860837110104</text:p>
              </table:table-cell>
              <table:table-cell office:value-type="float" office:value="0.0341242335377233">
                <text:p>0.03412423353772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1">
                <text:p>3801</text:p>
              </table:table-cell>
              <table:table-cell office:value-type="float" office:value="0.0202578268876611">
                <text:p>0.0202578268876611</text:p>
              </table:table-cell>
              <table:table-cell office:value-type="float" office:value="0.0215732701920547">
                <text:p>0.0215732701920547</text:p>
              </table:table-cell>
              <table:table-cell office:value-type="float" office:value="0.0344646145751118">
                <text:p>0.0344646145751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1">
                <text:p>3851</text:p>
              </table:table-cell>
              <table:table-cell office:value-type="float" office:value="0.0199948065437549">
                <text:p>0.0199948065437549</text:p>
              </table:table-cell>
              <table:table-cell office:value-type="float" office:value="0.0212931706050376">
                <text:p>0.0212931706050376</text:p>
              </table:table-cell>
              <table:table-cell office:value-type="float" office:value="0.0340171384056089">
                <text:p>0.03401713840560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1">
                <text:p>3901</text:p>
              </table:table-cell>
              <table:table-cell office:value-type="float" office:value="0.0199948731094591">
                <text:p>0.0199948731094591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0335811330428095">
                <text:p>0.03358113304280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1">
                <text:p>3951</text:p>
              </table:table-cell>
              <table:table-cell office:value-type="float" office:value="0.0197418375094913">
                <text:p>0.0197418375094913</text:p>
              </table:table-cell>
              <table:table-cell office:value-type="float" office:value="0.0210073399139458">
                <text:p>0.0210073399139458</text:p>
              </table:table-cell>
              <table:table-cell office:value-type="float" office:value="0.0334092634776006">
                <text:p>0.0334092634776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1">
                <text:p>4001</text:p>
              </table:table-cell>
              <table:table-cell office:value-type="float" office:value="0.0194951262184454">
                <text:p>0.0194951262184454</text:p>
              </table:table-cell>
              <table:table-cell office:value-type="float" office:value="0.0207448137965509">
                <text:p>0.0207448137965509</text:p>
              </table:table-cell>
              <table:table-cell office:value-type="float" office:value="0.0329917520619845">
                <text:p>0.03299175206198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1">
                <text:p>4051</text:p>
              </table:table-cell>
              <table:table-cell office:value-type="float" office:value="0.0192545050604789">
                <text:p>0.0192545050604789</text:p>
              </table:table-cell>
              <table:table-cell office:value-type="float" office:value="0.0207356208343619">
                <text:p>0.0207356208343619</text:p>
              </table:table-cell>
              <table:table-cell office:value-type="float" office:value="0.0325845470254258">
                <text:p>0.03258454702542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1">
                <text:p>4101</text:p>
              </table:table-cell>
              <table:table-cell office:value-type="float" office:value="0.019263594245306">
                <text:p>0.019263594245306</text:p>
              </table:table-cell>
              <table:table-cell office:value-type="float" office:value="0.0204828090709583">
                <text:p>0.0204828090709583</text:p>
              </table:table-cell>
              <table:table-cell office:value-type="float" office:value="0.0321872713972202">
                <text:p>0.0321872713972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1">
                <text:p>4151</text:p>
              </table:table-cell>
              <table:table-cell office:value-type="float" office:value="0.0190315586605637">
                <text:p>0.0190315586605637</text:p>
              </table:table-cell>
              <table:table-cell office:value-type="float" office:value="0.0202360876897133">
                <text:p>0.0202360876897133</text:p>
              </table:table-cell>
              <table:table-cell office:value-type="float" office:value="0.0320404721753794">
                <text:p>0.0320404721753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1">
                <text:p>4201</text:p>
              </table:table-cell>
              <table:table-cell office:value-type="float" office:value="0.0188050464175196">
                <text:p>0.0188050464175196</text:p>
              </table:table-cell>
              <table:table-cell office:value-type="float" office:value="0.0202332777910021">
                <text:p>0.0202332777910021</text:p>
              </table:table-cell>
              <table:table-cell office:value-type="float" office:value="0.0316591287788622">
                <text:p>0.0316591287788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1">
                <text:p>4251</text:p>
              </table:table-cell>
              <table:table-cell office:value-type="float" office:value="0.0185838626205599">
                <text:p>0.0185838626205599</text:p>
              </table:table-cell>
              <table:table-cell office:value-type="float" office:value="0.019995295224653">
                <text:p>0.019995295224653</text:p>
              </table:table-cell>
              <table:table-cell office:value-type="float" office:value="0.0312867560573983">
                <text:p>0.0312867560573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1">
                <text:p>4301</text:p>
              </table:table-cell>
              <table:table-cell office:value-type="float" office:value="0.0183678214368751">
                <text:p>0.0183678214368751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0.0309230411532202">
                <text:p>0.03092304115322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1">
                <text:p>4351</text:p>
              </table:table-cell>
              <table:table-cell office:value-type="float" office:value="0.0262008733624454">
                <text:p>0.0262008733624454</text:p>
              </table:table-cell>
              <table:table-cell office:value-type="float" office:value="0.0225235578028039">
                <text:p>0.0225235578028039</text:p>
              </table:table-cell>
              <table:table-cell office:value-type="float" office:value="0.0395311422661457">
                <text:p>0.03953114226614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1">
                <text:p>4401</text:p>
              </table:table-cell>
              <table:table-cell office:value-type="float" office:value="0.027266530334015">
                <text:p>0.027266530334015</text:p>
              </table:table-cell>
              <table:table-cell office:value-type="float" office:value="0.0234037718700295">
                <text:p>0.0234037718700295</text:p>
              </table:table-cell>
              <table:table-cell office:value-type="float" office:value="0.0397636900704385">
                <text:p>0.0397636900704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1">
                <text:p>4451</text:p>
              </table:table-cell>
              <table:table-cell office:value-type="float" office:value="0.0276342394967423">
                <text:p>0.0276342394967423</text:p>
              </table:table-cell>
              <table:table-cell office:value-type="float" office:value="0.0242642102898225">
                <text:p>0.0242642102898225</text:p>
              </table:table-cell>
              <table:table-cell office:value-type="float" office:value="0.0404403504830375">
                <text:p>0.0404403504830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1">
                <text:p>4501</text:p>
              </table:table-cell>
              <table:table-cell office:value-type="float" office:value="0.0273272606087536">
                <text:p>0.0273272606087536</text:p>
              </table:table-cell>
              <table:table-cell office:value-type="float" office:value="0.0246611864030215">
                <text:p>0.0246611864030215</text:p>
              </table:table-cell>
              <table:table-cell office:value-type="float" office:value="0.0402132859364586">
                <text:p>0.04021328593645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1">
                <text:p>4551</text:p>
              </table:table-cell>
              <table:table-cell office:value-type="float" office:value="0.027027027027027">
                <text:p>0.027027027027027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039771478795869">
                <text:p>0.039771478795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1">
                <text:p>4601</text:p>
              </table:table-cell>
              <table:table-cell office:value-type="float" office:value="0.0269506628993697">
                <text:p>0.0269506628993697</text:p>
              </table:table-cell>
              <table:table-cell office:value-type="float" office:value="0.0241251901760487">
                <text:p>0.0241251901760487</text:p>
              </table:table-cell>
              <table:table-cell office:value-type="float" office:value="0.0393392740708542">
                <text:p>0.03933927407085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1">
                <text:p>4651</text:p>
              </table:table-cell>
              <table:table-cell office:value-type="float" office:value="0.0266609331326596">
                <text:p>0.0266609331326596</text:p>
              </table:table-cell>
              <table:table-cell office:value-type="float" office:value="0.024080842829499">
                <text:p>0.024080842829499</text:p>
              </table:table-cell>
              <table:table-cell office:value-type="float" office:value="0.0389163620726725">
                <text:p>0.0389163620726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1">
                <text:p>4701</text:p>
              </table:table-cell>
              <table:table-cell office:value-type="float" office:value="0.0263773665177622">
                <text:p>0.0263773665177622</text:p>
              </table:table-cell>
              <table:table-cell office:value-type="float" office:value="0.0240374388427994">
                <text:p>0.0240374388427994</text:p>
              </table:table-cell>
              <table:table-cell office:value-type="float" office:value="0.0389278876834716">
                <text:p>0.0389278876834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1">
                <text:p>4751</text:p>
              </table:table-cell>
              <table:table-cell office:value-type="float" office:value="0.0260997684697958">
                <text:p>0.0260997684697958</text:p>
              </table:table-cell>
              <table:table-cell office:value-type="float" office:value="0.0237844664281204">
                <text:p>0.0237844664281204</text:p>
              </table:table-cell>
              <table:table-cell office:value-type="float" office:value="0.0391496527046937">
                <text:p>0.0391496527046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1">
                <text:p>4801</text:p>
              </table:table-cell>
              <table:table-cell office:value-type="float" office:value="0.0258279525098938">
                <text:p>0.0258279525098938</text:p>
              </table:table-cell>
              <table:table-cell office:value-type="float" office:value="0.0235367631743387">
                <text:p>0.0235367631743387</text:p>
              </table:table-cell>
              <table:table-cell office:value-type="float" office:value="0.0391585086440325">
                <text:p>0.0391585086440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1">
                <text:p>4851</text:p>
              </table:table-cell>
              <table:table-cell office:value-type="float" office:value="0.0255617398474541">
                <text:p>0.0255617398474541</text:p>
              </table:table-cell>
              <table:table-cell office:value-type="float" office:value="0.0235003092145949">
                <text:p>0.0235003092145949</text:p>
              </table:table-cell>
              <table:table-cell office:value-type="float" office:value="0.038754895897753">
                <text:p>0.0387548958977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1">
                <text:p>4901</text:p>
              </table:table-cell>
              <table:table-cell office:value-type="float" office:value="0.0253009589879616">
                <text:p>0.0253009589879616</text:p>
              </table:table-cell>
              <table:table-cell office:value-type="float" office:value="0.0263211589471536">
                <text:p>0.0263211589471536</text:p>
              </table:table-cell>
              <table:table-cell office:value-type="float" office:value="0.0383595184656193">
                <text:p>0.03835951846561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1">
                <text:p>4951</text:p>
              </table:table-cell>
              <table:table-cell office:value-type="float" office:value="0.0304988891133104">
                <text:p>0.0304988891133104</text:p>
              </table:table-cell>
              <table:table-cell office:value-type="float" office:value="0.0274691981417895">
                <text:p>0.0274691981417895</text:p>
              </table:table-cell>
              <table:table-cell office:value-type="float" office:value="0.0462532821652192">
                <text:p>0.04625328216521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1">
                <text:p>5001</text:p>
              </table:table-cell>
              <table:table-cell office:value-type="float" office:value="0.0301939612077584">
                <text:p>0.0301939612077584</text:p>
              </table:table-cell>
              <table:table-cell office:value-type="float" office:value="0.0285942811437712">
                <text:p>0.0285942811437712</text:p>
              </table:table-cell>
              <table:table-cell office:value-type="float" office:value="0.0469906018796241">
                <text:p>0.04699060187962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1">
                <text:p>5051</text:p>
              </table:table-cell>
              <table:table-cell office:value-type="float" office:value="0.0304890120768165">
                <text:p>0.0304890120768165</text:p>
              </table:table-cell>
              <table:table-cell office:value-type="float" office:value="0.028311225499901">
                <text:p>0.028311225499901</text:p>
              </table:table-cell>
              <table:table-cell office:value-type="float" office:value="0.0471193823005345">
                <text:p>0.0471193823005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1">
                <text:p>5101</text:p>
              </table:table-cell>
              <table:table-cell office:value-type="float" office:value="0.030386198784552">
                <text:p>0.030386198784552</text:p>
              </table:table-cell>
              <table:table-cell office:value-type="float" office:value="0.0292099588316016">
                <text:p>0.0292099588316016</text:p>
              </table:table-cell>
              <table:table-cell office:value-type="float" office:value="0.0472456381101745">
                <text:p>0.04724563811017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1">
                <text:p>5151</text:p>
              </table:table-cell>
              <table:table-cell office:value-type="float" office:value="0.0300912444185595">
                <text:p>0.0300912444185595</text:p>
              </table:table-cell>
              <table:table-cell office:value-type="float" office:value="0.0289264220539701">
                <text:p>0.0289264220539701</text:p>
              </table:table-cell>
              <table:table-cell office:value-type="float" office:value="0.0469811687051058">
                <text:p>0.0469811687051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1">
                <text:p>5201</text:p>
              </table:table-cell>
              <table:table-cell office:value-type="float" office:value="0.0298019611613151">
                <text:p>0.0298019611613151</text:p>
              </table:table-cell>
              <table:table-cell office:value-type="float" office:value="0.0286483368582965">
                <text:p>0.0286483368582965</text:p>
              </table:table-cell>
              <table:table-cell office:value-type="float" office:value="0.0465295135550856">
                <text:p>0.04652951355508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1">
                <text:p>5251</text:p>
              </table:table-cell>
              <table:table-cell office:value-type="float" office:value="0.0295181870119977">
                <text:p>0.0295181870119977</text:p>
              </table:table-cell>
              <table:table-cell office:value-type="float" office:value="0.0285659874309655">
                <text:p>0.0285659874309655</text:p>
              </table:table-cell>
              <table:table-cell office:value-type="float" office:value="0.0460864597219577">
                <text:p>0.04608645972195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1">
                <text:p>5301</text:p>
              </table:table-cell>
              <table:table-cell office:value-type="float" office:value="0.0294284097340124">
                <text:p>0.0294284097340124</text:p>
              </table:table-cell>
              <table:table-cell office:value-type="float" office:value="0.0282965478211658">
                <text:p>0.0282965478211658</text:p>
              </table:table-cell>
              <table:table-cell office:value-type="float" office:value="0.0456517638181475">
                <text:p>0.0456517638181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1">
                <text:p>5351</text:p>
              </table:table-cell>
              <table:table-cell office:value-type="float" office:value="0.0293403102223883">
                <text:p>0.0293403102223883</text:p>
              </table:table-cell>
              <table:table-cell office:value-type="float" office:value="0.0280321435245748">
                <text:p>0.0280321435245748</text:p>
              </table:table-cell>
              <table:table-cell office:value-type="float" office:value="0.0454120725098113">
                <text:p>0.04541207250981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1">
                <text:p>5401</text:p>
              </table:table-cell>
              <table:table-cell office:value-type="float" office:value="0.0290686909831513">
                <text:p>0.0290686909831513</text:p>
              </table:table-cell>
              <table:table-cell office:value-type="float" office:value="0.0279577855952601">
                <text:p>0.0279577855952601</text:p>
              </table:table-cell>
              <table:table-cell office:value-type="float" office:value="0.0451768191075727">
                <text:p>0.04517681910757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1">
                <text:p>5451</text:p>
              </table:table-cell>
              <table:table-cell office:value-type="float" office:value="0.0288020546688681">
                <text:p>0.0288020546688681</text:p>
              </table:table-cell>
              <table:table-cell office:value-type="float" office:value="0.0330214639515685">
                <text:p>0.0330214639515685</text:p>
              </table:table-cell>
              <table:table-cell office:value-type="float" office:value="0.0509998165474225">
                <text:p>0.0509998165474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1">
                <text:p>5501</text:p>
              </table:table-cell>
              <table:table-cell office:value-type="float" office:value="0.0298127613161243">
                <text:p>0.0298127613161243</text:p>
              </table:table-cell>
              <table:table-cell office:value-type="float" office:value="0.0338120341756044">
                <text:p>0.0338120341756044</text:p>
              </table:table-cell>
              <table:table-cell office:value-type="float" office:value="0.0539901836029813">
                <text:p>0.05399018360298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1">
                <text:p>5551</text:p>
              </table:table-cell>
              <table:table-cell office:value-type="float" office:value="0.0299045217078004">
                <text:p>0.0299045217078004</text:p>
              </table:table-cell>
              <table:table-cell office:value-type="float" office:value="0.0335074761304269">
                <text:p>0.0335074761304269</text:p>
              </table:table-cell>
              <table:table-cell office:value-type="float" office:value="0.0540443163393983">
                <text:p>0.05404431633939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1">
                <text:p>5601</text:p>
              </table:table-cell>
              <table:table-cell office:value-type="float" office:value="0.0298161042670952">
                <text:p>0.0298161042670952</text:p>
              </table:table-cell>
              <table:table-cell office:value-type="float" office:value="0.0332083556507766">
                <text:p>0.0332083556507766</text:p>
              </table:table-cell>
              <table:table-cell office:value-type="float" office:value="0.0535618639528656">
                <text:p>0.0535618639528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1">
                <text:p>5651</text:p>
              </table:table-cell>
              <table:table-cell office:value-type="float" office:value="0.0295522916298">
                <text:p>0.0295522916298</text:p>
              </table:table-cell>
              <table:table-cell office:value-type="float" office:value="0.0329145284020527">
                <text:p>0.0329145284020527</text:p>
              </table:table-cell>
              <table:table-cell office:value-type="float" office:value="0.0530879490355689">
                <text:p>0.05308794903556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1">
                <text:p>5701</text:p>
              </table:table-cell>
              <table:table-cell office:value-type="float" office:value="0.0294685142957376">
                <text:p>0.0294685142957376</text:p>
              </table:table-cell>
              <table:table-cell office:value-type="float" office:value="0.032801262936327">
                <text:p>0.032801262936327</text:p>
              </table:table-cell>
              <table:table-cell office:value-type="float" office:value="0.0527977547798632">
                <text:p>0.05279775477986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1">
                <text:p>5751</text:p>
              </table:table-cell>
              <table:table-cell office:value-type="float" office:value="0.0292123109024517">
                <text:p>0.0292123109024517</text:p>
              </table:table-cell>
              <table:table-cell office:value-type="float" office:value="0.0325160841592766">
                <text:p>0.0325160841592766</text:p>
              </table:table-cell>
              <table:table-cell office:value-type="float" office:value="0.052338723700226">
                <text:p>0.0523387237002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1">
                <text:p>5801</text:p>
              </table:table-cell>
              <table:table-cell office:value-type="float" office:value="0.028960524047578">
                <text:p>0.028960524047578</text:p>
              </table:table-cell>
              <table:table-cell office:value-type="float" office:value="0.0322358214101017">
                <text:p>0.0322358214101017</text:p>
              </table:table-cell>
              <table:table-cell office:value-type="float" office:value="0.0518876055852439">
                <text:p>0.0518876055852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1">
                <text:p>5851</text:p>
              </table:table-cell>
              <table:table-cell office:value-type="float" office:value="0.0288839514612887">
                <text:p>0.0288839514612887</text:p>
              </table:table-cell>
              <table:table-cell office:value-type="float" office:value="0.0321312596137412">
                <text:p>0.0321312596137412</text:p>
              </table:table-cell>
              <table:table-cell office:value-type="float" office:value="0.0516151085284567">
                <text:p>0.05161510852845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1">
                <text:p>5901</text:p>
              </table:table-cell>
              <table:table-cell office:value-type="float" office:value="0.0288086764955092">
                <text:p>0.0288086764955092</text:p>
              </table:table-cell>
              <table:table-cell office:value-type="float" office:value="0.0318590069479749">
                <text:p>0.0318590069479749</text:p>
              </table:table-cell>
              <table:table-cell office:value-type="float" office:value="0.0511777664802576">
                <text:p>0.05117776648025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1">
                <text:p>5951</text:p>
              </table:table-cell>
              <table:table-cell office:value-type="float" office:value="0.0317593681734162">
                <text:p>0.0317593681734162</text:p>
              </table:table-cell>
              <table:table-cell office:value-type="float" office:value="0.0325995630986389">
                <text:p>0.0325995630986389</text:p>
              </table:table-cell>
              <table:table-cell office:value-type="float" office:value="0.0561250210048731">
                <text:p>0.05612502100487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1">
                <text:p>6001</text:p>
              </table:table-cell>
              <table:table-cell office:value-type="float" office:value="0.0314947508748542">
                <text:p>0.0314947508748542</text:p>
              </table:table-cell>
              <table:table-cell office:value-type="float" office:value="0.0346608898516914">
                <text:p>0.0346608898516914</text:p>
              </table:table-cell>
              <table:table-cell office:value-type="float" office:value="0.0558240293284453">
                <text:p>0.05582402932844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1">
                <text:p>6051</text:p>
              </table:table-cell>
              <table:table-cell office:value-type="float" office:value="0.0317302925136341">
                <text:p>0.0317302925136341</text:p>
              </table:table-cell>
              <table:table-cell office:value-type="float" office:value="0.0348702693769625">
                <text:p>0.0348702693769625</text:p>
              </table:table-cell>
              <table:table-cell office:value-type="float" office:value="0.05585853577921">
                <text:p>0.05585853577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1">
                <text:p>6101</text:p>
              </table:table-cell>
              <table:table-cell office:value-type="float" office:value="0.0316341583346992">
                <text:p>0.0316341583346992</text:p>
              </table:table-cell>
              <table:table-cell office:value-type="float" office:value="0.0347484019013276">
                <text:p>0.0347484019013276</text:p>
              </table:table-cell>
              <table:table-cell office:value-type="float" office:value="0.0554007539747582">
                <text:p>0.05540075397475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1">
                <text:p>6151</text:p>
              </table:table-cell>
              <table:table-cell office:value-type="float" office:value="0.0313770118679889">
                <text:p>0.0313770118679889</text:p>
              </table:table-cell>
              <table:table-cell office:value-type="float" office:value="0.0344659404974801">
                <text:p>0.0344659404974801</text:p>
              </table:table-cell>
              <table:table-cell office:value-type="float" office:value="0.055112989757763">
                <text:p>0.0551129897577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1">
                <text:p>6201</text:p>
              </table:table-cell>
              <table:table-cell office:value-type="float" office:value="0.0312852765682954">
                <text:p>0.0312852765682954</text:p>
              </table:table-cell>
              <table:table-cell office:value-type="float" office:value="0.0341880341880342">
                <text:p>0.0341880341880342</text:p>
              </table:table-cell>
              <table:table-cell office:value-type="float" office:value="0.0546686018384132">
                <text:p>0.0546686018384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1">
                <text:p>6251</text:p>
              </table:table-cell>
              <table:table-cell office:value-type="float" office:value="0.0310350343944969">
                <text:p>0.0310350343944969</text:p>
              </table:table-cell>
              <table:table-cell office:value-type="float" office:value="0.0340745480723084">
                <text:p>0.0340745480723084</text:p>
              </table:table-cell>
              <table:table-cell office:value-type="float" office:value="0.0543912973924172">
                <text:p>0.05439129739241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1">
                <text:p>6301</text:p>
              </table:table-cell>
              <table:table-cell office:value-type="float" office:value="0.0309474686557689">
                <text:p>0.0309474686557689</text:p>
              </table:table-cell>
              <table:table-cell office:value-type="float" office:value="0.0338041580701476">
                <text:p>0.0338041580701476</text:p>
              </table:table-cell>
              <table:table-cell office:value-type="float" office:value="0.0542770988731947">
                <text:p>0.0542770988731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1">
                <text:p>6351</text:p>
              </table:table-cell>
              <table:table-cell office:value-type="float" office:value="0.038419146591088">
                <text:p>0.038419146591088</text:p>
              </table:table-cell>
              <table:table-cell office:value-type="float" office:value="0.0349551251771375">
                <text:p>0.0349551251771375</text:p>
              </table:table-cell>
              <table:table-cell office:value-type="float" office:value="0.0670760510155881">
                <text:p>0.0670760510155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1">
                <text:p>6401</text:p>
              </table:table-cell>
              <table:table-cell office:value-type="float" office:value="0.0403062021559131">
                <text:p>0.0403062021559131</text:p>
              </table:table-cell>
              <table:table-cell office:value-type="float" office:value="0.0351507576941103">
                <text:p>0.0351507576941103</text:p>
              </table:table-cell>
              <table:table-cell office:value-type="float" office:value="0.0676456803624434">
                <text:p>0.06764568036244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1">
                <text:p>6451</text:p>
              </table:table-cell>
              <table:table-cell office:value-type="float" office:value="0.0410789024957371">
                <text:p>0.0410789024957371</text:p>
              </table:table-cell>
              <table:table-cell office:value-type="float" office:value="0.0358084017981708">
                <text:p>0.0358084017981708</text:p>
              </table:table-cell>
              <table:table-cell office:value-type="float" office:value="0.0677414354363665">
                <text:p>0.0677414354363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1">
                <text:p>6501</text:p>
              </table:table-cell>
              <table:table-cell office:value-type="float" office:value="0.0407629595446854">
                <text:p>0.0407629595446854</text:p>
              </table:table-cell>
              <table:table-cell office:value-type="float" office:value="0.0359944623904015">
                <text:p>0.0359944623904015</text:p>
              </table:table-cell>
              <table:table-cell office:value-type="float" office:value="0.0676818950930626">
                <text:p>0.06768189509306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1">
                <text:p>6551</text:p>
              </table:table-cell>
              <table:table-cell office:value-type="float" office:value="0.04045183941383">
                <text:p>0.04045183941383</text:p>
              </table:table-cell>
              <table:table-cell office:value-type="float" office:value="0.0357197374446649">
                <text:p>0.0357197374446649</text:p>
              </table:table-cell>
              <table:table-cell office:value-type="float" office:value="0.0673179667226378">
                <text:p>0.06731796672263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1">
                <text:p>6601</text:p>
              </table:table-cell>
              <table:table-cell office:value-type="float" office:value="0.0401454325102257">
                <text:p>0.0401454325102257</text:p>
              </table:table-cell>
              <table:table-cell office:value-type="float" office:value="0.0354491743675201">
                <text:p>0.0354491743675201</text:p>
              </table:table-cell>
              <table:table-cell office:value-type="float" office:value="0.0669595515830935">
                <text:p>0.06695955158309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1">
                <text:p>6651</text:p>
              </table:table-cell>
              <table:table-cell office:value-type="float" office:value="0.0398436325364607">
                <text:p>0.0398436325364607</text:p>
              </table:table-cell>
              <table:table-cell office:value-type="float" office:value="0.0351826792963464">
                <text:p>0.0351826792963464</text:p>
              </table:table-cell>
              <table:table-cell office:value-type="float" office:value="0.0666065253345362">
                <text:p>0.0666065253345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1">
                <text:p>6701</text:p>
              </table:table-cell>
              <table:table-cell office:value-type="float" office:value="0.0396955678256977">
                <text:p>0.0396955678256977</text:p>
              </table:table-cell>
              <table:table-cell office:value-type="float" office:value="0.0349201611699746">
                <text:p>0.0349201611699746</text:p>
              </table:table-cell>
              <table:table-cell office:value-type="float" office:value="0.066258767348157">
                <text:p>0.0662587673481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1">
                <text:p>6751</text:p>
              </table:table-cell>
              <table:table-cell office:value-type="float" office:value="0.0413272107835876">
                <text:p>0.0413272107835876</text:p>
              </table:table-cell>
              <table:table-cell office:value-type="float" office:value="0.039253443934232">
                <text:p>0.039253443934232</text:p>
              </table:table-cell>
              <table:table-cell office:value-type="float" office:value="0.0759887424085321">
                <text:p>0.07598874240853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1">
                <text:p>6801</text:p>
              </table:table-cell>
              <table:table-cell office:value-type="float" office:value="0.0410233789148655">
                <text:p>0.0410233789148655</text:p>
              </table:table-cell>
              <table:table-cell office:value-type="float" office:value="0.0395530069107484">
                <text:p>0.0395530069107484</text:p>
              </table:table-cell>
              <table:table-cell office:value-type="float" office:value="0.0764593442140862">
                <text:p>0.07645934421408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1">
                <text:p>6851</text:p>
              </table:table-cell>
              <table:table-cell office:value-type="float" office:value="0.041161874178952">
                <text:p>0.041161874178952</text:p>
              </table:table-cell>
              <table:table-cell office:value-type="float" office:value="0.039410305064954">
                <text:p>0.039410305064954</text:p>
              </table:table-cell>
              <table:table-cell office:value-type="float" office:value="0.0763392205517443">
                <text:p>0.0763392205517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1">
                <text:p>6901</text:p>
              </table:table-cell>
              <table:table-cell office:value-type="float" office:value="0.0410085494855818">
                <text:p>0.0410085494855818</text:p>
              </table:table-cell>
              <table:table-cell office:value-type="float" office:value="0.0395594841327344">
                <text:p>0.0395594841327344</text:p>
              </table:table-cell>
              <table:table-cell office:value-type="float" office:value="0.0759310244892045">
                <text:p>0.07593102448920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1">
                <text:p>6951</text:p>
              </table:table-cell>
              <table:table-cell office:value-type="float" office:value="0.0407135663933247">
                <text:p>0.0407135663933247</text:p>
              </table:table-cell>
              <table:table-cell office:value-type="float" office:value="0.0392749244712991">
                <text:p>0.0392749244712991</text:p>
              </table:table-cell>
              <table:table-cell office:value-type="float" office:value="0.0753848367141419">
                <text:p>0.0753848367141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1">
                <text:p>7001</text:p>
              </table:table-cell>
              <table:table-cell office:value-type="float" office:value="0.0404227967433224">
                <text:p>0.0404227967433224</text:p>
              </table:table-cell>
              <table:table-cell office:value-type="float" office:value="0.0391372661048422">
                <text:p>0.0391372661048422</text:p>
              </table:table-cell>
              <table:table-cell office:value-type="float" office:value="0.0749892872446793">
                <text:p>0.07498928724467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1">
                <text:p>7051</text:p>
              </table:table-cell>
              <table:table-cell office:value-type="float" office:value="0.0402779747553539">
                <text:p>0.0402779747553539</text:p>
              </table:table-cell>
              <table:table-cell office:value-type="float" office:value="0.0390015600624025">
                <text:p>0.0390015600624025</text:p>
              </table:table-cell>
              <table:table-cell office:value-type="float" office:value="0.0744575237554957">
                <text:p>0.0744575237554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1">
                <text:p>7101</text:p>
              </table:table-cell>
              <table:table-cell office:value-type="float" office:value="0.0399943669905647">
                <text:p>0.0399943669905647</text:p>
              </table:table-cell>
              <table:table-cell office:value-type="float" office:value="0.0388677651035065">
                <text:p>0.0388677651035065</text:p>
              </table:table-cell>
              <table:table-cell office:value-type="float" office:value="0.0804112096887762">
                <text:p>0.08041120968877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1">
                <text:p>7151</text:p>
              </table:table-cell>
              <table:table-cell office:value-type="float" office:value="0.0409732904488883">
                <text:p>0.0409732904488883</text:p>
              </table:table-cell>
              <table:table-cell office:value-type="float" office:value="0.0398545657949937">
                <text:p>0.0398545657949937</text:p>
              </table:table-cell>
              <table:table-cell office:value-type="float" office:value="0.080827856243882">
                <text:p>0.0808278562438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1">
                <text:p>7201</text:p>
              </table:table-cell>
              <table:table-cell office:value-type="float" office:value="0.0415220108318289">
                <text:p>0.0415220108318289</text:p>
              </table:table-cell>
              <table:table-cell office:value-type="float" office:value="0.0397167060130537">
                <text:p>0.0397167060130537</text:p>
              </table:table-cell>
              <table:table-cell office:value-type="float" office:value="0.0810998472434384">
                <text:p>0.08109984724343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1">
                <text:p>7251</text:p>
              </table:table-cell>
              <table:table-cell office:value-type="float" office:value="0.0412356916287409">
                <text:p>0.0412356916287409</text:p>
              </table:table-cell>
              <table:table-cell office:value-type="float" office:value="0.0398565715073783">
                <text:p>0.0398565715073783</text:p>
              </table:table-cell>
              <table:table-cell office:value-type="float" office:value="0.0809543511239829">
                <text:p>0.0809543511239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1">
                <text:p>7301</text:p>
              </table:table-cell>
              <table:table-cell office:value-type="float" office:value="0.0409532940693056">
                <text:p>0.0409532940693056</text:p>
              </table:table-cell>
              <table:table-cell office:value-type="float" office:value="0.0397205862210656">
                <text:p>0.0397205862210656</text:p>
              </table:table-cell>
              <table:table-cell office:value-type="float" office:value="0.0803999452129845">
                <text:p>0.08039994521298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1">
                <text:p>7351</text:p>
              </table:table-cell>
              <table:table-cell office:value-type="float" office:value="0.0408107740443477">
                <text:p>0.0408107740443477</text:p>
              </table:table-cell>
              <table:table-cell office:value-type="float" office:value="0.0394504149095361">
                <text:p>0.0394504149095361</text:p>
              </table:table-cell>
              <table:table-cell office:value-type="float" office:value="0.0798530812134404">
                <text:p>0.07985308121344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1">
                <text:p>7401</text:p>
              </table:table-cell>
              <table:table-cell office:value-type="float" office:value="0.0405350628293474">
                <text:p>0.0405350628293474</text:p>
              </table:table-cell>
              <table:table-cell office:value-type="float" office:value="0.039319010944467">
                <text:p>0.039319010944467</text:p>
              </table:table-cell>
              <table:table-cell office:value-type="float" office:value="0.0794487231455209">
                <text:p>0.07944872314552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1">
                <text:p>7451</text:p>
              </table:table-cell>
              <table:table-cell office:value-type="float" office:value="0.0487182928465978">
                <text:p>0.0487182928465978</text:p>
              </table:table-cell>
              <table:table-cell office:value-type="float" office:value="0.0393235807274191">
                <text:p>0.0393235807274191</text:p>
              </table:table-cell>
              <table:table-cell office:value-type="float" office:value="0.0802576835324117">
                <text:p>0.08025768353241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1">
                <text:p>7501</text:p>
              </table:table-cell>
              <table:table-cell office:value-type="float" office:value="0.0489268097586988">
                <text:p>0.0489268097586988</text:p>
              </table:table-cell>
              <table:table-cell office:value-type="float" office:value="0.0393280895880549">
                <text:p>0.0393280895880549</text:p>
              </table:table-cell>
              <table:table-cell office:value-type="float" office:value="0.0802559658712172">
                <text:p>0.0802559658712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1">
                <text:p>7551</text:p>
              </table:table-cell>
              <table:table-cell office:value-type="float" office:value="0.0486028340617137">
                <text:p>0.0486028340617137</text:p>
              </table:table-cell>
              <table:table-cell office:value-type="float" office:value="0.0405244338498212">
                <text:p>0.0405244338498212</text:p>
              </table:table-cell>
              <table:table-cell office:value-type="float" office:value="0.0801218381671302">
                <text:p>0.08012183816713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1">
                <text:p>7601</text:p>
              </table:table-cell>
              <table:table-cell office:value-type="float" office:value="0.0482831206420208">
                <text:p>0.0482831206420208</text:p>
              </table:table-cell>
              <table:table-cell office:value-type="float" office:value="0.0403894224444152">
                <text:p>0.0403894224444152</text:p>
              </table:table-cell>
              <table:table-cell office:value-type="float" office:value="0.0797263517958163">
                <text:p>0.07972635179581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1">
                <text:p>7651</text:p>
              </table:table-cell>
              <table:table-cell office:value-type="float" office:value="0.0480982878055156">
                <text:p>0.0480982878055156</text:p>
              </table:table-cell>
              <table:table-cell office:value-type="float" office:value="0.0401254737942753">
                <text:p>0.0401254737942753</text:p>
              </table:table-cell>
              <table:table-cell office:value-type="float" office:value="0.0793360345052934">
                <text:p>0.07933603450529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1">
                <text:p>7701</text:p>
              </table:table-cell>
              <table:table-cell office:value-type="float" office:value="0.0479158550837554">
                <text:p>0.0479158550837554</text:p>
              </table:table-cell>
              <table:table-cell office:value-type="float" office:value="0.0399948058693676">
                <text:p>0.0399948058693676</text:p>
              </table:table-cell>
              <table:table-cell office:value-type="float" office:value="0.0788209323464485">
                <text:p>0.0788209323464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1">
                <text:p>7751</text:p>
              </table:table-cell>
              <table:table-cell office:value-type="float" office:value="0.0476067604180106">
                <text:p>0.0476067604180106</text:p>
              </table:table-cell>
              <table:table-cell office:value-type="float" office:value="0.0397368081537866">
                <text:p>0.0397368081537866</text:p>
              </table:table-cell>
              <table:table-cell office:value-type="float" office:value="0.0784414914204619">
                <text:p>0.07844149142046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1">
                <text:p>7801</text:p>
              </table:table-cell>
              <table:table-cell office:value-type="float" office:value="0.0549929496218434">
                <text:p>0.0549929496218434</text:p>
              </table:table-cell>
              <table:table-cell office:value-type="float" office:value="0.040764004614793">
                <text:p>0.040764004614793</text:p>
              </table:table-cell>
              <table:table-cell office:value-type="float" office:value="0.0798615562107422">
                <text:p>0.07986155621074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1">
                <text:p>7851</text:p>
              </table:table-cell>
              <table:table-cell office:value-type="float" office:value="0.0554069545280856">
                <text:p>0.0554069545280856</text:p>
              </table:table-cell>
              <table:table-cell office:value-type="float" office:value="0.0411412558909693">
                <text:p>0.0411412558909693</text:p>
              </table:table-cell>
              <table:table-cell office:value-type="float" office:value="0.0796076932874793">
                <text:p>0.07960769328747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1">
                <text:p>7901</text:p>
              </table:table-cell>
              <table:table-cell office:value-type="float" office:value="0.0551828882419947">
                <text:p>0.0551828882419947</text:p>
              </table:table-cell>
              <table:table-cell office:value-type="float" office:value="0.0410074674091887">
                <text:p>0.0410074674091887</text:p>
              </table:table-cell>
              <table:table-cell office:value-type="float" office:value="0.0792304771547905">
                <text:p>0.07923047715479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1">
                <text:p>7951</text:p>
              </table:table-cell>
              <table:table-cell office:value-type="float" office:value="0.0548358697019243">
                <text:p>0.0548358697019243</text:p>
              </table:table-cell>
              <table:table-cell office:value-type="float" office:value="0.0407495912463841">
                <text:p>0.0407495912463841</text:p>
              </table:table-cell>
              <table:table-cell office:value-type="float" office:value="0.0788580052823544">
                <text:p>0.07885800528235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1">
                <text:p>8001</text:p>
              </table:table-cell>
              <table:table-cell office:value-type="float" office:value="0.055618047744032">
                <text:p>0.055618047744032</text:p>
              </table:table-cell>
              <table:table-cell office:value-type="float" office:value="0.0408698912635921">
                <text:p>0.0408698912635921</text:p>
              </table:table-cell>
              <table:table-cell office:value-type="float" office:value="0.078740157480315">
                <text:p>0.0787401574803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1">
                <text:p>8051</text:p>
              </table:table-cell>
              <table:table-cell office:value-type="float" office:value="0.0553968451124084">
                <text:p>0.0553968451124084</text:p>
              </table:table-cell>
              <table:table-cell office:value-type="float" office:value="0.0409886970562663">
                <text:p>0.0409886970562663</text:p>
              </table:table-cell>
              <table:table-cell office:value-type="float" office:value="0.0782511489255993">
                <text:p>0.07825114892559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1">
                <text:p>8101</text:p>
              </table:table-cell>
              <table:table-cell office:value-type="float" office:value="0.0560424638933465">
                <text:p>0.0560424638933465</text:p>
              </table:table-cell>
              <table:table-cell office:value-type="float" office:value="0.0449327243550179">
                <text:p>0.0449327243550179</text:p>
              </table:table-cell>
              <table:table-cell office:value-type="float" office:value="0.0943093445253672">
                <text:p>0.0943093445253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1">
                <text:p>8151</text:p>
              </table:table-cell>
              <table:table-cell office:value-type="float" office:value="0.0560667402772666">
                <text:p>0.0560667402772666</text:p>
              </table:table-cell>
              <table:table-cell office:value-type="float" office:value="0.0451478346215188">
                <text:p>0.0451478346215188</text:p>
              </table:table-cell>
              <table:table-cell office:value-type="float" office:value="0.0940988835725678">
                <text:p>0.09409888357256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1">
                <text:p>8201</text:p>
              </table:table-cell>
              <table:table-cell office:value-type="float" office:value="0.0557249115961468">
                <text:p>0.0557249115961468</text:p>
              </table:table-cell>
              <table:table-cell office:value-type="float" office:value="0.045360321911962">
                <text:p>0.045360321911962</text:p>
              </table:table-cell>
              <table:table-cell office:value-type="float" office:value="0.0935251798561151">
                <text:p>0.09352517985611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1">
                <text:p>8251</text:p>
              </table:table-cell>
              <table:table-cell office:value-type="float" office:value="0.0553872257908132">
                <text:p>0.0553872257908132</text:p>
              </table:table-cell>
              <table:table-cell office:value-type="float" office:value="0.0476305902314871">
                <text:p>0.0476305902314871</text:p>
              </table:table-cell>
              <table:table-cell office:value-type="float" office:value="0.0929584292812992">
                <text:p>0.09295842928129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1">
                <text:p>8301</text:p>
              </table:table-cell>
              <table:table-cell office:value-type="float" office:value="0.0550536079990363">
                <text:p>0.0550536079990363</text:p>
              </table:table-cell>
              <table:table-cell office:value-type="float" office:value="0.0473436935308999">
                <text:p>0.0473436935308999</text:p>
              </table:table-cell>
              <table:table-cell office:value-type="float" office:value="0.0926394410312011">
                <text:p>0.09263944103120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1">
                <text:p>8351</text:p>
              </table:table-cell>
              <table:table-cell office:value-type="float" office:value="0.0547239851514789">
                <text:p>0.0547239851514789</text:p>
              </table:table-cell>
              <table:table-cell office:value-type="float" office:value="0.0470602323075081">
                <text:p>0.0470602323075081</text:p>
              </table:table-cell>
              <table:table-cell office:value-type="float" office:value="0.0923242725422105">
                <text:p>0.0923242725422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1">
                <text:p>8401</text:p>
              </table:table-cell>
              <table:table-cell office:value-type="float" office:value="0.0552315200571361">
                <text:p>0.0552315200571361</text:p>
              </table:table-cell>
              <table:table-cell office:value-type="float" office:value="0.0561837876443281">
                <text:p>0.0561837876443281</text:p>
              </table:table-cell>
              <table:table-cell office:value-type="float" office:value="0.112962742530651">
                <text:p>0.1129627425306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1">
                <text:p>8451</text:p>
              </table:table-cell>
              <table:table-cell office:value-type="float" office:value="0.0556147201514614">
                <text:p>0.0556147201514614</text:p>
              </table:table-cell>
              <table:table-cell office:value-type="float" office:value="0.0562063661105195">
                <text:p>0.0562063661105195</text:p>
              </table:table-cell>
              <table:table-cell office:value-type="float" office:value="0.113004378180097">
                <text:p>0.113004378180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1">
                <text:p>8501</text:p>
              </table:table-cell>
              <table:table-cell office:value-type="float" office:value="0.0552876132219739">
                <text:p>0.0552876132219739</text:p>
              </table:table-cell>
              <table:table-cell office:value-type="float" office:value="0.0559934125397012">
                <text:p>0.0559934125397012</text:p>
              </table:table-cell>
              <table:table-cell office:value-type="float" office:value="0.112339724738266">
                <text:p>0.112339724738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1">
                <text:p>8551</text:p>
              </table:table-cell>
              <table:table-cell office:value-type="float" office:value="0.0550812770436206">
                <text:p>0.0550812770436206</text:p>
              </table:table-cell>
              <table:table-cell office:value-type="float" office:value="0.0556660039761431">
                <text:p>0.0556660039761431</text:p>
              </table:table-cell>
              <table:table-cell office:value-type="float" office:value="0.112618407203836">
                <text:p>0.1126184072038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1">
                <text:p>8601</text:p>
              </table:table-cell>
              <table:table-cell office:value-type="float" office:value="0.0547610742936868">
                <text:p>0.0547610742936868</text:p>
              </table:table-cell>
              <table:table-cell office:value-type="float" office:value="0.0553424020462737">
                <text:p>0.0553424020462737</text:p>
              </table:table-cell>
              <table:table-cell office:value-type="float" office:value="0.112079990698756">
                <text:p>0.1120799906987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1">
                <text:p>8651</text:p>
              </table:table-cell>
              <table:table-cell office:value-type="float" office:value="0.057565599352676">
                <text:p>0.057565599352676</text:p>
              </table:table-cell>
              <table:table-cell office:value-type="float" office:value="0.0633452780025431">
                <text:p>0.0633452780025431</text:p>
              </table:table-cell>
              <table:table-cell office:value-type="float" office:value="0.112356952953416">
                <text:p>0.112356952953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1">
                <text:p>8701</text:p>
              </table:table-cell>
              <table:table-cell office:value-type="float" office:value="0.0583840937823239">
                <text:p>0.0583840937823239</text:p>
              </table:table-cell>
              <table:table-cell office:value-type="float" office:value="0.0643604183427192">
                <text:p>0.0643604183427192</text:p>
              </table:table-cell>
              <table:table-cell office:value-type="float" office:value="0.112285944144351">
                <text:p>0.112285944144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1">
                <text:p>8751</text:p>
              </table:table-cell>
              <table:table-cell office:value-type="float" office:value="0.0587361444406354">
                <text:p>0.0587361444406354</text:p>
              </table:table-cell>
              <table:table-cell office:value-type="float" office:value="0.0641069592046623">
                <text:p>0.0641069592046623</text:p>
              </table:table-cell>
              <table:table-cell office:value-type="float" office:value="0.111758656153582">
                <text:p>0.1117586561535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1">
                <text:p>8801</text:p>
              </table:table-cell>
              <table:table-cell office:value-type="float" office:value="0.0584024542665606">
                <text:p>0.0584024542665606</text:p>
              </table:table-cell>
              <table:table-cell office:value-type="float" office:value="0.0638563799568231">
                <text:p>0.0638563799568231</text:p>
              </table:table-cell>
              <table:table-cell office:value-type="float" office:value="0.111237359390978">
                <text:p>0.111237359390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1">
                <text:p>8851</text:p>
              </table:table-cell>
              <table:table-cell office:value-type="float" office:value="0.0582984973449328">
                <text:p>0.0582984973449328</text:p>
              </table:table-cell>
              <table:table-cell office:value-type="float" office:value="0.0636086317930177">
                <text:p>0.0636086317930177</text:p>
              </table:table-cell>
              <table:table-cell office:value-type="float" office:value="0.110721952321772">
                <text:p>0.1107219523217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1">
                <text:p>8901</text:p>
              </table:table-cell>
              <table:table-cell office:value-type="float" office:value="0.0580833614200652">
                <text:p>0.0580833614200652</text:p>
              </table:table-cell>
              <table:table-cell office:value-type="float" office:value="0.0632513200763959">
                <text:p>0.0632513200763959</text:p>
              </table:table-cell>
              <table:table-cell office:value-type="float" office:value="0.110212335692619">
                <text:p>0.1102123356926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1">
                <text:p>8951</text:p>
              </table:table-cell>
              <table:table-cell office:value-type="float" office:value="0.0647972293598481">
                <text:p>0.0647972293598481</text:p>
              </table:table-cell>
              <table:table-cell office:value-type="float" office:value="0.0768629203440956">
                <text:p>0.0768629203440956</text:p>
              </table:table-cell>
              <table:table-cell office:value-type="float" office:value="0.11138420288236">
                <text:p>0.111384202882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1">
                <text:p>9001</text:p>
              </table:table-cell>
              <table:table-cell office:value-type="float" office:value="0.0644372847461393">
                <text:p>0.0644372847461393</text:p>
              </table:table-cell>
              <table:table-cell office:value-type="float" office:value="0.0771025441617598">
                <text:p>0.0771025441617598</text:p>
              </table:table-cell>
              <table:table-cell office:value-type="float" office:value="0.1114320631041">
                <text:p>0.11143206310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1">
                <text:p>9051</text:p>
              </table:table-cell>
              <table:table-cell office:value-type="float" office:value="0.0641918020108275">
                <text:p>0.0641918020108275</text:p>
              </table:table-cell>
              <table:table-cell office:value-type="float" office:value="0.0766766103193017">
                <text:p>0.0766766103193017</text:p>
              </table:table-cell>
              <table:table-cell office:value-type="float" office:value="0.110926969395647">
                <text:p>0.1109269693956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1">
                <text:p>9101</text:p>
              </table:table-cell>
              <table:table-cell office:value-type="float" office:value="0.0658169431930557">
                <text:p>0.0658169431930557</text:p>
              </table:table-cell>
              <table:table-cell office:value-type="float" office:value="0.0766948686957477">
                <text:p>0.0766948686957477</text:p>
              </table:table-cell>
              <table:table-cell office:value-type="float" office:value="0.111086693769915">
                <text:p>0.1110866937699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1">
                <text:p>9151</text:p>
              </table:table-cell>
              <table:table-cell office:value-type="float" office:value="0.0655666047426511">
                <text:p>0.0655666047426511</text:p>
              </table:table-cell>
              <table:table-cell office:value-type="float" office:value="0.0762758168506174">
                <text:p>0.0762758168506174</text:p>
              </table:table-cell>
              <table:table-cell office:value-type="float" office:value="0.110589006665938">
                <text:p>0.1105890066659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1">
                <text:p>9201</text:p>
              </table:table-cell>
              <table:table-cell office:value-type="float" office:value="0.0712965981958483">
                <text:p>0.0712965981958483</text:p>
              </table:table-cell>
              <table:table-cell office:value-type="float" office:value="0.0767307901315075">
                <text:p>0.0767307901315075</text:p>
              </table:table-cell>
              <table:table-cell office:value-type="float" office:value="0.112379089229432">
                <text:p>0.1123790892294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1">
                <text:p>9251</text:p>
              </table:table-cell>
              <table:table-cell office:value-type="float" office:value="0.0710193492595395">
                <text:p>0.0710193492595395</text:p>
              </table:table-cell>
              <table:table-cell office:value-type="float" office:value="0.0771808453140201">
                <text:p>0.0771808453140201</text:p>
              </table:table-cell>
              <table:table-cell office:value-type="float" office:value="0.111879796778727">
                <text:p>0.1118797967787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1">
                <text:p>9301</text:p>
              </table:table-cell>
              <table:table-cell office:value-type="float" office:value="0.0707450811740673">
                <text:p>0.0707450811740673</text:p>
              </table:table-cell>
              <table:table-cell office:value-type="float" office:value="0.0768734544672616">
                <text:p>0.0768734544672616</text:p>
              </table:table-cell>
              <table:table-cell office:value-type="float" office:value="0.111278357165896">
                <text:p>0.1112783571658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1">
                <text:p>9351</text:p>
              </table:table-cell>
              <table:table-cell office:value-type="float" office:value="0.0704737461234093">
                <text:p>0.0704737461234093</text:p>
              </table:table-cell>
              <table:table-cell office:value-type="float" office:value="0.0765693508715645">
                <text:p>0.0765693508715645</text:p>
              </table:table-cell>
              <table:table-cell office:value-type="float" office:value="0.110790289808577">
                <text:p>0.1107902898085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1">
                <text:p>9401</text:p>
              </table:table-cell>
              <table:table-cell office:value-type="float" office:value="0.0700989256462078">
                <text:p>0.0700989256462078</text:p>
              </table:table-cell>
              <table:table-cell office:value-type="float" office:value="0.0761621104137858">
                <text:p>0.0761621104137858</text:p>
              </table:table-cell>
              <table:table-cell office:value-type="float" office:value="0.110307414104882">
                <text:p>0.1103074141048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1">
                <text:p>9451</text:p>
              </table:table-cell>
              <table:table-cell office:value-type="float" office:value="0.0703629245582478">
                <text:p>0.0703629245582478</text:p>
              </table:table-cell>
              <table:table-cell office:value-type="float" office:value="0.0825309491059147">
                <text:p>0.0825309491059147</text:p>
              </table:table-cell>
              <table:table-cell office:value-type="float" office:value="0.121680245476669">
                <text:p>0.1216802454766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1">
                <text:p>9501</text:p>
              </table:table-cell>
              <table:table-cell office:value-type="float" office:value="0.0700978844332176">
                <text:p>0.0700978844332176</text:p>
              </table:table-cell>
              <table:table-cell office:value-type="float" office:value="0.0827281338806441">
                <text:p>0.0827281338806441</text:p>
              </table:table-cell>
              <table:table-cell office:value-type="float" office:value="0.121145142616567">
                <text:p>0.1211451426165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1">
                <text:p>9551</text:p>
              </table:table-cell>
              <table:table-cell office:value-type="float" office:value="0.0697309182284578">
                <text:p>0.0697309182284578</text:p>
              </table:table-cell>
              <table:table-cell office:value-type="float" office:value="0.0823997487174118">
                <text:p>0.0823997487174118</text:p>
              </table:table-cell>
              <table:table-cell office:value-type="float" office:value="0.120720343419537">
                <text:p>0.1207203434195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1">
                <text:p>9601</text:p>
              </table:table-cell>
              <table:table-cell office:value-type="float" office:value="0.0694719300072909">
                <text:p>0.0694719300072909</text:p>
              </table:table-cell>
              <table:table-cell office:value-type="float" office:value="0.0820747838766795">
                <text:p>0.0820747838766795</text:p>
              </table:table-cell>
              <table:table-cell office:value-type="float" office:value="0.12009165711905">
                <text:p>0.12009165711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1">
                <text:p>9651</text:p>
              </table:table-cell>
              <table:table-cell office:value-type="float" office:value="0.0691120091182261">
                <text:p>0.0691120091182261</text:p>
              </table:table-cell>
              <table:table-cell office:value-type="float" office:value="0.0816495699927469">
                <text:p>0.0816495699927469</text:p>
              </table:table-cell>
              <table:table-cell office:value-type="float" office:value="0.124857527717335">
                <text:p>0.1248575277173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1">
                <text:p>9701</text:p>
              </table:table-cell>
              <table:table-cell office:value-type="float" office:value="0.071951345222142">
                <text:p>0.071951345222142</text:p>
              </table:table-cell>
              <table:table-cell office:value-type="float" office:value="0.0823626430264921">
                <text:p>0.0823626430264921</text:p>
              </table:table-cell>
              <table:table-cell office:value-type="float" office:value="0.125141737965158">
                <text:p>0.1251417379651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1">
                <text:p>9751</text:p>
              </table:table-cell>
              <table:table-cell office:value-type="float" office:value="0.0716849553891909">
                <text:p>0.0716849553891909</text:p>
              </table:table-cell>
              <table:table-cell office:value-type="float" office:value="0.0819403138139678">
                <text:p>0.0819403138139678</text:p>
              </table:table-cell>
              <table:table-cell office:value-type="float" office:value="0.124705158445288">
                <text:p>0.1247051584452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1">
                <text:p>9801</text:p>
              </table:table-cell>
              <table:table-cell office:value-type="float" office:value="0.0714212835424957">
                <text:p>0.0714212835424957</text:p>
              </table:table-cell>
              <table:table-cell office:value-type="float" office:value="0.0816243240485665">
                <text:p>0.0816243240485665</text:p>
              </table:table-cell>
              <table:table-cell office:value-type="float" office:value="0.124068972553821">
                <text:p>0.1240689725538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1">
                <text:p>9851</text:p>
              </table:table-cell>
              <table:table-cell office:value-type="float" office:value="0.0710587757588062">
                <text:p>0.0710587757588062</text:p>
              </table:table-cell>
              <table:table-cell office:value-type="float" office:value="0.0814130545122323">
                <text:p>0.0814130545122323</text:p>
              </table:table-cell>
              <table:table-cell office:value-type="float" office:value="0.123540757283525">
                <text:p>0.123540757283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1">
                <text:p>9901</text:p>
              </table:table-cell>
              <table:table-cell office:value-type="float" office:value="0.0771639228360772">
                <text:p>0.0771639228360772</text:p>
              </table:table-cell>
              <table:table-cell office:value-type="float" office:value="0.0818099181900818">
                <text:p>0.0818099181900818</text:p>
              </table:table-cell>
              <table:table-cell office:value-type="float" office:value="0.126047873952126">
                <text:p>0.1260478739521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1">
                <text:p>9951</text:p>
              </table:table-cell>
              <table:table-cell office:value-type="float" office:value="0.0773791578735805">
                <text:p>0.0773791578735805</text:p>
              </table:table-cell>
              <table:table-cell office:value-type="float" office:value="0.0818008240377851">
                <text:p>0.0818008240377851</text:p>
              </table:table-cell>
              <table:table-cell office:value-type="float" office:value="0.125515023615717">
                <text:p>0.1255150236157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1">
                <text:p>10001</text:p>
              </table:table-cell>
              <table:table-cell office:value-type="float" office:value="0.076992300769923">
                <text:p>0.076992300769923</text:p>
              </table:table-cell>
              <table:table-cell office:value-type="float" office:value="0.0814918508149185">
                <text:p>0.0814918508149185</text:p>
              </table:table-cell>
              <table:table-cell office:value-type="float" office:value="0.124987501249875">
                <text:p>0.124987501249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1">
                <text:p>10051</text:p>
              </table:table-cell>
              <table:table-cell office:value-type="float" office:value="0.0767087851955029">
                <text:p>0.0767087851955029</text:p>
              </table:table-cell>
              <table:table-cell office:value-type="float" office:value="0.0811859516466023">
                <text:p>0.0811859516466023</text:p>
              </table:table-cell>
              <table:table-cell office:value-type="float" office:value="0.124465227340563">
                <text:p>0.1244652273405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1">
                <text:p>10101</text:p>
              </table:table-cell>
              <table:table-cell office:value-type="float" office:value="0.0764280764280764">
                <text:p>0.0764280764280764</text:p>
              </table:table-cell>
              <table:table-cell office:value-type="float" office:value="0.0808830808830809">
                <text:p>0.0808830808830809</text:p>
              </table:table-cell>
              <table:table-cell office:value-type="float" office:value="0.123849123849124">
                <text:p>0.123849123849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1">
                <text:p>10151</text:p>
              </table:table-cell>
              <table:table-cell office:value-type="float" office:value="0.0801891439267067">
                <text:p>0.0801891439267067</text:p>
              </table:table-cell>
              <table:table-cell office:value-type="float" office:value="0.0830460053196729">
                <text:p>0.0830460053196729</text:p>
              </table:table-cell>
              <table:table-cell office:value-type="float" office:value="0.124027189439464">
                <text:p>0.124027189439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1">
                <text:p>10201</text:p>
              </table:table-cell>
              <table:table-cell office:value-type="float" office:value="0.0803842760513675">
                <text:p>0.0803842760513675</text:p>
              </table:table-cell>
              <table:table-cell office:value-type="float" office:value="0.0826389569650034">
                <text:p>0.0826389569650034</text:p>
              </table:table-cell>
              <table:table-cell office:value-type="float" office:value="0.124105479854916">
                <text:p>0.124105479854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1">
                <text:p>10251</text:p>
              </table:table-cell>
              <table:table-cell office:value-type="float" office:value="0.0800897473417228">
                <text:p>0.0800897473417228</text:p>
              </table:table-cell>
              <table:table-cell office:value-type="float" office:value="0.0823334308847917">
                <text:p>0.0823334308847917</text:p>
              </table:table-cell>
              <table:table-cell office:value-type="float" office:value="0.123597697785582">
                <text:p>0.1235976977855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1">
                <text:p>10301</text:p>
              </table:table-cell>
              <table:table-cell office:value-type="float" office:value="0.0797980778565188">
                <text:p>0.0797980778565188</text:p>
              </table:table-cell>
              <table:table-cell office:value-type="float" office:value="0.0820308707892438">
                <text:p>0.0820308707892438</text:p>
              </table:table-cell>
              <table:table-cell office:value-type="float" office:value="0.123094845160664">
                <text:p>0.123094845160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1">
                <text:p>10351</text:p>
              </table:table-cell>
              <table:table-cell office:value-type="float" office:value="0.0829871509999034">
                <text:p>0.0829871509999034</text:p>
              </table:table-cell>
              <table:table-cell office:value-type="float" office:value="0.0838566322094484">
                <text:p>0.0838566322094484</text:p>
              </table:table-cell>
              <table:table-cell office:value-type="float" office:value="0.123079895662255">
                <text:p>0.123079895662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1">
                <text:p>10401</text:p>
              </table:table-cell>
              <table:table-cell office:value-type="float" office:value="0.082972791077781">
                <text:p>0.082972791077781</text:p>
              </table:table-cell>
              <table:table-cell office:value-type="float" office:value="0.0838380924911066">
                <text:p>0.0838380924911066</text:p>
              </table:table-cell>
              <table:table-cell office:value-type="float" office:value="0.122584366887799">
                <text:p>0.1225843668877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1">
                <text:p>10451</text:p>
              </table:table-cell>
              <table:table-cell office:value-type="float" office:value="0.0828628839345517">
                <text:p>0.0828628839345517</text:p>
              </table:table-cell>
              <table:table-cell office:value-type="float" office:value="0.0834369916754378">
                <text:p>0.0834369916754378</text:p>
              </table:table-cell>
              <table:table-cell office:value-type="float" office:value="0.122093579561764">
                <text:p>0.122093579561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1">
                <text:p>10501</text:p>
              </table:table-cell>
              <table:table-cell office:value-type="float" office:value="0.0825635653747262">
                <text:p>0.0825635653747262</text:p>
              </table:table-cell>
              <table:table-cell office:value-type="float" office:value="0.0831349395295686">
                <text:p>0.0831349395295686</text:p>
              </table:table-cell>
              <table:table-cell office:value-type="float" office:value="0.121607465955623">
                <text:p>0.1216074659556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1">
                <text:p>10551</text:p>
              </table:table-cell>
              <table:table-cell office:value-type="float" office:value="0.0834991943891574">
                <text:p>0.0834991943891574</text:p>
              </table:table-cell>
              <table:table-cell office:value-type="float" office:value="0.0845417495971946">
                <text:p>0.0845417495971946</text:p>
              </table:table-cell>
              <table:table-cell office:value-type="float" office:value="0.131646289451237">
                <text:p>0.1316462894512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1">
                <text:p>10601</text:p>
              </table:table-cell>
              <table:table-cell office:value-type="float" office:value="0.083671351759268">
                <text:p>0.083671351759268</text:p>
              </table:table-cell>
              <table:table-cell office:value-type="float" office:value="0.0849919818885011">
                <text:p>0.0849919818885011</text:p>
              </table:table-cell>
              <table:table-cell office:value-type="float" office:value="0.131214036411659">
                <text:p>0.1312140364116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1">
                <text:p>10651</text:p>
              </table:table-cell>
              <table:table-cell office:value-type="float" office:value="0.0835602290864708">
                <text:p>0.0835602290864708</text:p>
              </table:table-cell>
              <table:table-cell office:value-type="float" office:value="0.0849685475542203">
                <text:p>0.0849685475542203</text:p>
              </table:table-cell>
              <table:table-cell office:value-type="float" office:value="0.130598065909304">
                <text:p>0.1305980659093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1">
                <text:p>10701</text:p>
              </table:table-cell>
              <table:table-cell office:value-type="float" office:value="0.0833566956359219">
                <text:p>0.0833566956359219</text:p>
              </table:table-cell>
              <table:table-cell office:value-type="float" office:value="0.0846649845808803">
                <text:p>0.0846649845808803</text:p>
              </table:table-cell>
              <table:table-cell office:value-type="float" office:value="0.130081300813008">
                <text:p>0.130081300813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1">
                <text:p>10751</text:p>
              </table:table-cell>
              <table:table-cell office:value-type="float" office:value="0.0829690261371035">
                <text:p>0.0829690261371035</text:p>
              </table:table-cell>
              <table:table-cell office:value-type="float" office:value="0.0843642451864943">
                <text:p>0.0843642451864943</text:p>
              </table:table-cell>
              <table:table-cell office:value-type="float" office:value="0.129569342386755">
                <text:p>0.1295693423867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1">
                <text:p>10801</text:p>
              </table:table-cell>
              <table:table-cell office:value-type="float" office:value="0.0831404499583372">
                <text:p>0.0831404499583372</text:p>
              </table:table-cell>
              <table:table-cell office:value-type="float" office:value="0.0904545875381909">
                <text:p>0.0904545875381909</text:p>
              </table:table-cell>
              <table:table-cell office:value-type="float" office:value="0.14202388667716">
                <text:p>0.142023886677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1">
                <text:p>10851</text:p>
              </table:table-cell>
              <table:table-cell office:value-type="float" office:value="0.0828495069578841">
                <text:p>0.0828495069578841</text:p>
              </table:table-cell>
              <table:table-cell office:value-type="float" office:value="0.0900377845359875">
                <text:p>0.0900377845359875</text:p>
              </table:table-cell>
              <table:table-cell office:value-type="float" office:value="0.141645931250576">
                <text:p>0.1416459312505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1">
                <text:p>10901</text:p>
              </table:table-cell>
              <table:table-cell office:value-type="float" office:value="0.0841207228694615">
                <text:p>0.0841207228694615</text:p>
              </table:table-cell>
              <table:table-cell office:value-type="float" office:value="0.0897165397669939">
                <text:p>0.0897165397669939</text:p>
              </table:table-cell>
              <table:table-cell office:value-type="float" office:value="0.141087973580405">
                <text:p>0.1410879735804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1">
                <text:p>10951</text:p>
              </table:table-cell>
              <table:table-cell office:value-type="float" office:value="0.0839192767783764">
                <text:p>0.0839192767783764</text:p>
              </table:table-cell>
              <table:table-cell office:value-type="float" office:value="0.0893982284722856">
                <text:p>0.0893982284722856</text:p>
              </table:table-cell>
              <table:table-cell office:value-type="float" office:value="0.140535110948772">
                <text:p>0.1405351109487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1">
                <text:p>11001</text:p>
              </table:table-cell>
              <table:table-cell office:value-type="float" office:value="0.0881738023816017">
                <text:p>0.0881738023816017</text:p>
              </table:table-cell>
              <table:table-cell office:value-type="float" office:value="0.0905372238887374">
                <text:p>0.0905372238887374</text:p>
              </table:table-cell>
              <table:table-cell office:value-type="float" office:value="0.140896282156168">
                <text:p>0.1408962821561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1">
                <text:p>11051</text:p>
              </table:table-cell>
              <table:table-cell office:value-type="float" office:value="0.0881368201972672">
                <text:p>0.0881368201972672</text:p>
              </table:table-cell>
              <table:table-cell office:value-type="float" office:value="0.090399058908696">
                <text:p>0.090399058908696</text:p>
              </table:table-cell>
              <table:table-cell office:value-type="float" office:value="0.140439779205502">
                <text:p>0.1404397792055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1">
                <text:p>11101</text:p>
              </table:table-cell>
              <table:table-cell office:value-type="float" office:value="0.087920007206558">
                <text:p>0.087920007206558</text:p>
              </table:table-cell>
              <table:table-cell office:value-type="float" office:value="0.0900819745968832">
                <text:p>0.0900819745968832</text:p>
              </table:table-cell>
              <table:table-cell office:value-type="float" office:value="0.13989730654896">
                <text:p>0.139897306548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1">
                <text:p>11151</text:p>
              </table:table-cell>
              <table:table-cell office:value-type="float" office:value="0.0875257824410367">
                <text:p>0.0875257824410367</text:p>
              </table:table-cell>
              <table:table-cell office:value-type="float" office:value="0.0897677338355304">
                <text:p>0.0897677338355304</text:p>
              </table:table-cell>
              <table:table-cell office:value-type="float" office:value="0.139359698681733">
                <text:p>0.1393596986817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1">
                <text:p>11201</text:p>
              </table:table-cell>
              <table:table-cell office:value-type="float" office:value="0.103472904204982">
                <text:p>0.103472904204982</text:p>
              </table:table-cell>
              <table:table-cell office:value-type="float" office:value="0.0906169092045353">
                <text:p>0.0906169092045353</text:p>
              </table:table-cell>
              <table:table-cell office:value-type="float" office:value="0.14007677885903">
                <text:p>0.14007677885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1">
                <text:p>11251</text:p>
              </table:table-cell>
              <table:table-cell office:value-type="float" office:value="0.103457470447071">
                <text:p>0.103457470447071</text:p>
              </table:table-cell>
              <table:table-cell office:value-type="float" office:value="0.090303084170296">
                <text:p>0.090303084170296</text:p>
              </table:table-cell>
              <table:table-cell office:value-type="float" office:value="0.139632032708204">
                <text:p>0.1396320327082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1">
                <text:p>11301</text:p>
              </table:table-cell>
              <table:table-cell office:value-type="float" office:value="0.103088222281214">
                <text:p>0.103088222281214</text:p>
              </table:table-cell>
              <table:table-cell office:value-type="float" office:value="0.0899920361029997">
                <text:p>0.0899920361029997</text:p>
              </table:table-cell>
              <table:table-cell office:value-type="float" office:value="0.139014246526856">
                <text:p>0.1390142465268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1">
                <text:p>11351</text:p>
              </table:table-cell>
              <table:table-cell office:value-type="float" office:value="0.102634129151617">
                <text:p>0.102634129151617</text:p>
              </table:table-cell>
              <table:table-cell office:value-type="float" office:value="0.0896837283058761">
                <text:p>0.0896837283058761</text:p>
              </table:table-cell>
              <table:table-cell office:value-type="float" office:value="0.13849000088098">
                <text:p>0.138490000880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1">
                <text:p>11401</text:p>
              </table:table-cell>
              <table:table-cell office:value-type="float" office:value="0.102973423383914">
                <text:p>0.102973423383914</text:p>
              </table:table-cell>
              <table:table-cell office:value-type="float" office:value="0.089641259538637">
                <text:p>0.089641259538637</text:p>
              </table:table-cell>
              <table:table-cell office:value-type="float" office:value="0.143583896149461">
                <text:p>0.1435838961494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1">
                <text:p>11451</text:p>
              </table:table-cell>
              <table:table-cell office:value-type="float" office:value="0.102873111518645">
                <text:p>0.102873111518645</text:p>
              </table:table-cell>
              <table:table-cell office:value-type="float" office:value="0.0894245044100952">
                <text:p>0.0894245044100952</text:p>
              </table:table-cell>
              <table:table-cell office:value-type="float" office:value="0.143044275609117">
                <text:p>0.143044275609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1">
                <text:p>11501</text:p>
              </table:table-cell>
              <table:table-cell office:value-type="float" office:value="0.102599773932702">
                <text:p>0.102599773932702</text:p>
              </table:table-cell>
              <table:table-cell office:value-type="float" office:value="0.0890357360229545">
                <text:p>0.0890357360229545</text:p>
              </table:table-cell>
              <table:table-cell office:value-type="float" office:value="0.142596295974263">
                <text:p>0.142596295974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1">
                <text:p>11551</text:p>
              </table:table-cell>
              <table:table-cell office:value-type="float" office:value="0.10215565751883">
                <text:p>0.10215565751883</text:p>
              </table:table-cell>
              <table:table-cell office:value-type="float" office:value="0.0886503333044758">
                <text:p>0.0886503333044758</text:p>
              </table:table-cell>
              <table:table-cell office:value-type="float" office:value="0.142065622024067">
                <text:p>0.1420656220240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1">
                <text:p>11601</text:p>
              </table:table-cell>
              <table:table-cell office:value-type="float" office:value="0.103094560813723">
                <text:p>0.103094560813723</text:p>
              </table:table-cell>
              <table:table-cell office:value-type="float" office:value="0.0890440479269028">
                <text:p>0.0890440479269028</text:p>
              </table:table-cell>
              <table:table-cell office:value-type="float" office:value="0.142746314972847">
                <text:p>0.1427463149728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1">
                <text:p>11651</text:p>
              </table:table-cell>
              <table:table-cell office:value-type="float" office:value="0.10273796240666">
                <text:p>0.10273796240666</text:p>
              </table:table-cell>
              <table:table-cell office:value-type="float" office:value="0.0886619174319801">
                <text:p>0.0886619174319801</text:p>
              </table:table-cell>
              <table:table-cell office:value-type="float" office:value="0.142734529224959">
                <text:p>0.1427345292249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1">
                <text:p>11701</text:p>
              </table:table-cell>
              <table:table-cell office:value-type="float" office:value="0.102982651055465">
                <text:p>0.102982651055465</text:p>
              </table:table-cell>
              <table:table-cell office:value-type="float" office:value="0.0883685155114947">
                <text:p>0.0883685155114947</text:p>
              </table:table-cell>
              <table:table-cell office:value-type="float" office:value="0.142210067515597">
                <text:p>0.1422100675155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1">
                <text:p>11751</text:p>
              </table:table-cell>
              <table:table-cell office:value-type="float" office:value="0.10450174453238">
                <text:p>0.10450174453238</text:p>
              </table:table-cell>
              <table:table-cell office:value-type="float" office:value="0.0885031061186282">
                <text:p>0.0885031061186282</text:p>
              </table:table-cell>
              <table:table-cell office:value-type="float" office:value="0.1419453663518">
                <text:p>0.14194536635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1">
                <text:p>11801</text:p>
              </table:table-cell>
              <table:table-cell office:value-type="float" office:value="0.104736886704517">
                <text:p>0.104736886704517</text:p>
              </table:table-cell>
              <table:table-cell office:value-type="float" office:value="0.0888907719684772">
                <text:p>0.0888907719684772</text:p>
              </table:table-cell>
              <table:table-cell office:value-type="float" office:value="0.141428692483688">
                <text:p>0.141428692483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1">
                <text:p>11851</text:p>
              </table:table-cell>
              <table:table-cell office:value-type="float" office:value="0.104294996202852">
                <text:p>0.104294996202852</text:p>
              </table:table-cell>
              <table:table-cell office:value-type="float" office:value="0.0885157370686018">
                <text:p>0.0885157370686018</text:p>
              </table:table-cell>
              <table:table-cell office:value-type="float" office:value="0.141422664754029">
                <text:p>0.141422664754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1">
                <text:p>11901</text:p>
              </table:table-cell>
              <table:table-cell office:value-type="float" office:value="0.104024871859508">
                <text:p>0.104024871859508</text:p>
              </table:table-cell>
              <table:table-cell office:value-type="float" office:value="0.0882278800100832">
                <text:p>0.0882278800100832</text:p>
              </table:table-cell>
              <table:table-cell office:value-type="float" office:value="0.140996554911352">
                <text:p>0.1409965549113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1">
                <text:p>11951</text:p>
              </table:table-cell>
              <table:table-cell office:value-type="float" office:value="0.110032633252448">
                <text:p>0.110032633252448</text:p>
              </table:table-cell>
              <table:table-cell office:value-type="float" office:value="0.089364906702368">
                <text:p>0.089364906702368</text:p>
              </table:table-cell>
              <table:table-cell office:value-type="float" office:value="0.140992385574429">
                <text:p>0.1409923855744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1">
                <text:p>12001</text:p>
              </table:table-cell>
              <table:table-cell office:value-type="float" office:value="0.110324139655029">
                <text:p>0.110324139655029</text:p>
              </table:table-cell>
              <table:table-cell office:value-type="float" office:value="0.0911590700774936">
                <text:p>0.0911590700774936</text:p>
              </table:table-cell>
              <table:table-cell office:value-type="float" office:value="0.144654612115657">
                <text:p>0.1446546121156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1">
                <text:p>1205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911127707244212">
                <text:p>0.0911127707244212</text:p>
              </table:table-cell>
              <table:table-cell office:value-type="float" office:value="0.144220396647581">
                <text:p>0.1442203966475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1">
                <text:p>12101</text:p>
              </table:table-cell>
              <table:table-cell office:value-type="float" office:value="0.114370713164201">
                <text:p>0.114370713164201</text:p>
              </table:table-cell>
              <table:table-cell office:value-type="float" office:value="0.0954466573010495">
                <text:p>0.0954466573010495</text:p>
              </table:table-cell>
              <table:table-cell office:value-type="float" office:value="0.148748037352285">
                <text:p>0.148748037352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1">
                <text:p>12151</text:p>
              </table:table-cell>
              <table:table-cell office:value-type="float" office:value="0.113900090527529">
                <text:p>0.113900090527529</text:p>
              </table:table-cell>
              <table:table-cell office:value-type="float" office:value="0.0959591803143774">
                <text:p>0.0959591803143774</text:p>
              </table:table-cell>
              <table:table-cell office:value-type="float" office:value="0.149041231174389">
                <text:p>0.1490412311743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1">
                <text:p>12201</text:p>
              </table:table-cell>
              <table:table-cell office:value-type="float" office:value="0.113515285632325">
                <text:p>0.113515285632325</text:p>
              </table:table-cell>
              <table:table-cell office:value-type="float" office:value="0.095811818703385">
                <text:p>0.095811818703385</text:p>
              </table:table-cell>
              <table:table-cell office:value-type="float" office:value="0.148512417014999">
                <text:p>0.148512417014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1">
                <text:p>12251</text:p>
              </table:table-cell>
              <table:table-cell office:value-type="float" office:value="0.113051995755449">
                <text:p>0.113051995755449</text:p>
              </table:table-cell>
              <table:table-cell office:value-type="float" office:value="0.0955840339564117">
                <text:p>0.0955840339564117</text:p>
              </table:table-cell>
              <table:table-cell office:value-type="float" office:value="0.147987919353522">
                <text:p>0.14798791935352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1">
                <text:p>12301</text:p>
              </table:table-cell>
              <table:table-cell office:value-type="float" office:value="0.114380944638647">
                <text:p>0.114380944638647</text:p>
              </table:table-cell>
              <table:table-cell office:value-type="float" office:value="0.0958458661897407">
                <text:p>0.0958458661897407</text:p>
              </table:table-cell>
              <table:table-cell office:value-type="float" office:value="0.148849687017316">
                <text:p>0.1488496870173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1">
                <text:p>12351</text:p>
              </table:table-cell>
              <table:table-cell office:value-type="float" office:value="0.113998866488543">
                <text:p>0.113998866488543</text:p>
              </table:table-cell>
              <table:table-cell office:value-type="float" office:value="0.0955388227673873">
                <text:p>0.0955388227673873</text:p>
              </table:table-cell>
              <table:table-cell office:value-type="float" office:value="0.149137721641972">
                <text:p>0.149137721641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1">
                <text:p>12401</text:p>
              </table:table-cell>
              <table:table-cell office:value-type="float" office:value="0.113619869365374">
                <text:p>0.113619869365374</text:p>
              </table:table-cell>
              <table:table-cell office:value-type="float" office:value="0.0957180872510281">
                <text:p>0.0957180872510281</text:p>
              </table:table-cell>
              <table:table-cell office:value-type="float" office:value="0.148536408354165">
                <text:p>0.14853640835416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1">
                <text:p>12451</text:p>
              </table:table-cell>
              <table:table-cell office:value-type="float" office:value="0.113725805156212">
                <text:p>0.113725805156212</text:p>
              </table:table-cell>
              <table:table-cell office:value-type="float" office:value="0.104971488233877">
                <text:p>0.104971488233877</text:p>
              </table:table-cell>
              <table:table-cell office:value-type="float" office:value="0.154124166733596">
                <text:p>0.1541241667335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1">
                <text:p>12501</text:p>
              </table:table-cell>
              <table:table-cell office:value-type="float" office:value="0.114230861531078">
                <text:p>0.114230861531078</text:p>
              </table:table-cell>
              <table:table-cell office:value-type="float" office:value="0.104791616670666">
                <text:p>0.104791616670666</text:p>
              </table:table-cell>
              <table:table-cell office:value-type="float" office:value="0.154067674586033">
                <text:p>0.1540676745860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1">
                <text:p>12551</text:p>
              </table:table-cell>
              <table:table-cell office:value-type="float" office:value="0.113855469683691">
                <text:p>0.113855469683691</text:p>
              </table:table-cell>
              <table:table-cell office:value-type="float" office:value="0.104453828380209">
                <text:p>0.104453828380209</text:p>
              </table:table-cell>
              <table:table-cell office:value-type="float" office:value="0.153533582981436">
                <text:p>0.153533582981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1">
                <text:p>12601</text:p>
              </table:table-cell>
              <table:table-cell office:value-type="float" office:value="0.113483056900246">
                <text:p>0.113483056900246</text:p>
              </table:table-cell>
              <table:table-cell office:value-type="float" office:value="0.104118720736449">
                <text:p>0.104118720736449</text:p>
              </table:table-cell>
              <table:table-cell office:value-type="float" office:value="0.157527180382509">
                <text:p>0.1575271803825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1">
                <text:p>12651</text:p>
              </table:table-cell>
              <table:table-cell office:value-type="float" office:value="0.114299264880247">
                <text:p>0.114299264880247</text:p>
              </table:table-cell>
              <table:table-cell office:value-type="float" office:value="0.103865307090349">
                <text:p>0.103865307090349</text:p>
              </table:table-cell>
              <table:table-cell office:value-type="float" office:value="0.157853134139594">
                <text:p>0.15785313413959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1">
                <text:p>12701</text:p>
              </table:table-cell>
              <table:table-cell office:value-type="float" office:value="0.113928037162428">
                <text:p>0.113928037162428</text:p>
              </table:table-cell>
              <table:table-cell office:value-type="float" office:value="0.103535154712227">
                <text:p>0.103535154712227</text:p>
              </table:table-cell>
              <table:table-cell office:value-type="float" office:value="0.157704117786001">
                <text:p>0.157704117786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1">
                <text:p>12751</text:p>
              </table:table-cell>
              <table:table-cell office:value-type="float" office:value="0.113559720806211">
                <text:p>0.113559720806211</text:p>
              </table:table-cell>
              <table:table-cell office:value-type="float" office:value="0.103207591561446">
                <text:p>0.103207591561446</text:p>
              </table:table-cell>
              <table:table-cell office:value-type="float" office:value="0.157164143988707">
                <text:p>0.1571641439887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1">
                <text:p>12801</text:p>
              </table:table-cell>
              <table:table-cell office:value-type="float" office:value="0.113272400593704">
                <text:p>0.113272400593704</text:p>
              </table:table-cell>
              <table:table-cell office:value-type="float" office:value="0.103273181782673">
                <text:p>0.103273181782673</text:p>
              </table:table-cell>
              <table:table-cell office:value-type="float" office:value="0.161315522224826">
                <text:p>0.1613155222248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1">
                <text:p>12851</text:p>
              </table:table-cell>
              <table:table-cell office:value-type="float" office:value="0.112987316162166">
                <text:p>0.112987316162166</text:p>
              </table:table-cell>
              <table:table-cell office:value-type="float" office:value="0.103104816745779">
                <text:p>0.103104816745779</text:p>
              </table:table-cell>
              <table:table-cell office:value-type="float" office:value="0.16076569916738">
                <text:p>0.160765699167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1">
                <text:p>12901</text:p>
              </table:table-cell>
              <table:table-cell office:value-type="float" office:value="0.112549414774049">
                <text:p>0.112549414774049</text:p>
              </table:table-cell>
              <table:table-cell office:value-type="float" office:value="0.102860243391985">
                <text:p>0.102860243391985</text:p>
              </table:table-cell>
              <table:table-cell office:value-type="float" office:value="0.1602201379738">
                <text:p>0.16022013797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1">
                <text:p>12951</text:p>
              </table:table-cell>
              <table:table-cell office:value-type="float" office:value="0.117211026175585">
                <text:p>0.117211026175585</text:p>
              </table:table-cell>
              <table:table-cell office:value-type="float" office:value="0.108717473554166">
                <text:p>0.108717473554166</text:p>
              </table:table-cell>
              <table:table-cell office:value-type="float" office:value="0.161917998610146">
                <text:p>0.1619179986101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01">
                <text:p>13001</text:p>
              </table:table-cell>
              <table:table-cell office:value-type="float" office:value="0.11722175217291">
                <text:p>0.11722175217291</text:p>
              </table:table-cell>
              <table:table-cell office:value-type="float" office:value="0.108376278747789">
                <text:p>0.108376278747789</text:p>
              </table:table-cell>
              <table:table-cell office:value-type="float" office:value="0.161833705099608">
                <text:p>0.1618337050996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51">
                <text:p>13051</text:p>
              </table:table-cell>
              <table:table-cell office:value-type="float" office:value="0.117385640947054">
                <text:p>0.117385640947054</text:p>
              </table:table-cell>
              <table:table-cell office:value-type="float" office:value="0.108114320741706">
                <text:p>0.108114320741706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01">
                <text:p>13101</text:p>
              </table:table-cell>
              <table:table-cell office:value-type="float" office:value="0.118693229524464">
                <text:p>0.118693229524464</text:p>
              </table:table-cell>
              <table:table-cell office:value-type="float" office:value="0.112663155484314">
                <text:p>0.112663155484314</text:p>
              </table:table-cell>
              <table:table-cell office:value-type="float" office:value="0.171208304709564">
                <text:p>0.171208304709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51">
                <text:p>13151</text:p>
              </table:table-cell>
              <table:table-cell office:value-type="float" office:value="0.119154436924949">
                <text:p>0.119154436924949</text:p>
              </table:table-cell>
              <table:table-cell office:value-type="float" office:value="0.112843129800015">
                <text:p>0.112843129800015</text:p>
              </table:table-cell>
              <table:table-cell office:value-type="float" office:value="0.170861531442476">
                <text:p>0.170861531442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01">
                <text:p>13201</text:p>
              </table:table-cell>
              <table:table-cell office:value-type="float" office:value="0.118778880387849">
                <text:p>0.118778880387849</text:p>
              </table:table-cell>
              <table:table-cell office:value-type="float" office:value="0.11249147791834">
                <text:p>0.11249147791834</text:p>
              </table:table-cell>
              <table:table-cell office:value-type="float" office:value="0.170290129535641">
                <text:p>0.1702901295356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51">
                <text:p>13251</text:p>
              </table:table-cell>
              <table:table-cell office:value-type="float" office:value="0.118406158025809">
                <text:p>0.118406158025809</text:p>
              </table:table-cell>
              <table:table-cell office:value-type="float" office:value="0.112142479812844">
                <text:p>0.112142479812844</text:p>
              </table:table-cell>
              <table:table-cell office:value-type="float" office:value="0.169723039770583">
                <text:p>0.1697230397705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01">
                <text:p>13301</text:p>
              </table:table-cell>
              <table:table-cell office:value-type="float" office:value="0.11969024885347">
                <text:p>0.11969024885347</text:p>
              </table:table-cell>
              <table:table-cell office:value-type="float" office:value="0.112096834824449">
                <text:p>0.112096834824449</text:p>
              </table:table-cell>
              <table:table-cell office:value-type="float" office:value="0.184647770844297">
                <text:p>0.1846477708442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51">
                <text:p>13351</text:p>
              </table:table-cell>
              <table:table-cell office:value-type="float" office:value="0.119316905100742">
                <text:p>0.119316905100742</text:p>
              </table:table-cell>
              <table:table-cell office:value-type="float" office:value="0.111677027937982">
                <text:p>0.111677027937982</text:p>
              </table:table-cell>
              <table:table-cell office:value-type="float" office:value="0.184031158714703">
                <text:p>0.1840311587147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01">
                <text:p>13401</text:p>
              </table:table-cell>
              <table:table-cell office:value-type="float" office:value="0.119020968584434">
                <text:p>0.119020968584434</text:p>
              </table:table-cell>
              <table:table-cell office:value-type="float" office:value="0.111334975001866">
                <text:p>0.111334975001866</text:p>
              </table:table-cell>
              <table:table-cell office:value-type="float" office:value="0.183643011715544">
                <text:p>0.1836430117155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51">
                <text:p>13451</text:p>
              </table:table-cell>
              <table:table-cell office:value-type="float" office:value="0.119470671325552">
                <text:p>0.119470671325552</text:p>
              </table:table-cell>
              <table:table-cell office:value-type="float" office:value="0.115976507322876">
                <text:p>0.115976507322876</text:p>
              </table:table-cell>
              <table:table-cell office:value-type="float" office:value="0.194111961935916">
                <text:p>0.1941119619359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01">
                <text:p>13501</text:p>
              </table:table-cell>
              <table:table-cell office:value-type="float" office:value="0.119398563069402">
                <text:p>0.119398563069402</text:p>
              </table:table-cell>
              <table:table-cell office:value-type="float" office:value="0.115621065106288">
                <text:p>0.115621065106288</text:p>
              </table:table-cell>
              <table:table-cell office:value-type="float" office:value="0.193837493518999">
                <text:p>0.193837493518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51">
                <text:p>13551</text:p>
              </table:table-cell>
              <table:table-cell office:value-type="float" office:value="0.119031805770792">
                <text:p>0.119031805770792</text:p>
              </table:table-cell>
              <table:table-cell office:value-type="float" office:value="0.115268245885912">
                <text:p>0.115268245885912</text:p>
              </table:table-cell>
              <table:table-cell office:value-type="float" office:value="0.193196074090473">
                <text:p>0.1931960740904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01">
                <text:p>13601</text:p>
              </table:table-cell>
              <table:table-cell office:value-type="float" office:value="0.136828174398941">
                <text:p>0.136828174398941</text:p>
              </table:table-cell>
              <table:table-cell office:value-type="float" office:value="0.116167928828763">
                <text:p>0.116167928828763</text:p>
              </table:table-cell>
              <table:table-cell office:value-type="float" office:value="0.193221086684803">
                <text:p>0.1932210866848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51">
                <text:p>13651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116035455278002">
                <text:p>0.116035455278002</text:p>
              </table:table-cell>
              <table:table-cell office:value-type="float" office:value="0.192659878397187">
                <text:p>0.1926598783971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01">
                <text:p>13701</text:p>
              </table:table-cell>
              <table:table-cell office:value-type="float" office:value="0.136559375228086">
                <text:p>0.136559375228086</text:p>
              </table:table-cell>
              <table:table-cell office:value-type="float" office:value="0.117655645573316">
                <text:p>0.117655645573316</text:p>
              </table:table-cell>
              <table:table-cell office:value-type="float" office:value="0.192029778848259">
                <text:p>0.1920297788482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51">
                <text:p>13751</text:p>
              </table:table-cell>
              <table:table-cell office:value-type="float" office:value="0.136571885681041">
                <text:p>0.136571885681041</text:p>
              </table:table-cell>
              <table:table-cell office:value-type="float" office:value="0.121082103119773">
                <text:p>0.121082103119773</text:p>
              </table:table-cell>
              <table:table-cell office:value-type="float" office:value="0.203985164715293">
                <text:p>0.2039851647152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01">
                <text:p>13801</text:p>
              </table:table-cell>
              <table:table-cell office:value-type="float" office:value="0.137236432142598">
                <text:p>0.137236432142598</text:p>
              </table:table-cell>
              <table:table-cell office:value-type="float" office:value="0.121368016810376">
                <text:p>0.121368016810376</text:p>
              </table:table-cell>
              <table:table-cell office:value-type="float" office:value="0.203608434171437">
                <text:p>0.2036084341714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51">
                <text:p>13851</text:p>
              </table:table-cell>
              <table:table-cell office:value-type="float" office:value="0.136813226481842">
                <text:p>0.136813226481842</text:p>
              </table:table-cell>
              <table:table-cell office:value-type="float" office:value="0.121002093711645">
                <text:p>0.12100209371164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01">
                <text:p>13901</text:p>
              </table:table-cell>
              <table:table-cell office:value-type="float" office:value="0.136680814329904">
                <text:p>0.136680814329904</text:p>
              </table:table-cell>
              <table:table-cell office:value-type="float" office:value="0.123300481979714">
                <text:p>0.123300481979714</text:p>
              </table:table-cell>
              <table:table-cell office:value-type="float" office:value="0.212502697647651">
                <text:p>0.2125026976476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51">
                <text:p>13951</text:p>
              </table:table-cell>
              <table:table-cell office:value-type="float" office:value="0.136262633502975">
                <text:p>0.136262633502975</text:p>
              </table:table-cell>
              <table:table-cell office:value-type="float" office:value="0.123073614794638">
                <text:p>0.123073614794638</text:p>
              </table:table-cell>
              <table:table-cell office:value-type="float" office:value="0.212242849974912">
                <text:p>0.2122428499749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01">
                <text:p>14001</text:p>
              </table:table-cell>
              <table:table-cell office:value-type="float" office:value="0.135918862938362">
                <text:p>0.135918862938362</text:p>
              </table:table-cell>
              <table:table-cell office:value-type="float" office:value="0.122705521034212">
                <text:p>0.122705521034212</text:p>
              </table:table-cell>
              <table:table-cell office:value-type="float" office:value="0.211484893936147">
                <text:p>0.2114848939361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51">
                <text:p>14051</text:p>
              </table:table-cell>
              <table:table-cell office:value-type="float" office:value="0.135791046900576">
                <text:p>0.135791046900576</text:p>
              </table:table-cell>
              <table:table-cell office:value-type="float" office:value="0.123122909401466">
                <text:p>0.123122909401466</text:p>
              </table:table-cell>
              <table:table-cell office:value-type="float" office:value="0.212653903636752">
                <text:p>0.212653903636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01">
                <text:p>14101</text:p>
              </table:table-cell>
              <table:table-cell office:value-type="float" office:value="0.135947805120204">
                <text:p>0.135947805120204</text:p>
              </table:table-cell>
              <table:table-cell office:value-type="float" office:value="0.122757251258776">
                <text:p>0.122757251258776</text:p>
              </table:table-cell>
              <table:table-cell office:value-type="float" office:value="0.212254450039004">
                <text:p>0.212254450039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51">
                <text:p>14151</text:p>
              </table:table-cell>
              <table:table-cell office:value-type="float" office:value="0.135538124514169">
                <text:p>0.135538124514169</text:p>
              </table:table-cell>
              <table:table-cell office:value-type="float" office:value="0.122394177089958">
                <text:p>0.122394177089958</text:p>
              </table:table-cell>
              <table:table-cell office:value-type="float" office:value="0.211575153699385">
                <text:p>0.2115751536993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01">
                <text:p>14201</text:p>
              </table:table-cell>
              <table:table-cell office:value-type="float" office:value="0.135131328779663">
                <text:p>0.135131328779663</text:p>
              </table:table-cell>
              <table:table-cell office:value-type="float" office:value="0.122033659601437">
                <text:p>0.122033659601437</text:p>
              </table:table-cell>
              <table:table-cell office:value-type="float" office:value="0.210830223223717">
                <text:p>0.210830223223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51">
                <text:p>14251</text:p>
              </table:table-cell>
              <table:table-cell office:value-type="float" office:value="0.134797558066101">
                <text:p>0.134797558066101</text:p>
              </table:table-cell>
              <table:table-cell office:value-type="float" office:value="0.121675671882675">
                <text:p>0.121675671882675</text:p>
              </table:table-cell>
              <table:table-cell office:value-type="float" office:value="0.210160690477861">
                <text:p>0.2101606904778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01">
                <text:p>14301</text:p>
              </table:table-cell>
              <table:table-cell office:value-type="float" office:value="0.134396196070205">
                <text:p>0.134396196070205</text:p>
              </table:table-cell>
              <table:table-cell office:value-type="float" office:value="0.12139011257954">
                <text:p>0.12139011257954</text:p>
              </table:table-cell>
              <table:table-cell office:value-type="float" office:value="0.209565764631844">
                <text:p>0.2095657646318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51">
                <text:p>14351</text:p>
              </table:table-cell>
              <table:table-cell office:value-type="float" office:value="0.133927949271828">
                <text:p>0.133927949271828</text:p>
              </table:table-cell>
              <table:table-cell office:value-type="float" office:value="0.12103686154275">
                <text:p>0.12103686154275</text:p>
              </table:table-cell>
              <table:table-cell office:value-type="float" office:value="0.208905302766358">
                <text:p>0.2089053027663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01">
                <text:p>14401</text:p>
              </table:table-cell>
              <table:table-cell office:value-type="float" office:value="0.133532393583779">
                <text:p>0.133532393583779</text:p>
              </table:table-cell>
              <table:table-cell office:value-type="float" office:value="0.120686063467815">
                <text:p>0.120686063467815</text:p>
              </table:table-cell>
              <table:table-cell office:value-type="float" office:value="0.208249427123116">
                <text:p>0.208249427123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51">
                <text:p>14451</text:p>
              </table:table-cell>
              <table:table-cell office:value-type="float" office:value="0.133208774479275">
                <text:p>0.133208774479275</text:p>
              </table:table-cell>
              <table:table-cell office:value-type="float" office:value="0.120822088436786">
                <text:p>0.120822088436786</text:p>
              </table:table-cell>
              <table:table-cell office:value-type="float" office:value="0.207598090097571">
                <text:p>0.2075980900975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01">
                <text:p>14501</text:p>
              </table:table-cell>
              <table:table-cell office:value-type="float" office:value="0.132818426315427">
                <text:p>0.132818426315427</text:p>
              </table:table-cell>
              <table:table-cell office:value-type="float" office:value="0.120405489276602">
                <text:p>0.120405489276602</text:p>
              </table:table-cell>
              <table:table-cell office:value-type="float" office:value="0.207020205503069">
                <text:p>0.2070202055030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51">
                <text:p>14551</text:p>
              </table:table-cell>
              <table:table-cell office:value-type="float" office:value="0.132499484571507">
                <text:p>0.132499484571507</text:p>
              </table:table-cell>
              <table:table-cell office:value-type="float" office:value="0.120129200742217">
                <text:p>0.120129200742217</text:p>
              </table:table-cell>
              <table:table-cell office:value-type="float" office:value="0.206308844752938">
                <text:p>0.2063088447529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01">
                <text:p>14601</text:p>
              </table:table-cell>
              <table:table-cell office:value-type="float" office:value="0.13211423875077">
                <text:p>0.13211423875077</text:p>
              </table:table-cell>
              <table:table-cell office:value-type="float" office:value="0.119717827546058">
                <text:p>0.119717827546058</text:p>
              </table:table-cell>
              <table:table-cell office:value-type="float" office:value="0.20615026368057">
                <text:p>0.20615026368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51">
                <text:p>14651</text:p>
              </table:table-cell>
              <table:table-cell office:value-type="float" office:value="0.131731622414852">
                <text:p>0.131731622414852</text:p>
              </table:table-cell>
              <table:table-cell office:value-type="float" office:value="0.119445771619685">
                <text:p>0.119445771619685</text:p>
              </table:table-cell>
              <table:table-cell office:value-type="float" office:value="0.205446727185858">
                <text:p>0.2054467271858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01">
                <text:p>14701</text:p>
              </table:table-cell>
              <table:table-cell office:value-type="float" office:value="0.131283586150602">
                <text:p>0.131283586150602</text:p>
              </table:table-cell>
              <table:table-cell office:value-type="float" office:value="0.119039521121012">
                <text:p>0.119039521121012</text:p>
              </table:table-cell>
              <table:table-cell office:value-type="float" office:value="0.204884021495136">
                <text:p>0.2048840214951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51">
                <text:p>14751</text:p>
              </table:table-cell>
              <table:table-cell office:value-type="float" office:value="0.130974171242628">
                <text:p>0.130974171242628</text:p>
              </table:table-cell>
              <table:table-cell office:value-type="float" office:value="0.118703816690394">
                <text:p>0.118703816690394</text:p>
              </table:table-cell>
              <table:table-cell office:value-type="float" office:value="0.204325130499627">
                <text:p>0.204325130499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01">
                <text:p>14801</text:p>
              </table:table-cell>
              <table:table-cell office:value-type="float" office:value="0.130666846834673">
                <text:p>0.130666846834673</text:p>
              </table:table-cell>
              <table:table-cell office:value-type="float" office:value="0.118437943382204">
                <text:p>0.118437943382204</text:p>
              </table:table-cell>
              <table:table-cell office:value-type="float" office:value="0.203702452536991">
                <text:p>0.2037024525369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51">
                <text:p>14851</text:p>
              </table:table-cell>
              <table:table-cell office:value-type="float" office:value="0.130361591811999">
                <text:p>0.130361591811999</text:p>
              </table:table-cell>
              <table:table-cell office:value-type="float" office:value="0.118173860346105">
                <text:p>0.118173860346105</text:p>
              </table:table-cell>
              <table:table-cell office:value-type="float" office:value="0.203016631876641">
                <text:p>0.2030166318766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01">
                <text:p>14901</text:p>
              </table:table-cell>
              <table:table-cell office:value-type="float" office:value="0.129991275753305">
                <text:p>0.129991275753305</text:p>
              </table:table-cell>
              <table:table-cell office:value-type="float" office:value="0.117844439970472">
                <text:p>0.117844439970472</text:p>
              </table:table-cell>
              <table:table-cell office:value-type="float" office:value="0.202335413730622">
                <text:p>0.2023354137306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51">
                <text:p>14951</text:p>
              </table:table-cell>
              <table:table-cell office:value-type="float" office:value="0.129623436559427">
                <text:p>0.129623436559427</text:p>
              </table:table-cell>
              <table:table-cell office:value-type="float" office:value="0.118988696408267">
                <text:p>0.118988696408267</text:p>
              </table:table-cell>
              <table:table-cell office:value-type="float" office:value="0.202260718346599">
                <text:p>0.2022607183465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1">
                <text:p>15001</text:p>
              </table:table-cell>
              <table:table-cell office:value-type="float" office:value="0.129324711685888">
                <text:p>0.129324711685888</text:p>
              </table:table-cell>
              <table:table-cell office:value-type="float" office:value="0.118658756082928">
                <text:p>0.118658756082928</text:p>
              </table:table-cell>
              <table:table-cell office:value-type="float" office:value="0.201719885340977">
                <text:p>0.2017198853409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51">
                <text:p>15051</text:p>
              </table:table-cell>
              <table:table-cell office:value-type="float" office:value="0.128895090027241">
                <text:p>0.128895090027241</text:p>
              </table:table-cell>
              <table:table-cell office:value-type="float" office:value="0.118264567138396">
                <text:p>0.118264567138396</text:p>
              </table:table-cell>
              <table:table-cell office:value-type="float" office:value="0.201780612583881">
                <text:p>0.2017806125838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01">
                <text:p>15101</text:p>
              </table:table-cell>
              <table:table-cell office:value-type="float" office:value="0.128534534136812">
                <text:p>0.128534534136812</text:p>
              </table:table-cell>
              <table:table-cell office:value-type="float" office:value="0.118005430103967">
                <text:p>0.118005430103967</text:p>
              </table:table-cell>
              <table:table-cell office:value-type="float" office:value="0.201112509105357">
                <text:p>0.2011125091053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1">
                <text:p>15151</text:p>
              </table:table-cell>
              <table:table-cell office:value-type="float" office:value="0.128242360240248">
                <text:p>0.128242360240248</text:p>
              </table:table-cell>
              <table:table-cell office:value-type="float" office:value="0.11768200118804">
                <text:p>0.11768200118804</text:p>
              </table:table-cell>
              <table:table-cell office:value-type="float" office:value="0.200514817503795">
                <text:p>0.2005148175037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1">
                <text:p>15201</text:p>
              </table:table-cell>
              <table:table-cell office:value-type="float" office:value="0.127886323268206">
                <text:p>0.127886323268206</text:p>
              </table:table-cell>
              <table:table-cell office:value-type="float" office:value="0.11736069995395">
                <text:p>0.11736069995395</text:p>
              </table:table-cell>
              <table:table-cell office:value-type="float" office:value="0.199986842970857">
                <text:p>0.1999868429708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51">
                <text:p>15251</text:p>
              </table:table-cell>
              <table:table-cell office:value-type="float" office:value="0.12753262081175">
                <text:p>0.12753262081175</text:p>
              </table:table-cell>
              <table:table-cell office:value-type="float" office:value="0.117041505475051">
                <text:p>0.117041505475051</text:p>
              </table:table-cell>
              <table:table-cell office:value-type="float" office:value="0.199331191397285">
                <text:p>0.1993311913972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01">
                <text:p>15301</text:p>
              </table:table-cell>
              <table:table-cell office:value-type="float" office:value="0.127181229984968">
                <text:p>0.127181229984968</text:p>
              </table:table-cell>
              <table:table-cell office:value-type="float" office:value="0.116724397098229">
                <text:p>0.116724397098229</text:p>
              </table:table-cell>
              <table:table-cell office:value-type="float" office:value="0.199137311286844">
                <text:p>0.1991373112868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51">
                <text:p>15351</text:p>
              </table:table-cell>
              <table:table-cell office:value-type="float" office:value="0.126832128200117">
                <text:p>0.126832128200117</text:p>
              </table:table-cell>
              <table:table-cell office:value-type="float" office:value="0.116344212103446">
                <text:p>0.116344212103446</text:p>
              </table:table-cell>
              <table:table-cell office:value-type="float" office:value="0.199205263500749">
                <text:p>0.1992052635007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01">
                <text:p>15401</text:p>
              </table:table-cell>
              <table:table-cell office:value-type="float" office:value="0.126550224011428">
                <text:p>0.126550224011428</text:p>
              </table:table-cell>
              <table:table-cell office:value-type="float" office:value="0.116031426530745">
                <text:p>0.116031426530745</text:p>
              </table:table-cell>
              <table:table-cell office:value-type="float" office:value="0.198623466008701">
                <text:p>0.1986234660087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51">
                <text:p>15451</text:p>
              </table:table-cell>
              <table:table-cell office:value-type="float" office:value="0.126205423597178">
                <text:p>0.126205423597178</text:p>
              </table:table-cell>
              <table:table-cell office:value-type="float" office:value="0.115785386059155">
                <text:p>0.115785386059155</text:p>
              </table:table-cell>
              <table:table-cell office:value-type="float" office:value="0.198045433952495">
                <text:p>0.1980454339524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01">
                <text:p>15501</text:p>
              </table:table-cell>
              <table:table-cell office:value-type="float" office:value="0.125927359525192">
                <text:p>0.125927359525192</text:p>
              </table:table-cell>
              <table:table-cell office:value-type="float" office:value="0.115476420876073">
                <text:p>0.115476420876073</text:p>
              </table:table-cell>
              <table:table-cell office:value-type="float" office:value="0.197471130894781">
                <text:p>0.1974711308947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51">
                <text:p>15551</text:p>
              </table:table-cell>
              <table:table-cell office:value-type="float" office:value="0.125972606263263">
                <text:p>0.125972606263263</text:p>
              </table:table-cell>
              <table:table-cell office:value-type="float" office:value="0.115169442479583">
                <text:p>0.115169442479583</text:p>
              </table:table-cell>
              <table:table-cell office:value-type="float" office:value="0.196900520866825">
                <text:p>0.1969005208668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01">
                <text:p>15601</text:p>
              </table:table-cell>
              <table:table-cell office:value-type="float" office:value="0.125632972245369">
                <text:p>0.125632972245369</text:p>
              </table:table-cell>
              <table:table-cell office:value-type="float" office:value="0.115313120953785">
                <text:p>0.115313120953785</text:p>
              </table:table-cell>
              <table:table-cell office:value-type="float" office:value="0.197102749823729">
                <text:p>0.1971027498237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51">
                <text:p>15651</text:p>
              </table:table-cell>
              <table:table-cell office:value-type="float" office:value="0.126317807168871">
                <text:p>0.126317807168871</text:p>
              </table:table-cell>
              <table:table-cell office:value-type="float" office:value="0.115519775094243">
                <text:p>0.115519775094243</text:p>
              </table:table-cell>
              <table:table-cell office:value-type="float" office:value="0.196664749856239">
                <text:p>0.1966647498562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01">
                <text:p>15701</text:p>
              </table:table-cell>
              <table:table-cell office:value-type="float" office:value="0.125979236991274">
                <text:p>0.125979236991274</text:p>
              </table:table-cell>
              <table:table-cell office:value-type="float" office:value="0.115215591363607">
                <text:p>0.115215591363607</text:p>
              </table:table-cell>
              <table:table-cell office:value-type="float" office:value="0.196102159098147">
                <text:p>0.1961021590981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51">
                <text:p>15751</text:p>
              </table:table-cell>
              <table:table-cell office:value-type="float" office:value="0.125642816329122">
                <text:p>0.125642816329122</text:p>
              </table:table-cell>
              <table:table-cell office:value-type="float" office:value="0.114913338835629">
                <text:p>0.114913338835629</text:p>
              </table:table-cell>
              <table:table-cell office:value-type="float" office:value="0.195479652085582">
                <text:p>0.195479652085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01">
                <text:p>15801</text:p>
              </table:table-cell>
              <table:table-cell office:value-type="float" office:value="0.125371811910639">
                <text:p>0.125371811910639</text:p>
              </table:table-cell>
              <table:table-cell office:value-type="float" office:value="0.114676286310993">
                <text:p>0.114676286310993</text:p>
              </table:table-cell>
              <table:table-cell office:value-type="float" office:value="0.194987659008923">
                <text:p>0.19498765900892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51">
                <text:p>15851</text:p>
              </table:table-cell>
              <table:table-cell office:value-type="float" office:value="0.125039429688979">
                <text:p>0.125039429688979</text:p>
              </table:table-cell>
              <table:table-cell office:value-type="float" office:value="0.114377641789162">
                <text:p>0.114377641789162</text:p>
              </table:table-cell>
              <table:table-cell office:value-type="float" office:value="0.194435682291338">
                <text:p>0.1944356822913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01">
                <text:p>15901</text:p>
              </table:table-cell>
              <table:table-cell office:value-type="float" office:value="0.124772026916546">
                <text:p>0.124772026916546</text:p>
              </table:table-cell>
              <table:table-cell office:value-type="float" office:value="0.11408087541664">
                <text:p>0.11408087541664</text:p>
              </table:table-cell>
              <table:table-cell office:value-type="float" office:value="0.194516068171813">
                <text:p>0.1945160681718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51">
                <text:p>15951</text:p>
              </table:table-cell>
              <table:table-cell office:value-type="float" office:value="0.124443608551188">
                <text:p>0.124443608551188</text:p>
              </table:table-cell>
              <table:table-cell office:value-type="float" office:value="0.114600965456711">
                <text:p>0.114600965456711</text:p>
              </table:table-cell>
              <table:table-cell office:value-type="float" office:value="0.193969030154849">
                <text:p>0.1939690301548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01">
                <text:p>16001</text:p>
              </table:table-cell>
              <table:table-cell office:value-type="float" office:value="0.124117242672333">
                <text:p>0.124117242672333</text:p>
              </table:table-cell>
              <table:table-cell office:value-type="float" office:value="0.114305355915255">
                <text:p>0.114305355915255</text:p>
              </table:table-cell>
              <table:table-cell office:value-type="float" office:value="0.193425410911818">
                <text:p>0.1934254109118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51">
                <text:p>16051</text:p>
              </table:table-cell>
              <table:table-cell office:value-type="float" office:value="0.123792910099059">
                <text:p>0.123792910099059</text:p>
              </table:table-cell>
              <table:table-cell office:value-type="float" office:value="0.114073889477291">
                <text:p>0.114073889477291</text:p>
              </table:table-cell>
              <table:table-cell office:value-type="float" office:value="0.192885178493552">
                <text:p>0.1928851784935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01">
                <text:p>16101</text:p>
              </table:table-cell>
              <table:table-cell office:value-type="float" office:value="0.123532699832309">
                <text:p>0.123532699832309</text:p>
              </table:table-cell>
              <table:table-cell office:value-type="float" office:value="0.113843860629775">
                <text:p>0.113843860629775</text:p>
              </table:table-cell>
              <table:table-cell office:value-type="float" office:value="0.192348301347742">
                <text:p>0.192348301347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51">
                <text:p>16151</text:p>
              </table:table-cell>
              <table:table-cell office:value-type="float" office:value="0.123274100674881">
                <text:p>0.123274100674881</text:p>
              </table:table-cell>
              <table:table-cell office:value-type="float" office:value="0.113553340350443">
                <text:p>0.113553340350443</text:p>
              </table:table-cell>
              <table:table-cell office:value-type="float" office:value="0.191814748312798">
                <text:p>0.1918147483127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01">
                <text:p>16201</text:p>
              </table:table-cell>
              <table:table-cell office:value-type="float" office:value="0.122893648540214">
                <text:p>0.122893648540214</text:p>
              </table:table-cell>
              <table:table-cell office:value-type="float" office:value="0.113511511635084">
                <text:p>0.113511511635084</text:p>
              </table:table-cell>
              <table:table-cell office:value-type="float" office:value="0.191346213196716">
                <text:p>0.1913462131967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51">
                <text:p>16251</text:p>
              </table:table-cell>
              <table:table-cell office:value-type="float" office:value="0.122638606854963">
                <text:p>0.122638606854963</text:p>
              </table:table-cell>
              <table:table-cell office:value-type="float" office:value="0.113593009660944">
                <text:p>0.113593009660944</text:p>
              </table:table-cell>
              <table:table-cell office:value-type="float" office:value="0.19118823457018">
                <text:p>0.191188234570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01">
                <text:p>16301</text:p>
              </table:table-cell>
              <table:table-cell office:value-type="float" office:value="0.122323783816944">
                <text:p>0.122323783816944</text:p>
              </table:table-cell>
              <table:table-cell office:value-type="float" office:value="0.113367278081099">
                <text:p>0.113367278081099</text:p>
              </table:table-cell>
              <table:table-cell office:value-type="float" office:value="0.190601803570333">
                <text:p>0.190601803570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51">
                <text:p>16351</text:p>
              </table:table-cell>
              <table:table-cell office:value-type="float" office:value="0.122010886184331">
                <text:p>0.122010886184331</text:p>
              </table:table-cell>
              <table:table-cell office:value-type="float" office:value="0.113081768699162">
                <text:p>0.113081768699162</text:p>
              </table:table-cell>
              <table:table-cell office:value-type="float" office:value="0.190080117424011">
                <text:p>0.1900801174240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01">
                <text:p>16401</text:p>
              </table:table-cell>
              <table:table-cell office:value-type="float" office:value="0.121760868239741">
                <text:p>0.121760868239741</text:p>
              </table:table-cell>
              <table:table-cell office:value-type="float" office:value="0.112798000121944">
                <text:p>0.112798000121944</text:p>
              </table:table-cell>
              <table:table-cell office:value-type="float" office:value="0.189561612096823">
                <text:p>0.1895616120968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51">
                <text:p>16451</text:p>
              </table:table-cell>
              <table:table-cell office:value-type="float" office:value="0.121451583490365">
                <text:p>0.121451583490365</text:p>
              </table:table-cell>
              <table:table-cell office:value-type="float" office:value="0.11251595647681">
                <text:p>0.11251595647681</text:p>
              </table:table-cell>
              <table:table-cell office:value-type="float" office:value="0.189046258586104">
                <text:p>0.1890462585861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01">
                <text:p>16501</text:p>
              </table:table-cell>
              <table:table-cell office:value-type="float" office:value="0.12144718501909">
                <text:p>0.12144718501909</text:p>
              </table:table-cell>
              <table:table-cell office:value-type="float" office:value="0.112296224471244">
                <text:p>0.112296224471244</text:p>
              </table:table-cell>
              <table:table-cell office:value-type="float" office:value="0.188534028240713">
                <text:p>0.1885340282407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51">
                <text:p>16551</text:p>
              </table:table-cell>
              <table:table-cell office:value-type="float" office:value="0.121744909673132">
                <text:p>0.121744909673132</text:p>
              </table:table-cell>
              <table:table-cell office:value-type="float" office:value="0.112863271101444">
                <text:p>0.112863271101444</text:p>
              </table:table-cell>
              <table:table-cell office:value-type="float" office:value="0.188024892755725">
                <text:p>0.1880248927557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1">
                <text:p>16601</text:p>
              </table:table-cell>
              <table:table-cell office:value-type="float" office:value="0.121438467562195">
                <text:p>0.121438467562195</text:p>
              </table:table-cell>
              <table:table-cell office:value-type="float" office:value="0.112583579302452">
                <text:p>0.112583579302452</text:p>
              </table:table-cell>
              <table:table-cell office:value-type="float" office:value="0.187639298837419">
                <text:p>0.1876392988374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51">
                <text:p>16651</text:p>
              </table:table-cell>
              <table:table-cell office:value-type="float" office:value="0.121314035193081">
                <text:p>0.121314035193081</text:p>
              </table:table-cell>
              <table:table-cell office:value-type="float" office:value="0.112365623686265">
                <text:p>0.112365623686265</text:p>
              </table:table-cell>
              <table:table-cell office:value-type="float" office:value="0.187135907753288">
                <text:p>0.1871359077532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01">
                <text:p>16701</text:p>
              </table:table-cell>
              <table:table-cell office:value-type="float" office:value="0.121070594575175">
                <text:p>0.121070594575175</text:p>
              </table:table-cell>
              <table:table-cell office:value-type="float" office:value="0.112148973115382">
                <text:p>0.112148973115382</text:p>
              </table:table-cell>
              <table:table-cell office:value-type="float" office:value="0.186875037422909">
                <text:p>0.1868750374229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51">
                <text:p>16751</text:p>
              </table:table-cell>
              <table:table-cell office:value-type="float" office:value="0.120768909318847">
                <text:p>0.120768909318847</text:p>
              </table:table-cell>
              <table:table-cell office:value-type="float" office:value="0.112888782759238">
                <text:p>0.112888782759238</text:p>
              </table:table-cell>
              <table:table-cell office:value-type="float" office:value="0.186914214076772">
                <text:p>0.18691421407677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01">
                <text:p>16801</text:p>
              </table:table-cell>
              <table:table-cell office:value-type="float" office:value="0.120469019701208">
                <text:p>0.120469019701208</text:p>
              </table:table-cell>
              <table:table-cell office:value-type="float" office:value="0.112790905303256">
                <text:p>0.112790905303256</text:p>
              </table:table-cell>
              <table:table-cell office:value-type="float" office:value="0.186476995416939">
                <text:p>0.1864769954169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51">
                <text:p>16851</text:p>
              </table:table-cell>
              <table:table-cell office:value-type="float" office:value="0.120348940715685">
                <text:p>0.120348940715685</text:p>
              </table:table-cell>
              <table:table-cell office:value-type="float" office:value="0.112634265028782">
                <text:p>0.112634265028782</text:p>
              </table:table-cell>
              <table:table-cell office:value-type="float" office:value="0.186042371372619">
                <text:p>0.1860423713726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01">
                <text:p>16901</text:p>
              </table:table-cell>
              <table:table-cell office:value-type="float" office:value="0.120111236021537">
                <text:p>0.120111236021537</text:p>
              </table:table-cell>
              <table:table-cell office:value-type="float" office:value="0.112715223951246">
                <text:p>0.112715223951246</text:p>
              </table:table-cell>
              <table:table-cell office:value-type="float" office:value="0.18561031891604">
                <text:p>0.185610318916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51">
                <text:p>16951</text:p>
              </table:table-cell>
              <table:table-cell office:value-type="float" office:value="0.119815940062533">
                <text:p>0.119815940062533</text:p>
              </table:table-cell>
              <table:table-cell office:value-type="float" office:value="0.112559730989322">
                <text:p>0.112559730989322</text:p>
              </table:table-cell>
              <table:table-cell office:value-type="float" office:value="0.185180815291133">
                <text:p>0.1851808152911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01">
                <text:p>17001</text:p>
              </table:table-cell>
              <table:table-cell office:value-type="float" office:value="0.119640021175225">
                <text:p>0.119640021175225</text:p>
              </table:table-cell>
              <table:table-cell office:value-type="float" office:value="0.112463972707488">
                <text:p>0.112463972707488</text:p>
              </table:table-cell>
              <table:table-cell office:value-type="float" office:value="0.184695017940121">
                <text:p>0.1846950179401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51">
                <text:p>17051</text:p>
              </table:table-cell>
              <table:table-cell office:value-type="float" office:value="0.119406486423084">
                <text:p>0.119406486423084</text:p>
              </table:table-cell>
              <table:table-cell office:value-type="float" office:value="0.112310128438215">
                <text:p>0.112310128438215</text:p>
              </table:table-cell>
              <table:table-cell office:value-type="float" office:value="0.184329364846637">
                <text:p>0.1843293648466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01">
                <text:p>17101</text:p>
              </table:table-cell>
              <table:table-cell office:value-type="float" office:value="0.119174317291386">
                <text:p>0.119174317291386</text:p>
              </table:table-cell>
              <table:table-cell office:value-type="float" office:value="0.112098707677914">
                <text:p>0.112098707677914</text:p>
              </table:table-cell>
              <table:table-cell office:value-type="float" office:value="0.183965849950295">
                <text:p>0.1839658499502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51">
                <text:p>17151</text:p>
              </table:table-cell>
              <table:table-cell office:value-type="float" office:value="0.119001807474783">
                <text:p>0.119001807474783</text:p>
              </table:table-cell>
              <table:table-cell office:value-type="float" office:value="0.111946825258002">
                <text:p>0.111946825258002</text:p>
              </table:table-cell>
              <table:table-cell office:value-type="float" office:value="0.1835461489126">
                <text:p>0.18354614891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01">
                <text:p>17201</text:p>
              </table:table-cell>
              <table:table-cell office:value-type="float" office:value="0.118772164409046">
                <text:p>0.118772164409046</text:p>
              </table:table-cell>
              <table:table-cell office:value-type="float" office:value="0.11179582582408">
                <text:p>0.11179582582408</text:p>
              </table:table-cell>
              <table:table-cell office:value-type="float" office:value="0.183187024010232">
                <text:p>0.1831870240102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51">
                <text:p>17251</text:p>
              </table:table-cell>
              <table:table-cell office:value-type="float" office:value="0.118659787838386">
                <text:p>0.118659787838386</text:p>
              </table:table-cell>
              <table:table-cell office:value-type="float" office:value="0.111703669352501">
                <text:p>0.111703669352501</text:p>
              </table:table-cell>
              <table:table-cell office:value-type="float" office:value="0.182829980870674">
                <text:p>0.1828299808706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01">
                <text:p>17301</text:p>
              </table:table-cell>
              <table:table-cell office:value-type="float" office:value="0.118374660424253">
                <text:p>0.118374660424253</text:p>
              </table:table-cell>
              <table:table-cell office:value-type="float" office:value="0.11155424541934">
                <text:p>0.11155424541934</text:p>
              </table:table-cell>
              <table:table-cell office:value-type="float" office:value="0.182475001445003">
                <text:p>0.182475001445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51">
                <text:p>17351</text:p>
              </table:table-cell>
              <table:table-cell office:value-type="float" office:value="0.118206443432655">
                <text:p>0.118206443432655</text:p>
              </table:table-cell>
              <table:table-cell office:value-type="float" office:value="0.111463316235375">
                <text:p>0.111463316235375</text:p>
              </table:table-cell>
              <table:table-cell office:value-type="float" office:value="0.182064434326552">
                <text:p>0.1820644343265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01">
                <text:p>17401</text:p>
              </table:table-cell>
              <table:table-cell office:value-type="float" office:value="0.118039193149819">
                <text:p>0.118039193149819</text:p>
              </table:table-cell>
              <table:table-cell office:value-type="float" office:value="0.111430377564508">
                <text:p>0.111430377564508</text:p>
              </table:table-cell>
              <table:table-cell office:value-type="float" office:value="0.181656226653641">
                <text:p>0.1816562266536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51">
                <text:p>17451</text:p>
              </table:table-cell>
              <table:table-cell office:value-type="float" office:value="0.117872901266403">
                <text:p>0.117872901266403</text:p>
              </table:table-cell>
              <table:table-cell office:value-type="float" office:value="0.111283021030313">
                <text:p>0.111283021030313</text:p>
              </table:table-cell>
              <table:table-cell office:value-type="float" office:value="0.181250358145665">
                <text:p>0.1812503581456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01">
                <text:p>17501</text:p>
              </table:table-cell>
              <table:table-cell office:value-type="float" office:value="0.117650419976001">
                <text:p>0.117650419976001</text:p>
              </table:table-cell>
              <table:table-cell office:value-type="float" office:value="0.111136506485344">
                <text:p>0.111136506485344</text:p>
              </table:table-cell>
              <table:table-cell office:value-type="float" office:value="0.180846808753786">
                <text:p>0.1808468087537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51">
                <text:p>17551</text:p>
              </table:table-cell>
              <table:table-cell office:value-type="float" office:value="0.117486183123469">
                <text:p>0.117486183123469</text:p>
              </table:table-cell>
              <table:table-cell office:value-type="float" office:value="0.111104780354396">
                <text:p>0.111104780354396</text:p>
              </table:table-cell>
              <table:table-cell office:value-type="float" office:value="0.180445558657626">
                <text:p>0.1804455586576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01">
                <text:p>17601</text:p>
              </table:table-cell>
              <table:table-cell office:value-type="float" office:value="0.117436509289245">
                <text:p>0.117436509289245</text:p>
              </table:table-cell>
              <table:table-cell office:value-type="float" office:value="0.110959604567922">
                <text:p>0.110959604567922</text:p>
              </table:table-cell>
              <table:table-cell office:value-type="float" office:value="0.180103403215726">
                <text:p>0.1801034032157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51">
                <text:p>17651</text:p>
              </table:table-cell>
              <table:table-cell office:value-type="float" office:value="0.117330462863294">
                <text:p>0.117330462863294</text:p>
              </table:table-cell>
              <table:table-cell office:value-type="float" office:value="0.110871905274489">
                <text:p>0.110871905274489</text:p>
              </table:table-cell>
              <table:table-cell office:value-type="float" office:value="0.179763186221744">
                <text:p>0.1797631862217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01">
                <text:p>17701</text:p>
              </table:table-cell>
              <table:table-cell office:value-type="float" office:value="0.117112027569064">
                <text:p>0.117112027569064</text:p>
              </table:table-cell>
              <table:table-cell office:value-type="float" office:value="0.110784701429298">
                <text:p>0.110784701429298</text:p>
              </table:table-cell>
              <table:table-cell office:value-type="float" office:value="0.179424891249082">
                <text:p>0.1794248912490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51">
                <text:p>17751</text:p>
              </table:table-cell>
              <table:table-cell office:value-type="float" office:value="0.116951157681257">
                <text:p>0.116951157681257</text:p>
              </table:table-cell>
              <table:table-cell office:value-type="float" office:value="0.110641653991324">
                <text:p>0.110641653991324</text:p>
              </table:table-cell>
              <table:table-cell office:value-type="float" office:value="0.179144836910597">
                <text:p>0.1791448369105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01">
                <text:p>17801</text:p>
              </table:table-cell>
              <table:table-cell office:value-type="float" office:value="0.116791191506095">
                <text:p>0.116791191506095</text:p>
              </table:table-cell>
              <table:table-cell office:value-type="float" office:value="0.110555586764789">
                <text:p>0.110555586764789</text:p>
              </table:table-cell>
              <table:table-cell office:value-type="float" office:value="0.178810179203416">
                <text:p>0.1788101792034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51">
                <text:p>17851</text:p>
              </table:table-cell>
              <table:table-cell office:value-type="float" office:value="0.116688140720408">
                <text:p>0.116688140720408</text:p>
              </table:table-cell>
              <table:table-cell office:value-type="float" office:value="0.110470001680578">
                <text:p>0.110470001680578</text:p>
              </table:table-cell>
              <table:table-cell office:value-type="float" office:value="0.178477396224301">
                <text:p>0.1784773962243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01">
                <text:p>17901</text:p>
              </table:table-cell>
              <table:table-cell office:value-type="float" office:value="0.116529802804313">
                <text:p>0.116529802804313</text:p>
              </table:table-cell>
              <table:table-cell office:value-type="float" office:value="0.110496620300542">
                <text:p>0.110496620300542</text:p>
              </table:table-cell>
              <table:table-cell office:value-type="float" office:value="0.178146472264119">
                <text:p>0.1781464722641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51">
                <text:p>17951</text:p>
              </table:table-cell>
              <table:table-cell office:value-type="float" office:value="0.11637234694446">
                <text:p>0.11637234694446</text:p>
              </table:table-cell>
              <table:table-cell office:value-type="float" office:value="0.110578797838561">
                <text:p>0.110578797838561</text:p>
              </table:table-cell>
              <table:table-cell office:value-type="float" office:value="0.177761684585817">
                <text:p>0.1777616845858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01">
                <text:p>18001</text:p>
              </table:table-cell>
              <table:table-cell office:value-type="float" office:value="0.116215765790789">
                <text:p>0.116215765790789</text:p>
              </table:table-cell>
              <table:table-cell office:value-type="float" office:value="0.110493861452142">
                <text:p>0.110493861452142</text:p>
              </table:table-cell>
              <table:table-cell office:value-type="float" office:value="0.177379034498083">
                <text:p>0.1773790344980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51">
                <text:p>18051</text:p>
              </table:table-cell>
              <table:table-cell office:value-type="float" office:value="0.116004653481802">
                <text:p>0.116004653481802</text:p>
              </table:table-cell>
              <table:table-cell office:value-type="float" office:value="0.1102985984156">
                <text:p>0.1102985984156</text:p>
              </table:table-cell>
              <table:table-cell office:value-type="float" office:value="0.177053902830868">
                <text:p>0.1770539028308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01">
                <text:p>18101</text:p>
              </table:table-cell>
              <table:table-cell office:value-type="float" office:value="0.115794707474725">
                <text:p>0.115794707474725</text:p>
              </table:table-cell>
              <table:table-cell office:value-type="float" office:value="0.110104414120767">
                <text:p>0.110104414120767</text:p>
              </table:table-cell>
              <table:table-cell office:value-type="float" office:value="0.176785812938512">
                <text:p>0.1767858129385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51">
                <text:p>18151</text:p>
              </table:table-cell>
              <table:table-cell office:value-type="float" office:value="0.115641011514517">
                <text:p>0.115641011514517</text:p>
              </table:table-cell>
              <table:table-cell office:value-type="float" office:value="0.110076579802766">
                <text:p>0.110076579802766</text:p>
              </table:table-cell>
              <table:table-cell office:value-type="float" office:value="0.176353919894221">
                <text:p>0.1763539198942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01">
                <text:p>18201</text:p>
              </table:table-cell>
              <table:table-cell office:value-type="float" office:value="0.115433217955057">
                <text:p>0.115433217955057</text:p>
              </table:table-cell>
              <table:table-cell office:value-type="float" office:value="0.109939014339871">
                <text:p>0.109939014339871</text:p>
              </table:table-cell>
              <table:table-cell office:value-type="float" office:value="0.176034283830559">
                <text:p>0.17603428383055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51">
                <text:p>18251</text:p>
              </table:table-cell>
              <table:table-cell office:value-type="float" office:value="0.115281354446332">
                <text:p>0.115281354446332</text:p>
              </table:table-cell>
              <table:table-cell office:value-type="float" office:value="0.109802202619035">
                <text:p>0.109802202619035</text:p>
              </table:table-cell>
              <table:table-cell office:value-type="float" office:value="0.175716399101419">
                <text:p>0.1757163991014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01">
                <text:p>18301</text:p>
              </table:table-cell>
              <table:table-cell office:value-type="float" office:value="0.115075678924649">
                <text:p>0.115075678924649</text:p>
              </table:table-cell>
              <table:table-cell office:value-type="float" office:value="0.10972078028523">
                <text:p>0.10972078028523</text:p>
              </table:table-cell>
              <table:table-cell office:value-type="float" office:value="0.175454893175236">
                <text:p>0.1754548931752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51">
                <text:p>18351</text:p>
              </table:table-cell>
              <table:table-cell office:value-type="float" office:value="0.114871124189417">
                <text:p>0.114871124189417</text:p>
              </table:table-cell>
              <table:table-cell office:value-type="float" office:value="0.109639801645687">
                <text:p>0.109639801645687</text:p>
              </table:table-cell>
              <table:table-cell office:value-type="float" office:value="0.175085826385483">
                <text:p>0.1750858263854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01">
                <text:p>18401</text:p>
              </table:table-cell>
              <table:table-cell office:value-type="float" office:value="0.114722025976849">
                <text:p>0.114722025976849</text:p>
              </table:table-cell>
              <table:table-cell office:value-type="float" office:value="0.109559263083528">
                <text:p>0.109559263083528</text:p>
              </table:table-cell>
              <table:table-cell office:value-type="float" office:value="0.174718765284495">
                <text:p>0.1747187652844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51">
                <text:p>18451</text:p>
              </table:table-cell>
              <table:table-cell office:value-type="float" office:value="0.114573735840876">
                <text:p>0.114573735840876</text:p>
              </table:table-cell>
              <table:table-cell office:value-type="float" office:value="0.109479161021083">
                <text:p>0.109479161021083</text:p>
              </table:table-cell>
              <table:table-cell office:value-type="float" office:value="0.17440789117121">
                <text:p>0.1744078911712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01">
                <text:p>18501</text:p>
              </table:table-cell>
              <table:table-cell office:value-type="float" office:value="0.114372196097508">
                <text:p>0.114372196097508</text:p>
              </table:table-cell>
              <table:table-cell office:value-type="float" office:value="0.109399491919356">
                <text:p>0.109399491919356</text:p>
              </table:table-cell>
              <table:table-cell office:value-type="float" office:value="0.17409869736771">
                <text:p>0.174098697367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51">
                <text:p>18551</text:p>
              </table:table-cell>
              <table:table-cell office:value-type="float" office:value="0.114225648213034">
                <text:p>0.114225648213034</text:p>
              </table:table-cell>
              <table:table-cell office:value-type="float" office:value="0.109158535927982">
                <text:p>0.109158535927982</text:p>
              </table:table-cell>
              <table:table-cell office:value-type="float" office:value="0.173791170287316">
                <text:p>0.1737911702873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01">
                <text:p>18601</text:p>
              </table:table-cell>
              <table:table-cell office:value-type="float" office:value="0.113972367077039">
                <text:p>0.113972367077039</text:p>
              </table:table-cell>
              <table:table-cell office:value-type="float" office:value="0.109026396430299">
                <text:p>0.109026396430299</text:p>
              </table:table-cell>
              <table:table-cell office:value-type="float" office:value="0.173485296489436">
                <text:p>0.1734852964894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51">
                <text:p>18651</text:p>
              </table:table-cell>
              <table:table-cell office:value-type="float" office:value="0.113988526084392">
                <text:p>0.113988526084392</text:p>
              </table:table-cell>
              <table:table-cell office:value-type="float" office:value="0.108894965417404">
                <text:p>0.108894965417404</text:p>
              </table:table-cell>
              <table:table-cell office:value-type="float" office:value="0.173181062677604">
                <text:p>0.1731810626776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01">
                <text:p>18701</text:p>
              </table:table-cell>
              <table:table-cell office:value-type="float" office:value="0.113790706379338">
                <text:p>0.113790706379338</text:p>
              </table:table-cell>
              <table:table-cell office:value-type="float" office:value="0.108817710282873">
                <text:p>0.108817710282873</text:p>
              </table:table-cell>
              <table:table-cell office:value-type="float" office:value="0.17282498262125">
                <text:p>0.17282498262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51">
                <text:p>18751</text:p>
              </table:table-cell>
              <table:table-cell office:value-type="float" office:value="0.113647272145486">
                <text:p>0.113647272145486</text:p>
              </table:table-cell>
              <table:table-cell office:value-type="float" office:value="0.108740867153752">
                <text:p>0.108740867153752</text:p>
              </table:table-cell>
              <table:table-cell office:value-type="float" office:value="0.172524132046291">
                <text:p>0.1725241320462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01">
                <text:p>18801</text:p>
              </table:table-cell>
              <table:table-cell office:value-type="float" office:value="0.113504600819105">
                <text:p>0.113504600819105</text:p>
              </table:table-cell>
              <table:table-cell office:value-type="float" office:value="0.108770810063295">
                <text:p>0.108770810063295</text:p>
              </table:table-cell>
              <table:table-cell office:value-type="float" office:value="0.172278070315409">
                <text:p>0.1722780703154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51">
                <text:p>18851</text:p>
              </table:table-cell>
              <table:table-cell office:value-type="float" office:value="0.113521829080685">
                <text:p>0.113521829080685</text:p>
              </table:table-cell>
              <table:table-cell office:value-type="float" office:value="0.108694498965572">
                <text:p>0.108694498965572</text:p>
              </table:table-cell>
              <table:table-cell office:value-type="float" office:value="0.172086361466235">
                <text:p>0.1720863614662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01">
                <text:p>18901</text:p>
              </table:table-cell>
              <table:table-cell office:value-type="float" office:value="0.113433151685096">
                <text:p>0.113433151685096</text:p>
              </table:table-cell>
              <table:table-cell office:value-type="float" office:value="0.10861859160891">
                <text:p>0.10861859160891</text:p>
              </table:table-cell>
              <table:table-cell office:value-type="float" office:value="0.171842759642347">
                <text:p>0.1718427596423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51">
                <text:p>18951</text:p>
              </table:table-cell>
              <table:table-cell office:value-type="float" office:value="0.113239406891457">
                <text:p>0.113239406891457</text:p>
              </table:table-cell>
              <table:table-cell office:value-type="float" office:value="0.108543084797636">
                <text:p>0.108543084797636</text:p>
              </table:table-cell>
              <table:table-cell office:value-type="float" office:value="0.171547675584402">
                <text:p>0.1715476755844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01">
                <text:p>19001</text:p>
              </table:table-cell>
              <table:table-cell office:value-type="float" office:value="0.113046681753592">
                <text:p>0.113046681753592</text:p>
              </table:table-cell>
              <table:table-cell office:value-type="float" office:value="0.108467975369717">
                <text:p>0.108467975369717</text:p>
              </table:table-cell>
              <table:table-cell office:value-type="float" office:value="0.171201515709699">
                <text:p>0.17120151570969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51">
                <text:p>19051</text:p>
              </table:table-cell>
              <table:table-cell office:value-type="float" office:value="0.112907458926041">
                <text:p>0.112907458926041</text:p>
              </table:table-cell>
              <table:table-cell office:value-type="float" office:value="0.108340769513411">
                <text:p>0.108340769513411</text:p>
              </table:table-cell>
              <table:table-cell office:value-type="float" office:value="0.170857172851819">
                <text:p>0.1708571728518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01">
                <text:p>19101</text:p>
              </table:table-cell>
              <table:table-cell office:value-type="float" office:value="0.112768964975656">
                <text:p>0.112768964975656</text:p>
              </table:table-cell>
              <table:table-cell office:value-type="float" office:value="0.108371289461285">
                <text:p>0.108371289461285</text:p>
              </table:table-cell>
              <table:table-cell office:value-type="float" office:value="0.170619339301607">
                <text:p>0.1706193393016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51">
                <text:p>19151</text:p>
              </table:table-cell>
              <table:table-cell office:value-type="float" office:value="0.112631194193515">
                <text:p>0.112631194193515</text:p>
              </table:table-cell>
              <table:table-cell office:value-type="float" office:value="0.108245000261083">
                <text:p>0.108245000261083</text:p>
              </table:table-cell>
              <table:table-cell office:value-type="float" office:value="0.170278314448332">
                <text:p>0.1702783144483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01">
                <text:p>19201</text:p>
              </table:table-cell>
              <table:table-cell office:value-type="float" office:value="0.11249414093016">
                <text:p>0.11249414093016</text:p>
              </table:table-cell>
              <table:table-cell office:value-type="float" office:value="0.108119368782876">
                <text:p>0.108119368782876</text:p>
              </table:table-cell>
              <table:table-cell office:value-type="float" office:value="0.170043226915265">
                <text:p>0.1700432269152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51">
                <text:p>19251</text:p>
              </table:table-cell>
              <table:table-cell office:value-type="float" office:value="0.112357799594826">
                <text:p>0.112357799594826</text:p>
              </table:table-cell>
              <table:table-cell office:value-type="float" office:value="0.108046335255311">
                <text:p>0.108046335255311</text:p>
              </table:table-cell>
              <table:table-cell office:value-type="float" office:value="0.16975741519921">
                <text:p>0.169757415199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01">
                <text:p>19301</text:p>
              </table:table-cell>
              <table:table-cell office:value-type="float" office:value="0.112222164654681">
                <text:p>0.112222164654681</text:p>
              </table:table-cell>
              <table:table-cell office:value-type="float" office:value="0.107973680120201">
                <text:p>0.107973680120201</text:p>
              </table:table-cell>
              <table:table-cell office:value-type="float" office:value="0.169524895083156">
                <text:p>0.1695248950831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51">
                <text:p>19351</text:p>
              </table:table-cell>
              <table:table-cell office:value-type="float" office:value="0.112035553718154">
                <text:p>0.112035553718154</text:p>
              </table:table-cell>
              <table:table-cell office:value-type="float" office:value="0.107901400444421">
                <text:p>0.107901400444421</text:p>
              </table:table-cell>
              <table:table-cell office:value-type="float" office:value="0.169190222727508">
                <text:p>0.1691902227275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01">
                <text:p>19401</text:p>
              </table:table-cell>
              <table:table-cell office:value-type="float" office:value="0.11190144837895">
                <text:p>0.11190144837895</text:p>
              </table:table-cell>
              <table:table-cell office:value-type="float" office:value="0.107829493325086">
                <text:p>0.107829493325086</text:p>
              </table:table-cell>
              <table:table-cell office:value-type="float" office:value="0.168908819133034">
                <text:p>0.1689088191330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51">
                <text:p>19451</text:p>
              </table:table-cell>
              <table:table-cell office:value-type="float" office:value="0.111768032491903">
                <text:p>0.111768032491903</text:p>
              </table:table-cell>
              <table:table-cell office:value-type="float" office:value="0.107757955889157">
                <text:p>0.107757955889157</text:p>
              </table:table-cell>
              <table:table-cell office:value-type="float" office:value="0.168628862269292">
                <text:p>0.1686288622692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01">
                <text:p>19501</text:p>
              </table:table-cell>
              <table:table-cell office:value-type="float" office:value="0.111635300753808">
                <text:p>0.111635300753808</text:p>
              </table:table-cell>
              <table:table-cell office:value-type="float" office:value="0.107686785293062">
                <text:p>0.107686785293062</text:p>
              </table:table-cell>
              <table:table-cell office:value-type="float" office:value="0.168299061586585">
                <text:p>0.1682990615865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51">
                <text:p>19551</text:p>
              </table:table-cell>
              <table:table-cell office:value-type="float" office:value="0.111503247915708">
                <text:p>0.111503247915708</text:p>
              </table:table-cell>
              <table:table-cell office:value-type="float" office:value="0.107615978722316">
                <text:p>0.107615978722316</text:p>
              </table:table-cell>
              <table:table-cell office:value-type="float" office:value="0.167970947777607">
                <text:p>0.1679709477776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01">
                <text:p>19601</text:p>
              </table:table-cell>
              <table:table-cell office:value-type="float" office:value="0.111371868782205">
                <text:p>0.111371868782205</text:p>
              </table:table-cell>
              <table:table-cell office:value-type="float" office:value="0.107545533391154">
                <text:p>0.107545533391154</text:p>
              </table:table-cell>
              <table:table-cell office:value-type="float" office:value="0.167695525738483">
                <text:p>0.1676955257384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51">
                <text:p>19651</text:p>
              </table:table-cell>
              <table:table-cell office:value-type="float" office:value="0.111139382219734">
                <text:p>0.111139382219734</text:p>
              </table:table-cell>
              <table:table-cell office:value-type="float" office:value="0.107475446542161">
                <text:p>0.107475446542161</text:p>
              </table:table-cell>
              <table:table-cell office:value-type="float" office:value="0.167319729275864">
                <text:p>0.16731972927586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01">
                <text:p>19701</text:p>
              </table:table-cell>
              <table:table-cell office:value-type="float" office:value="0.111009593421654">
                <text:p>0.111009593421654</text:p>
              </table:table-cell>
              <table:table-cell office:value-type="float" office:value="0.107456474290645">
                <text:p>0.107456474290645</text:p>
              </table:table-cell>
              <table:table-cell office:value-type="float" office:value="0.167199634536318">
                <text:p>0.1671996345363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51">
                <text:p>19751</text:p>
              </table:table-cell>
              <table:table-cell office:value-type="float" office:value="0.110829831400942">
                <text:p>0.110829831400942</text:p>
              </table:table-cell>
              <table:table-cell office:value-type="float" office:value="0.107336337400638">
                <text:p>0.107336337400638</text:p>
              </table:table-cell>
              <table:table-cell office:value-type="float" office:value="0.166928256797124">
                <text:p>0.1669282567971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01">
                <text:p>19801</text:p>
              </table:table-cell>
              <table:table-cell office:value-type="float" office:value="0.110701479723246">
                <text:p>0.110701479723246</text:p>
              </table:table-cell>
              <table:table-cell office:value-type="float" office:value="0.107216807231958">
                <text:p>0.107216807231958</text:p>
              </table:table-cell>
              <table:table-cell office:value-type="float" office:value="0.166708752083228">
                <text:p>0.1667087520832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51">
                <text:p>19851</text:p>
              </table:table-cell>
              <table:table-cell office:value-type="float" office:value="0.110573774620926">
                <text:p>0.110573774620926</text:p>
              </table:table-cell>
              <table:table-cell office:value-type="float" office:value="0.10719862979195">
                <text:p>0.10719862979195</text:p>
              </table:table-cell>
              <table:table-cell office:value-type="float" office:value="0.16654072842678">
                <text:p>0.166540728426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1">
                <text:p>19901</text:p>
              </table:table-cell>
              <table:table-cell office:value-type="float" office:value="0.110396462489322">
                <text:p>0.110396462489322</text:p>
              </table:table-cell>
              <table:table-cell office:value-type="float" office:value="0.107130294960052">
                <text:p>0.107130294960052</text:p>
              </table:table-cell>
              <table:table-cell office:value-type="float" office:value="0.166273051605447">
                <text:p>0.1662730516054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51">
                <text:p>19951</text:p>
              </table:table-cell>
              <table:table-cell office:value-type="float" office:value="0.110220039095785">
                <text:p>0.110220039095785</text:p>
              </table:table-cell>
              <table:table-cell office:value-type="float" office:value="0.107062302641472">
                <text:p>0.107062302641472</text:p>
              </table:table-cell>
              <table:table-cell office:value-type="float" office:value="0.166006716455316">
                <text:p>0.166006716455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000">
                <text:p>60000</text:p>
              </table:table-cell>
              <table:table-cell office:value-type="float" office:value="0.0573833333333333">
                <text:p>0.0573833333333333</text:p>
              </table:table-cell>
              <table:table-cell office:value-type="float" office:value="0.0263">
                <text:p>0.026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0000">
                <text:p>70000</text:p>
              </table:table-cell>
              <table:table-cell office:value-type="float" office:value="0.0574285714285714">
                <text:p>0.0574285714285714</text:p>
              </table:table-cell>
              <table:table-cell office:value-type="float" office:value="0.0237857142857143">
                <text:p>0.0237857142857143</text:p>
              </table:table-cell>
              <table:table-cell office:value-type="float" office:value="0.0472857142857143">
                <text:p>0.047285714285714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000">
                <text:p>80000</text:p>
              </table:table-cell>
              <table:table-cell office:value-type="float" office:value="0.0610625">
                <text:p>0.0610625</text:p>
              </table:table-cell>
              <table:table-cell office:value-type="float" office:value="0.0291625">
                <text:p>0.0291625</text:p>
              </table:table-cell>
              <table:table-cell office:value-type="float" office:value="0.053275">
                <text:p>0.0532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0000">
                <text:p>90000</text:p>
              </table:table-cell>
              <table:table-cell office:value-type="float" office:value="0.0568444444444445">
                <text:p>0.0568444444444445</text:p>
              </table:table-cell>
              <table:table-cell office:value-type="float" office:value="0.0407111111111111">
                <text:p>0.0407111111111111</text:p>
              </table:table-cell>
              <table:table-cell office:value-type="float" office:value="0.0746666666666667">
                <text:p>0.0746666666666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000">
                <text:p>100000</text:p>
              </table:table-cell>
              <table:table-cell office:value-type="float" office:value="0.07837">
                <text:p>0.07837</text:p>
              </table:table-cell>
              <table:table-cell office:value-type="float" office:value="0.03931">
                <text:p>0.03931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0000">
                <text:p>110000</text:p>
              </table:table-cell>
              <table:table-cell office:value-type="float" office:value="0.1176">
                <text:p>0.1176</text:p>
              </table:table-cell>
              <table:table-cell office:value-type="float" office:value="0.0497090909090909">
                <text:p>0.0497090909090909</text:p>
              </table:table-cell>
              <table:table-cell office:value-type="float" office:value="0.0940636363636364">
                <text:p>0.09406363636363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000">
                <text:p>120000</text:p>
              </table:table-cell>
              <table:table-cell office:value-type="float" office:value="0.143483333333333">
                <text:p>0.143483333333333</text:p>
              </table:table-cell>
              <table:table-cell office:value-type="float" office:value="0.076925">
                <text:p>0.076925</text:p>
              </table:table-cell>
              <table:table-cell office:value-type="float" office:value="0.0983666666666667">
                <text:p>0.09836666666666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000">
                <text:p>130000</text:p>
              </table:table-cell>
              <table:table-cell office:value-type="float" office:value="0.160184615384615">
                <text:p>0.160184615384615</text:p>
              </table:table-cell>
              <table:table-cell office:value-type="float" office:value="0.0820153846153846">
                <text:p>0.0820153846153846</text:p>
              </table:table-cell>
              <table:table-cell office:value-type="float" office:value="0.0951461538461539">
                <text:p>0.09514615384615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000">
                <text:p>140000</text:p>
              </table:table-cell>
              <table:table-cell office:value-type="float" office:value="0.198707142857143">
                <text:p>0.198707142857143</text:p>
              </table:table-cell>
              <table:table-cell office:value-type="float" office:value="0.0801214285714286">
                <text:p>0.0801214285714286</text:p>
              </table:table-cell>
              <table:table-cell office:value-type="float" office:value="0.0935928571428572">
                <text:p>0.09359285714285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000">
                <text:p>150000</text:p>
              </table:table-cell>
              <table:table-cell office:value-type="float" office:value="0.263066666666667">
                <text:p>0.263066666666667</text:p>
              </table:table-cell>
              <table:table-cell office:value-type="float" office:value="0.08042">
                <text:p>0.08042</text:p>
              </table:table-cell>
              <table:table-cell office:value-type="float" office:value="0.106486666666667">
                <text:p>0.10648666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0000">
                <text:p>160000</text:p>
              </table:table-cell>
              <table:table-cell office:value-type="float" office:value="0.33543125">
                <text:p>0.33543125</text:p>
              </table:table-cell>
              <table:table-cell office:value-type="float" office:value="0.08228125">
                <text:p>0.08228125</text:p>
              </table:table-cell>
              <table:table-cell office:value-type="float" office:value="0.11211875">
                <text:p>0.112118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000">
                <text:p>170000</text:p>
              </table:table-cell>
              <table:table-cell office:value-type="float" office:value="0.402341176470588">
                <text:p>0.402341176470588</text:p>
              </table:table-cell>
              <table:table-cell office:value-type="float" office:value="0.0860823529411765">
                <text:p>0.0860823529411765</text:p>
              </table:table-cell>
              <table:table-cell office:value-type="float" office:value="0.1395">
                <text:p>0.13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0000">
                <text:p>180000</text:p>
              </table:table-cell>
              <table:table-cell office:value-type="float" office:value="0.483927777777778">
                <text:p>0.483927777777778</text:p>
              </table:table-cell>
              <table:table-cell office:value-type="float" office:value="0.105666666666667">
                <text:p>0.105666666666667</text:p>
              </table:table-cell>
              <table:table-cell office:value-type="float" office:value="0.162266666666667">
                <text:p>0.1622666666666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0000">
                <text:p>190000</text:p>
              </table:table-cell>
              <table:table-cell office:value-type="float" office:value="0.602563157894737">
                <text:p>0.602563157894737</text:p>
              </table:table-cell>
              <table:table-cell office:value-type="float" office:value="0.118684210526316">
                <text:p>0.118684210526316</text:p>
              </table:table-cell>
              <table:table-cell office:value-type="float" office:value="0.178710526315789">
                <text:p>0.1787105263157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00">
                <text:p>200000</text:p>
              </table:table-cell>
              <table:table-cell office:value-type="float" office:value="0.72912">
                <text:p>0.72912</text:p>
              </table:table-cell>
              <table:table-cell office:value-type="float" office:value="0.12518">
                <text:p>0.12518</text:p>
              </table:table-cell>
              <table:table-cell office:value-type="float" office:value="0.200125">
                <text:p>0.200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0000">
                <text:p>210000</text:p>
              </table:table-cell>
              <table:table-cell office:value-type="float" office:value="0.858547619047619">
                <text:p>0.858547619047619</text:p>
              </table:table-cell>
              <table:table-cell office:value-type="float" office:value="0.133495238095238">
                <text:p>0.133495238095238</text:p>
              </table:table-cell>
              <table:table-cell office:value-type="float" office:value="0.227928571428571">
                <text:p>0.2279285714285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20000">
                <text:p>220000</text:p>
              </table:table-cell>
              <table:table-cell office:value-type="float" office:value="0.998177272727273">
                <text:p>0.998177272727273</text:p>
              </table:table-cell>
              <table:table-cell office:value-type="float" office:value="0.143368181818182">
                <text:p>0.143368181818182</text:p>
              </table:table-cell>
              <table:table-cell office:value-type="float" office:value="0.264845454545455">
                <text:p>0.26484545454545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0000">
                <text:p>230000</text:p>
              </table:table-cell>
              <table:table-cell office:value-type="float" office:value="1.15015217391304">
                <text:p>1.15015217391304</text:p>
              </table:table-cell>
              <table:table-cell office:value-type="float" office:value="0.153852173913043">
                <text:p>0.153852173913043</text:p>
              </table:table-cell>
              <table:table-cell office:value-type="float" office:value="0.34264347826087">
                <text:p>0.3426434782608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0000">
                <text:p>240000</text:p>
              </table:table-cell>
              <table:table-cell office:value-type="float" office:value="1.319475">
                <text:p>1.319475</text:p>
              </table:table-cell>
              <table:table-cell office:value-type="float" office:value="0.178783333333333">
                <text:p>0.178783333333333</text:p>
              </table:table-cell>
              <table:table-cell office:value-type="float" office:value="0.408404166666667">
                <text:p>0.4084041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50000">
                <text:p>250000</text:p>
              </table:table-cell>
              <table:table-cell office:value-type="float" office:value="1.4979">
                <text:p>1.4979</text:p>
              </table:table-cell>
              <table:table-cell office:value-type="float" office:value="0.205464">
                <text:p>0.205464</text:p>
              </table:table-cell>
              <table:table-cell office:value-type="float" office:value="0.479304">
                <text:p>0.47930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60000">
                <text:p>260000</text:p>
              </table:table-cell>
              <table:table-cell office:value-type="float" office:value="1.69634230769231">
                <text:p>1.69634230769231</text:p>
              </table:table-cell>
              <table:table-cell office:value-type="float" office:value="0.227746153846154">
                <text:p>0.227746153846154</text:p>
              </table:table-cell>
              <table:table-cell office:value-type="float" office:value="0.554123076923077">
                <text:p>0.5541230769230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0000">
                <text:p>270000</text:p>
              </table:table-cell>
              <table:table-cell office:value-type="float" office:value="1.86088518518519">
                <text:p>1.86088518518519</text:p>
              </table:table-cell>
              <table:table-cell office:value-type="float" office:value="0.25837037037037">
                <text:p>0.25837037037037</text:p>
              </table:table-cell>
              <table:table-cell office:value-type="float" office:value="0.629918518518519">
                <text:p>0.6299185185185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0000">
                <text:p>280000</text:p>
              </table:table-cell>
              <table:table-cell office:value-type="float" office:value="2.09513571428571">
                <text:p>2.09513571428571</text:p>
              </table:table-cell>
              <table:table-cell office:value-type="float" office:value="0.284325">
                <text:p>0.284325</text:p>
              </table:table-cell>
              <table:table-cell office:value-type="float" office:value="0.72245">
                <text:p>0.722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0000">
                <text:p>290000</text:p>
              </table:table-cell>
              <table:table-cell office:value-type="float" office:value="2.3379275862069">
                <text:p>2.3379275862069</text:p>
              </table:table-cell>
              <table:table-cell office:value-type="float" office:value="0.314534482758621">
                <text:p>0.314534482758621</text:p>
              </table:table-cell>
              <table:table-cell office:value-type="float" office:value="0.834768965517241">
                <text:p>0.8347689655172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00000">
                <text:p>300000</text:p>
              </table:table-cell>
              <table:table-cell office:value-type="float" office:value="2.58657333333333">
                <text:p>2.58657333333333</text:p>
              </table:table-cell>
              <table:table-cell office:value-type="float" office:value="0.35073">
                <text:p>0.35073</text:p>
              </table:table-cell>
              <table:table-cell office:value-type="float" office:value="0.95593">
                <text:p>0.955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10000">
                <text:p>310000</text:p>
              </table:table-cell>
              <table:table-cell office:value-type="float" office:value="2.83731290322581">
                <text:p>2.83731290322581</text:p>
              </table:table-cell>
              <table:table-cell office:value-type="float" office:value="0.393248387096774">
                <text:p>0.393248387096774</text:p>
              </table:table-cell>
              <table:table-cell office:value-type="float" office:value="1.09192580645161">
                <text:p>1.091925806451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0000">
                <text:p>320000</text:p>
              </table:table-cell>
              <table:table-cell office:value-type="float" office:value="3.101165625">
                <text:p>3.101165625</text:p>
              </table:table-cell>
              <table:table-cell office:value-type="float" office:value="0.44530625">
                <text:p>0.44530625</text:p>
              </table:table-cell>
              <table:table-cell office:value-type="float" office:value="1.2379875">
                <text:p>1.2379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0000">
                <text:p>330000</text:p>
              </table:table-cell>
              <table:table-cell office:value-type="float" office:value="3.36784848484848">
                <text:p>3.36784848484848</text:p>
              </table:table-cell>
              <table:table-cell office:value-type="float" office:value="0.502366666666667">
                <text:p>0.502366666666667</text:p>
              </table:table-cell>
              <table:table-cell office:value-type="float" office:value="1.40499696969697">
                <text:p>1.40499696969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0000">
                <text:p>340000</text:p>
              </table:table-cell>
              <table:table-cell office:value-type="float" office:value="3.72112647058824">
                <text:p>3.72112647058824</text:p>
              </table:table-cell>
              <table:table-cell office:value-type="float" office:value="0.609552941176471">
                <text:p>0.609552941176471</text:p>
              </table:table-cell>
              <table:table-cell office:value-type="float" office:value="1.78593235294118">
                <text:p>1.785932352941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50000">
                <text:p>350000</text:p>
              </table:table-cell>
              <table:table-cell office:value-type="float" office:value="4.01587142857143">
                <text:p>4.01587142857143</text:p>
              </table:table-cell>
              <table:table-cell office:value-type="float" office:value="0.69588">
                <text:p>0.69588</text:p>
              </table:table-cell>
              <table:table-cell office:value-type="float" office:value="1.9879">
                <text:p>1.98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0000">
                <text:p>360000</text:p>
              </table:table-cell>
              <table:table-cell office:value-type="float" office:value="4.30964444444444">
                <text:p>4.30964444444444</text:p>
              </table:table-cell>
              <table:table-cell office:value-type="float" office:value="0.773775">
                <text:p>0.773775</text:p>
              </table:table-cell>
              <table:table-cell office:value-type="float" office:value="2.19852777777778">
                <text:p>2.1985277777777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0000">
                <text:p>370000</text:p>
              </table:table-cell>
              <table:table-cell office:value-type="float" office:value="4.6148">
                <text:p>4.6148</text:p>
              </table:table-cell>
              <table:table-cell office:value-type="float" office:value="0.859132432432432">
                <text:p>0.859132432432432</text:p>
              </table:table-cell>
              <table:table-cell office:value-type="float" office:value="2.42611351351351">
                <text:p>2.426113513513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80000">
                <text:p>380000</text:p>
              </table:table-cell>
              <table:table-cell office:value-type="float" office:value="4.92341578947368">
                <text:p>4.92341578947368</text:p>
              </table:table-cell>
              <table:table-cell office:value-type="float" office:value="0.950642105263158">
                <text:p>0.950642105263158</text:p>
              </table:table-cell>
              <table:table-cell office:value-type="float" office:value="2.66986842105263">
                <text:p>2.669868421052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90000">
                <text:p>390000</text:p>
              </table:table-cell>
              <table:table-cell office:value-type="float" office:value="5.24430256410256">
                <text:p>5.24430256410256</text:p>
              </table:table-cell>
              <table:table-cell office:value-type="float" office:value="1.04758717948718">
                <text:p>1.04758717948718</text:p>
              </table:table-cell>
              <table:table-cell office:value-type="float" office:value="2.93163333333333">
                <text:p>2.931633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0000">
                <text:p>400000</text:p>
              </table:table-cell>
              <table:table-cell office:value-type="float" office:value="5.5781175">
                <text:p>5.5781175</text:p>
              </table:table-cell>
              <table:table-cell office:value-type="float" office:value="1.1522175">
                <text:p>1.1522175</text:p>
              </table:table-cell>
              <table:table-cell office:value-type="float" office:value="3.2055475">
                <text:p>3.20554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0000">
                <text:p>410000</text:p>
              </table:table-cell>
              <table:table-cell office:value-type="float" office:value="5.9160243902439">
                <text:p>5.9160243902439</text:p>
              </table:table-cell>
              <table:table-cell office:value-type="float" office:value="1.25940243902439">
                <text:p>1.25940243902439</text:p>
              </table:table-cell>
              <table:table-cell office:value-type="float" office:value="3.49931707317073">
                <text:p>3.4993170731707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20000">
                <text:p>420000</text:p>
              </table:table-cell>
              <table:table-cell office:value-type="float" office:value="6.25829523809524">
                <text:p>6.25829523809524</text:p>
              </table:table-cell>
              <table:table-cell office:value-type="float" office:value="1.37471904761905">
                <text:p>1.37471904761905</text:p>
              </table:table-cell>
              <table:table-cell office:value-type="float" office:value="3.79417380952381">
                <text:p>3.794173809523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0000">
                <text:p>430000</text:p>
              </table:table-cell>
              <table:table-cell office:value-type="float" office:value="6.60937209302326">
                <text:p>6.60937209302326</text:p>
              </table:table-cell>
              <table:table-cell office:value-type="float" office:value="1.50024186046512">
                <text:p>1.50024186046512</text:p>
              </table:table-cell>
              <table:table-cell office:value-type="float" office:value="4.10731627906977">
                <text:p>4.107316279069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0000">
                <text:p>440000</text:p>
              </table:table-cell>
              <table:table-cell office:value-type="float" office:value="6.96830681818182">
                <text:p>6.96830681818182</text:p>
              </table:table-cell>
              <table:table-cell office:value-type="float" office:value="1.64275454545455">
                <text:p>1.64275454545455</text:p>
              </table:table-cell>
              <table:table-cell office:value-type="float" office:value="4.42222272727273">
                <text:p>4.422222727272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50000">
                <text:p>450000</text:p>
              </table:table-cell>
              <table:table-cell office:value-type="float" office:value="7.59391333333333">
                <text:p>7.59391333333333</text:p>
              </table:table-cell>
              <table:table-cell office:value-type="float" office:value="1.93049777777778">
                <text:p>1.93049777777778</text:p>
              </table:table-cell>
              <table:table-cell office:value-type="float" office:value="4.84827333333333">
                <text:p>4.84827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0000">
                <text:p>460000</text:p>
              </table:table-cell>
              <table:table-cell office:value-type="float" office:value="8.03996956521739">
                <text:p>8.03996956521739</text:p>
              </table:table-cell>
              <table:table-cell office:value-type="float" office:value="2.13917173913043">
                <text:p>2.13917173913043</text:p>
              </table:table-cell>
              <table:table-cell office:value-type="float" office:value="5.42534782608696">
                <text:p>5.425347826086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70000">
                <text:p>470000</text:p>
              </table:table-cell>
              <table:table-cell office:value-type="float" office:value="8.42382553191489">
                <text:p>8.42382553191489</text:p>
              </table:table-cell>
              <table:table-cell office:value-type="float" office:value="2.34077659574468">
                <text:p>2.34077659574468</text:p>
              </table:table-cell>
              <table:table-cell office:value-type="float" office:value="5.83958936170213">
                <text:p>5.839589361702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80000">
                <text:p>480000</text:p>
              </table:table-cell>
              <table:table-cell office:value-type="float" office:value="8.8048125">
                <text:p>8.8048125</text:p>
              </table:table-cell>
              <table:table-cell office:value-type="float" office:value="2.52072916666667">
                <text:p>2.52072916666667</text:p>
              </table:table-cell>
              <table:table-cell office:value-type="float" office:value="6.19734166666667">
                <text:p>6.197341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90000">
                <text:p>490000</text:p>
              </table:table-cell>
              <table:table-cell office:value-type="float" office:value="9.18595102040816">
                <text:p>9.18595102040816</text:p>
              </table:table-cell>
              <table:table-cell office:value-type="float" office:value="2.70262448979592">
                <text:p>2.70262448979592</text:p>
              </table:table-cell>
              <table:table-cell office:value-type="float" office:value="6.56360204081633">
                <text:p>6.563602040816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00000">
                <text:p>500000</text:p>
              </table:table-cell>
              <table:table-cell office:value-type="float" office:value="9.572232">
                <text:p>9.572232</text:p>
              </table:table-cell>
              <table:table-cell office:value-type="float" office:value="2.868916">
                <text:p>2.868916</text:p>
              </table:table-cell>
              <table:table-cell office:value-type="float" office:value="6.925306">
                <text:p>6.9253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10000">
                <text:p>510000</text:p>
              </table:table-cell>
              <table:table-cell office:value-type="float" office:value="9.96053529411765">
                <text:p>9.96053529411765</text:p>
              </table:table-cell>
              <table:table-cell office:value-type="float" office:value="3.04805098039216">
                <text:p>3.04805098039216</text:p>
              </table:table-cell>
              <table:table-cell office:value-type="float" office:value="7.30521568627451">
                <text:p>7.3052156862745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0000">
                <text:p>520000</text:p>
              </table:table-cell>
              <table:table-cell office:value-type="float" office:value="10.3512903846154">
                <text:p>10.3512903846154</text:p>
              </table:table-cell>
              <table:table-cell office:value-type="float" office:value="3.21605384615385">
                <text:p>3.21605384615385</text:p>
              </table:table-cell>
              <table:table-cell office:value-type="float" office:value="7.68188269230769">
                <text:p>7.681882692307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000">
                <text:p>530000</text:p>
              </table:table-cell>
              <table:table-cell office:value-type="float" office:value="10.7279471698113">
                <text:p>10.7279471698113</text:p>
              </table:table-cell>
              <table:table-cell office:value-type="float" office:value="3.46482452830189">
                <text:p>3.46482452830189</text:p>
              </table:table-cell>
              <table:table-cell office:value-type="float" office:value="8.04004716981132">
                <text:p>8.040047169811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40000">
                <text:p>540000</text:p>
              </table:table-cell>
              <table:table-cell office:value-type="float" office:value="11.1854962962963">
                <text:p>11.1854962962963</text:p>
              </table:table-cell>
              <table:table-cell office:value-type="float" office:value="3.7583462962963">
                <text:p>3.7583462962963</text:p>
              </table:table-cell>
              <table:table-cell office:value-type="float" office:value="8.61322962962963">
                <text:p>8.613229629629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0000">
                <text:p>550000</text:p>
              </table:table-cell>
              <table:table-cell office:value-type="float" office:value="11.6695636363636">
                <text:p>11.6695636363636</text:p>
              </table:table-cell>
              <table:table-cell office:value-type="float" office:value="4.02482909090909">
                <text:p>4.02482909090909</text:p>
              </table:table-cell>
              <table:table-cell office:value-type="float" office:value="9.11930363636364">
                <text:p>9.119303636363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60000">
                <text:p>560000</text:p>
              </table:table-cell>
              <table:table-cell office:value-type="float" office:value="12.1569803571429">
                <text:p>12.1569803571429</text:p>
              </table:table-cell>
              <table:table-cell office:value-type="float" office:value="4.324">
                <text:p>4.324</text:p>
              </table:table-cell>
              <table:table-cell office:value-type="float" office:value="9.61614642857143">
                <text:p>9.616146428571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70000">
                <text:p>570000</text:p>
              </table:table-cell>
              <table:table-cell office:value-type="float" office:value="12.5736561403509">
                <text:p>12.5736561403509</text:p>
              </table:table-cell>
              <table:table-cell office:value-type="float" office:value="4.54920877192982">
                <text:p>4.54920877192982</text:p>
              </table:table-cell>
              <table:table-cell office:value-type="float" office:value="10.0350070175439">
                <text:p>10.03500701754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80000">
                <text:p>580000</text:p>
              </table:table-cell>
              <table:table-cell office:value-type="float" office:value="12.9964586206897">
                <text:p>12.9964586206897</text:p>
              </table:table-cell>
              <table:table-cell office:value-type="float" office:value="4.79364482758621">
                <text:p>4.79364482758621</text:p>
              </table:table-cell>
              <table:table-cell office:value-type="float" office:value="10.4619413793103">
                <text:p>10.46194137931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90000">
                <text:p>590000</text:p>
              </table:table-cell>
              <table:table-cell office:value-type="float" office:value="13.4210593220339">
                <text:p>13.4210593220339</text:p>
              </table:table-cell>
              <table:table-cell office:value-type="float" office:value="5.04355423728814">
                <text:p>5.04355423728814</text:p>
              </table:table-cell>
              <table:table-cell office:value-type="float" office:value="10.8907084745763">
                <text:p>10.89070847457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0000">
                <text:p>600000</text:p>
              </table:table-cell>
              <table:table-cell office:value-type="float" office:value="13.8353116666667">
                <text:p>13.8353116666667</text:p>
              </table:table-cell>
              <table:table-cell office:value-type="float" office:value="5.27367666666667">
                <text:p>5.27367666666667</text:p>
              </table:table-cell>
              <table:table-cell office:value-type="float" office:value="11.301585">
                <text:p>11.3015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0000">
                <text:p>610000</text:p>
              </table:table-cell>
              <table:table-cell office:value-type="float" office:value="14.2662557377049">
                <text:p>14.2662557377049</text:p>
              </table:table-cell>
              <table:table-cell office:value-type="float" office:value="5.62351967213115">
                <text:p>5.62351967213115</text:p>
              </table:table-cell>
              <table:table-cell office:value-type="float" office:value="11.934231147541">
                <text:p>11.9342311475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20000">
                <text:p>620000</text:p>
              </table:table-cell>
              <table:table-cell office:value-type="float" office:value="14.7271">
                <text:p>14.7271</text:p>
              </table:table-cell>
              <table:table-cell office:value-type="float" office:value="5.99287580645161">
                <text:p>5.99287580645161</text:p>
              </table:table-cell>
              <table:table-cell office:value-type="float" office:value="12.4324903225806">
                <text:p>12.43249032258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0000">
                <text:p>630000</text:p>
              </table:table-cell>
              <table:table-cell office:value-type="float" office:value="15.1625841269841">
                <text:p>15.1625841269841</text:p>
              </table:table-cell>
              <table:table-cell office:value-type="float" office:value="6.25469682539683">
                <text:p>6.25469682539683</text:p>
              </table:table-cell>
              <table:table-cell office:value-type="float" office:value="12.8656793650794">
                <text:p>12.86567936507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40000">
                <text:p>640000</text:p>
              </table:table-cell>
              <table:table-cell office:value-type="float" office:value="15.5957953125">
                <text:p>15.5957953125</text:p>
              </table:table-cell>
              <table:table-cell office:value-type="float" office:value="6.519990625">
                <text:p>6.519990625</text:p>
              </table:table-cell>
              <table:table-cell office:value-type="float" office:value="13.2979734375">
                <text:p>13.297973437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50000">
                <text:p>650000</text:p>
              </table:table-cell>
              <table:table-cell office:value-type="float" office:value="16.0351246153846">
                <text:p>16.0351246153846</text:p>
              </table:table-cell>
              <table:table-cell office:value-type="float" office:value="6.79019230769231">
                <text:p>6.79019230769231</text:p>
              </table:table-cell>
              <table:table-cell office:value-type="float" office:value="13.7351246153846">
                <text:p>13.7351246153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60000">
                <text:p>660000</text:p>
              </table:table-cell>
              <table:table-cell office:value-type="float" office:value="16.4748757575758">
                <text:p>16.4748757575758</text:p>
              </table:table-cell>
              <table:table-cell office:value-type="float" office:value="7.05873333333333">
                <text:p>7.05873333333333</text:p>
              </table:table-cell>
              <table:table-cell office:value-type="float" office:value="14.1781560606061">
                <text:p>14.17815606060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0000">
                <text:p>670000</text:p>
              </table:table-cell>
              <table:table-cell office:value-type="float" office:value="16.9198686567164">
                <text:p>16.9198686567164</text:p>
              </table:table-cell>
              <table:table-cell office:value-type="float" office:value="7.34235373134328">
                <text:p>7.34235373134328</text:p>
              </table:table-cell>
              <table:table-cell office:value-type="float" office:value="14.6309104477612">
                <text:p>14.63091044776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80000">
                <text:p>680000</text:p>
              </table:table-cell>
              <table:table-cell office:value-type="float" office:value="17.3647161764706">
                <text:p>17.3647161764706</text:p>
              </table:table-cell>
              <table:table-cell office:value-type="float" office:value="7.63168529411765">
                <text:p>7.63168529411765</text:p>
              </table:table-cell>
              <table:table-cell office:value-type="float" office:value="15.0843882352941">
                <text:p>15.08438823529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90000">
                <text:p>690000</text:p>
              </table:table-cell>
              <table:table-cell office:value-type="float" office:value="18.059752173913">
                <text:p>18.059752173913</text:p>
              </table:table-cell>
              <table:table-cell office:value-type="float" office:value="8.07270289855073">
                <text:p>8.07270289855073</text:p>
              </table:table-cell>
              <table:table-cell office:value-type="float" office:value="15.7055420289855">
                <text:p>15.70554202898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00000">
                <text:p>700000</text:p>
              </table:table-cell>
              <table:table-cell office:value-type="float" office:value="18.5191128571429">
                <text:p>18.5191128571429</text:p>
              </table:table-cell>
              <table:table-cell office:value-type="float" office:value="8.38395571428571">
                <text:p>8.38395571428571</text:p>
              </table:table-cell>
              <table:table-cell office:value-type="float" office:value="16.18315">
                <text:p>16.183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10000">
                <text:p>710000</text:p>
              </table:table-cell>
              <table:table-cell office:value-type="float" office:value="19.2329408450704">
                <text:p>19.2329408450704</text:p>
              </table:table-cell>
              <table:table-cell office:value-type="float" office:value="8.85692676056338">
                <text:p>8.85692676056338</text:p>
              </table:table-cell>
              <table:table-cell office:value-type="float" office:value="16.7012661971831">
                <text:p>16.70126619718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20000">
                <text:p>720000</text:p>
              </table:table-cell>
              <table:table-cell office:value-type="float" office:value="19.6907986111111">
                <text:p>19.6907986111111</text:p>
              </table:table-cell>
              <table:table-cell office:value-type="float" office:value="9.16928055555556">
                <text:p>9.16928055555556</text:p>
              </table:table-cell>
              <table:table-cell office:value-type="float" office:value="17.1790555555556">
                <text:p>17.17905555555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0000">
                <text:p>730000</text:p>
              </table:table-cell>
              <table:table-cell office:value-type="float" office:value="20.1528397260274">
                <text:p>20.1528397260274</text:p>
              </table:table-cell>
              <table:table-cell office:value-type="float" office:value="9.48216301369863">
                <text:p>9.48216301369863</text:p>
              </table:table-cell>
              <table:table-cell office:value-type="float" office:value="17.6536410958904">
                <text:p>17.65364109589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0000">
                <text:p>740000</text:p>
              </table:table-cell>
              <table:table-cell office:value-type="float" office:value="20.6193608108108">
                <text:p>20.6193608108108</text:p>
              </table:table-cell>
              <table:table-cell office:value-type="float" office:value="9.80173243243243">
                <text:p>9.80173243243243</text:p>
              </table:table-cell>
              <table:table-cell office:value-type="float" office:value="18.1363621621622">
                <text:p>18.13636216216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0000">
                <text:p>750000</text:p>
              </table:table-cell>
              <table:table-cell office:value-type="float" office:value="21.086516">
                <text:p>21.086516</text:p>
              </table:table-cell>
              <table:table-cell office:value-type="float" office:value="10.1318613333333">
                <text:p>10.1318613333333</text:p>
              </table:table-cell>
              <table:table-cell office:value-type="float" office:value="18.6302626666667">
                <text:p>18.63026266666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60000">
                <text:p>760000</text:p>
              </table:table-cell>
              <table:table-cell office:value-type="float" office:value="21.5558157894737">
                <text:p>21.5558157894737</text:p>
              </table:table-cell>
              <table:table-cell office:value-type="float" office:value="10.4693934210526">
                <text:p>10.4693934210526</text:p>
              </table:table-cell>
              <table:table-cell office:value-type="float" office:value="19.1273157894737">
                <text:p>19.12731578947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70000">
                <text:p>770000</text:p>
              </table:table-cell>
              <table:table-cell office:value-type="float" office:value="22.0272350649351">
                <text:p>22.0272350649351</text:p>
              </table:table-cell>
              <table:table-cell office:value-type="float" office:value="10.822725974026">
                <text:p>10.822725974026</text:p>
              </table:table-cell>
              <table:table-cell office:value-type="float" office:value="19.632761038961">
                <text:p>19.6327610389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80000">
                <text:p>780000</text:p>
              </table:table-cell>
              <table:table-cell office:value-type="float" office:value="22.5807474358974">
                <text:p>22.5807474358974</text:p>
              </table:table-cell>
              <table:table-cell office:value-type="float" office:value="11.2112205128205">
                <text:p>11.2112205128205</text:p>
              </table:table-cell>
              <table:table-cell office:value-type="float" office:value="20.1668782051282">
                <text:p>20.16687820512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90000">
                <text:p>790000</text:p>
              </table:table-cell>
              <table:table-cell office:value-type="float" office:value="23.2845658227848">
                <text:p>23.2845658227848</text:p>
              </table:table-cell>
              <table:table-cell office:value-type="float" office:value="11.6114784810127">
                <text:p>11.6114784810127</text:p>
              </table:table-cell>
              <table:table-cell office:value-type="float" office:value="20.7183101265823">
                <text:p>20.71831012658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00000">
                <text:p>800000</text:p>
              </table:table-cell>
              <table:table-cell office:value-type="float" office:value="23.8942575">
                <text:p>23.8942575</text:p>
              </table:table-cell>
              <table:table-cell office:value-type="float" office:value="12.173955">
                <text:p>12.173955</text:p>
              </table:table-cell>
              <table:table-cell office:value-type="float" office:value="21.4246875">
                <text:p>21.42468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10000">
                <text:p>810000</text:p>
              </table:table-cell>
              <table:table-cell office:value-type="float" office:value="24.3927296296296">
                <text:p>24.3927296296296</text:p>
              </table:table-cell>
              <table:table-cell office:value-type="float" office:value="12.5487074074074">
                <text:p>12.5487074074074</text:p>
              </table:table-cell>
              <table:table-cell office:value-type="float" office:value="22.1397098765432">
                <text:p>22.139709876543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0000">
                <text:p>820000</text:p>
              </table:table-cell>
              <table:table-cell office:value-type="float" office:value="24.9638402439024">
                <text:p>24.9638402439024</text:p>
              </table:table-cell>
              <table:table-cell office:value-type="float" office:value="12.9228292682927">
                <text:p>12.9228292682927</text:p>
              </table:table-cell>
              <table:table-cell office:value-type="float" office:value="22.6684548780488">
                <text:p>22.66845487804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30000">
                <text:p>830000</text:p>
              </table:table-cell>
              <table:table-cell office:value-type="float" office:value="25.452643373494">
                <text:p>25.452643373494</text:p>
              </table:table-cell>
              <table:table-cell office:value-type="float" office:value="13.281013253012">
                <text:p>13.281013253012</text:p>
              </table:table-cell>
              <table:table-cell office:value-type="float" office:value="23.1792156626506">
                <text:p>23.17921566265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0000">
                <text:p>840000</text:p>
              </table:table-cell>
              <table:table-cell office:value-type="float" office:value="26.5166392857143">
                <text:p>26.5166392857143</text:p>
              </table:table-cell>
              <table:table-cell office:value-type="float" office:value="14.0852273809524">
                <text:p>14.0852273809524</text:p>
              </table:table-cell>
              <table:table-cell office:value-type="float" office:value="23.8620154761905">
                <text:p>23.86201547619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50000">
                <text:p>850000</text:p>
              </table:table-cell>
              <table:table-cell office:value-type="float" office:value="27.1996823529412">
                <text:p>27.1996823529412</text:p>
              </table:table-cell>
              <table:table-cell office:value-type="float" office:value="14.7921705882353">
                <text:p>14.7921705882353</text:p>
              </table:table-cell>
              <table:table-cell office:value-type="float" office:value="24.7740576470588">
                <text:p>24.77405764705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60000">
                <text:p>860000</text:p>
              </table:table-cell>
              <table:table-cell office:value-type="float" office:value="27.7538023255814">
                <text:p>27.7538023255814</text:p>
              </table:table-cell>
              <table:table-cell office:value-type="float" office:value="15.1627872093023">
                <text:p>15.1627872093023</text:p>
              </table:table-cell>
              <table:table-cell office:value-type="float" office:value="25.312173255814">
                <text:p>25.3121732558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70000">
                <text:p>870000</text:p>
              </table:table-cell>
              <table:table-cell office:value-type="float" office:value="28.2752137931034">
                <text:p>28.2752137931034</text:p>
              </table:table-cell>
              <table:table-cell office:value-type="float" office:value="15.579683908046">
                <text:p>15.579683908046</text:p>
              </table:table-cell>
              <table:table-cell office:value-type="float" office:value="25.9053827586207">
                <text:p>25.90538275862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80000">
                <text:p>880000</text:p>
              </table:table-cell>
              <table:table-cell office:value-type="float" office:value="28.8972102272727">
                <text:p>28.8972102272727</text:p>
              </table:table-cell>
              <table:table-cell office:value-type="float" office:value="16.0038931818182">
                <text:p>16.0038931818182</text:p>
              </table:table-cell>
              <table:table-cell office:value-type="float" office:value="26.4966931818182">
                <text:p>26.4966931818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0000">
                <text:p>890000</text:p>
              </table:table-cell>
              <table:table-cell office:value-type="float" office:value="29.5729988764045">
                <text:p>29.5729988764045</text:p>
              </table:table-cell>
              <table:table-cell office:value-type="float" office:value="16.4678775280899">
                <text:p>16.4678775280899</text:p>
              </table:table-cell>
              <table:table-cell office:value-type="float" office:value="27.1273033707865">
                <text:p>27.127303370786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00">
                <text:p>900000</text:p>
              </table:table-cell>
              <table:table-cell office:value-type="float" office:value="30.2095655555556">
                <text:p>30.2095655555556</text:p>
              </table:table-cell>
              <table:table-cell office:value-type="float" office:value="16.9576755555556">
                <text:p>16.9576755555556</text:p>
              </table:table-cell>
              <table:table-cell office:value-type="float" office:value="27.7539611111111">
                <text:p>27.75396111111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10000">
                <text:p>910000</text:p>
              </table:table-cell>
              <table:table-cell office:value-type="float" office:value="30.8159472527473">
                <text:p>30.8159472527473</text:p>
              </table:table-cell>
              <table:table-cell office:value-type="float" office:value="17.3710120879121">
                <text:p>17.3710120879121</text:p>
              </table:table-cell>
              <table:table-cell office:value-type="float" office:value="28.3204065934066">
                <text:p>28.32040659340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20000">
                <text:p>920000</text:p>
              </table:table-cell>
              <table:table-cell office:value-type="float" office:value="31.3085641304348">
                <text:p>31.3085641304348</text:p>
              </table:table-cell>
              <table:table-cell office:value-type="float" office:value="17.7724369565217">
                <text:p>17.7724369565217</text:p>
              </table:table-cell>
              <table:table-cell office:value-type="float" office:value="28.8492304347826">
                <text:p>28.84923043478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30000">
                <text:p>930000</text:p>
              </table:table-cell>
              <table:table-cell office:value-type="float" office:value="31.8551408602151">
                <text:p>31.8551408602151</text:p>
              </table:table-cell>
              <table:table-cell office:value-type="float" office:value="18.1997569892473">
                <text:p>18.1997569892473</text:p>
              </table:table-cell>
              <table:table-cell office:value-type="float" office:value="29.433688172043">
                <text:p>29.4336881720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0000">
                <text:p>940000</text:p>
              </table:table-cell>
              <table:table-cell office:value-type="float" office:value="32.4028074468085">
                <text:p>32.4028074468085</text:p>
              </table:table-cell>
              <table:table-cell office:value-type="float" office:value="18.6265382978723">
                <text:p>18.6265382978723</text:p>
              </table:table-cell>
              <table:table-cell office:value-type="float" office:value="30.0090468085106">
                <text:p>30.00904680851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0000">
                <text:p>950000</text:p>
              </table:table-cell>
              <table:table-cell office:value-type="float" office:value="32.9258431578947">
                <text:p>32.9258431578947</text:p>
              </table:table-cell>
              <table:table-cell office:value-type="float" office:value="19.0559894736842">
                <text:p>19.0559894736842</text:p>
              </table:table-cell>
              <table:table-cell office:value-type="float" office:value="30.5700831578947">
                <text:p>30.57008315789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60000">
                <text:p>960000</text:p>
              </table:table-cell>
              <table:table-cell office:value-type="float" office:value="33.55235">
                <text:p>33.55235</text:p>
              </table:table-cell>
              <table:table-cell office:value-type="float" office:value="19.5236333333333">
                <text:p>19.5236333333333</text:p>
              </table:table-cell>
              <table:table-cell office:value-type="float" office:value="31.1675802083333">
                <text:p>31.167580208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70000">
                <text:p>970000</text:p>
              </table:table-cell>
              <table:table-cell office:value-type="float" office:value="34.1899845360825">
                <text:p>34.1899845360825</text:p>
              </table:table-cell>
              <table:table-cell office:value-type="float" office:value="20.0160865979381">
                <text:p>20.0160865979381</text:p>
              </table:table-cell>
              <table:table-cell office:value-type="float" office:value="31.8446360824742">
                <text:p>31.84463608247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0000">
                <text:p>980000</text:p>
              </table:table-cell>
              <table:table-cell office:value-type="float" office:value="34.7078530612245">
                <text:p>34.7078530612245</text:p>
              </table:table-cell>
              <table:table-cell office:value-type="float" office:value="20.4527989795918">
                <text:p>20.4527989795918</text:p>
              </table:table-cell>
              <table:table-cell office:value-type="float" office:value="32.5904214285714">
                <text:p>32.59042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0000">
                <text:p>990000</text:p>
              </table:table-cell>
              <table:table-cell office:value-type="float" office:value="35.2350323232323">
                <text:p>35.2350323232323</text:p>
              </table:table-cell>
              <table:table-cell office:value-type="float" office:value="20.862302020202">
                <text:p>20.862302020202</text:p>
              </table:table-cell>
              <table:table-cell office:value-type="float" office:value="33.1322949494949">
                <text:p>33.1322949494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